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mm" svg:height="4.7mm" svg:x="56.33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60.08mm" svg:height="90.05mm" svg:x="307.78mm" svg:y="2.39mm">
            <draw:object draw:notify-on-update-of-ranges="Hoja1.C1:Hoja1.C1 Hoja1.C2:Hoja1.C33 Hoja1.D1:Hoja1.D1 Hoja1.D2:Hoja1.D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.21mm" svg:height="4.7mm" svg:x="124.75mm" svg:y="4.51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60.01mm" svg:height="90.05mm" svg:x="311.49mm" svg:y="99.34mm">
            <draw:object draw:notify-on-update-of-ranges="Hoja1.E1:Hoja1.E1 Hoja1.E2:Hoja1.E33 Hoja1.F1:Hoja1.F1 Hoja1.F2:Hoja1.F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[n]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s(2*pi*k*n/N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n(2*pi*k*n/N)</text:p>
          </table:table-cell>
          <table:table-cell table:number-columns-repeated="4"/>
          <table:table-cell office:value-type="string" calcext:value-type="string">
            <text:p>Frecuenci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2*PI()*62.5*[.A2]*(1/[.K2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$B$2]*[$coseno.B2];[.$B$3]*[$coseno.B3];[.$B$4]*[$coseno.B4];[.$B$5]*[$coseno.B5];[.$B$6]*[$coseno.B6];[.$B$7]*[$coseno.B7];[.$B$8]*[$coseno.B8];[.$B$9]*[$coseno.B9];[.$B$10]*[$coseno.B10];[.$B$11]*[$coseno.B11];[.$B$12]*[$coseno.B12];[.$B$13]*[$coseno.B13];[.$B$14]*[$coseno.B14];[.$B$15]*[$coseno.B15];[.$B$16]*[$coseno.B16];[.$B$17]*[$coseno.B17];[.$B$18]*[$coseno.B18];[.$B$19]*[$coseno.B19];[.$B$20]*[$coseno.B20];[.$B$21]*[$coseno.B21];[.$B$22]*[$coseno.B22];[.$B$23]*[$coseno.B23];[.$B$24]*[$coseno.B24];[.$B$25]*[$coseno.B25];[.$B$26]*[$coseno.B26];[.$B$27]*[$coseno.B27];[.$B$28]*[$coseno.B28];[.$B$29]*[$coseno.B29];[.$B$30]*[$coseno.B30];[.$B$31]*[$coseno.B31];[.$B$32]*[$coseno.B32];[.$B$33]*[$coseno.B33])" office:value-type="float" office:value="-4.55191440096314E-015" calcext:value-type="float">
            <text:p>-4.55191440096314E-15</text:p>
          </table:table-cell>
          <table:table-cell office:value-type="float" office:value="0" calcext:value-type="float">
            <text:p>0</text:p>
          </table:table-cell>
          <table:table-cell table:formula="of:=SUM([.$B$2]*[$seno.B2];[.$B$3]*[$seno.B3];[.$B$4]*[$seno.B4];[.$B$5]*[$seno.B5];[.$B$6]*[$seno.B6];[.$B$7]*[$seno.B7];[.$B$8]*[$seno.B8];[.$B$9]*[$seno.B9];[.$B$10]*[$seno.B10];[.$B$11]*[$seno.B11];[.$B$12]*[$seno.B12];[.$B$13]*[$seno.B13];[.$B$14]*[$seno.B14];[.$B$15]*[$seno.B15];[.$B$16]*[$seno.B16];[.$B$17]*[$seno.B17];[.$B$18]*[$seno.B18];[.$B$19]*[$seno.B19];[.$B$20]*[$seno.B20];[.$B$21]*[$seno.B21];[.$B$22]*[$seno.B22];[.$B$23]*[$seno.B23];[.$B$24]*[$seno.B24];[.$B$25]*[$seno.B25];[.$B$26]*[$seno.B26];[.$B$27]*[$seno.B27];[.$B$28]*[$seno.B28];[.$B$29]*[$seno.B29];[.$B$30]*[$seno.B30];[.$B$31]*[$seno.B31];[.$B$32]*[$seno.B32];[.$B$33]*[$seno.B33])" office:value-type="float" office:value="0" calcext:value-type="float">
            <text:p>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2*PI()*62.5*[.A3]*(1/[.K3]))" office:value-type="float" office:value="0.98078528040323" calcext:value-type="float">
            <text:p>0.98078528040323</text:p>
          </table:table-cell>
          <table:table-cell office:value-type="float" office:value="1" calcext:value-type="float">
            <text:p>1</text:p>
          </table:table-cell>
          <table:table-cell table:formula="of:=SUM([.$B$2]*[$coseno.C2];[.$B$3]*[$coseno.C3];[.$B$4]*[$coseno.C4];[.$B$5]*[$coseno.C5];[.$B$6]*[$coseno.C6];[.$B$7]*[$coseno.C7];[.$B$8]*[$coseno.C8];[.$B$9]*[$coseno.C9];[.$B$10]*[$coseno.C10];[.$B$11]*[$coseno.C11];[.$B$12]*[$coseno.C12];[.$B$13]*[$coseno.C13];[.$B$14]*[$coseno.C14];[.$B$15]*[$coseno.C15];[.$B$16]*[$coseno.C16];[.$B$17]*[$coseno.C17];[.$B$18]*[$coseno.C18];[.$B$19]*[$coseno.C19];[.$B$20]*[$coseno.C20];[.$B$21]*[$coseno.C21];[.$B$22]*[$coseno.C22];[.$B$23]*[$coseno.C23];[.$B$24]*[$coseno.C24];[.$B$25]*[$coseno.C25];[.$B$26]*[$coseno.C26];[.$B$27]*[$coseno.C27];[.$B$28]*[$coseno.C28];[.$B$29]*[$coseno.C29];[.$B$30]*[$coseno.C30];[.$B$31]*[$coseno.C31];[.$B$32]*[$coseno.C32];[.$B$33]*[$coseno.C33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$B$2]*[$seno.C2];[.$B$3]*[$seno.C3];[.$B$4]*[$seno.C4];[.$B$5]*[$seno.C5];[.$B$6]*[$seno.C6];[.$B$7]*[$seno.C7];[.$B$8]*[$seno.C8];[.$B$9]*[$seno.C9];[.$B$10]*[$seno.C10];[.$B$11]*[$seno.C11];[.$B$12]*[$seno.C12];[.$B$13]*[$seno.C13];[.$B$14]*[$seno.C14];[.$B$15]*[$seno.C15];[.$B$16]*[$seno.C16];[.$B$17]*[$seno.C17];[.$B$18]*[$seno.C18];[.$B$19]*[$seno.C19];[.$B$20]*[$seno.C20];[.$B$21]*[$seno.C21];[.$B$22]*[$seno.C22];[.$B$23]*[$seno.C23];[.$B$24]*[$seno.C24];[.$B$25]*[$seno.C25];[.$B$26]*[$seno.C26];[.$B$27]*[$seno.C27];[.$B$28]*[$seno.C28];[.$B$29]*[$seno.C29];[.$B$30]*[$seno.C30];[.$B$31]*[$seno.C31];[.$B$32]*[$seno.C32];[.$B$33]*[$seno.C33])" office:value-type="float" office:value="1.88737914186277E-015" calcext:value-type="float">
            <text:p>1.88737914186277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2*PI()*62.5*[.A4]*(1/[.K4]))" office:value-type="float" office:value="0.923879532511287" calcext:value-type="float">
            <text:p>0.923879532511287</text:p>
          </table:table-cell>
          <table:table-cell office:value-type="float" office:value="2" calcext:value-type="float">
            <text:p>2</text:p>
          </table:table-cell>
          <table:table-cell table:formula="of:=SUM([.$B$2]*[$coseno.D2];[.$B$3]*[$coseno.D3];[.$B$4]*[$coseno.D4];[.$B$5]*[$coseno.D5];[.$B$6]*[$coseno.D6];[.$B$7]*[$coseno.D7];[.$B$8]*[$coseno.D8];[.$B$9]*[$coseno.D9];[.$B$10]*[$coseno.D10];[.$B$11]*[$coseno.D11];[.$B$12]*[$coseno.D12];[.$B$13]*[$coseno.D13];[.$B$14]*[$coseno.D14];[.$B$15]*[$coseno.D15];[.$B$16]*[$coseno.D16];[.$B$17]*[$coseno.D17];[.$B$18]*[$coseno.D18];[.$B$19]*[$coseno.D19];[.$B$20]*[$coseno.D20];[.$B$21]*[$coseno.D21];[.$B$22]*[$coseno.D22];[.$B$23]*[$coseno.D23];[.$B$24]*[$coseno.D24];[.$B$25]*[$coseno.D25];[.$B$26]*[$coseno.D26];[.$B$27]*[$coseno.D27];[.$B$28]*[$coseno.D28];[.$B$29]*[$coseno.D29];[.$B$30]*[$coseno.D30];[.$B$31]*[$coseno.D31];[.$B$32]*[$coseno.D32];[.$B$33]*[$coseno.D3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$B$2]*[$seno.D2];[.$B$3]*[$seno.D3];[.$B$4]*[$seno.D4];[.$B$5]*[$seno.D5];[.$B$6]*[$seno.D6];[.$B$7]*[$seno.D7];[.$B$8]*[$seno.D8];[.$B$9]*[$seno.D9];[.$B$10]*[$seno.D10];[.$B$11]*[$seno.D11];[.$B$12]*[$seno.D12];[.$B$13]*[$seno.D13];[.$B$14]*[$seno.D14];[.$B$15]*[$seno.D15];[.$B$16]*[$seno.D16];[.$B$17]*[$seno.D17];[.$B$18]*[$seno.D18];[.$B$19]*[$seno.D19];[.$B$20]*[$seno.D20];[.$B$21]*[$seno.D21];[.$B$22]*[$seno.D22];[.$B$23]*[$seno.D23];[.$B$24]*[$seno.D24];[.$B$25]*[$seno.D25];[.$B$26]*[$seno.D26];[.$B$27]*[$seno.D27];[.$B$28]*[$seno.D28];[.$B$29]*[$seno.D29];[.$B$30]*[$seno.D30];[.$B$31]*[$seno.D31];[.$B$32]*[$seno.D32];[.$B$33]*[$seno.D33])" office:value-type="float" office:value="0" calcext:value-type="float">
            <text:p>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2*PI()*62.5*[.A5]*(1/[.K5]))" office:value-type="float" office:value="0.831469612302545" calcext:value-type="float">
            <text:p>0.831469612302545</text:p>
          </table:table-cell>
          <table:table-cell office:value-type="float" office:value="3" calcext:value-type="float">
            <text:p>3</text:p>
          </table:table-cell>
          <table:table-cell table:formula="of:=SUM([.$B$2]*[$coseno.E2];[.$B$3]*[$coseno.E3];[.$B$4]*[$coseno.E4];[.$B$5]*[$coseno.E5];[.$B$6]*[$coseno.E6];[.$B$7]*[$coseno.E7];[.$B$8]*[$coseno.E8];[.$B$9]*[$coseno.E9];[.$B$10]*[$coseno.E10];[.$B$11]*[$coseno.E11];[.$B$12]*[$coseno.E12];[.$B$13]*[$coseno.E13];[.$B$14]*[$coseno.E14];[.$B$15]*[$coseno.E15];[.$B$16]*[$coseno.E16];[.$B$17]*[$coseno.E17];[.$B$18]*[$coseno.E18];[.$B$19]*[$coseno.E19];[.$B$20]*[$coseno.E20];[.$B$21]*[$coseno.E21];[.$B$22]*[$coseno.E22];[.$B$23]*[$coseno.E23];[.$B$24]*[$coseno.E24];[.$B$25]*[$coseno.E25];[.$B$26]*[$coseno.E26];[.$B$27]*[$coseno.E27];[.$B$28]*[$coseno.E28];[.$B$29]*[$coseno.E29];[.$B$30]*[$coseno.E30];[.$B$31]*[$coseno.E31];[.$B$32]*[$coseno.E32];[.$B$33]*[$coseno.E33])" office:value-type="float" office:value="-3.77475828372553E-015" calcext:value-type="float">
            <text:p>-3.77475828372553E-15</text:p>
          </table:table-cell>
          <table:table-cell office:value-type="float" office:value="3" calcext:value-type="float">
            <text:p>3</text:p>
          </table:table-cell>
          <table:table-cell table:formula="of:=SUM([.$B$2]*[$seno.E2];[.$B$3]*[$seno.E3];[.$B$4]*[$seno.E4];[.$B$5]*[$seno.E5];[.$B$6]*[$seno.E6];[.$B$7]*[$seno.E7];[.$B$8]*[$seno.E8];[.$B$9]*[$seno.E9];[.$B$10]*[$seno.E10];[.$B$11]*[$seno.E11];[.$B$12]*[$seno.E12];[.$B$13]*[$seno.E13];[.$B$14]*[$seno.E14];[.$B$15]*[$seno.E15];[.$B$16]*[$seno.E16];[.$B$17]*[$seno.E17];[.$B$18]*[$seno.E18];[.$B$19]*[$seno.E19];[.$B$20]*[$seno.E20];[.$B$21]*[$seno.E21];[.$B$22]*[$seno.E22];[.$B$23]*[$seno.E23];[.$B$24]*[$seno.E24];[.$B$25]*[$seno.E25];[.$B$26]*[$seno.E26];[.$B$27]*[$seno.E27];[.$B$28]*[$seno.E28];[.$B$29]*[$seno.E29];[.$B$30]*[$seno.E30];[.$B$31]*[$seno.E31];[.$B$32]*[$seno.E32];[.$B$33]*[$seno.E33])" office:value-type="float" office:value="0" calcext:value-type="float">
            <text:p>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2*PI()*62.5*[.A6]*(1/[.K6]))" office:value-type="float" office:value="0.707106781186548" calcext:value-type="float">
            <text:p>0.707106781186548</text:p>
          </table:table-cell>
          <table:table-cell office:value-type="float" office:value="4" calcext:value-type="float">
            <text:p>4</text:p>
          </table:table-cell>
          <table:table-cell table:formula="of:=SUM([.$B$2]*[$coseno.F2];[.$B$3]*[$coseno.F3];[.$B$4]*[$coseno.F4];[.$B$5]*[$coseno.F5];[.$B$6]*[$coseno.F6];[.$B$7]*[$coseno.F7];[.$B$8]*[$coseno.F8];[.$B$9]*[$coseno.F9];[.$B$10]*[$coseno.F10];[.$B$11]*[$coseno.F11];[.$B$12]*[$coseno.F12];[.$B$13]*[$coseno.F13];[.$B$14]*[$coseno.F14];[.$B$15]*[$coseno.F15];[.$B$16]*[$coseno.F16];[.$B$17]*[$coseno.F17];[.$B$18]*[$coseno.F18];[.$B$19]*[$coseno.F19];[.$B$20]*[$coseno.F20];[.$B$21]*[$coseno.F21];[.$B$22]*[$coseno.F22];[.$B$23]*[$coseno.F23];[.$B$24]*[$coseno.F24];[.$B$25]*[$coseno.F25];[.$B$26]*[$coseno.F26];[.$B$27]*[$coseno.F27];[.$B$28]*[$coseno.F28];[.$B$29]*[$coseno.F29];[.$B$30]*[$coseno.F30];[.$B$31]*[$coseno.F31];[.$B$32]*[$coseno.F32];[.$B$33]*[$coseno.F33])" office:value-type="float" office:value="-3.10862446895044E-015" calcext:value-type="float">
            <text:p>-3.10862446895044E-15</text:p>
          </table:table-cell>
          <table:table-cell office:value-type="float" office:value="4" calcext:value-type="float">
            <text:p>4</text:p>
          </table:table-cell>
          <table:table-cell table:formula="of:=SUM([.$B$2]*[$seno.F2];[.$B$3]*[$seno.F3];[.$B$4]*[$seno.F4];[.$B$5]*[$seno.F5];[.$B$6]*[$seno.F6];[.$B$7]*[$seno.F7];[.$B$8]*[$seno.F8];[.$B$9]*[$seno.F9];[.$B$10]*[$seno.F10];[.$B$11]*[$seno.F11];[.$B$12]*[$seno.F12];[.$B$13]*[$seno.F13];[.$B$14]*[$seno.F14];[.$B$15]*[$seno.F15];[.$B$16]*[$seno.F16];[.$B$17]*[$seno.F17];[.$B$18]*[$seno.F18];[.$B$19]*[$seno.F19];[.$B$20]*[$seno.F20];[.$B$21]*[$seno.F21];[.$B$22]*[$seno.F22];[.$B$23]*[$seno.F23];[.$B$24]*[$seno.F24];[.$B$25]*[$seno.F25];[.$B$26]*[$seno.F26];[.$B$27]*[$seno.F27];[.$B$28]*[$seno.F28];[.$B$29]*[$seno.F29];[.$B$30]*[$seno.F30];[.$B$31]*[$seno.F31];[.$B$32]*[$seno.F32];[.$B$33]*[$seno.F33])" office:value-type="float" office:value="0" calcext:value-type="float">
            <text:p>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2*PI()*62.5*[.A7]*(1/[.K7]))" office:value-type="float" office:value="0.555570233019602" calcext:value-type="float">
            <text:p>0.555570233019602</text:p>
          </table:table-cell>
          <table:table-cell office:value-type="float" office:value="5" calcext:value-type="float">
            <text:p>5</text:p>
          </table:table-cell>
          <table:table-cell table:formula="of:=SUM([.$B$2]*[$coseno.G2];[.$B$3]*[$coseno.G3];[.$B$4]*[$coseno.G4];[.$B$5]*[$coseno.G5];[.$B$6]*[$coseno.G6];[.$B$7]*[$coseno.G7];[.$B$8]*[$coseno.G8];[.$B$9]*[$coseno.G9];[.$B$10]*[$coseno.G10];[.$B$11]*[$coseno.G11];[.$B$12]*[$coseno.G12];[.$B$13]*[$coseno.G13];[.$B$14]*[$coseno.G14];[.$B$15]*[$coseno.G15];[.$B$16]*[$coseno.G16];[.$B$17]*[$coseno.G17];[.$B$18]*[$coseno.G18];[.$B$19]*[$coseno.G19];[.$B$20]*[$coseno.G20];[.$B$21]*[$coseno.G21];[.$B$22]*[$coseno.G22];[.$B$23]*[$coseno.G23];[.$B$24]*[$coseno.G24];[.$B$25]*[$coseno.G25];[.$B$26]*[$coseno.G26];[.$B$27]*[$coseno.G27];[.$B$28]*[$coseno.G28];[.$B$29]*[$coseno.G29];[.$B$30]*[$coseno.G30];[.$B$31]*[$coseno.G31];[.$B$32]*[$coseno.G32];[.$B$33]*[$coseno.G3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$B$2]*[$seno.G2];[.$B$3]*[$seno.G3];[.$B$4]*[$seno.G4];[.$B$5]*[$seno.G5];[.$B$6]*[$seno.G6];[.$B$7]*[$seno.G7];[.$B$8]*[$seno.G8];[.$B$9]*[$seno.G9];[.$B$10]*[$seno.G10];[.$B$11]*[$seno.G11];[.$B$12]*[$seno.G12];[.$B$13]*[$seno.G13];[.$B$14]*[$seno.G14];[.$B$15]*[$seno.G15];[.$B$16]*[$seno.G16];[.$B$17]*[$seno.G17];[.$B$18]*[$seno.G18];[.$B$19]*[$seno.G19];[.$B$20]*[$seno.G20];[.$B$21]*[$seno.G21];[.$B$22]*[$seno.G22];[.$B$23]*[$seno.G23];[.$B$24]*[$seno.G24];[.$B$25]*[$seno.G25];[.$B$26]*[$seno.G26];[.$B$27]*[$seno.G27];[.$B$28]*[$seno.G28];[.$B$29]*[$seno.G29];[.$B$30]*[$seno.G30];[.$B$31]*[$seno.G31];[.$B$32]*[$seno.G32];[.$B$33]*[$seno.G33])" office:value-type="float" office:value="-3.10862446895044E-015" calcext:value-type="float">
            <text:p>-3.10862446895044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2*PI()*62.5*[.A8]*(1/[.K8]))" office:value-type="float" office:value="0.38268343236509" calcext:value-type="float">
            <text:p>0.38268343236509</text:p>
          </table:table-cell>
          <table:table-cell office:value-type="float" office:value="6" calcext:value-type="float">
            <text:p>6</text:p>
          </table:table-cell>
          <table:table-cell table:formula="of:=SUM([.$B$2]*[$coseno.H2];[.$B$3]*[$coseno.H3];[.$B$4]*[$coseno.H4];[.$B$5]*[$coseno.H5];[.$B$6]*[$coseno.H6];[.$B$7]*[$coseno.H7];[.$B$8]*[$coseno.H8];[.$B$9]*[$coseno.H9];[.$B$10]*[$coseno.H10];[.$B$11]*[$coseno.H11];[.$B$12]*[$coseno.H12];[.$B$13]*[$coseno.H13];[.$B$14]*[$coseno.H14];[.$B$15]*[$coseno.H15];[.$B$16]*[$coseno.H16];[.$B$17]*[$coseno.H17];[.$B$18]*[$coseno.H18];[.$B$19]*[$coseno.H19];[.$B$20]*[$coseno.H20];[.$B$21]*[$coseno.H21];[.$B$22]*[$coseno.H22];[.$B$23]*[$coseno.H23];[.$B$24]*[$coseno.H24];[.$B$25]*[$coseno.H25];[.$B$26]*[$coseno.H26];[.$B$27]*[$coseno.H27];[.$B$28]*[$coseno.H28];[.$B$29]*[$coseno.H29];[.$B$30]*[$coseno.H30];[.$B$31]*[$coseno.H31];[.$B$32]*[$coseno.H32];[.$B$33]*[$coseno.H33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$B$2]*[$seno.H2];[.$B$3]*[$seno.H3];[.$B$4]*[$seno.H4];[.$B$5]*[$seno.H5];[.$B$6]*[$seno.H6];[.$B$7]*[$seno.H7];[.$B$8]*[$seno.H8];[.$B$9]*[$seno.H9];[.$B$10]*[$seno.H10];[.$B$11]*[$seno.H11];[.$B$12]*[$seno.H12];[.$B$13]*[$seno.H13];[.$B$14]*[$seno.H14];[.$B$15]*[$seno.H15];[.$B$16]*[$seno.H16];[.$B$17]*[$seno.H17];[.$B$18]*[$seno.H18];[.$B$19]*[$seno.H19];[.$B$20]*[$seno.H20];[.$B$21]*[$seno.H21];[.$B$22]*[$seno.H22];[.$B$23]*[$seno.H23];[.$B$24]*[$seno.H24];[.$B$25]*[$seno.H25];[.$B$26]*[$seno.H26];[.$B$27]*[$seno.H27];[.$B$28]*[$seno.H28];[.$B$29]*[$seno.H29];[.$B$30]*[$seno.H30];[.$B$31]*[$seno.H31];[.$B$32]*[$seno.H32];[.$B$33]*[$seno.H33])" office:value-type="float" office:value="6.55031584528842E-015" calcext:value-type="float">
            <text:p>6.55031584528842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2*PI()*62.5*[.A9]*(1/[.K9]))" office:value-type="float" office:value="0.195090322016128" calcext:value-type="float">
            <text:p>0.195090322016128</text:p>
          </table:table-cell>
          <table:table-cell office:value-type="float" office:value="7" calcext:value-type="float">
            <text:p>7</text:p>
          </table:table-cell>
          <table:table-cell table:formula="of:=SUM([.$B$2]*[$coseno.I2];[.$B$3]*[$coseno.I3];[.$B$4]*[$coseno.I4];[.$B$5]*[$coseno.I5];[.$B$6]*[$coseno.I6];[.$B$7]*[$coseno.I7];[.$B$8]*[$coseno.I8];[.$B$9]*[$coseno.I9];[.$B$10]*[$coseno.I10];[.$B$11]*[$coseno.I11];[.$B$12]*[$coseno.I12];[.$B$13]*[$coseno.I13];[.$B$14]*[$coseno.I14];[.$B$15]*[$coseno.I15];[.$B$16]*[$coseno.I16];[.$B$17]*[$coseno.I17];[.$B$18]*[$coseno.I18];[.$B$19]*[$coseno.I19];[.$B$20]*[$coseno.I20];[.$B$21]*[$coseno.I21];[.$B$22]*[$coseno.I22];[.$B$23]*[$coseno.I23];[.$B$24]*[$coseno.I24];[.$B$25]*[$coseno.I25];[.$B$26]*[$coseno.I26];[.$B$27]*[$coseno.I27];[.$B$28]*[$coseno.I28];[.$B$29]*[$coseno.I29];[.$B$30]*[$coseno.I30];[.$B$31]*[$coseno.I31];[.$B$32]*[$coseno.I32];[.$B$33]*[$coseno.I33])" office:value-type="float" office:value="-0.0000000000000132116539930394" calcext:value-type="float">
            <text:p>-1.32116539930394E-14</text:p>
          </table:table-cell>
          <table:table-cell office:value-type="float" office:value="7" calcext:value-type="float">
            <text:p>7</text:p>
          </table:table-cell>
          <table:table-cell table:formula="of:=SUM([.$B$2]*[$seno.I2];[.$B$3]*[$seno.I3];[.$B$4]*[$seno.I4];[.$B$5]*[$seno.I5];[.$B$6]*[$seno.I6];[.$B$7]*[$seno.I7];[.$B$8]*[$seno.I8];[.$B$9]*[$seno.I9];[.$B$10]*[$seno.I10];[.$B$11]*[$seno.I11];[.$B$12]*[$seno.I12];[.$B$13]*[$seno.I13];[.$B$14]*[$seno.I14];[.$B$15]*[$seno.I15];[.$B$16]*[$seno.I16];[.$B$17]*[$seno.I17];[.$B$18]*[$seno.I18];[.$B$19]*[$seno.I19];[.$B$20]*[$seno.I20];[.$B$21]*[$seno.I21];[.$B$22]*[$seno.I22];[.$B$23]*[$seno.I23];[.$B$24]*[$seno.I24];[.$B$25]*[$seno.I25];[.$B$26]*[$seno.I26];[.$B$27]*[$seno.I27];[.$B$28]*[$seno.I28];[.$B$29]*[$seno.I29];[.$B$30]*[$seno.I30];[.$B$31]*[$seno.I31];[.$B$32]*[$seno.I32];[.$B$33]*[$seno.I33])" office:value-type="float" office:value="0" calcext:value-type="float">
            <text:p>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2*PI()*62.5*[.A10]*(1/[.K10]))" office:value-type="float" office:value="6.12323399573677E-017" calcext:value-type="float">
            <text:p>6.12323399573677E-17</text:p>
          </table:table-cell>
          <table:table-cell office:value-type="float" office:value="8" calcext:value-type="float">
            <text:p>8</text:p>
          </table:table-cell>
          <table:table-cell table:formula="of:=SUM([.$B$2]*[$coseno.J2];[.$B$3]*[$coseno.J3];[.$B$4]*[$coseno.J4];[.$B$5]*[$coseno.J5];[.$B$6]*[$coseno.J6];[.$B$7]*[$coseno.J7];[.$B$8]*[$coseno.J8];[.$B$9]*[$coseno.J9];[.$B$10]*[$coseno.J10];[.$B$11]*[$coseno.J11];[.$B$12]*[$coseno.J12];[.$B$13]*[$coseno.J13];[.$B$14]*[$coseno.J14];[.$B$15]*[$coseno.J15];[.$B$16]*[$coseno.J16];[.$B$17]*[$coseno.J17];[.$B$18]*[$coseno.J18];[.$B$19]*[$coseno.J19];[.$B$20]*[$coseno.J20];[.$B$21]*[$coseno.J21];[.$B$22]*[$coseno.J22];[.$B$23]*[$coseno.J23];[.$B$24]*[$coseno.J24];[.$B$25]*[$coseno.J25];[.$B$26]*[$coseno.J26];[.$B$27]*[$coseno.J27];[.$B$28]*[$coseno.J28];[.$B$29]*[$coseno.J29];[.$B$30]*[$coseno.J30];[.$B$31]*[$coseno.J31];[.$B$32]*[$coseno.J32];[.$B$33]*[$coseno.J33])" office:value-type="float" office:value="3.83454051500136E-015" calcext:value-type="float">
            <text:p>3.83454051500136E-15</text:p>
          </table:table-cell>
          <table:table-cell office:value-type="float" office:value="8" calcext:value-type="float">
            <text:p>8</text:p>
          </table:table-cell>
          <table:table-cell table:formula="of:=SUM([.$B$2]*[$seno.J2];[.$B$3]*[$seno.J3];[.$B$4]*[$seno.J4];[.$B$5]*[$seno.J5];[.$B$6]*[$seno.J6];[.$B$7]*[$seno.J7];[.$B$8]*[$seno.J8];[.$B$9]*[$seno.J9];[.$B$10]*[$seno.J10];[.$B$11]*[$seno.J11];[.$B$12]*[$seno.J12];[.$B$13]*[$seno.J13];[.$B$14]*[$seno.J14];[.$B$15]*[$seno.J15];[.$B$16]*[$seno.J16];[.$B$17]*[$seno.J17];[.$B$18]*[$seno.J18];[.$B$19]*[$seno.J19];[.$B$20]*[$seno.J20];[.$B$21]*[$seno.J21];[.$B$22]*[$seno.J22];[.$B$23]*[$seno.J23];[.$B$24]*[$seno.J24];[.$B$25]*[$seno.J25];[.$B$26]*[$seno.J26];[.$B$27]*[$seno.J27];[.$B$28]*[$seno.J28];[.$B$29]*[$seno.J29];[.$B$30]*[$seno.J30];[.$B$31]*[$seno.J31];[.$B$32]*[$seno.J32];[.$B$33]*[$seno.J33])" office:value-type="float" office:value="0" calcext:value-type="float">
            <text:p>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2*PI()*62.5*[.A11]*(1/[.K11]))" office:value-type="float" office:value="-0.195090322016128" calcext:value-type="float">
            <text:p>-0.195090322016128</text:p>
          </table:table-cell>
          <table:table-cell office:value-type="float" office:value="9" calcext:value-type="float">
            <text:p>9</text:p>
          </table:table-cell>
          <table:table-cell table:formula="of:=SUM([.$B$2]*[$coseno.K2];[.$B$3]*[$coseno.K3];[.$B$4]*[$coseno.K4];[.$B$5]*[$coseno.K5];[.$B$6]*[$coseno.K6];[.$B$7]*[$coseno.K7];[.$B$8]*[$coseno.K8];[.$B$9]*[$coseno.K9];[.$B$10]*[$coseno.K10];[.$B$11]*[$coseno.K11];[.$B$12]*[$coseno.K12];[.$B$13]*[$coseno.K13];[.$B$14]*[$coseno.K14];[.$B$15]*[$coseno.K15];[.$B$16]*[$coseno.K16];[.$B$17]*[$coseno.K17];[.$B$18]*[$coseno.K18];[.$B$19]*[$coseno.K19];[.$B$20]*[$coseno.K20];[.$B$21]*[$coseno.K21];[.$B$22]*[$coseno.K22];[.$B$23]*[$coseno.K23];[.$B$24]*[$coseno.K24];[.$B$25]*[$coseno.K25];[.$B$26]*[$coseno.K26];[.$B$27]*[$coseno.K27];[.$B$28]*[$coseno.K28];[.$B$29]*[$coseno.K29];[.$B$30]*[$coseno.K30];[.$B$31]*[$coseno.K31];[.$B$32]*[$coseno.K32];[.$B$33]*[$coseno.K33])" office:value-type="float" office:value="-9.6034291630076E-015" calcext:value-type="float">
            <text:p>-9.6034291630076E-15</text:p>
          </table:table-cell>
          <table:table-cell office:value-type="float" office:value="9" calcext:value-type="float">
            <text:p>9</text:p>
          </table:table-cell>
          <table:table-cell table:formula="of:=SUM([.$B$2]*[$seno.K2];[.$B$3]*[$seno.K3];[.$B$4]*[$seno.K4];[.$B$5]*[$seno.K5];[.$B$6]*[$seno.K6];[.$B$7]*[$seno.K7];[.$B$8]*[$seno.K8];[.$B$9]*[$seno.K9];[.$B$10]*[$seno.K10];[.$B$11]*[$seno.K11];[.$B$12]*[$seno.K12];[.$B$13]*[$seno.K13];[.$B$14]*[$seno.K14];[.$B$15]*[$seno.K15];[.$B$16]*[$seno.K16];[.$B$17]*[$seno.K17];[.$B$18]*[$seno.K18];[.$B$19]*[$seno.K19];[.$B$20]*[$seno.K20];[.$B$21]*[$seno.K21];[.$B$22]*[$seno.K22];[.$B$23]*[$seno.K23];[.$B$24]*[$seno.K24];[.$B$25]*[$seno.K25];[.$B$26]*[$seno.K26];[.$B$27]*[$seno.K27];[.$B$28]*[$seno.K28];[.$B$29]*[$seno.K29];[.$B$30]*[$seno.K30];[.$B$31]*[$seno.K31];[.$B$32]*[$seno.K32];[.$B$33]*[$seno.K33])" office:value-type="float" office:value="4.2188474935756E-015" calcext:value-type="float">
            <text:p>4.2188474935756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2*PI()*62.5*[.A12]*(1/[.K12]))" office:value-type="float" office:value="-0.382683432365089" calcext:value-type="float">
            <text:p>-0.382683432365089</text:p>
          </table:table-cell>
          <table:table-cell office:value-type="float" office:value="10" calcext:value-type="float">
            <text:p>10</text:p>
          </table:table-cell>
          <table:table-cell table:formula="of:=SUM([.$B$2]*[$coseno.L2];[.$B$3]*[$coseno.L3];[.$B$4]*[$coseno.L4];[.$B$5]*[$coseno.L5];[.$B$6]*[$coseno.L6];[.$B$7]*[$coseno.L7];[.$B$8]*[$coseno.L8];[.$B$9]*[$coseno.L9];[.$B$10]*[$coseno.L10];[.$B$11]*[$coseno.L11];[.$B$12]*[$coseno.L12];[.$B$13]*[$coseno.L13];[.$B$14]*[$coseno.L14];[.$B$15]*[$coseno.L15];[.$B$16]*[$coseno.L16];[.$B$17]*[$coseno.L17];[.$B$18]*[$coseno.L18];[.$B$19]*[$coseno.L19];[.$B$20]*[$coseno.L20];[.$B$21]*[$coseno.L21];[.$B$22]*[$coseno.L22];[.$B$23]*[$coseno.L23];[.$B$24]*[$coseno.L24];[.$B$25]*[$coseno.L25];[.$B$26]*[$coseno.L26];[.$B$27]*[$coseno.L27];[.$B$28]*[$coseno.L28];[.$B$29]*[$coseno.L29];[.$B$30]*[$coseno.L30];[.$B$31]*[$coseno.L31];[.$B$32]*[$coseno.L32];[.$B$33]*[$coseno.L33])" office:value-type="float" office:value="-2.88657986402541E-015" calcext:value-type="float">
            <text:p>-2.88657986402541E-15</text:p>
          </table:table-cell>
          <table:table-cell office:value-type="float" office:value="10" calcext:value-type="float">
            <text:p>10</text:p>
          </table:table-cell>
          <table:table-cell table:formula="of:=SUM([.$B$2]*[$seno.L2];[.$B$3]*[$seno.L3];[.$B$4]*[$seno.L4];[.$B$5]*[$seno.L5];[.$B$6]*[$seno.L6];[.$B$7]*[$seno.L7];[.$B$8]*[$seno.L8];[.$B$9]*[$seno.L9];[.$B$10]*[$seno.L10];[.$B$11]*[$seno.L11];[.$B$12]*[$seno.L12];[.$B$13]*[$seno.L13];[.$B$14]*[$seno.L14];[.$B$15]*[$seno.L15];[.$B$16]*[$seno.L16];[.$B$17]*[$seno.L17];[.$B$18]*[$seno.L18];[.$B$19]*[$seno.L19];[.$B$20]*[$seno.L20];[.$B$21]*[$seno.L21];[.$B$22]*[$seno.L22];[.$B$23]*[$seno.L23];[.$B$24]*[$seno.L24];[.$B$25]*[$seno.L25];[.$B$26]*[$seno.L26];[.$B$27]*[$seno.L27];[.$B$28]*[$seno.L28];[.$B$29]*[$seno.L29];[.$B$30]*[$seno.L30];[.$B$31]*[$seno.L31];[.$B$32]*[$seno.L32];[.$B$33]*[$seno.L33])" office:value-type="float" office:value="7.21644966006352E-015" calcext:value-type="float">
            <text:p>7.21644966006352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2*PI()*62.5*[.A13]*(1/[.K13]))" office:value-type="float" office:value="-0.555570233019602" calcext:value-type="float">
            <text:p>-0.555570233019602</text:p>
          </table:table-cell>
          <table:table-cell office:value-type="float" office:value="11" calcext:value-type="float">
            <text:p>11</text:p>
          </table:table-cell>
          <table:table-cell table:formula="of:=SUM([.$B$2]*[$coseno.M2];[.$B$3]*[$coseno.M3];[.$B$4]*[$coseno.M4];[.$B$5]*[$coseno.M5];[.$B$6]*[$coseno.M6];[.$B$7]*[$coseno.M7];[.$B$8]*[$coseno.M8];[.$B$9]*[$coseno.M9];[.$B$10]*[$coseno.M10];[.$B$11]*[$coseno.M11];[.$B$12]*[$coseno.M12];[.$B$13]*[$coseno.M13];[.$B$14]*[$coseno.M14];[.$B$15]*[$coseno.M15];[.$B$16]*[$coseno.M16];[.$B$17]*[$coseno.M17];[.$B$18]*[$coseno.M18];[.$B$19]*[$coseno.M19];[.$B$20]*[$coseno.M20];[.$B$21]*[$coseno.M21];[.$B$22]*[$coseno.M22];[.$B$23]*[$coseno.M23];[.$B$24]*[$coseno.M24];[.$B$25]*[$coseno.M25];[.$B$26]*[$coseno.M26];[.$B$27]*[$coseno.M27];[.$B$28]*[$coseno.M28];[.$B$29]*[$coseno.M29];[.$B$30]*[$coseno.M30];[.$B$31]*[$coseno.M31];[.$B$32]*[$coseno.M32];[.$B$33]*[$coseno.M33])" office:value-type="float" office:value="6.10622663543836E-015" calcext:value-type="float">
            <text:p>6.10622663543836E-15</text:p>
          </table:table-cell>
          <table:table-cell office:value-type="float" office:value="11" calcext:value-type="float">
            <text:p>11</text:p>
          </table:table-cell>
          <table:table-cell table:formula="of:=SUM([.$B$2]*[$seno.M2];[.$B$3]*[$seno.M3];[.$B$4]*[$seno.M4];[.$B$5]*[$seno.M5];[.$B$6]*[$seno.M6];[.$B$7]*[$seno.M7];[.$B$8]*[$seno.M8];[.$B$9]*[$seno.M9];[.$B$10]*[$seno.M10];[.$B$11]*[$seno.M11];[.$B$12]*[$seno.M12];[.$B$13]*[$seno.M13];[.$B$14]*[$seno.M14];[.$B$15]*[$seno.M15];[.$B$16]*[$seno.M16];[.$B$17]*[$seno.M17];[.$B$18]*[$seno.M18];[.$B$19]*[$seno.M19];[.$B$20]*[$seno.M20];[.$B$21]*[$seno.M21];[.$B$22]*[$seno.M22];[.$B$23]*[$seno.M23];[.$B$24]*[$seno.M24];[.$B$25]*[$seno.M25];[.$B$26]*[$seno.M26];[.$B$27]*[$seno.M27];[.$B$28]*[$seno.M28];[.$B$29]*[$seno.M29];[.$B$30]*[$seno.M30];[.$B$31]*[$seno.M31];[.$B$32]*[$seno.M32];[.$B$33]*[$seno.M33])" office:value-type="float" office:value="5.6621374255883E-015" calcext:value-type="float">
            <text:p>5.6621374255883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2*PI()*62.5*[.A14]*(1/[.K14]))" office:value-type="float" office:value="-0.707106781186547" calcext:value-type="float">
            <text:p>-0.707106781186547</text:p>
          </table:table-cell>
          <table:table-cell office:value-type="float" office:value="12" calcext:value-type="float">
            <text:p>12</text:p>
          </table:table-cell>
          <table:table-cell table:formula="of:=SUM([.$B$2]*[$coseno.N2];[.$B$3]*[$coseno.N3];[.$B$4]*[$coseno.N4];[.$B$5]*[$coseno.N5];[.$B$6]*[$coseno.N6];[.$B$7]*[$coseno.N7];[.$B$8]*[$coseno.N8];[.$B$9]*[$coseno.N9];[.$B$10]*[$coseno.N10];[.$B$11]*[$coseno.N11];[.$B$12]*[$coseno.N12];[.$B$13]*[$coseno.N13];[.$B$14]*[$coseno.N14];[.$B$15]*[$coseno.N15];[.$B$16]*[$coseno.N16];[.$B$17]*[$coseno.N17];[.$B$18]*[$coseno.N18];[.$B$19]*[$coseno.N19];[.$B$20]*[$coseno.N20];[.$B$21]*[$coseno.N21];[.$B$22]*[$coseno.N22];[.$B$23]*[$coseno.N23];[.$B$24]*[$coseno.N24];[.$B$25]*[$coseno.N25];[.$B$26]*[$coseno.N26];[.$B$27]*[$coseno.N27];[.$B$28]*[$coseno.N28];[.$B$29]*[$coseno.N29];[.$B$30]*[$coseno.N30];[.$B$31]*[$coseno.N31];[.$B$32]*[$coseno.N32];[.$B$33]*[$coseno.N33])" office:value-type="float" office:value="0.0000000000000129896093881143" calcext:value-type="float">
            <text:p>1.29896093881143E-14</text:p>
          </table:table-cell>
          <table:table-cell office:value-type="float" office:value="12" calcext:value-type="float">
            <text:p>12</text:p>
          </table:table-cell>
          <table:table-cell table:formula="of:=SUM([.$B$2]*[$seno.N2];[.$B$3]*[$seno.N3];[.$B$4]*[$seno.N4];[.$B$5]*[$seno.N5];[.$B$6]*[$seno.N6];[.$B$7]*[$seno.N7];[.$B$8]*[$seno.N8];[.$B$9]*[$seno.N9];[.$B$10]*[$seno.N10];[.$B$11]*[$seno.N11];[.$B$12]*[$seno.N12];[.$B$13]*[$seno.N13];[.$B$14]*[$seno.N14];[.$B$15]*[$seno.N15];[.$B$16]*[$seno.N16];[.$B$17]*[$seno.N17];[.$B$18]*[$seno.N18];[.$B$19]*[$seno.N19];[.$B$20]*[$seno.N20];[.$B$21]*[$seno.N21];[.$B$22]*[$seno.N22];[.$B$23]*[$seno.N23];[.$B$24]*[$seno.N24];[.$B$25]*[$seno.N25];[.$B$26]*[$seno.N26];[.$B$27]*[$seno.N27];[.$B$28]*[$seno.N28];[.$B$29]*[$seno.N29];[.$B$30]*[$seno.N30];[.$B$31]*[$seno.N31];[.$B$32]*[$seno.N32];[.$B$33]*[$seno.N33])" office:value-type="float" office:value="-3.88578058618805E-015" calcext:value-type="float">
            <text:p>-3.88578058618805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2*PI()*62.5*[.A15]*(1/[.K15]))" office:value-type="float" office:value="-0.831469612302545" calcext:value-type="float">
            <text:p>-0.831469612302545</text:p>
          </table:table-cell>
          <table:table-cell office:value-type="float" office:value="13" calcext:value-type="float">
            <text:p>13</text:p>
          </table:table-cell>
          <table:table-cell table:formula="of:=SUM([.$B$2]*[$coseno.O2];[.$B$3]*[$coseno.O3];[.$B$4]*[$coseno.O4];[.$B$5]*[$coseno.O5];[.$B$6]*[$coseno.O6];[.$B$7]*[$coseno.O7];[.$B$8]*[$coseno.O8];[.$B$9]*[$coseno.O9];[.$B$10]*[$coseno.O10];[.$B$11]*[$coseno.O11];[.$B$12]*[$coseno.O12];[.$B$13]*[$coseno.O13];[.$B$14]*[$coseno.O14];[.$B$15]*[$coseno.O15];[.$B$16]*[$coseno.O16];[.$B$17]*[$coseno.O17];[.$B$18]*[$coseno.O18];[.$B$19]*[$coseno.O19];[.$B$20]*[$coseno.O20];[.$B$21]*[$coseno.O21];[.$B$22]*[$coseno.O22];[.$B$23]*[$coseno.O23];[.$B$24]*[$coseno.O24];[.$B$25]*[$coseno.O25];[.$B$26]*[$coseno.O26];[.$B$27]*[$coseno.O27];[.$B$28]*[$coseno.O28];[.$B$29]*[$coseno.O29];[.$B$30]*[$coseno.O30];[.$B$31]*[$coseno.O31];[.$B$32]*[$coseno.O32];[.$B$33]*[$coseno.O33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[.$B$2]*[$seno.O2];[.$B$3]*[$seno.O3];[.$B$4]*[$seno.O4];[.$B$5]*[$seno.O5];[.$B$6]*[$seno.O6];[.$B$7]*[$seno.O7];[.$B$8]*[$seno.O8];[.$B$9]*[$seno.O9];[.$B$10]*[$seno.O10];[.$B$11]*[$seno.O11];[.$B$12]*[$seno.O12];[.$B$13]*[$seno.O13];[.$B$14]*[$seno.O14];[.$B$15]*[$seno.O15];[.$B$16]*[$seno.O16];[.$B$17]*[$seno.O17];[.$B$18]*[$seno.O18];[.$B$19]*[$seno.O19];[.$B$20]*[$seno.O20];[.$B$21]*[$seno.O21];[.$B$22]*[$seno.O22];[.$B$23]*[$seno.O23];[.$B$24]*[$seno.O24];[.$B$25]*[$seno.O25];[.$B$26]*[$seno.O26];[.$B$27]*[$seno.O27];[.$B$28]*[$seno.O28];[.$B$29]*[$seno.O29];[.$B$30]*[$seno.O30];[.$B$31]*[$seno.O31];[.$B$32]*[$seno.O32];[.$B$33]*[$seno.O33])" office:value-type="float" office:value="0.0000000000000116573417585641" calcext:value-type="float">
            <text:p>1.16573417585641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2*PI()*62.5*[.A16]*(1/[.K16]))" office:value-type="float" office:value="-0.923879532511287" calcext:value-type="float">
            <text:p>-0.923879532511287</text:p>
          </table:table-cell>
          <table:table-cell office:value-type="float" office:value="14" calcext:value-type="float">
            <text:p>14</text:p>
          </table:table-cell>
          <table:table-cell table:formula="of:=SUM([.$B$2]*[$coseno.P2];[.$B$3]*[$coseno.P3];[.$B$4]*[$coseno.P4];[.$B$5]*[$coseno.P5];[.$B$6]*[$coseno.P6];[.$B$7]*[$coseno.P7];[.$B$8]*[$coseno.P8];[.$B$9]*[$coseno.P9];[.$B$10]*[$coseno.P10];[.$B$11]*[$coseno.P11];[.$B$12]*[$coseno.P12];[.$B$13]*[$coseno.P13];[.$B$14]*[$coseno.P14];[.$B$15]*[$coseno.P15];[.$B$16]*[$coseno.P16];[.$B$17]*[$coseno.P17];[.$B$18]*[$coseno.P18];[.$B$19]*[$coseno.P19];[.$B$20]*[$coseno.P20];[.$B$21]*[$coseno.P21];[.$B$22]*[$coseno.P22];[.$B$23]*[$coseno.P23];[.$B$24]*[$coseno.P24];[.$B$25]*[$coseno.P25];[.$B$26]*[$coseno.P26];[.$B$27]*[$coseno.P27];[.$B$28]*[$coseno.P28];[.$B$29]*[$coseno.P29];[.$B$30]*[$coseno.P30];[.$B$31]*[$coseno.P31];[.$B$32]*[$coseno.P32];[.$B$33]*[$coseno.P33])" office:value-type="float" office:value="-3.66373598126302E-015" calcext:value-type="float">
            <text:p>-3.66373598126302E-15</text:p>
          </table:table-cell>
          <table:table-cell office:value-type="float" office:value="14" calcext:value-type="float">
            <text:p>14</text:p>
          </table:table-cell>
          <table:table-cell table:formula="of:=SUM([.$B$2]*[$seno.P2];[.$B$3]*[$seno.P3];[.$B$4]*[$seno.P4];[.$B$5]*[$seno.P5];[.$B$6]*[$seno.P6];[.$B$7]*[$seno.P7];[.$B$8]*[$seno.P8];[.$B$9]*[$seno.P9];[.$B$10]*[$seno.P10];[.$B$11]*[$seno.P11];[.$B$12]*[$seno.P12];[.$B$13]*[$seno.P13];[.$B$14]*[$seno.P14];[.$B$15]*[$seno.P15];[.$B$16]*[$seno.P16];[.$B$17]*[$seno.P17];[.$B$18]*[$seno.P18];[.$B$19]*[$seno.P19];[.$B$20]*[$seno.P20];[.$B$21]*[$seno.P21];[.$B$22]*[$seno.P22];[.$B$23]*[$seno.P23];[.$B$24]*[$seno.P24];[.$B$25]*[$seno.P25];[.$B$26]*[$seno.P26];[.$B$27]*[$seno.P27];[.$B$28]*[$seno.P28];[.$B$29]*[$seno.P29];[.$B$30]*[$seno.P30];[.$B$31]*[$seno.P31];[.$B$32]*[$seno.P32];[.$B$33]*[$seno.P33])" office:value-type="float" office:value="-6.16173778666962E-015" calcext:value-type="float">
            <text:p>-6.16173778666962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2*PI()*62.5*[.A17]*(1/[.K17]))" office:value-type="float" office:value="-0.98078528040323" calcext:value-type="float">
            <text:p>-0.98078528040323</text:p>
          </table:table-cell>
          <table:table-cell office:value-type="float" office:value="15" calcext:value-type="float">
            <text:p>15</text:p>
          </table:table-cell>
          <table:table-cell table:formula="of:=SUM([.$B$2]*[$coseno.Q2];[.$B$3]*[$coseno.Q3];[.$B$4]*[$coseno.Q4];[.$B$5]*[$coseno.Q5];[.$B$6]*[$coseno.Q6];[.$B$7]*[$coseno.Q7];[.$B$8]*[$coseno.Q8];[.$B$9]*[$coseno.Q9];[.$B$10]*[$coseno.Q10];[.$B$11]*[$coseno.Q11];[.$B$12]*[$coseno.Q12];[.$B$13]*[$coseno.Q13];[.$B$14]*[$coseno.Q14];[.$B$15]*[$coseno.Q15];[.$B$16]*[$coseno.Q16];[.$B$17]*[$coseno.Q17];[.$B$18]*[$coseno.Q18];[.$B$19]*[$coseno.Q19];[.$B$20]*[$coseno.Q20];[.$B$21]*[$coseno.Q21];[.$B$22]*[$coseno.Q22];[.$B$23]*[$coseno.Q23];[.$B$24]*[$coseno.Q24];[.$B$25]*[$coseno.Q25];[.$B$26]*[$coseno.Q26];[.$B$27]*[$coseno.Q27];[.$B$28]*[$coseno.Q28];[.$B$29]*[$coseno.Q29];[.$B$30]*[$coseno.Q30];[.$B$31]*[$coseno.Q31];[.$B$32]*[$coseno.Q32];[.$B$33]*[$coseno.Q33])" office:value-type="float" office:value="-0.0000000000000104360964314765" calcext:value-type="float">
            <text:p>-1.04360964314765E-14</text:p>
          </table:table-cell>
          <table:table-cell office:value-type="float" office:value="15" calcext:value-type="float">
            <text:p>15</text:p>
          </table:table-cell>
          <table:table-cell table:formula="of:=SUM([.$B$2]*[$seno.Q2];[.$B$3]*[$seno.Q3];[.$B$4]*[$seno.Q4];[.$B$5]*[$seno.Q5];[.$B$6]*[$seno.Q6];[.$B$7]*[$seno.Q7];[.$B$8]*[$seno.Q8];[.$B$9]*[$seno.Q9];[.$B$10]*[$seno.Q10];[.$B$11]*[$seno.Q11];[.$B$12]*[$seno.Q12];[.$B$13]*[$seno.Q13];[.$B$14]*[$seno.Q14];[.$B$15]*[$seno.Q15];[.$B$16]*[$seno.Q16];[.$B$17]*[$seno.Q17];[.$B$18]*[$seno.Q18];[.$B$19]*[$seno.Q19];[.$B$20]*[$seno.Q20];[.$B$21]*[$seno.Q21];[.$B$22]*[$seno.Q22];[.$B$23]*[$seno.Q23];[.$B$24]*[$seno.Q24];[.$B$25]*[$seno.Q25];[.$B$26]*[$seno.Q26];[.$B$27]*[$seno.Q27];[.$B$28]*[$seno.Q28];[.$B$29]*[$seno.Q29];[.$B$30]*[$seno.Q30];[.$B$31]*[$seno.Q31];[.$B$32]*[$seno.Q32];[.$B$33]*[$seno.Q33])" office:value-type="float" office:value="5.02375918642883E-015" calcext:value-type="float">
            <text:p>5.02375918642883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2*PI()*62.5*[.A18]*(1/[.K18]))"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formula="of:=SUM([.$B$2]*[$coseno.R2];[.$B$3]*[$coseno.R3];[.$B$4]*[$coseno.R4];[.$B$5]*[$coseno.R5];[.$B$6]*[$coseno.R6];[.$B$7]*[$coseno.R7];[.$B$8]*[$coseno.R8];[.$B$9]*[$coseno.R9];[.$B$10]*[$coseno.R10];[.$B$11]*[$coseno.R11];[.$B$12]*[$coseno.R12];[.$B$13]*[$coseno.R13];[.$B$14]*[$coseno.R14];[.$B$15]*[$coseno.R15];[.$B$16]*[$coseno.R16];[.$B$17]*[$coseno.R17];[.$B$18]*[$coseno.R18];[.$B$19]*[$coseno.R19];[.$B$20]*[$coseno.R20];[.$B$21]*[$coseno.R21];[.$B$22]*[$coseno.R22];[.$B$23]*[$coseno.R23];[.$B$24]*[$coseno.R24];[.$B$25]*[$coseno.R25];[.$B$26]*[$coseno.R26];[.$B$27]*[$coseno.R27];[.$B$28]*[$coseno.R28];[.$B$29]*[$coseno.R29];[.$B$30]*[$coseno.R30];[.$B$31]*[$coseno.R31];[.$B$32]*[$coseno.R32];[.$B$33]*[$coseno.R33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SUM([.$B$2]*[$seno.R2];[.$B$3]*[$seno.R3];[.$B$4]*[$seno.R4];[.$B$5]*[$seno.R5];[.$B$6]*[$seno.R6];[.$B$7]*[$seno.R7];[.$B$8]*[$seno.R8];[.$B$9]*[$seno.R9];[.$B$10]*[$seno.R10];[.$B$11]*[$seno.R11];[.$B$12]*[$seno.R12];[.$B$13]*[$seno.R13];[.$B$14]*[$seno.R14];[.$B$15]*[$seno.R15];[.$B$16]*[$seno.R16];[.$B$17]*[$seno.R17];[.$B$18]*[$seno.R18];[.$B$19]*[$seno.R19];[.$B$20]*[$seno.R20];[.$B$21]*[$seno.R21];[.$B$22]*[$seno.R22];[.$B$23]*[$seno.R23];[.$B$24]*[$seno.R24];[.$B$25]*[$seno.R25];[.$B$26]*[$seno.R26];[.$B$27]*[$seno.R27];[.$B$28]*[$seno.R28];[.$B$29]*[$seno.R29];[.$B$30]*[$seno.R30];[.$B$31]*[$seno.R31];[.$B$32]*[$seno.R32];[.$B$33]*[$seno.R33])" office:value-type="float" office:value="1.95119230410465E-015" calcext:value-type="float">
            <text:p>1.95119230410465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2*PI()*62.5*[.A19]*(1/[.K19]))" office:value-type="float" office:value="-0.98078528040323" calcext:value-type="float">
            <text:p>-0.98078528040323</text:p>
          </table:table-cell>
          <table:table-cell office:value-type="float" office:value="17" calcext:value-type="float">
            <text:p>17</text:p>
          </table:table-cell>
          <table:table-cell table:formula="of:=SUM([.$B$2]*[$coseno.S2];[.$B$3]*[$coseno.S3];[.$B$4]*[$coseno.S4];[.$B$5]*[$coseno.S5];[.$B$6]*[$coseno.S6];[.$B$7]*[$coseno.S7];[.$B$8]*[$coseno.S8];[.$B$9]*[$coseno.S9];[.$B$10]*[$coseno.S10];[.$B$11]*[$coseno.S11];[.$B$12]*[$coseno.S12];[.$B$13]*[$coseno.S13];[.$B$14]*[$coseno.S14];[.$B$15]*[$coseno.S15];[.$B$16]*[$coseno.S16];[.$B$17]*[$coseno.S17];[.$B$18]*[$coseno.S18];[.$B$19]*[$coseno.S19];[.$B$20]*[$coseno.S20];[.$B$21]*[$coseno.S21];[.$B$22]*[$coseno.S22];[.$B$23]*[$coseno.S23];[.$B$24]*[$coseno.S24];[.$B$25]*[$coseno.S25];[.$B$26]*[$coseno.S26];[.$B$27]*[$coseno.S27];[.$B$28]*[$coseno.S28];[.$B$29]*[$coseno.S29];[.$B$30]*[$coseno.S30];[.$B$31]*[$coseno.S31];[.$B$32]*[$coseno.S32];[.$B$33]*[$coseno.S33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SUM([.$B$2]*[$seno.S2];[.$B$3]*[$seno.S3];[.$B$4]*[$seno.S4];[.$B$5]*[$seno.S5];[.$B$6]*[$seno.S6];[.$B$7]*[$seno.S7];[.$B$8]*[$seno.S8];[.$B$9]*[$seno.S9];[.$B$10]*[$seno.S10];[.$B$11]*[$seno.S11];[.$B$12]*[$seno.S12];[.$B$13]*[$seno.S13];[.$B$14]*[$seno.S14];[.$B$15]*[$seno.S15];[.$B$16]*[$seno.S16];[.$B$17]*[$seno.S17];[.$B$18]*[$seno.S18];[.$B$19]*[$seno.S19];[.$B$20]*[$seno.S20];[.$B$21]*[$seno.S21];[.$B$22]*[$seno.S22];[.$B$23]*[$seno.S23];[.$B$24]*[$seno.S24];[.$B$25]*[$seno.S25];[.$B$26]*[$seno.S26];[.$B$27]*[$seno.S27];[.$B$28]*[$seno.S28];[.$B$29]*[$seno.S29];[.$B$30]*[$seno.S30];[.$B$31]*[$seno.S31];[.$B$32]*[$seno.S32];[.$B$33]*[$seno.S33])" office:value-type="float" office:value="-0.0000000000000114908083048704" calcext:value-type="float">
            <text:p>-1.14908083048704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2*PI()*62.5*[.A20]*(1/[.K20]))" office:value-type="float" office:value="-0.923879532511287" calcext:value-type="float">
            <text:p>-0.923879532511287</text:p>
          </table:table-cell>
          <table:table-cell office:value-type="float" office:value="18" calcext:value-type="float">
            <text:p>18</text:p>
          </table:table-cell>
          <table:table-cell table:formula="of:=SUM([.$B$2]*[$coseno.T2];[.$B$3]*[$coseno.T3];[.$B$4]*[$coseno.T4];[.$B$5]*[$coseno.T5];[.$B$6]*[$coseno.T6];[.$B$7]*[$coseno.T7];[.$B$8]*[$coseno.T8];[.$B$9]*[$coseno.T9];[.$B$10]*[$coseno.T10];[.$B$11]*[$coseno.T11];[.$B$12]*[$coseno.T12];[.$B$13]*[$coseno.T13];[.$B$14]*[$coseno.T14];[.$B$15]*[$coseno.T15];[.$B$16]*[$coseno.T16];[.$B$17]*[$coseno.T17];[.$B$18]*[$coseno.T18];[.$B$19]*[$coseno.T19];[.$B$20]*[$coseno.T20];[.$B$21]*[$coseno.T21];[.$B$22]*[$coseno.T22];[.$B$23]*[$coseno.T23];[.$B$24]*[$coseno.T24];[.$B$25]*[$coseno.T25];[.$B$26]*[$coseno.T26];[.$B$27]*[$coseno.T27];[.$B$28]*[$coseno.T28];[.$B$29]*[$coseno.T29];[.$B$30]*[$coseno.T30];[.$B$31]*[$coseno.T31];[.$B$32]*[$coseno.T32];[.$B$33]*[$coseno.T33])" office:value-type="float" office:value="-0.0000000000000129896093881143" calcext:value-type="float">
            <text:p>-1.29896093881143E-14</text:p>
          </table:table-cell>
          <table:table-cell office:value-type="float" office:value="18" calcext:value-type="float">
            <text:p>18</text:p>
          </table:table-cell>
          <table:table-cell table:formula="of:=SUM([.$B$2]*[$seno.T2];[.$B$3]*[$seno.T3];[.$B$4]*[$seno.T4];[.$B$5]*[$seno.T5];[.$B$6]*[$seno.T6];[.$B$7]*[$seno.T7];[.$B$8]*[$seno.T8];[.$B$9]*[$seno.T9];[.$B$10]*[$seno.T10];[.$B$11]*[$seno.T11];[.$B$12]*[$seno.T12];[.$B$13]*[$seno.T13];[.$B$14]*[$seno.T14];[.$B$15]*[$seno.T15];[.$B$16]*[$seno.T16];[.$B$17]*[$seno.T17];[.$B$18]*[$seno.T18];[.$B$19]*[$seno.T19];[.$B$20]*[$seno.T20];[.$B$21]*[$seno.T21];[.$B$22]*[$seno.T22];[.$B$23]*[$seno.T23];[.$B$24]*[$seno.T24];[.$B$25]*[$seno.T25];[.$B$26]*[$seno.T26];[.$B$27]*[$seno.T27];[.$B$28]*[$seno.T28];[.$B$29]*[$seno.T29];[.$B$30]*[$seno.T30];[.$B$31]*[$seno.T31];[.$B$32]*[$seno.T32];[.$B$33]*[$seno.T33])" office:value-type="float" office:value="-1.72084568816899E-015" calcext:value-type="float">
            <text:p>-1.72084568816899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2*PI()*62.5*[.A21]*(1/[.K21]))" office:value-type="float" office:value="-0.831469612302545" calcext:value-type="float">
            <text:p>-0.831469612302545</text:p>
          </table:table-cell>
          <table:table-cell office:value-type="float" office:value="19" calcext:value-type="float">
            <text:p>19</text:p>
          </table:table-cell>
          <table:table-cell table:formula="of:=SUM([.$B$2]*[$coseno.U2];[.$B$3]*[$coseno.U3];[.$B$4]*[$coseno.U4];[.$B$5]*[$coseno.U5];[.$B$6]*[$coseno.U6];[.$B$7]*[$coseno.U7];[.$B$8]*[$coseno.U8];[.$B$9]*[$coseno.U9];[.$B$10]*[$coseno.U10];[.$B$11]*[$coseno.U11];[.$B$12]*[$coseno.U12];[.$B$13]*[$coseno.U13];[.$B$14]*[$coseno.U14];[.$B$15]*[$coseno.U15];[.$B$16]*[$coseno.U16];[.$B$17]*[$coseno.U17];[.$B$18]*[$coseno.U18];[.$B$19]*[$coseno.U19];[.$B$20]*[$coseno.U20];[.$B$21]*[$coseno.U21];[.$B$22]*[$coseno.U22];[.$B$23]*[$coseno.U23];[.$B$24]*[$coseno.U24];[.$B$25]*[$coseno.U25];[.$B$26]*[$coseno.U26];[.$B$27]*[$coseno.U27];[.$B$28]*[$coseno.U28];[.$B$29]*[$coseno.U29];[.$B$30]*[$coseno.U30];[.$B$31]*[$coseno.U31];[.$B$32]*[$coseno.U32];[.$B$33]*[$coseno.U33])" office:value-type="float" office:value="-0.0000000000000232036612146658" calcext:value-type="float">
            <text:p>-2.32036612146658E-14</text:p>
          </table:table-cell>
          <table:table-cell office:value-type="float" office:value="19" calcext:value-type="float">
            <text:p>19</text:p>
          </table:table-cell>
          <table:table-cell table:formula="of:=SUM([.$B$2]*[$seno.U2];[.$B$3]*[$seno.U3];[.$B$4]*[$seno.U4];[.$B$5]*[$seno.U5];[.$B$6]*[$seno.U6];[.$B$7]*[$seno.U7];[.$B$8]*[$seno.U8];[.$B$9]*[$seno.U9];[.$B$10]*[$seno.U10];[.$B$11]*[$seno.U11];[.$B$12]*[$seno.U12];[.$B$13]*[$seno.U13];[.$B$14]*[$seno.U14];[.$B$15]*[$seno.U15];[.$B$16]*[$seno.U16];[.$B$17]*[$seno.U17];[.$B$18]*[$seno.U18];[.$B$19]*[$seno.U19];[.$B$20]*[$seno.U20];[.$B$21]*[$seno.U21];[.$B$22]*[$seno.U22];[.$B$23]*[$seno.U23];[.$B$24]*[$seno.U24];[.$B$25]*[$seno.U25];[.$B$26]*[$seno.U26];[.$B$27]*[$seno.U27];[.$B$28]*[$seno.U28];[.$B$29]*[$seno.U29];[.$B$30]*[$seno.U30];[.$B$31]*[$seno.U31];[.$B$32]*[$seno.U32];[.$B$33]*[$seno.U33])" office:value-type="float" office:value="-0.000000000000010547118733939" calcext:value-type="float">
            <text:p>-1.0547118733939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2*PI()*62.5*[.A22]*(1/[.K22]))" office:value-type="float" office:value="-0.707106781186548" calcext:value-type="float">
            <text:p>-0.707106781186548</text:p>
          </table:table-cell>
          <table:table-cell office:value-type="float" office:value="20" calcext:value-type="float">
            <text:p>20</text:p>
          </table:table-cell>
          <table:table-cell table:formula="of:=SUM([.$B$2]*[$coseno.V2];[.$B$3]*[$coseno.V3];[.$B$4]*[$coseno.V4];[.$B$5]*[$coseno.V5];[.$B$6]*[$coseno.V6];[.$B$7]*[$coseno.V7];[.$B$8]*[$coseno.V8];[.$B$9]*[$coseno.V9];[.$B$10]*[$coseno.V10];[.$B$11]*[$coseno.V11];[.$B$12]*[$coseno.V12];[.$B$13]*[$coseno.V13];[.$B$14]*[$coseno.V14];[.$B$15]*[$coseno.V15];[.$B$16]*[$coseno.V16];[.$B$17]*[$coseno.V17];[.$B$18]*[$coseno.V18];[.$B$19]*[$coseno.V19];[.$B$20]*[$coseno.V20];[.$B$21]*[$coseno.V21];[.$B$22]*[$coseno.V22];[.$B$23]*[$coseno.V23];[.$B$24]*[$coseno.V24];[.$B$25]*[$coseno.V25];[.$B$26]*[$coseno.V26];[.$B$27]*[$coseno.V27];[.$B$28]*[$coseno.V28];[.$B$29]*[$coseno.V29];[.$B$30]*[$coseno.V30];[.$B$31]*[$coseno.V31];[.$B$32]*[$coseno.V32];[.$B$33]*[$coseno.V33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$B$2]*[$seno.V2];[.$B$3]*[$seno.V3];[.$B$4]*[$seno.V4];[.$B$5]*[$seno.V5];[.$B$6]*[$seno.V6];[.$B$7]*[$seno.V7];[.$B$8]*[$seno.V8];[.$B$9]*[$seno.V9];[.$B$10]*[$seno.V10];[.$B$11]*[$seno.V11];[.$B$12]*[$seno.V12];[.$B$13]*[$seno.V13];[.$B$14]*[$seno.V14];[.$B$15]*[$seno.V15];[.$B$16]*[$seno.V16];[.$B$17]*[$seno.V17];[.$B$18]*[$seno.V18];[.$B$19]*[$seno.V19];[.$B$20]*[$seno.V20];[.$B$21]*[$seno.V21];[.$B$22]*[$seno.V22];[.$B$23]*[$seno.V23];[.$B$24]*[$seno.V24];[.$B$25]*[$seno.V25];[.$B$26]*[$seno.V26];[.$B$27]*[$seno.V27];[.$B$28]*[$seno.V28];[.$B$29]*[$seno.V29];[.$B$30]*[$seno.V30];[.$B$31]*[$seno.V31];[.$B$32]*[$seno.V32];[.$B$33]*[$seno.V33])" office:value-type="float" office:value="5.10702591327572E-015" calcext:value-type="float">
            <text:p>5.10702591327572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2*PI()*62.5*[.A23]*(1/[.K23]))" office:value-type="float" office:value="-0.555570233019602" calcext:value-type="float">
            <text:p>-0.555570233019602</text:p>
          </table:table-cell>
          <table:table-cell office:value-type="float" office:value="21" calcext:value-type="float">
            <text:p>21</text:p>
          </table:table-cell>
          <table:table-cell table:formula="of:=SUM([.$B$2]*[$coseno.W2];[.$B$3]*[$coseno.W3];[.$B$4]*[$coseno.W4];[.$B$5]*[$coseno.W5];[.$B$6]*[$coseno.W6];[.$B$7]*[$coseno.W7];[.$B$8]*[$coseno.W8];[.$B$9]*[$coseno.W9];[.$B$10]*[$coseno.W10];[.$B$11]*[$coseno.W11];[.$B$12]*[$coseno.W12];[.$B$13]*[$coseno.W13];[.$B$14]*[$coseno.W14];[.$B$15]*[$coseno.W15];[.$B$16]*[$coseno.W16];[.$B$17]*[$coseno.W17];[.$B$18]*[$coseno.W18];[.$B$19]*[$coseno.W19];[.$B$20]*[$coseno.W20];[.$B$21]*[$coseno.W21];[.$B$22]*[$coseno.W22];[.$B$23]*[$coseno.W23];[.$B$24]*[$coseno.W24];[.$B$25]*[$coseno.W25];[.$B$26]*[$coseno.W26];[.$B$27]*[$coseno.W27];[.$B$28]*[$coseno.W28];[.$B$29]*[$coseno.W29];[.$B$30]*[$coseno.W30];[.$B$31]*[$coseno.W31];[.$B$32]*[$coseno.W32];[.$B$33]*[$coseno.W33])" office:value-type="float" office:value="-8.99280649946377E-015" calcext:value-type="float">
            <text:p>-8.99280649946377E-15</text:p>
          </table:table-cell>
          <table:table-cell office:value-type="float" office:value="21" calcext:value-type="float">
            <text:p>21</text:p>
          </table:table-cell>
          <table:table-cell table:formula="of:=SUM([.$B$2]*[$seno.W2];[.$B$3]*[$seno.W3];[.$B$4]*[$seno.W4];[.$B$5]*[$seno.W5];[.$B$6]*[$seno.W6];[.$B$7]*[$seno.W7];[.$B$8]*[$seno.W8];[.$B$9]*[$seno.W9];[.$B$10]*[$seno.W10];[.$B$11]*[$seno.W11];[.$B$12]*[$seno.W12];[.$B$13]*[$seno.W13];[.$B$14]*[$seno.W14];[.$B$15]*[$seno.W15];[.$B$16]*[$seno.W16];[.$B$17]*[$seno.W17];[.$B$18]*[$seno.W18];[.$B$19]*[$seno.W19];[.$B$20]*[$seno.W20];[.$B$21]*[$seno.W21];[.$B$22]*[$seno.W22];[.$B$23]*[$seno.W23];[.$B$24]*[$seno.W24];[.$B$25]*[$seno.W25];[.$B$26]*[$seno.W26];[.$B$27]*[$seno.W27];[.$B$28]*[$seno.W28];[.$B$29]*[$seno.W29];[.$B$30]*[$seno.W30];[.$B$31]*[$seno.W31];[.$B$32]*[$seno.W32];[.$B$33]*[$seno.W33])" office:value-type="float" office:value="-6.66133814775094E-015" calcext:value-type="float">
            <text:p>-6.66133814775094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2*PI()*62.5*[.A24]*(1/[.K24]))" office:value-type="float" office:value="-0.38268343236509" calcext:value-type="float">
            <text:p>-0.38268343236509</text:p>
          </table:table-cell>
          <table:table-cell office:value-type="float" office:value="22" calcext:value-type="float">
            <text:p>22</text:p>
          </table:table-cell>
          <table:table-cell table:formula="of:=SUM([.$B$2]*[$coseno.X2];[.$B$3]*[$coseno.X3];[.$B$4]*[$coseno.X4];[.$B$5]*[$coseno.X5];[.$B$6]*[$coseno.X6];[.$B$7]*[$coseno.X7];[.$B$8]*[$coseno.X8];[.$B$9]*[$coseno.X9];[.$B$10]*[$coseno.X10];[.$B$11]*[$coseno.X11];[.$B$12]*[$coseno.X12];[.$B$13]*[$coseno.X13];[.$B$14]*[$coseno.X14];[.$B$15]*[$coseno.X15];[.$B$16]*[$coseno.X16];[.$B$17]*[$coseno.X17];[.$B$18]*[$coseno.X18];[.$B$19]*[$coseno.X19];[.$B$20]*[$coseno.X20];[.$B$21]*[$coseno.X21];[.$B$22]*[$coseno.X22];[.$B$23]*[$coseno.X23];[.$B$24]*[$coseno.X24];[.$B$25]*[$coseno.X25];[.$B$26]*[$coseno.X26];[.$B$27]*[$coseno.X27];[.$B$28]*[$coseno.X28];[.$B$29]*[$coseno.X29];[.$B$30]*[$coseno.X30];[.$B$31]*[$coseno.X31];[.$B$32]*[$coseno.X32];[.$B$33]*[$coseno.X33])" office:value-type="float" office:value="-0.0000000000000122124532708767" calcext:value-type="float">
            <text:p>-1.22124532708767E-14</text:p>
          </table:table-cell>
          <table:table-cell office:value-type="float" office:value="22" calcext:value-type="float">
            <text:p>22</text:p>
          </table:table-cell>
          <table:table-cell table:formula="of:=SUM([.$B$2]*[$seno.X2];[.$B$3]*[$seno.X3];[.$B$4]*[$seno.X4];[.$B$5]*[$seno.X5];[.$B$6]*[$seno.X6];[.$B$7]*[$seno.X7];[.$B$8]*[$seno.X8];[.$B$9]*[$seno.X9];[.$B$10]*[$seno.X10];[.$B$11]*[$seno.X11];[.$B$12]*[$seno.X12];[.$B$13]*[$seno.X13];[.$B$14]*[$seno.X14];[.$B$15]*[$seno.X15];[.$B$16]*[$seno.X16];[.$B$17]*[$seno.X17];[.$B$18]*[$seno.X18];[.$B$19]*[$seno.X19];[.$B$20]*[$seno.X20];[.$B$21]*[$seno.X21];[.$B$22]*[$seno.X22];[.$B$23]*[$seno.X23];[.$B$24]*[$seno.X24];[.$B$25]*[$seno.X25];[.$B$26]*[$seno.X26];[.$B$27]*[$seno.X27];[.$B$28]*[$seno.X28];[.$B$29]*[$seno.X29];[.$B$30]*[$seno.X30];[.$B$31]*[$seno.X31];[.$B$32]*[$seno.X32];[.$B$33]*[$seno.X33])" office:value-type="float" office:value="0.0000000000000434097202628436" calcext:value-type="float">
            <text:p>4.34097202628436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2*PI()*62.5*[.A25]*(1/[.K25]))" office:value-type="float" office:value="-0.195090322016129" calcext:value-type="float">
            <text:p>-0.195090322016129</text:p>
          </table:table-cell>
          <table:table-cell office:value-type="float" office:value="23" calcext:value-type="float">
            <text:p>23</text:p>
          </table:table-cell>
          <table:table-cell table:formula="of:=SUM([.$B$2]*[$coseno.Y2];[.$B$3]*[$coseno.Y3];[.$B$4]*[$coseno.Y4];[.$B$5]*[$coseno.Y5];[.$B$6]*[$coseno.Y6];[.$B$7]*[$coseno.Y7];[.$B$8]*[$coseno.Y8];[.$B$9]*[$coseno.Y9];[.$B$10]*[$coseno.Y10];[.$B$11]*[$coseno.Y11];[.$B$12]*[$coseno.Y12];[.$B$13]*[$coseno.Y13];[.$B$14]*[$coseno.Y14];[.$B$15]*[$coseno.Y15];[.$B$16]*[$coseno.Y16];[.$B$17]*[$coseno.Y17];[.$B$18]*[$coseno.Y18];[.$B$19]*[$coseno.Y19];[.$B$20]*[$coseno.Y20];[.$B$21]*[$coseno.Y21];[.$B$22]*[$coseno.Y22];[.$B$23]*[$coseno.Y23];[.$B$24]*[$coseno.Y24];[.$B$25]*[$coseno.Y25];[.$B$26]*[$coseno.Y26];[.$B$27]*[$coseno.Y27];[.$B$28]*[$coseno.Y28];[.$B$29]*[$coseno.Y29];[.$B$30]*[$coseno.Y30];[.$B$31]*[$coseno.Y31];[.$B$32]*[$coseno.Y32];[.$B$33]*[$coseno.Y33])" office:value-type="float" office:value="0.0000000000000417721413015215" calcext:value-type="float">
            <text:p>4.17721413015215E-14</text:p>
          </table:table-cell>
          <table:table-cell office:value-type="float" office:value="23" calcext:value-type="float">
            <text:p>23</text:p>
          </table:table-cell>
          <table:table-cell table:formula="of:=SUM([.$B$2]*[$seno.Y2];[.$B$3]*[$seno.Y3];[.$B$4]*[$seno.Y4];[.$B$5]*[$seno.Y5];[.$B$6]*[$seno.Y6];[.$B$7]*[$seno.Y7];[.$B$8]*[$seno.Y8];[.$B$9]*[$seno.Y9];[.$B$10]*[$seno.Y10];[.$B$11]*[$seno.Y11];[.$B$12]*[$seno.Y12];[.$B$13]*[$seno.Y13];[.$B$14]*[$seno.Y14];[.$B$15]*[$seno.Y15];[.$B$16]*[$seno.Y16];[.$B$17]*[$seno.Y17];[.$B$18]*[$seno.Y18];[.$B$19]*[$seno.Y19];[.$B$20]*[$seno.Y20];[.$B$21]*[$seno.Y21];[.$B$22]*[$seno.Y22];[.$B$23]*[$seno.Y23];[.$B$24]*[$seno.Y24];[.$B$25]*[$seno.Y25];[.$B$26]*[$seno.Y26];[.$B$27]*[$seno.Y27];[.$B$28]*[$seno.Y28];[.$B$29]*[$seno.Y29];[.$B$30]*[$seno.Y30];[.$B$31]*[$seno.Y31];[.$B$32]*[$seno.Y32];[.$B$33]*[$seno.Y33])" office:value-type="float" office:value="0.0000000000000430766533554561" calcext:value-type="float">
            <text:p>4.30766533554561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2*PI()*62.5*[.A26]*(1/[.K26]))" office:value-type="float" office:value="-1.83697019872103E-016" calcext:value-type="float">
            <text:p>-1.83697019872103E-16</text:p>
          </table:table-cell>
          <table:table-cell office:value-type="float" office:value="24" calcext:value-type="float">
            <text:p>24</text:p>
          </table:table-cell>
          <table:table-cell table:formula="of:=SUM([.$B$2]*[$coseno.Z2];[.$B$3]*[$coseno.Z3];[.$B$4]*[$coseno.Z4];[.$B$5]*[$coseno.Z5];[.$B$6]*[$coseno.Z6];[.$B$7]*[$coseno.Z7];[.$B$8]*[$coseno.Z8];[.$B$9]*[$coseno.Z9];[.$B$10]*[$coseno.Z10];[.$B$11]*[$coseno.Z11];[.$B$12]*[$coseno.Z12];[.$B$13]*[$coseno.Z13];[.$B$14]*[$coseno.Z14];[.$B$15]*[$coseno.Z15];[.$B$16]*[$coseno.Z16];[.$B$17]*[$coseno.Z17];[.$B$18]*[$coseno.Z18];[.$B$19]*[$coseno.Z19];[.$B$20]*[$coseno.Z20];[.$B$21]*[$coseno.Z21];[.$B$22]*[$coseno.Z22];[.$B$23]*[$coseno.Z23];[.$B$24]*[$coseno.Z24];[.$B$25]*[$coseno.Z25];[.$B$26]*[$coseno.Z26];[.$B$27]*[$coseno.Z27];[.$B$28]*[$coseno.Z28];[.$B$29]*[$coseno.Z29];[.$B$30]*[$coseno.Z30];[.$B$31]*[$coseno.Z31];[.$B$32]*[$coseno.Z32];[.$B$33]*[$coseno.Z33])" office:value-type="float" office:value="-0.0000000000000288486072209855" calcext:value-type="float">
            <text:p>-2.88486072209855E-14</text:p>
          </table:table-cell>
          <table:table-cell office:value-type="float" office:value="24" calcext:value-type="float">
            <text:p>24</text:p>
          </table:table-cell>
          <table:table-cell table:formula="of:=SUM([.$B$2]*[$seno.Z2];[.$B$3]*[$seno.Z3];[.$B$4]*[$seno.Z4];[.$B$5]*[$seno.Z5];[.$B$6]*[$seno.Z6];[.$B$7]*[$seno.Z7];[.$B$8]*[$seno.Z8];[.$B$9]*[$seno.Z9];[.$B$10]*[$seno.Z10];[.$B$11]*[$seno.Z11];[.$B$12]*[$seno.Z12];[.$B$13]*[$seno.Z13];[.$B$14]*[$seno.Z14];[.$B$15]*[$seno.Z15];[.$B$16]*[$seno.Z16];[.$B$17]*[$seno.Z17];[.$B$18]*[$seno.Z18];[.$B$19]*[$seno.Z19];[.$B$20]*[$seno.Z20];[.$B$21]*[$seno.Z21];[.$B$22]*[$seno.Z22];[.$B$23]*[$seno.Z23];[.$B$24]*[$seno.Z24];[.$B$25]*[$seno.Z25];[.$B$26]*[$seno.Z26];[.$B$27]*[$seno.Z27];[.$B$28]*[$seno.Z28];[.$B$29]*[$seno.Z29];[.$B$30]*[$seno.Z30];[.$B$31]*[$seno.Z31];[.$B$32]*[$seno.Z32];[.$B$33]*[$seno.Z33])" office:value-type="float" office:value="0.0000000000000263122856836162" calcext:value-type="float">
            <text:p>2.63122856836162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2*PI()*62.5*[.A27]*(1/[.K27]))" office:value-type="float" office:value="0.195090322016127" calcext:value-type="float">
            <text:p>0.195090322016127</text:p>
          </table:table-cell>
          <table:table-cell office:value-type="float" office:value="25" calcext:value-type="float">
            <text:p>25</text:p>
          </table:table-cell>
          <table:table-cell table:formula="of:=SUM([.$B$2]*[$coseno.AA2];[.$B$3]*[$coseno.AA3];[.$B$4]*[$coseno.AA4];[.$B$5]*[$coseno.AA5];[.$B$6]*[$coseno.AA6];[.$B$7]*[$coseno.AA7];[.$B$8]*[$coseno.AA8];[.$B$9]*[$coseno.AA9];[.$B$10]*[$coseno.AA10];[.$B$11]*[$coseno.AA11];[.$B$12]*[$coseno.AA12];[.$B$13]*[$coseno.AA13];[.$B$14]*[$coseno.AA14];[.$B$15]*[$coseno.AA15];[.$B$16]*[$coseno.AA16];[.$B$17]*[$coseno.AA17];[.$B$18]*[$coseno.AA18];[.$B$19]*[$coseno.AA19];[.$B$20]*[$coseno.AA20];[.$B$21]*[$coseno.AA21];[.$B$22]*[$coseno.AA22];[.$B$23]*[$coseno.AA23];[.$B$24]*[$coseno.AA24];[.$B$25]*[$coseno.AA25];[.$B$26]*[$coseno.AA26];[.$B$27]*[$coseno.AA27];[.$B$28]*[$coseno.AA28];[.$B$29]*[$coseno.AA29];[.$B$30]*[$coseno.AA30];[.$B$31]*[$coseno.AA31];[.$B$32]*[$coseno.AA32];[.$B$33]*[$coseno.AA33])" office:value-type="float" office:value="0.0000000000000207334149848748" calcext:value-type="float">
            <text:p>2.07334149848748E-14</text:p>
          </table:table-cell>
          <table:table-cell office:value-type="float" office:value="25" calcext:value-type="float">
            <text:p>25</text:p>
          </table:table-cell>
          <table:table-cell table:formula="of:=SUM([.$B$2]*[$seno.AA2];[.$B$3]*[$seno.AA3];[.$B$4]*[$seno.AA4];[.$B$5]*[$seno.AA5];[.$B$6]*[$seno.AA6];[.$B$7]*[$seno.AA7];[.$B$8]*[$seno.AA8];[.$B$9]*[$seno.AA9];[.$B$10]*[$seno.AA10];[.$B$11]*[$seno.AA11];[.$B$12]*[$seno.AA12];[.$B$13]*[$seno.AA13];[.$B$14]*[$seno.AA14];[.$B$15]*[$seno.AA15];[.$B$16]*[$seno.AA16];[.$B$17]*[$seno.AA17];[.$B$18]*[$seno.AA18];[.$B$19]*[$seno.AA19];[.$B$20]*[$seno.AA20];[.$B$21]*[$seno.AA21];[.$B$22]*[$seno.AA22];[.$B$23]*[$seno.AA23];[.$B$24]*[$seno.AA24];[.$B$25]*[$seno.AA25];[.$B$26]*[$seno.AA26];[.$B$27]*[$seno.AA27];[.$B$28]*[$seno.AA28];[.$B$29]*[$seno.AA29];[.$B$30]*[$seno.AA30];[.$B$31]*[$seno.AA31];[.$B$32]*[$seno.AA32];[.$B$33]*[$seno.AA33])" office:value-type="float" office:value="0.0000000000000109912079437891" calcext:value-type="float">
            <text:p>1.09912079437891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2*PI()*62.5*[.A28]*(1/[.K28]))" office:value-type="float" office:value="0.382683432365089" calcext:value-type="float">
            <text:p>0.382683432365089</text:p>
          </table:table-cell>
          <table:table-cell office:value-type="float" office:value="26" calcext:value-type="float">
            <text:p>26</text:p>
          </table:table-cell>
          <table:table-cell table:formula="of:=SUM([.$B$2]*[$coseno.AB2];[.$B$3]*[$coseno.AB3];[.$B$4]*[$coseno.AB4];[.$B$5]*[$coseno.AB5];[.$B$6]*[$coseno.AB6];[.$B$7]*[$coseno.AB7];[.$B$8]*[$coseno.AB8];[.$B$9]*[$coseno.AB9];[.$B$10]*[$coseno.AB10];[.$B$11]*[$coseno.AB11];[.$B$12]*[$coseno.AB12];[.$B$13]*[$coseno.AB13];[.$B$14]*[$coseno.AB14];[.$B$15]*[$coseno.AB15];[.$B$16]*[$coseno.AB16];[.$B$17]*[$coseno.AB17];[.$B$18]*[$coseno.AB18];[.$B$19]*[$coseno.AB19];[.$B$20]*[$coseno.AB20];[.$B$21]*[$coseno.AB21];[.$B$22]*[$coseno.AB22];[.$B$23]*[$coseno.AB23];[.$B$24]*[$coseno.AB24];[.$B$25]*[$coseno.AB25];[.$B$26]*[$coseno.AB26];[.$B$27]*[$coseno.AB27];[.$B$28]*[$coseno.AB28];[.$B$29]*[$coseno.AB29];[.$B$30]*[$coseno.AB30];[.$B$31]*[$coseno.AB31];[.$B$32]*[$coseno.AB32];[.$B$33]*[$coseno.AB33])" office:value-type="float" office:value="8.21565038222616E-015" calcext:value-type="float">
            <text:p>8.21565038222616E-15</text:p>
          </table:table-cell>
          <table:table-cell office:value-type="float" office:value="26" calcext:value-type="float">
            <text:p>26</text:p>
          </table:table-cell>
          <table:table-cell table:formula="of:=SUM([.$B$2]*[$seno.AB2];[.$B$3]*[$seno.AB3];[.$B$4]*[$seno.AB4];[.$B$5]*[$seno.AB5];[.$B$6]*[$seno.AB6];[.$B$7]*[$seno.AB7];[.$B$8]*[$seno.AB8];[.$B$9]*[$seno.AB9];[.$B$10]*[$seno.AB10];[.$B$11]*[$seno.AB11];[.$B$12]*[$seno.AB12];[.$B$13]*[$seno.AB13];[.$B$14]*[$seno.AB14];[.$B$15]*[$seno.AB15];[.$B$16]*[$seno.AB16];[.$B$17]*[$seno.AB17];[.$B$18]*[$seno.AB18];[.$B$19]*[$seno.AB19];[.$B$20]*[$seno.AB20];[.$B$21]*[$seno.AB21];[.$B$22]*[$seno.AB22];[.$B$23]*[$seno.AB23];[.$B$24]*[$seno.AB24];[.$B$25]*[$seno.AB25];[.$B$26]*[$seno.AB26];[.$B$27]*[$seno.AB27];[.$B$28]*[$seno.AB28];[.$B$29]*[$seno.AB29];[.$B$30]*[$seno.AB30];[.$B$31]*[$seno.AB31];[.$B$32]*[$seno.AB32];[.$B$33]*[$seno.AB33])" office:value-type="float" office:value="4.77395900588817E-015" calcext:value-type="float">
            <text:p>4.77395900588817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2*PI()*62.5*[.A29]*(1/[.K29]))" office:value-type="float" office:value="0.555570233019602" calcext:value-type="float">
            <text:p>0.555570233019602</text:p>
          </table:table-cell>
          <table:table-cell office:value-type="float" office:value="27" calcext:value-type="float">
            <text:p>27</text:p>
          </table:table-cell>
          <table:table-cell table:formula="of:=SUM([.$B$2]*[$coseno.AC2];[.$B$3]*[$coseno.AC3];[.$B$4]*[$coseno.AC4];[.$B$5]*[$coseno.AC5];[.$B$6]*[$coseno.AC6];[.$B$7]*[$coseno.AC7];[.$B$8]*[$coseno.AC8];[.$B$9]*[$coseno.AC9];[.$B$10]*[$coseno.AC10];[.$B$11]*[$coseno.AC11];[.$B$12]*[$coseno.AC12];[.$B$13]*[$coseno.AC13];[.$B$14]*[$coseno.AC14];[.$B$15]*[$coseno.AC15];[.$B$16]*[$coseno.AC16];[.$B$17]*[$coseno.AC17];[.$B$18]*[$coseno.AC18];[.$B$19]*[$coseno.AC19];[.$B$20]*[$coseno.AC20];[.$B$21]*[$coseno.AC21];[.$B$22]*[$coseno.AC22];[.$B$23]*[$coseno.AC23];[.$B$24]*[$coseno.AC24];[.$B$25]*[$coseno.AC25];[.$B$26]*[$coseno.AC26];[.$B$27]*[$coseno.AC27];[.$B$28]*[$coseno.AC28];[.$B$29]*[$coseno.AC29];[.$B$30]*[$coseno.AC30];[.$B$31]*[$coseno.AC31];[.$B$32]*[$coseno.AC32];[.$B$33]*[$coseno.AC33])" office:value-type="float" office:value="0.0000000000000153210777398272" calcext:value-type="float">
            <text:p>1.53210777398272E-14</text:p>
          </table:table-cell>
          <table:table-cell office:value-type="float" office:value="27" calcext:value-type="float">
            <text:p>27</text:p>
          </table:table-cell>
          <table:table-cell table:formula="of:=SUM([.$B$2]*[$seno.AC2];[.$B$3]*[$seno.AC3];[.$B$4]*[$seno.AC4];[.$B$5]*[$seno.AC5];[.$B$6]*[$seno.AC6];[.$B$7]*[$seno.AC7];[.$B$8]*[$seno.AC8];[.$B$9]*[$seno.AC9];[.$B$10]*[$seno.AC10];[.$B$11]*[$seno.AC11];[.$B$12]*[$seno.AC12];[.$B$13]*[$seno.AC13];[.$B$14]*[$seno.AC14];[.$B$15]*[$seno.AC15];[.$B$16]*[$seno.AC16];[.$B$17]*[$seno.AC17];[.$B$18]*[$seno.AC18];[.$B$19]*[$seno.AC19];[.$B$20]*[$seno.AC20];[.$B$21]*[$seno.AC21];[.$B$22]*[$seno.AC22];[.$B$23]*[$seno.AC23];[.$B$24]*[$seno.AC24];[.$B$25]*[$seno.AC25];[.$B$26]*[$seno.AC26];[.$B$27]*[$seno.AC27];[.$B$28]*[$seno.AC28];[.$B$29]*[$seno.AC29];[.$B$30]*[$seno.AC30];[.$B$31]*[$seno.AC31];[.$B$32]*[$seno.AC32];[.$B$33]*[$seno.AC33])" office:value-type="float" office:value="3.33066907387547E-015" calcext:value-type="float">
            <text:p>3.33066907387547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2*PI()*62.5*[.A30]*(1/[.K30]))" office:value-type="float" office:value="0.707106781186547" calcext:value-type="float">
            <text:p>0.707106781186547</text:p>
          </table:table-cell>
          <table:table-cell office:value-type="float" office:value="28" calcext:value-type="float">
            <text:p>28</text:p>
          </table:table-cell>
          <table:table-cell table:formula="of:=SUM([.$B$2]*[$coseno.AD2];[.$B$3]*[$coseno.AD3];[.$B$4]*[$coseno.AD4];[.$B$5]*[$coseno.AD5];[.$B$6]*[$coseno.AD6];[.$B$7]*[$coseno.AD7];[.$B$8]*[$coseno.AD8];[.$B$9]*[$coseno.AD9];[.$B$10]*[$coseno.AD10];[.$B$11]*[$coseno.AD11];[.$B$12]*[$coseno.AD12];[.$B$13]*[$coseno.AD13];[.$B$14]*[$coseno.AD14];[.$B$15]*[$coseno.AD15];[.$B$16]*[$coseno.AD16];[.$B$17]*[$coseno.AD17];[.$B$18]*[$coseno.AD18];[.$B$19]*[$coseno.AD19];[.$B$20]*[$coseno.AD20];[.$B$21]*[$coseno.AD21];[.$B$22]*[$coseno.AD22];[.$B$23]*[$coseno.AD23];[.$B$24]*[$coseno.AD24];[.$B$25]*[$coseno.AD25];[.$B$26]*[$coseno.AD26];[.$B$27]*[$coseno.AD27];[.$B$28]*[$coseno.AD28];[.$B$29]*[$coseno.AD29];[.$B$30]*[$coseno.AD30];[.$B$31]*[$coseno.AD31];[.$B$32]*[$coseno.AD32];[.$B$33]*[$coseno.AD33])" office:value-type="float" office:value="0.0000000000000314193115968919" calcext:value-type="float">
            <text:p>3.14193115968919E-14</text:p>
          </table:table-cell>
          <table:table-cell office:value-type="float" office:value="28" calcext:value-type="float">
            <text:p>28</text:p>
          </table:table-cell>
          <table:table-cell table:formula="of:=SUM([.$B$2]*[$seno.AD2];[.$B$3]*[$seno.AD3];[.$B$4]*[$seno.AD4];[.$B$5]*[$seno.AD5];[.$B$6]*[$seno.AD6];[.$B$7]*[$seno.AD7];[.$B$8]*[$seno.AD8];[.$B$9]*[$seno.AD9];[.$B$10]*[$seno.AD10];[.$B$11]*[$seno.AD11];[.$B$12]*[$seno.AD12];[.$B$13]*[$seno.AD13];[.$B$14]*[$seno.AD14];[.$B$15]*[$seno.AD15];[.$B$16]*[$seno.AD16];[.$B$17]*[$seno.AD17];[.$B$18]*[$seno.AD18];[.$B$19]*[$seno.AD19];[.$B$20]*[$seno.AD20];[.$B$21]*[$seno.AD21];[.$B$22]*[$seno.AD22];[.$B$23]*[$seno.AD23];[.$B$24]*[$seno.AD24];[.$B$25]*[$seno.AD25];[.$B$26]*[$seno.AD26];[.$B$27]*[$seno.AD27];[.$B$28]*[$seno.AD28];[.$B$29]*[$seno.AD29];[.$B$30]*[$seno.AD30];[.$B$31]*[$seno.AD31];[.$B$32]*[$seno.AD32];[.$B$33]*[$seno.AD33])" office:value-type="float" office:value="0.0000000000000146549439250521" calcext:value-type="float">
            <text:p>1.46549439250521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2*PI()*62.5*[.A31]*(1/[.K31]))" office:value-type="float" office:value="0.831469612302545" calcext:value-type="float">
            <text:p>0.831469612302545</text:p>
          </table:table-cell>
          <table:table-cell office:value-type="float" office:value="29" calcext:value-type="float">
            <text:p>29</text:p>
          </table:table-cell>
          <table:table-cell table:formula="of:=SUM([.$B$2]*[$coseno.AE2];[.$B$3]*[$coseno.AE3];[.$B$4]*[$coseno.AE4];[.$B$5]*[$coseno.AE5];[.$B$6]*[$coseno.AE6];[.$B$7]*[$coseno.AE7];[.$B$8]*[$coseno.AE8];[.$B$9]*[$coseno.AE9];[.$B$10]*[$coseno.AE10];[.$B$11]*[$coseno.AE11];[.$B$12]*[$coseno.AE12];[.$B$13]*[$coseno.AE13];[.$B$14]*[$coseno.AE14];[.$B$15]*[$coseno.AE15];[.$B$16]*[$coseno.AE16];[.$B$17]*[$coseno.AE17];[.$B$18]*[$coseno.AE18];[.$B$19]*[$coseno.AE19];[.$B$20]*[$coseno.AE20];[.$B$21]*[$coseno.AE21];[.$B$22]*[$coseno.AE22];[.$B$23]*[$coseno.AE23];[.$B$24]*[$coseno.AE24];[.$B$25]*[$coseno.AE25];[.$B$26]*[$coseno.AE26];[.$B$27]*[$coseno.AE27];[.$B$28]*[$coseno.AE28];[.$B$29]*[$coseno.AE29];[.$B$30]*[$coseno.AE30];[.$B$31]*[$coseno.AE31];[.$B$32]*[$coseno.AE32];[.$B$33]*[$coseno.AE33])" office:value-type="float" office:value="0.0000000000000325295346215171" calcext:value-type="float">
            <text:p>3.25295346215171E-14</text:p>
          </table:table-cell>
          <table:table-cell office:value-type="float" office:value="29" calcext:value-type="float">
            <text:p>29</text:p>
          </table:table-cell>
          <table:table-cell table:formula="of:=SUM([.$B$2]*[$seno.AE2];[.$B$3]*[$seno.AE3];[.$B$4]*[$seno.AE4];[.$B$5]*[$seno.AE5];[.$B$6]*[$seno.AE6];[.$B$7]*[$seno.AE7];[.$B$8]*[$seno.AE8];[.$B$9]*[$seno.AE9];[.$B$10]*[$seno.AE10];[.$B$11]*[$seno.AE11];[.$B$12]*[$seno.AE12];[.$B$13]*[$seno.AE13];[.$B$14]*[$seno.AE14];[.$B$15]*[$seno.AE15];[.$B$16]*[$seno.AE16];[.$B$17]*[$seno.AE17];[.$B$18]*[$seno.AE18];[.$B$19]*[$seno.AE19];[.$B$20]*[$seno.AE20];[.$B$21]*[$seno.AE21];[.$B$22]*[$seno.AE22];[.$B$23]*[$seno.AE23];[.$B$24]*[$seno.AE24];[.$B$25]*[$seno.AE25];[.$B$26]*[$seno.AE26];[.$B$27]*[$seno.AE27];[.$B$28]*[$seno.AE28];[.$B$29]*[$seno.AE29];[.$B$30]*[$seno.AE30];[.$B$31]*[$seno.AE31];[.$B$32]*[$seno.AE32];[.$B$33]*[$seno.AE33])" office:value-type="float" office:value="-4.66293670342566E-015" calcext:value-type="float">
            <text:p>-4.66293670342566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2*PI()*62.5*[.A32]*(1/[.K32]))" office:value-type="float" office:value="0.923879532511286" calcext:value-type="float">
            <text:p>0.923879532511286</text:p>
          </table:table-cell>
          <table:table-cell office:value-type="float" office:value="30" calcext:value-type="float">
            <text:p>30</text:p>
          </table:table-cell>
          <table:table-cell table:formula="of:=SUM([.$B$2]*[$coseno.AF2];[.$B$3]*[$coseno.AF3];[.$B$4]*[$coseno.AF4];[.$B$5]*[$coseno.AF5];[.$B$6]*[$coseno.AF6];[.$B$7]*[$coseno.AF7];[.$B$8]*[$coseno.AF8];[.$B$9]*[$coseno.AF9];[.$B$10]*[$coseno.AF10];[.$B$11]*[$coseno.AF11];[.$B$12]*[$coseno.AF12];[.$B$13]*[$coseno.AF13];[.$B$14]*[$coseno.AF14];[.$B$15]*[$coseno.AF15];[.$B$16]*[$coseno.AF16];[.$B$17]*[$coseno.AF17];[.$B$18]*[$coseno.AF18];[.$B$19]*[$coseno.AF19];[.$B$20]*[$coseno.AF20];[.$B$21]*[$coseno.AF21];[.$B$22]*[$coseno.AF22];[.$B$23]*[$coseno.AF23];[.$B$24]*[$coseno.AF24];[.$B$25]*[$coseno.AF25];[.$B$26]*[$coseno.AF26];[.$B$27]*[$coseno.AF27];[.$B$28]*[$coseno.AF28];[.$B$29]*[$coseno.AF29];[.$B$30]*[$coseno.AF30];[.$B$31]*[$coseno.AF31];[.$B$32]*[$coseno.AF32];[.$B$33]*[$coseno.AF33])" office:value-type="float" office:value="0.0000000000000431876756579186" calcext:value-type="float">
            <text:p>4.31876756579186E-14</text:p>
          </table:table-cell>
          <table:table-cell office:value-type="float" office:value="30" calcext:value-type="float">
            <text:p>30</text:p>
          </table:table-cell>
          <table:table-cell table:formula="of:=SUM([.$B$2]*[$seno.AF2];[.$B$3]*[$seno.AF3];[.$B$4]*[$seno.AF4];[.$B$5]*[$seno.AF5];[.$B$6]*[$seno.AF6];[.$B$7]*[$seno.AF7];[.$B$8]*[$seno.AF8];[.$B$9]*[$seno.AF9];[.$B$10]*[$seno.AF10];[.$B$11]*[$seno.AF11];[.$B$12]*[$seno.AF12];[.$B$13]*[$seno.AF13];[.$B$14]*[$seno.AF14];[.$B$15]*[$seno.AF15];[.$B$16]*[$seno.AF16];[.$B$17]*[$seno.AF17];[.$B$18]*[$seno.AF18];[.$B$19]*[$seno.AF19];[.$B$20]*[$seno.AF20];[.$B$21]*[$seno.AF21];[.$B$22]*[$seno.AF22];[.$B$23]*[$seno.AF23];[.$B$24]*[$seno.AF24];[.$B$25]*[$seno.AF25];[.$B$26]*[$seno.AF26];[.$B$27]*[$seno.AF27];[.$B$28]*[$seno.AF28];[.$B$29]*[$seno.AF29];[.$B$30]*[$seno.AF30];[.$B$31]*[$seno.AF31];[.$B$32]*[$seno.AF32];[.$B$33]*[$seno.AF33])" office:value-type="float" office:value="-9.43689570931383E-015" calcext:value-type="float">
            <text:p>-9.43689570931383E-1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2*PI()*62.5*[.A33]*(1/[.K33]))" office:value-type="float" office:value="0.98078528040323" calcext:value-type="float">
            <text:p>0.98078528040323</text:p>
          </table:table-cell>
          <table:table-cell office:value-type="float" office:value="31" calcext:value-type="float">
            <text:p>31</text:p>
          </table:table-cell>
          <table:table-cell table:formula="of:=SUM([.$B$2]*[$coseno.AG2];[.$B$3]*[$coseno.AG3];[.$B$4]*[$coseno.AG4];[.$B$5]*[$coseno.AG5];[.$B$6]*[$coseno.AG6];[.$B$7]*[$coseno.AG7];[.$B$8]*[$coseno.AG8];[.$B$9]*[$coseno.AG9];[.$B$10]*[$coseno.AG10];[.$B$11]*[$coseno.AG11];[.$B$12]*[$coseno.AG12];[.$B$13]*[$coseno.AG13];[.$B$14]*[$coseno.AG14];[.$B$15]*[$coseno.AG15];[.$B$16]*[$coseno.AG16];[.$B$17]*[$coseno.AG17];[.$B$18]*[$coseno.AG18];[.$B$19]*[$coseno.AG19];[.$B$20]*[$coseno.AG20];[.$B$21]*[$coseno.AG21];[.$B$22]*[$coseno.AG22];[.$B$23]*[$coseno.AG23];[.$B$24]*[$coseno.AG24];[.$B$25]*[$coseno.AG25];[.$B$26]*[$coseno.AG26];[.$B$27]*[$coseno.AG27];[.$B$28]*[$coseno.AG28];[.$B$29]*[$coseno.AG29];[.$B$30]*[$coseno.AG30];[.$B$31]*[$coseno.AG31];[.$B$32]*[$coseno.AG32];[.$B$33]*[$coseno.AG33]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SUM([.$B$2]*[$seno.AG2];[.$B$3]*[$seno.AG3];[.$B$4]*[$seno.AG4];[.$B$5]*[$seno.AG5];[.$B$6]*[$seno.AG6];[.$B$7]*[$seno.AG7];[.$B$8]*[$seno.AG8];[.$B$9]*[$seno.AG9];[.$B$10]*[$seno.AG10];[.$B$11]*[$seno.AG11];[.$B$12]*[$seno.AG12];[.$B$13]*[$seno.AG13];[.$B$14]*[$seno.AG14];[.$B$15]*[$seno.AG15];[.$B$16]*[$seno.AG16];[.$B$17]*[$seno.AG17];[.$B$18]*[$seno.AG18];[.$B$19]*[$seno.AG19];[.$B$20]*[$seno.AG20];[.$B$21]*[$seno.AG21];[.$B$22]*[$seno.AG22];[.$B$23]*[$seno.AG23];[.$B$24]*[$seno.AG24];[.$B$25]*[$seno.AG25];[.$B$26]*[$seno.AG26];[.$B$27]*[$seno.AG27];[.$B$28]*[$seno.AG28];[.$B$29]*[$seno.AG29];[.$B$30]*[$seno.AG30];[.$B$31]*[$seno.AG31];[.$B$32]*[$seno.AG32];[.$B$33]*[$seno.AG33])" office:value-type="float" office:value="-0.0000000000000677513600777502" calcext:value-type="float">
            <text:p>-6.77513600777502E-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coseno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K / 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2*PI()*[.A2]*[.$B$1]/[.AI2])" office:value-type="float" office:value="1" calcext:value-type="float">
            <text:p>1</text:p>
          </table:table-cell>
          <table:table-cell table:formula="of:=COS(2*PI()*[.A2]*[.$C$1]/[.$AI$2])" office:value-type="float" office:value="1" calcext:value-type="float">
            <text:p>1</text:p>
          </table:table-cell>
          <table:table-cell table:formula="of:=COS(2*PI()*[.A2]*[.$D$1]/[.$AI$2])" office:value-type="float" office:value="1" calcext:value-type="float">
            <text:p>1</text:p>
          </table:table-cell>
          <table:table-cell table:formula="of:=COS(2*PI()*[.A2]*[.$E$1]/[.$AI$2])" office:value-type="float" office:value="1" calcext:value-type="float">
            <text:p>1</text:p>
          </table:table-cell>
          <table:table-cell table:formula="of:=COS(2*PI()*[.$A$2]*[.$F$1]/[.$AI$2])" office:value-type="float" office:value="1" calcext:value-type="float">
            <text:p>1</text:p>
          </table:table-cell>
          <table:table-cell table:formula="of:=COS(2*PI()*[.A2]*[.$G$1]/[.$AI$2])" office:value-type="float" office:value="1" calcext:value-type="float">
            <text:p>1</text:p>
          </table:table-cell>
          <table:table-cell table:formula="of:=COS(2*PI()*[.A2]*[.$H$1]/[.$AI$2])" office:value-type="float" office:value="1" calcext:value-type="float">
            <text:p>1</text:p>
          </table:table-cell>
          <table:table-cell table:formula="of:=COS(2*PI()*[.A2]*[.$I$1]/[.$AI$2])" office:value-type="float" office:value="1" calcext:value-type="float">
            <text:p>1</text:p>
          </table:table-cell>
          <table:table-cell table:formula="of:=COS(2*PI()*[.A2]*[.$J$1]/[.$AI$2])" office:value-type="float" office:value="1" calcext:value-type="float">
            <text:p>1</text:p>
          </table:table-cell>
          <table:table-cell table:formula="of:=COS(2*PI()*[.A2]*[.$K$1]/[.$AI$2])" office:value-type="float" office:value="1" calcext:value-type="float">
            <text:p>1</text:p>
          </table:table-cell>
          <table:table-cell table:formula="of:=COS(2*PI()*[.A2]*[.$L$1]/[.$AI$2])" office:value-type="float" office:value="1" calcext:value-type="float">
            <text:p>1</text:p>
          </table:table-cell>
          <table:table-cell table:formula="of:=COS(2*PI()*[.A2]*[.$M$1]/[.$AI$2])" office:value-type="float" office:value="1" calcext:value-type="float">
            <text:p>1</text:p>
          </table:table-cell>
          <table:table-cell table:formula="of:=COS(2*PI()*[.A2]*[.$N$1]/[.$AI$2])" office:value-type="float" office:value="1" calcext:value-type="float">
            <text:p>1</text:p>
          </table:table-cell>
          <table:table-cell table:formula="of:=COS(2*PI()*[.A2]*[.$O$1]/[.$AI$2])" office:value-type="float" office:value="1" calcext:value-type="float">
            <text:p>1</text:p>
          </table:table-cell>
          <table:table-cell table:formula="of:=COS(2*PI()*[.A2]*[.$P$1]/[.$AI$2])" office:value-type="float" office:value="1" calcext:value-type="float">
            <text:p>1</text:p>
          </table:table-cell>
          <table:table-cell table:formula="of:=COS(2*PI()*[.A2]*[.$Q$1]/[.$AI$2])" office:value-type="float" office:value="1" calcext:value-type="float">
            <text:p>1</text:p>
          </table:table-cell>
          <table:table-cell table:formula="of:=COS(2*PI()*[.A2]*[.$R$1]/[.$AI$2])" office:value-type="float" office:value="1" calcext:value-type="float">
            <text:p>1</text:p>
          </table:table-cell>
          <table:table-cell table:formula="of:=COS(2*PI()*[.A2]*[.$S$1]/[.$AI$2])" office:value-type="float" office:value="1" calcext:value-type="float">
            <text:p>1</text:p>
          </table:table-cell>
          <table:table-cell table:formula="of:=COS(2*PI()*[.A2]*[.$T$1]/[.$AI$2])" office:value-type="float" office:value="1" calcext:value-type="float">
            <text:p>1</text:p>
          </table:table-cell>
          <table:table-cell table:formula="of:=COS(2*PI()*[.A2]*[.$U$1]/[.$AI$2])" office:value-type="float" office:value="1" calcext:value-type="float">
            <text:p>1</text:p>
          </table:table-cell>
          <table:table-cell table:formula="of:=COS(2*PI()*[.A2]*[.$V$1]/[.$AI$2])" office:value-type="float" office:value="1" calcext:value-type="float">
            <text:p>1</text:p>
          </table:table-cell>
          <table:table-cell table:formula="of:=COS(2*PI()*[.A2]*[.$W$1]/[.$AI$2])" office:value-type="float" office:value="1" calcext:value-type="float">
            <text:p>1</text:p>
          </table:table-cell>
          <table:table-cell table:formula="of:=COS(2*PI()*[.A2]*[.$X$1]/[.$AI$2])" office:value-type="float" office:value="1" calcext:value-type="float">
            <text:p>1</text:p>
          </table:table-cell>
          <table:table-cell table:formula="of:=COS(2*PI()*[.A2]*[.$Y$1]/[.$AI$2])" office:value-type="float" office:value="1" calcext:value-type="float">
            <text:p>1</text:p>
          </table:table-cell>
          <table:table-cell table:formula="of:=COS(2*PI()*[.A2]*[.$Z$1]/[.$AI$2])" office:value-type="float" office:value="1" calcext:value-type="float">
            <text:p>1</text:p>
          </table:table-cell>
          <table:table-cell table:formula="of:=COS(2*PI()*[.A2]*[.$AA$1]/[.$AI$2])" office:value-type="float" office:value="1" calcext:value-type="float">
            <text:p>1</text:p>
          </table:table-cell>
          <table:table-cell table:formula="of:=COS(2*PI()*[.A2]*[.$AB$1]/[.$AI$2])" office:value-type="float" office:value="1" calcext:value-type="float">
            <text:p>1</text:p>
          </table:table-cell>
          <table:table-cell table:formula="of:=COS(2*PI()*[.A2]*[.$AC$1]/[.$AI$2])" office:value-type="float" office:value="1" calcext:value-type="float">
            <text:p>1</text:p>
          </table:table-cell>
          <table:table-cell table:formula="of:=COS(2*PI()*[.A2]*[.$AD$1]/[.$AI$2])" office:value-type="float" office:value="1" calcext:value-type="float">
            <text:p>1</text:p>
          </table:table-cell>
          <table:table-cell table:formula="of:=COS(2*PI()*[.A2]*[.$AE$1]/[.$AI$2])" office:value-type="float" office:value="1" calcext:value-type="float">
            <text:p>1</text:p>
          </table:table-cell>
          <table:table-cell table:formula="of:=COS(2*PI()*[.A2]*[.$AF$1]/[.$AI$2])" office:value-type="float" office:value="1" calcext:value-type="float">
            <text:p>1</text:p>
          </table:table-cell>
          <table:table-cell table:formula="of:=COS(2*PI()*[.A2]*[.$AG$1]/[.$AI$2]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2*PI()*[.A3]*[.$B$1]/[.AI3])" office:value-type="float" office:value="1" calcext:value-type="float">
            <text:p>1</text:p>
          </table:table-cell>
          <table:table-cell table:formula="of:=COS(2*PI()*[.A3]*[.$C$1]/[.$AI$2])" office:value-type="float" office:value="0.98078528040323" calcext:value-type="float">
            <text:p>0.98078528040323</text:p>
          </table:table-cell>
          <table:table-cell table:formula="of:=COS(2*PI()*[.A3]*[.$D$1]/[.$AI$2])" office:value-type="float" office:value="0.923879532511287" calcext:value-type="float">
            <text:p>0.923879532511287</text:p>
          </table:table-cell>
          <table:table-cell table:formula="of:=COS(2*PI()*[.A3]*[.$E$1]/[.$AI$2])" office:value-type="float" office:value="0.831469612302545" calcext:value-type="float">
            <text:p>0.831469612302545</text:p>
          </table:table-cell>
          <table:table-cell table:formula="of:=COS(2*PI()*[.A3]*[.$F$1]/[.$AI$2])" office:value-type="float" office:value="0.707106781186548" calcext:value-type="float">
            <text:p>0.707106781186548</text:p>
          </table:table-cell>
          <table:table-cell table:formula="of:=COS(2*PI()*[.A3]*[.$G$1]/[.$AI$2])" office:value-type="float" office:value="0.555570233019602" calcext:value-type="float">
            <text:p>0.555570233019602</text:p>
          </table:table-cell>
          <table:table-cell table:formula="of:=COS(2*PI()*[.A3]*[.$H$1]/[.$AI$2])" office:value-type="float" office:value="0.38268343236509" calcext:value-type="float">
            <text:p>0.38268343236509</text:p>
          </table:table-cell>
          <table:table-cell table:formula="of:=COS(2*PI()*[.A3]*[.$I$1]/[.$AI$2])" office:value-type="float" office:value="0.195090322016128" calcext:value-type="float">
            <text:p>0.195090322016128</text:p>
          </table:table-cell>
          <table:table-cell table:formula="of:=COS(2*PI()*[.A3]*[.$J$1]/[.$AI$2])" office:value-type="float" office:value="6.12323399573677E-017" calcext:value-type="float">
            <text:p>6.12323399573677E-17</text:p>
          </table:table-cell>
          <table:table-cell table:formula="of:=COS(2*PI()*[.A3]*[.$K$1]/[.$AI$2])" office:value-type="float" office:value="-0.195090322016128" calcext:value-type="float">
            <text:p>-0.195090322016128</text:p>
          </table:table-cell>
          <table:table-cell table:formula="of:=COS(2*PI()*[.A3]*[.$L$1]/[.$AI$2])" office:value-type="float" office:value="-0.38268343236509" calcext:value-type="float">
            <text:p>-0.38268343236509</text:p>
          </table:table-cell>
          <table:table-cell table:formula="of:=COS(2*PI()*[.A3]*[.$M$1]/[.$AI$2])" office:value-type="float" office:value="-0.555570233019602" calcext:value-type="float">
            <text:p>-0.555570233019602</text:p>
          </table:table-cell>
          <table:table-cell table:formula="of:=COS(2*PI()*[.A3]*[.$N$1]/[.$AI$2])" office:value-type="float" office:value="-0.707106781186547" calcext:value-type="float">
            <text:p>-0.707106781186547</text:p>
          </table:table-cell>
          <table:table-cell table:formula="of:=COS(2*PI()*[.A3]*[.$O$1]/[.$AI$2])" office:value-type="float" office:value="-0.831469612302545" calcext:value-type="float">
            <text:p>-0.831469612302545</text:p>
          </table:table-cell>
          <table:table-cell table:formula="of:=COS(2*PI()*[.A3]*[.$P$1]/[.$AI$2])" office:value-type="float" office:value="-0.923879532511287" calcext:value-type="float">
            <text:p>-0.923879532511287</text:p>
          </table:table-cell>
          <table:table-cell table:formula="of:=COS(2*PI()*[.A3]*[.$Q$1]/[.$AI$2])" office:value-type="float" office:value="-0.98078528040323" calcext:value-type="float">
            <text:p>-0.98078528040323</text:p>
          </table:table-cell>
          <table:table-cell table:formula="of:=COS(2*PI()*[.A3]*[.$R$1]/[.$AI$2])" office:value-type="float" office:value="-1" calcext:value-type="float">
            <text:p>-1</text:p>
          </table:table-cell>
          <table:table-cell table:formula="of:=COS(2*PI()*[.A3]*[.$S$1]/[.$AI$2])" office:value-type="float" office:value="-0.98078528040323" calcext:value-type="float">
            <text:p>-0.98078528040323</text:p>
          </table:table-cell>
          <table:table-cell table:formula="of:=COS(2*PI()*[.A3]*[.$T$1]/[.$AI$2])" office:value-type="float" office:value="-0.923879532511287" calcext:value-type="float">
            <text:p>-0.923879532511287</text:p>
          </table:table-cell>
          <table:table-cell table:formula="of:=COS(2*PI()*[.A3]*[.$U$1]/[.$AI$2])" office:value-type="float" office:value="-0.831469612302545" calcext:value-type="float">
            <text:p>-0.831469612302545</text:p>
          </table:table-cell>
          <table:table-cell table:formula="of:=COS(2*PI()*[.A3]*[.$V$1]/[.$AI$2])" office:value-type="float" office:value="-0.707106781186548" calcext:value-type="float">
            <text:p>-0.707106781186548</text:p>
          </table:table-cell>
          <table:table-cell table:formula="of:=COS(2*PI()*[.A3]*[.$W$1]/[.$AI$2])" office:value-type="float" office:value="-0.555570233019602" calcext:value-type="float">
            <text:p>-0.555570233019602</text:p>
          </table:table-cell>
          <table:table-cell table:formula="of:=COS(2*PI()*[.A3]*[.$X$1]/[.$AI$2])" office:value-type="float" office:value="-0.38268343236509" calcext:value-type="float">
            <text:p>-0.38268343236509</text:p>
          </table:table-cell>
          <table:table-cell table:formula="of:=COS(2*PI()*[.A3]*[.$Y$1]/[.$AI$2])" office:value-type="float" office:value="-0.195090322016129" calcext:value-type="float">
            <text:p>-0.195090322016129</text:p>
          </table:table-cell>
          <table:table-cell table:formula="of:=COS(2*PI()*[.A3]*[.$Z$1]/[.$AI$2])" office:value-type="float" office:value="-1.83697019872103E-016" calcext:value-type="float">
            <text:p>-1.83697019872103E-16</text:p>
          </table:table-cell>
          <table:table-cell table:formula="of:=COS(2*PI()*[.A3]*[.$AA$1]/[.$AI$2])" office:value-type="float" office:value="0.195090322016128" calcext:value-type="float">
            <text:p>0.195090322016128</text:p>
          </table:table-cell>
          <table:table-cell table:formula="of:=COS(2*PI()*[.A3]*[.$AB$1]/[.$AI$2])" office:value-type="float" office:value="0.38268343236509" calcext:value-type="float">
            <text:p>0.38268343236509</text:p>
          </table:table-cell>
          <table:table-cell table:formula="of:=COS(2*PI()*[.A3]*[.$AC$1]/[.$AI$2])" office:value-type="float" office:value="0.555570233019602" calcext:value-type="float">
            <text:p>0.555570233019602</text:p>
          </table:table-cell>
          <table:table-cell table:formula="of:=COS(2*PI()*[.A3]*[.$AD$1]/[.$AI$2])" office:value-type="float" office:value="0.707106781186547" calcext:value-type="float">
            <text:p>0.707106781186547</text:p>
          </table:table-cell>
          <table:table-cell table:formula="of:=COS(2*PI()*[.A3]*[.$AE$1]/[.$AI$2])" office:value-type="float" office:value="0.831469612302545" calcext:value-type="float">
            <text:p>0.831469612302545</text:p>
          </table:table-cell>
          <table:table-cell table:formula="of:=COS(2*PI()*[.A3]*[.$AF$1]/[.$AI$2])" office:value-type="float" office:value="0.923879532511286" calcext:value-type="float">
            <text:p>0.923879532511286</text:p>
          </table:table-cell>
          <table:table-cell table:formula="of:=COS(2*PI()*[.A3]*[.$AG$1]/[.$AI$2])" office:value-type="float" office:value="0.98078528040323" calcext:value-type="float">
            <text:p>0.98078528040323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2*PI()*[.A4]*[.$B$1]/[.AI4])" office:value-type="float" office:value="1" calcext:value-type="float">
            <text:p>1</text:p>
          </table:table-cell>
          <table:table-cell table:formula="of:=COS(2*PI()*[.A4]*[.$C$1]/[.$AI$2])" office:value-type="float" office:value="0.923879532511287" calcext:value-type="float">
            <text:p>0.923879532511287</text:p>
          </table:table-cell>
          <table:table-cell table:formula="of:=COS(2*PI()*[.A4]*[.$D$1]/[.$AI$2])" office:value-type="float" office:value="0.707106781186548" calcext:value-type="float">
            <text:p>0.707106781186548</text:p>
          </table:table-cell>
          <table:table-cell table:formula="of:=COS(2*PI()*[.A4]*[.$E$1]/[.$AI$2])" office:value-type="float" office:value="0.38268343236509" calcext:value-type="float">
            <text:p>0.38268343236509</text:p>
          </table:table-cell>
          <table:table-cell table:formula="of:=COS(2*PI()*[.A4]*[.$F$1]/[.$AI$2])" office:value-type="float" office:value="6.12323399573677E-017" calcext:value-type="float">
            <text:p>6.12323399573677E-17</text:p>
          </table:table-cell>
          <table:table-cell table:formula="of:=COS(2*PI()*[.A4]*[.$G$1]/[.$AI$2])" office:value-type="float" office:value="-0.38268343236509" calcext:value-type="float">
            <text:p>-0.38268343236509</text:p>
          </table:table-cell>
          <table:table-cell table:formula="of:=COS(2*PI()*[.A4]*[.$H$1]/[.$AI$2])" office:value-type="float" office:value="-0.707106781186547" calcext:value-type="float">
            <text:p>-0.707106781186547</text:p>
          </table:table-cell>
          <table:table-cell table:formula="of:=COS(2*PI()*[.A4]*[.$I$1]/[.$AI$2])" office:value-type="float" office:value="-0.923879532511287" calcext:value-type="float">
            <text:p>-0.923879532511287</text:p>
          </table:table-cell>
          <table:table-cell table:formula="of:=COS(2*PI()*[.A4]*[.$J$1]/[.$AI$2])" office:value-type="float" office:value="-1" calcext:value-type="float">
            <text:p>-1</text:p>
          </table:table-cell>
          <table:table-cell table:formula="of:=COS(2*PI()*[.A4]*[.$K$1]/[.$AI$2])" office:value-type="float" office:value="-0.923879532511287" calcext:value-type="float">
            <text:p>-0.923879532511287</text:p>
          </table:table-cell>
          <table:table-cell table:formula="of:=COS(2*PI()*[.A4]*[.$L$1]/[.$AI$2])" office:value-type="float" office:value="-0.707106781186548" calcext:value-type="float">
            <text:p>-0.707106781186548</text:p>
          </table:table-cell>
          <table:table-cell table:formula="of:=COS(2*PI()*[.A4]*[.$M$1]/[.$AI$2])" office:value-type="float" office:value="-0.38268343236509" calcext:value-type="float">
            <text:p>-0.38268343236509</text:p>
          </table:table-cell>
          <table:table-cell table:formula="of:=COS(2*PI()*[.A4]*[.$N$1]/[.$AI$2])" office:value-type="float" office:value="-1.83697019872103E-016" calcext:value-type="float">
            <text:p>-1.83697019872103E-16</text:p>
          </table:table-cell>
          <table:table-cell table:formula="of:=COS(2*PI()*[.A4]*[.$O$1]/[.$AI$2])" office:value-type="float" office:value="0.38268343236509" calcext:value-type="float">
            <text:p>0.38268343236509</text:p>
          </table:table-cell>
          <table:table-cell table:formula="of:=COS(2*PI()*[.A4]*[.$P$1]/[.$AI$2])" office:value-type="float" office:value="0.707106781186547" calcext:value-type="float">
            <text:p>0.707106781186547</text:p>
          </table:table-cell>
          <table:table-cell table:formula="of:=COS(2*PI()*[.A4]*[.$Q$1]/[.$AI$2])" office:value-type="float" office:value="0.923879532511286" calcext:value-type="float">
            <text:p>0.923879532511286</text:p>
          </table:table-cell>
          <table:table-cell table:formula="of:=COS(2*PI()*[.A4]*[.$R$1]/[.$AI$2])" office:value-type="float" office:value="1" calcext:value-type="float">
            <text:p>1</text:p>
          </table:table-cell>
          <table:table-cell table:formula="of:=COS(2*PI()*[.A4]*[.$S$1]/[.$AI$2])" office:value-type="float" office:value="0.923879532511287" calcext:value-type="float">
            <text:p>0.923879532511287</text:p>
          </table:table-cell>
          <table:table-cell table:formula="of:=COS(2*PI()*[.A4]*[.$T$1]/[.$AI$2])" office:value-type="float" office:value="0.707106781186548" calcext:value-type="float">
            <text:p>0.707106781186548</text:p>
          </table:table-cell>
          <table:table-cell table:formula="of:=COS(2*PI()*[.A4]*[.$U$1]/[.$AI$2])" office:value-type="float" office:value="0.38268343236509" calcext:value-type="float">
            <text:p>0.38268343236509</text:p>
          </table:table-cell>
          <table:table-cell table:formula="of:=COS(2*PI()*[.A4]*[.$V$1]/[.$AI$2])" office:value-type="float" office:value="3.06161699786838E-016" calcext:value-type="float">
            <text:p>3.06161699786838E-16</text:p>
          </table:table-cell>
          <table:table-cell table:formula="of:=COS(2*PI()*[.A4]*[.$W$1]/[.$AI$2])" office:value-type="float" office:value="-0.38268343236509" calcext:value-type="float">
            <text:p>-0.38268343236509</text:p>
          </table:table-cell>
          <table:table-cell table:formula="of:=COS(2*PI()*[.A4]*[.$X$1]/[.$AI$2])" office:value-type="float" office:value="-0.707106781186547" calcext:value-type="float">
            <text:p>-0.707106781186547</text:p>
          </table:table-cell>
          <table:table-cell table:formula="of:=COS(2*PI()*[.A4]*[.$Y$1]/[.$AI$2])" office:value-type="float" office:value="-0.923879532511286" calcext:value-type="float">
            <text:p>-0.923879532511286</text:p>
          </table:table-cell>
          <table:table-cell table:formula="of:=COS(2*PI()*[.A4]*[.$Z$1]/[.$AI$2])" office:value-type="float" office:value="-1" calcext:value-type="float">
            <text:p>-1</text:p>
          </table:table-cell>
          <table:table-cell table:formula="of:=COS(2*PI()*[.A4]*[.$AA$1]/[.$AI$2])" office:value-type="float" office:value="-0.923879532511287" calcext:value-type="float">
            <text:p>-0.923879532511287</text:p>
          </table:table-cell>
          <table:table-cell table:formula="of:=COS(2*PI()*[.A4]*[.$AB$1]/[.$AI$2])" office:value-type="float" office:value="-0.707106781186547" calcext:value-type="float">
            <text:p>-0.707106781186547</text:p>
          </table:table-cell>
          <table:table-cell table:formula="of:=COS(2*PI()*[.A4]*[.$AC$1]/[.$AI$2])" office:value-type="float" office:value="-0.382683432365091" calcext:value-type="float">
            <text:p>-0.382683432365091</text:p>
          </table:table-cell>
          <table:table-cell table:formula="of:=COS(2*PI()*[.A4]*[.$AD$1]/[.$AI$2])" office:value-type="float" office:value="-4.28626379701574E-016" calcext:value-type="float">
            <text:p>-4.28626379701574E-16</text:p>
          </table:table-cell>
          <table:table-cell table:formula="of:=COS(2*PI()*[.A4]*[.$AE$1]/[.$AI$2])" office:value-type="float" office:value="0.38268343236509" calcext:value-type="float">
            <text:p>0.38268343236509</text:p>
          </table:table-cell>
          <table:table-cell table:formula="of:=COS(2*PI()*[.A4]*[.$AF$1]/[.$AI$2])" office:value-type="float" office:value="0.707106781186547" calcext:value-type="float">
            <text:p>0.707106781186547</text:p>
          </table:table-cell>
          <table:table-cell table:formula="of:=COS(2*PI()*[.A4]*[.$AG$1]/[.$AI$2])" office:value-type="float" office:value="0.923879532511286" calcext:value-type="float">
            <text:p>0.92387953251128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2*PI()*[.A5]*[.$B$1]/[.AI5])" office:value-type="float" office:value="1" calcext:value-type="float">
            <text:p>1</text:p>
          </table:table-cell>
          <table:table-cell table:formula="of:=COS(2*PI()*[.A5]*[.$C$1]/[.$AI$2])" office:value-type="float" office:value="0.831469612302545" calcext:value-type="float">
            <text:p>0.831469612302545</text:p>
          </table:table-cell>
          <table:table-cell table:formula="of:=COS(2*PI()*[.A5]*[.$D$1]/[.$AI$2])" office:value-type="float" office:value="0.38268343236509" calcext:value-type="float">
            <text:p>0.38268343236509</text:p>
          </table:table-cell>
          <table:table-cell table:formula="of:=COS(2*PI()*[.A5]*[.$E$1]/[.$AI$2])" office:value-type="float" office:value="-0.195090322016128" calcext:value-type="float">
            <text:p>-0.195090322016128</text:p>
          </table:table-cell>
          <table:table-cell table:formula="of:=COS(2*PI()*[.A5]*[.$F$1]/[.$AI$2])" office:value-type="float" office:value="-0.707106781186547" calcext:value-type="float">
            <text:p>-0.707106781186547</text:p>
          </table:table-cell>
          <table:table-cell table:formula="of:=COS(2*PI()*[.A5]*[.$G$1]/[.$AI$2])" office:value-type="float" office:value="-0.98078528040323" calcext:value-type="float">
            <text:p>-0.98078528040323</text:p>
          </table:table-cell>
          <table:table-cell table:formula="of:=COS(2*PI()*[.A5]*[.$H$1]/[.$AI$2])" office:value-type="float" office:value="-0.923879532511287" calcext:value-type="float">
            <text:p>-0.923879532511287</text:p>
          </table:table-cell>
          <table:table-cell table:formula="of:=COS(2*PI()*[.A5]*[.$I$1]/[.$AI$2])" office:value-type="float" office:value="-0.555570233019602" calcext:value-type="float">
            <text:p>-0.555570233019602</text:p>
          </table:table-cell>
          <table:table-cell table:formula="of:=COS(2*PI()*[.A5]*[.$J$1]/[.$AI$2])" office:value-type="float" office:value="-1.83697019872103E-016" calcext:value-type="float">
            <text:p>-1.83697019872103E-16</text:p>
          </table:table-cell>
          <table:table-cell table:formula="of:=COS(2*PI()*[.A5]*[.$K$1]/[.$AI$2])" office:value-type="float" office:value="0.555570233019602" calcext:value-type="float">
            <text:p>0.555570233019602</text:p>
          </table:table-cell>
          <table:table-cell table:formula="of:=COS(2*PI()*[.A5]*[.$L$1]/[.$AI$2])" office:value-type="float" office:value="0.923879532511286" calcext:value-type="float">
            <text:p>0.923879532511286</text:p>
          </table:table-cell>
          <table:table-cell table:formula="of:=COS(2*PI()*[.A5]*[.$M$1]/[.$AI$2])" office:value-type="float" office:value="0.98078528040323" calcext:value-type="float">
            <text:p>0.98078528040323</text:p>
          </table:table-cell>
          <table:table-cell table:formula="of:=COS(2*PI()*[.A5]*[.$N$1]/[.$AI$2])" office:value-type="float" office:value="0.707106781186548" calcext:value-type="float">
            <text:p>0.707106781186548</text:p>
          </table:table-cell>
          <table:table-cell table:formula="of:=COS(2*PI()*[.A5]*[.$O$1]/[.$AI$2])" office:value-type="float" office:value="0.195090322016129" calcext:value-type="float">
            <text:p>0.195090322016129</text:p>
          </table:table-cell>
          <table:table-cell table:formula="of:=COS(2*PI()*[.A5]*[.$P$1]/[.$AI$2])" office:value-type="float" office:value="-0.38268343236509" calcext:value-type="float">
            <text:p>-0.38268343236509</text:p>
          </table:table-cell>
          <table:table-cell table:formula="of:=COS(2*PI()*[.A5]*[.$Q$1]/[.$AI$2])" office:value-type="float" office:value="-0.831469612302545" calcext:value-type="float">
            <text:p>-0.831469612302545</text:p>
          </table:table-cell>
          <table:table-cell table:formula="of:=COS(2*PI()*[.A5]*[.$R$1]/[.$AI$2])" office:value-type="float" office:value="-1" calcext:value-type="float">
            <text:p>-1</text:p>
          </table:table-cell>
          <table:table-cell table:formula="of:=COS(2*PI()*[.A5]*[.$S$1]/[.$AI$2])" office:value-type="float" office:value="-0.831469612302545" calcext:value-type="float">
            <text:p>-0.831469612302545</text:p>
          </table:table-cell>
          <table:table-cell table:formula="of:=COS(2*PI()*[.A5]*[.$T$1]/[.$AI$2])" office:value-type="float" office:value="-0.382683432365091" calcext:value-type="float">
            <text:p>-0.382683432365091</text:p>
          </table:table-cell>
          <table:table-cell table:formula="of:=COS(2*PI()*[.A5]*[.$U$1]/[.$AI$2])" office:value-type="float" office:value="0.195090322016127" calcext:value-type="float">
            <text:p>0.195090322016127</text:p>
          </table:table-cell>
          <table:table-cell table:formula="of:=COS(2*PI()*[.A5]*[.$V$1]/[.$AI$2])" office:value-type="float" office:value="0.707106781186547" calcext:value-type="float">
            <text:p>0.707106781186547</text:p>
          </table:table-cell>
          <table:table-cell table:formula="of:=COS(2*PI()*[.A5]*[.$W$1]/[.$AI$2])" office:value-type="float" office:value="0.98078528040323" calcext:value-type="float">
            <text:p>0.98078528040323</text:p>
          </table:table-cell>
          <table:table-cell table:formula="of:=COS(2*PI()*[.A5]*[.$X$1]/[.$AI$2])" office:value-type="float" office:value="0.923879532511287" calcext:value-type="float">
            <text:p>0.923879532511287</text:p>
          </table:table-cell>
          <table:table-cell table:formula="of:=COS(2*PI()*[.A5]*[.$Y$1]/[.$AI$2])" office:value-type="float" office:value="0.555570233019602" calcext:value-type="float">
            <text:p>0.555570233019602</text:p>
          </table:table-cell>
          <table:table-cell table:formula="of:=COS(2*PI()*[.A5]*[.$Z$1]/[.$AI$2])" office:value-type="float" office:value="5.51091059616309E-016" calcext:value-type="float">
            <text:p>5.51091059616309E-16</text:p>
          </table:table-cell>
          <table:table-cell table:formula="of:=COS(2*PI()*[.A5]*[.$AA$1]/[.$AI$2])" office:value-type="float" office:value="-0.555570233019602" calcext:value-type="float">
            <text:p>-0.555570233019602</text:p>
          </table:table-cell>
          <table:table-cell table:formula="of:=COS(2*PI()*[.A5]*[.$AB$1]/[.$AI$2])" office:value-type="float" office:value="-0.923879532511286" calcext:value-type="float">
            <text:p>-0.923879532511286</text:p>
          </table:table-cell>
          <table:table-cell table:formula="of:=COS(2*PI()*[.A5]*[.$AC$1]/[.$AI$2])" office:value-type="float" office:value="-0.980785280403231" calcext:value-type="float">
            <text:p>-0.980785280403231</text:p>
          </table:table-cell>
          <table:table-cell table:formula="of:=COS(2*PI()*[.A5]*[.$AD$1]/[.$AI$2])" office:value-type="float" office:value="-0.707106781186547" calcext:value-type="float">
            <text:p>-0.707106781186547</text:p>
          </table:table-cell>
          <table:table-cell table:formula="of:=COS(2*PI()*[.A5]*[.$AE$1]/[.$AI$2])" office:value-type="float" office:value="-0.19509032201613" calcext:value-type="float">
            <text:p>-0.19509032201613</text:p>
          </table:table-cell>
          <table:table-cell table:formula="of:=COS(2*PI()*[.A5]*[.$AF$1]/[.$AI$2])" office:value-type="float" office:value="0.38268343236509" calcext:value-type="float">
            <text:p>0.38268343236509</text:p>
          </table:table-cell>
          <table:table-cell table:formula="of:=COS(2*PI()*[.A5]*[.$AG$1]/[.$AI$2])" office:value-type="float" office:value="0.831469612302544" calcext:value-type="float">
            <text:p>0.83146961230254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2*PI()*[.A6]*[.$B$1]/[.AI6])" office:value-type="float" office:value="1" calcext:value-type="float">
            <text:p>1</text:p>
          </table:table-cell>
          <table:table-cell table:formula="of:=COS(2*PI()*[.A6]*[.$C$1]/[.$AI$2])" office:value-type="float" office:value="0.707106781186548" calcext:value-type="float">
            <text:p>0.707106781186548</text:p>
          </table:table-cell>
          <table:table-cell table:formula="of:=COS(2*PI()*[.A6]*[.$D$1]/[.$AI$2])" office:value-type="float" office:value="6.12323399573677E-017" calcext:value-type="float">
            <text:p>6.12323399573677E-17</text:p>
          </table:table-cell>
          <table:table-cell table:formula="of:=COS(2*PI()*[.A6]*[.$E$1]/[.$AI$2])" office:value-type="float" office:value="-0.707106781186547" calcext:value-type="float">
            <text:p>-0.707106781186547</text:p>
          </table:table-cell>
          <table:table-cell table:formula="of:=COS(2*PI()*[.A6]*[.$F$1]/[.$AI$2])" office:value-type="float" office:value="-1" calcext:value-type="float">
            <text:p>-1</text:p>
          </table:table-cell>
          <table:table-cell table:formula="of:=COS(2*PI()*[.A6]*[.$G$1]/[.$AI$2])" office:value-type="float" office:value="-0.707106781186548" calcext:value-type="float">
            <text:p>-0.707106781186548</text:p>
          </table:table-cell>
          <table:table-cell table:formula="of:=COS(2*PI()*[.A6]*[.$H$1]/[.$AI$2])" office:value-type="float" office:value="-1.83697019872103E-016" calcext:value-type="float">
            <text:p>-1.83697019872103E-16</text:p>
          </table:table-cell>
          <table:table-cell table:formula="of:=COS(2*PI()*[.A6]*[.$I$1]/[.$AI$2])" office:value-type="float" office:value="0.707106781186547" calcext:value-type="float">
            <text:p>0.707106781186547</text:p>
          </table:table-cell>
          <table:table-cell table:formula="of:=COS(2*PI()*[.A6]*[.$J$1]/[.$AI$2])" office:value-type="float" office:value="1" calcext:value-type="float">
            <text:p>1</text:p>
          </table:table-cell>
          <table:table-cell table:formula="of:=COS(2*PI()*[.A6]*[.$K$1]/[.$AI$2])" office:value-type="float" office:value="0.707106781186548" calcext:value-type="float">
            <text:p>0.707106781186548</text:p>
          </table:table-cell>
          <table:table-cell table:formula="of:=COS(2*PI()*[.A6]*[.$L$1]/[.$AI$2])" office:value-type="float" office:value="3.06161699786838E-016" calcext:value-type="float">
            <text:p>3.06161699786838E-16</text:p>
          </table:table-cell>
          <table:table-cell table:formula="of:=COS(2*PI()*[.A6]*[.$M$1]/[.$AI$2])" office:value-type="float" office:value="-0.707106781186547" calcext:value-type="float">
            <text:p>-0.707106781186547</text:p>
          </table:table-cell>
          <table:table-cell table:formula="of:=COS(2*PI()*[.A6]*[.$N$1]/[.$AI$2])" office:value-type="float" office:value="-1" calcext:value-type="float">
            <text:p>-1</text:p>
          </table:table-cell>
          <table:table-cell table:formula="of:=COS(2*PI()*[.A6]*[.$O$1]/[.$AI$2])" office:value-type="float" office:value="-0.707106781186547" calcext:value-type="float">
            <text:p>-0.707106781186547</text:p>
          </table:table-cell>
          <table:table-cell table:formula="of:=COS(2*PI()*[.A6]*[.$P$1]/[.$AI$2])" office:value-type="float" office:value="-4.28626379701574E-016" calcext:value-type="float">
            <text:p>-4.28626379701574E-16</text:p>
          </table:table-cell>
          <table:table-cell table:formula="of:=COS(2*PI()*[.A6]*[.$Q$1]/[.$AI$2])" office:value-type="float" office:value="0.707106781186547" calcext:value-type="float">
            <text:p>0.707106781186547</text:p>
          </table:table-cell>
          <table:table-cell table:formula="of:=COS(2*PI()*[.A6]*[.$R$1]/[.$AI$2])" office:value-type="float" office:value="1" calcext:value-type="float">
            <text:p>1</text:p>
          </table:table-cell>
          <table:table-cell table:formula="of:=COS(2*PI()*[.A6]*[.$S$1]/[.$AI$2])" office:value-type="float" office:value="0.707106781186547" calcext:value-type="float">
            <text:p>0.707106781186547</text:p>
          </table:table-cell>
          <table:table-cell table:formula="of:=COS(2*PI()*[.A6]*[.$T$1]/[.$AI$2])" office:value-type="float" office:value="5.51091059616309E-016" calcext:value-type="float">
            <text:p>5.51091059616309E-16</text:p>
          </table:table-cell>
          <table:table-cell table:formula="of:=COS(2*PI()*[.A6]*[.$U$1]/[.$AI$2])" office:value-type="float" office:value="-0.707106781186546" calcext:value-type="float">
            <text:p>-0.707106781186546</text:p>
          </table:table-cell>
          <table:table-cell table:formula="of:=COS(2*PI()*[.A6]*[.$V$1]/[.$AI$2])" office:value-type="float" office:value="-1" calcext:value-type="float">
            <text:p>-1</text:p>
          </table:table-cell>
          <table:table-cell table:formula="of:=COS(2*PI()*[.A6]*[.$W$1]/[.$AI$2])" office:value-type="float" office:value="-0.707106781186547" calcext:value-type="float">
            <text:p>-0.707106781186547</text:p>
          </table:table-cell>
          <table:table-cell table:formula="of:=COS(2*PI()*[.A6]*[.$X$1]/[.$AI$2])" office:value-type="float" office:value="-2.44991257893129E-015" calcext:value-type="float">
            <text:p>-2.44991257893129E-15</text:p>
          </table:table-cell>
          <table:table-cell table:formula="of:=COS(2*PI()*[.A6]*[.$Y$1]/[.$AI$2])" office:value-type="float" office:value="0.707106781186546" calcext:value-type="float">
            <text:p>0.707106781186546</text:p>
          </table:table-cell>
          <table:table-cell table:formula="of:=COS(2*PI()*[.A6]*[.$Z$1]/[.$AI$2])" office:value-type="float" office:value="1" calcext:value-type="float">
            <text:p>1</text:p>
          </table:table-cell>
          <table:table-cell table:formula="of:=COS(2*PI()*[.A6]*[.$AA$1]/[.$AI$2])" office:value-type="float" office:value="0.707106781186547" calcext:value-type="float">
            <text:p>0.707106781186547</text:p>
          </table:table-cell>
          <table:table-cell table:formula="of:=COS(2*PI()*[.A6]*[.$AB$1]/[.$AI$2])" office:value-type="float" office:value="-9.80336419954471E-016" calcext:value-type="float">
            <text:p>-9.80336419954471E-16</text:p>
          </table:table-cell>
          <table:table-cell table:formula="of:=COS(2*PI()*[.A6]*[.$AC$1]/[.$AI$2])" office:value-type="float" office:value="-0.707106781186546" calcext:value-type="float">
            <text:p>-0.707106781186546</text:p>
          </table:table-cell>
          <table:table-cell table:formula="of:=COS(2*PI()*[.A6]*[.$AD$1]/[.$AI$2])" office:value-type="float" office:value="-1" calcext:value-type="float">
            <text:p>-1</text:p>
          </table:table-cell>
          <table:table-cell table:formula="of:=COS(2*PI()*[.A6]*[.$AE$1]/[.$AI$2])" office:value-type="float" office:value="-0.707106781186548" calcext:value-type="float">
            <text:p>-0.707106781186548</text:p>
          </table:table-cell>
          <table:table-cell table:formula="of:=COS(2*PI()*[.A6]*[.$AF$1]/[.$AI$2])" office:value-type="float" office:value="-2.69484193876076E-015" calcext:value-type="float">
            <text:p>-2.69484193876076E-15</text:p>
          </table:table-cell>
          <table:table-cell table:formula="of:=COS(2*PI()*[.A6]*[.$AG$1]/[.$AI$2])" office:value-type="float" office:value="0.707106781186546" calcext:value-type="float">
            <text:p>0.70710678118654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2*PI()*[.A7]*[.$B$1]/[.AI7])" office:value-type="float" office:value="1" calcext:value-type="float">
            <text:p>1</text:p>
          </table:table-cell>
          <table:table-cell table:formula="of:=COS(2*PI()*[.A7]*[.$C$1]/[.$AI$2])" office:value-type="float" office:value="0.555570233019602" calcext:value-type="float">
            <text:p>0.555570233019602</text:p>
          </table:table-cell>
          <table:table-cell table:formula="of:=COS(2*PI()*[.A7]*[.$D$1]/[.$AI$2])" office:value-type="float" office:value="-0.38268343236509" calcext:value-type="float">
            <text:p>-0.38268343236509</text:p>
          </table:table-cell>
          <table:table-cell table:formula="of:=COS(2*PI()*[.A7]*[.$E$1]/[.$AI$2])" office:value-type="float" office:value="-0.98078528040323" calcext:value-type="float">
            <text:p>-0.98078528040323</text:p>
          </table:table-cell>
          <table:table-cell table:formula="of:=COS(2*PI()*[.A7]*[.$F$1]/[.$AI$2])" office:value-type="float" office:value="-0.707106781186548" calcext:value-type="float">
            <text:p>-0.707106781186548</text:p>
          </table:table-cell>
          <table:table-cell table:formula="of:=COS(2*PI()*[.A7]*[.$G$1]/[.$AI$2])" office:value-type="float" office:value="0.195090322016128" calcext:value-type="float">
            <text:p>0.195090322016128</text:p>
          </table:table-cell>
          <table:table-cell table:formula="of:=COS(2*PI()*[.A7]*[.$H$1]/[.$AI$2])" office:value-type="float" office:value="0.923879532511286" calcext:value-type="float">
            <text:p>0.923879532511286</text:p>
          </table:table-cell>
          <table:table-cell table:formula="of:=COS(2*PI()*[.A7]*[.$I$1]/[.$AI$2])" office:value-type="float" office:value="0.831469612302545" calcext:value-type="float">
            <text:p>0.831469612302545</text:p>
          </table:table-cell>
          <table:table-cell table:formula="of:=COS(2*PI()*[.A7]*[.$J$1]/[.$AI$2])" office:value-type="float" office:value="3.06161699786838E-016" calcext:value-type="float">
            <text:p>3.06161699786838E-16</text:p>
          </table:table-cell>
          <table:table-cell table:formula="of:=COS(2*PI()*[.A7]*[.$K$1]/[.$AI$2])" office:value-type="float" office:value="-0.831469612302545" calcext:value-type="float">
            <text:p>-0.831469612302545</text:p>
          </table:table-cell>
          <table:table-cell table:formula="of:=COS(2*PI()*[.A7]*[.$L$1]/[.$AI$2])" office:value-type="float" office:value="-0.923879532511287" calcext:value-type="float">
            <text:p>-0.923879532511287</text:p>
          </table:table-cell>
          <table:table-cell table:formula="of:=COS(2*PI()*[.A7]*[.$M$1]/[.$AI$2])" office:value-type="float" office:value="-0.195090322016128" calcext:value-type="float">
            <text:p>-0.195090322016128</text:p>
          </table:table-cell>
          <table:table-cell table:formula="of:=COS(2*PI()*[.A7]*[.$N$1]/[.$AI$2])" office:value-type="float" office:value="0.707106781186547" calcext:value-type="float">
            <text:p>0.707106781186547</text:p>
          </table:table-cell>
          <table:table-cell table:formula="of:=COS(2*PI()*[.A7]*[.$O$1]/[.$AI$2])" office:value-type="float" office:value="0.980785280403231" calcext:value-type="float">
            <text:p>0.980785280403231</text:p>
          </table:table-cell>
          <table:table-cell table:formula="of:=COS(2*PI()*[.A7]*[.$P$1]/[.$AI$2])" office:value-type="float" office:value="0.382683432365091" calcext:value-type="float">
            <text:p>0.382683432365091</text:p>
          </table:table-cell>
          <table:table-cell table:formula="of:=COS(2*PI()*[.A7]*[.$Q$1]/[.$AI$2])" office:value-type="float" office:value="-0.555570233019602" calcext:value-type="float">
            <text:p>-0.555570233019602</text:p>
          </table:table-cell>
          <table:table-cell table:formula="of:=COS(2*PI()*[.A7]*[.$R$1]/[.$AI$2])" office:value-type="float" office:value="-1" calcext:value-type="float">
            <text:p>-1</text:p>
          </table:table-cell>
          <table:table-cell table:formula="of:=COS(2*PI()*[.A7]*[.$S$1]/[.$AI$2])" office:value-type="float" office:value="-0.555570233019603" calcext:value-type="float">
            <text:p>-0.555570233019603</text:p>
          </table:table-cell>
          <table:table-cell table:formula="of:=COS(2*PI()*[.A7]*[.$T$1]/[.$AI$2])" office:value-type="float" office:value="0.38268343236509" calcext:value-type="float">
            <text:p>0.38268343236509</text:p>
          </table:table-cell>
          <table:table-cell table:formula="of:=COS(2*PI()*[.A7]*[.$U$1]/[.$AI$2])" office:value-type="float" office:value="0.98078528040323" calcext:value-type="float">
            <text:p>0.98078528040323</text:p>
          </table:table-cell>
          <table:table-cell table:formula="of:=COS(2*PI()*[.A7]*[.$V$1]/[.$AI$2])" office:value-type="float" office:value="0.707106781186547" calcext:value-type="float">
            <text:p>0.707106781186547</text:p>
          </table:table-cell>
          <table:table-cell table:formula="of:=COS(2*PI()*[.A7]*[.$W$1]/[.$AI$2])" office:value-type="float" office:value="-0.195090322016129" calcext:value-type="float">
            <text:p>-0.195090322016129</text:p>
          </table:table-cell>
          <table:table-cell table:formula="of:=COS(2*PI()*[.A7]*[.$X$1]/[.$AI$2])" office:value-type="float" office:value="-0.923879532511287" calcext:value-type="float">
            <text:p>-0.923879532511287</text:p>
          </table:table-cell>
          <table:table-cell table:formula="of:=COS(2*PI()*[.A7]*[.$Y$1]/[.$AI$2])" office:value-type="float" office:value="-0.831469612302545" calcext:value-type="float">
            <text:p>-0.831469612302545</text:p>
          </table:table-cell>
          <table:table-cell table:formula="of:=COS(2*PI()*[.A7]*[.$Z$1]/[.$AI$2])" office:value-type="float" office:value="-2.69484193876076E-015" calcext:value-type="float">
            <text:p>-2.69484193876076E-15</text:p>
          </table:table-cell>
          <table:table-cell table:formula="of:=COS(2*PI()*[.A7]*[.$AA$1]/[.$AI$2])" office:value-type="float" office:value="0.831469612302544" calcext:value-type="float">
            <text:p>0.831469612302544</text:p>
          </table:table-cell>
          <table:table-cell table:formula="of:=COS(2*PI()*[.A7]*[.$AB$1]/[.$AI$2])" office:value-type="float" office:value="0.923879532511288" calcext:value-type="float">
            <text:p>0.923879532511288</text:p>
          </table:table-cell>
          <table:table-cell table:formula="of:=COS(2*PI()*[.A7]*[.$AC$1]/[.$AI$2])" office:value-type="float" office:value="0.19509032201613" calcext:value-type="float">
            <text:p>0.19509032201613</text:p>
          </table:table-cell>
          <table:table-cell table:formula="of:=COS(2*PI()*[.A7]*[.$AD$1]/[.$AI$2])" office:value-type="float" office:value="-0.707106781186546" calcext:value-type="float">
            <text:p>-0.707106781186546</text:p>
          </table:table-cell>
          <table:table-cell table:formula="of:=COS(2*PI()*[.A7]*[.$AE$1]/[.$AI$2])" office:value-type="float" office:value="-0.980785280403231" calcext:value-type="float">
            <text:p>-0.980785280403231</text:p>
          </table:table-cell>
          <table:table-cell table:formula="of:=COS(2*PI()*[.A7]*[.$AF$1]/[.$AI$2])" office:value-type="float" office:value="-0.382683432365091" calcext:value-type="float">
            <text:p>-0.382683432365091</text:p>
          </table:table-cell>
          <table:table-cell table:formula="of:=COS(2*PI()*[.A7]*[.$AG$1]/[.$AI$2])" office:value-type="float" office:value="0.555570233019601" calcext:value-type="float">
            <text:p>0.55557023301960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2*PI()*[.A8]*[.$B$1]/[.AI8])" office:value-type="float" office:value="1" calcext:value-type="float">
            <text:p>1</text:p>
          </table:table-cell>
          <table:table-cell table:formula="of:=COS(2*PI()*[.A8]*[.$C$1]/[.$AI$2])" office:value-type="float" office:value="0.38268343236509" calcext:value-type="float">
            <text:p>0.38268343236509</text:p>
          </table:table-cell>
          <table:table-cell table:formula="of:=COS(2*PI()*[.A8]*[.$D$1]/[.$AI$2])" office:value-type="float" office:value="-0.707106781186547" calcext:value-type="float">
            <text:p>-0.707106781186547</text:p>
          </table:table-cell>
          <table:table-cell table:formula="of:=COS(2*PI()*[.A8]*[.$E$1]/[.$AI$2])" office:value-type="float" office:value="-0.923879532511287" calcext:value-type="float">
            <text:p>-0.923879532511287</text:p>
          </table:table-cell>
          <table:table-cell table:formula="of:=COS(2*PI()*[.A8]*[.$F$1]/[.$AI$2])" office:value-type="float" office:value="-1.83697019872103E-016" calcext:value-type="float">
            <text:p>-1.83697019872103E-16</text:p>
          </table:table-cell>
          <table:table-cell table:formula="of:=COS(2*PI()*[.A8]*[.$G$1]/[.$AI$2])" office:value-type="float" office:value="0.923879532511286" calcext:value-type="float">
            <text:p>0.923879532511286</text:p>
          </table:table-cell>
          <table:table-cell table:formula="of:=COS(2*PI()*[.A8]*[.$H$1]/[.$AI$2])" office:value-type="float" office:value="0.707106781186548" calcext:value-type="float">
            <text:p>0.707106781186548</text:p>
          </table:table-cell>
          <table:table-cell table:formula="of:=COS(2*PI()*[.A8]*[.$I$1]/[.$AI$2])" office:value-type="float" office:value="-0.38268343236509" calcext:value-type="float">
            <text:p>-0.38268343236509</text:p>
          </table:table-cell>
          <table:table-cell table:formula="of:=COS(2*PI()*[.A8]*[.$J$1]/[.$AI$2])" office:value-type="float" office:value="-1" calcext:value-type="float">
            <text:p>-1</text:p>
          </table:table-cell>
          <table:table-cell table:formula="of:=COS(2*PI()*[.A8]*[.$K$1]/[.$AI$2])" office:value-type="float" office:value="-0.382683432365091" calcext:value-type="float">
            <text:p>-0.382683432365091</text:p>
          </table:table-cell>
          <table:table-cell table:formula="of:=COS(2*PI()*[.A8]*[.$L$1]/[.$AI$2])" office:value-type="float" office:value="0.707106781186547" calcext:value-type="float">
            <text:p>0.707106781186547</text:p>
          </table:table-cell>
          <table:table-cell table:formula="of:=COS(2*PI()*[.A8]*[.$M$1]/[.$AI$2])" office:value-type="float" office:value="0.923879532511287" calcext:value-type="float">
            <text:p>0.923879532511287</text:p>
          </table:table-cell>
          <table:table-cell table:formula="of:=COS(2*PI()*[.A8]*[.$N$1]/[.$AI$2])" office:value-type="float" office:value="5.51091059616309E-016" calcext:value-type="float">
            <text:p>5.51091059616309E-16</text:p>
          </table:table-cell>
          <table:table-cell table:formula="of:=COS(2*PI()*[.A8]*[.$O$1]/[.$AI$2])" office:value-type="float" office:value="-0.923879532511286" calcext:value-type="float">
            <text:p>-0.923879532511286</text:p>
          </table:table-cell>
          <table:table-cell table:formula="of:=COS(2*PI()*[.A8]*[.$P$1]/[.$AI$2])" office:value-type="float" office:value="-0.707106781186547" calcext:value-type="float">
            <text:p>-0.707106781186547</text:p>
          </table:table-cell>
          <table:table-cell table:formula="of:=COS(2*PI()*[.A8]*[.$Q$1]/[.$AI$2])" office:value-type="float" office:value="0.38268343236509" calcext:value-type="float">
            <text:p>0.38268343236509</text:p>
          </table:table-cell>
          <table:table-cell table:formula="of:=COS(2*PI()*[.A8]*[.$R$1]/[.$AI$2])" office:value-type="float" office:value="1" calcext:value-type="float">
            <text:p>1</text:p>
          </table:table-cell>
          <table:table-cell table:formula="of:=COS(2*PI()*[.A8]*[.$S$1]/[.$AI$2])" office:value-type="float" office:value="0.382683432365091" calcext:value-type="float">
            <text:p>0.382683432365091</text:p>
          </table:table-cell>
          <table:table-cell table:formula="of:=COS(2*PI()*[.A8]*[.$T$1]/[.$AI$2])" office:value-type="float" office:value="-0.707106781186546" calcext:value-type="float">
            <text:p>-0.707106781186546</text:p>
          </table:table-cell>
          <table:table-cell table:formula="of:=COS(2*PI()*[.A8]*[.$U$1]/[.$AI$2])" office:value-type="float" office:value="-0.923879532511288" calcext:value-type="float">
            <text:p>-0.923879532511288</text:p>
          </table:table-cell>
          <table:table-cell table:formula="of:=COS(2*PI()*[.A8]*[.$V$1]/[.$AI$2])" office:value-type="float" office:value="-2.69484193876076E-015" calcext:value-type="float">
            <text:p>-2.69484193876076E-15</text:p>
          </table:table-cell>
          <table:table-cell table:formula="of:=COS(2*PI()*[.A8]*[.$W$1]/[.$AI$2])" office:value-type="float" office:value="0.923879532511287" calcext:value-type="float">
            <text:p>0.923879532511287</text:p>
          </table:table-cell>
          <table:table-cell table:formula="of:=COS(2*PI()*[.A8]*[.$X$1]/[.$AI$2])" office:value-type="float" office:value="0.707106781186548" calcext:value-type="float">
            <text:p>0.707106781186548</text:p>
          </table:table-cell>
          <table:table-cell table:formula="of:=COS(2*PI()*[.A8]*[.$Y$1]/[.$AI$2])" office:value-type="float" office:value="-0.382683432365089" calcext:value-type="float">
            <text:p>-0.382683432365089</text:p>
          </table:table-cell>
          <table:table-cell table:formula="of:=COS(2*PI()*[.A8]*[.$Z$1]/[.$AI$2])" office:value-type="float" office:value="-1" calcext:value-type="float">
            <text:p>-1</text:p>
          </table:table-cell>
          <table:table-cell table:formula="of:=COS(2*PI()*[.A8]*[.$AA$1]/[.$AI$2])" office:value-type="float" office:value="-0.382683432365091" calcext:value-type="float">
            <text:p>-0.382683432365091</text:p>
          </table:table-cell>
          <table:table-cell table:formula="of:=COS(2*PI()*[.A8]*[.$AB$1]/[.$AI$2])" office:value-type="float" office:value="0.707106781186546" calcext:value-type="float">
            <text:p>0.707106781186546</text:p>
          </table:table-cell>
          <table:table-cell table:formula="of:=COS(2*PI()*[.A8]*[.$AC$1]/[.$AI$2])" office:value-type="float" office:value="0.923879532511288" calcext:value-type="float">
            <text:p>0.923879532511288</text:p>
          </table:table-cell>
          <table:table-cell table:formula="of:=COS(2*PI()*[.A8]*[.$AD$1]/[.$AI$2])" office:value-type="float" office:value="-4.9047770029553E-016" calcext:value-type="float">
            <text:p>-4.9047770029553E-16</text:p>
          </table:table-cell>
          <table:table-cell table:formula="of:=COS(2*PI()*[.A8]*[.$AE$1]/[.$AI$2])" office:value-type="float" office:value="-0.923879532511285" calcext:value-type="float">
            <text:p>-0.923879532511285</text:p>
          </table:table-cell>
          <table:table-cell table:formula="of:=COS(2*PI()*[.A8]*[.$AF$1]/[.$AI$2])" office:value-type="float" office:value="-0.707106781186548" calcext:value-type="float">
            <text:p>-0.707106781186548</text:p>
          </table:table-cell>
          <table:table-cell table:formula="of:=COS(2*PI()*[.A8]*[.$AG$1]/[.$AI$2])" office:value-type="float" office:value="0.382683432365086" calcext:value-type="float">
            <text:p>0.38268343236508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2*PI()*[.A9]*[.$B$1]/[.AI9])" office:value-type="float" office:value="1" calcext:value-type="float">
            <text:p>1</text:p>
          </table:table-cell>
          <table:table-cell table:formula="of:=COS(2*PI()*[.A9]*[.$C$1]/[.$AI$2])" office:value-type="float" office:value="0.195090322016128" calcext:value-type="float">
            <text:p>0.195090322016128</text:p>
          </table:table-cell>
          <table:table-cell table:formula="of:=COS(2*PI()*[.A9]*[.$D$1]/[.$AI$2])" office:value-type="float" office:value="-0.923879532511287" calcext:value-type="float">
            <text:p>-0.923879532511287</text:p>
          </table:table-cell>
          <table:table-cell table:formula="of:=COS(2*PI()*[.A9]*[.$E$1]/[.$AI$2])" office:value-type="float" office:value="-0.555570233019602" calcext:value-type="float">
            <text:p>-0.555570233019602</text:p>
          </table:table-cell>
          <table:table-cell table:formula="of:=COS(2*PI()*[.A9]*[.$F$1]/[.$AI$2])" office:value-type="float" office:value="0.707106781186547" calcext:value-type="float">
            <text:p>0.707106781186547</text:p>
          </table:table-cell>
          <table:table-cell table:formula="of:=COS(2*PI()*[.A9]*[.$G$1]/[.$AI$2])" office:value-type="float" office:value="0.831469612302545" calcext:value-type="float">
            <text:p>0.831469612302545</text:p>
          </table:table-cell>
          <table:table-cell table:formula="of:=COS(2*PI()*[.A9]*[.$H$1]/[.$AI$2])" office:value-type="float" office:value="-0.38268343236509" calcext:value-type="float">
            <text:p>-0.38268343236509</text:p>
          </table:table-cell>
          <table:table-cell table:formula="of:=COS(2*PI()*[.A9]*[.$I$1]/[.$AI$2])" office:value-type="float" office:value="-0.980785280403231" calcext:value-type="float">
            <text:p>-0.980785280403231</text:p>
          </table:table-cell>
          <table:table-cell table:formula="of:=COS(2*PI()*[.A9]*[.$J$1]/[.$AI$2])" office:value-type="float" office:value="-4.28626379701574E-016" calcext:value-type="float">
            <text:p>-4.28626379701574E-16</text:p>
          </table:table-cell>
          <table:table-cell table:formula="of:=COS(2*PI()*[.A9]*[.$K$1]/[.$AI$2])" office:value-type="float" office:value="0.98078528040323" calcext:value-type="float">
            <text:p>0.98078528040323</text:p>
          </table:table-cell>
          <table:table-cell table:formula="of:=COS(2*PI()*[.A9]*[.$L$1]/[.$AI$2])" office:value-type="float" office:value="0.382683432365091" calcext:value-type="float">
            <text:p>0.382683432365091</text:p>
          </table:table-cell>
          <table:table-cell table:formula="of:=COS(2*PI()*[.A9]*[.$M$1]/[.$AI$2])" office:value-type="float" office:value="-0.831469612302545" calcext:value-type="float">
            <text:p>-0.831469612302545</text:p>
          </table:table-cell>
          <table:table-cell table:formula="of:=COS(2*PI()*[.A9]*[.$N$1]/[.$AI$2])" office:value-type="float" office:value="-0.707106781186547" calcext:value-type="float">
            <text:p>-0.707106781186547</text:p>
          </table:table-cell>
          <table:table-cell table:formula="of:=COS(2*PI()*[.A9]*[.$O$1]/[.$AI$2])" office:value-type="float" office:value="0.555570233019602" calcext:value-type="float">
            <text:p>0.555570233019602</text:p>
          </table:table-cell>
          <table:table-cell table:formula="of:=COS(2*PI()*[.A9]*[.$P$1]/[.$AI$2])" office:value-type="float" office:value="0.923879532511288" calcext:value-type="float">
            <text:p>0.923879532511288</text:p>
          </table:table-cell>
          <table:table-cell table:formula="of:=COS(2*PI()*[.A9]*[.$Q$1]/[.$AI$2])" office:value-type="float" office:value="-0.195090322016129" calcext:value-type="float">
            <text:p>-0.195090322016129</text:p>
          </table:table-cell>
          <table:table-cell table:formula="of:=COS(2*PI()*[.A9]*[.$R$1]/[.$AI$2])" office:value-type="float" office:value="-1" calcext:value-type="float">
            <text:p>-1</text:p>
          </table:table-cell>
          <table:table-cell table:formula="of:=COS(2*PI()*[.A9]*[.$S$1]/[.$AI$2])" office:value-type="float" office:value="-0.19509032201613" calcext:value-type="float">
            <text:p>-0.19509032201613</text:p>
          </table:table-cell>
          <table:table-cell table:formula="of:=COS(2*PI()*[.A9]*[.$T$1]/[.$AI$2])" office:value-type="float" office:value="0.923879532511287" calcext:value-type="float">
            <text:p>0.923879532511287</text:p>
          </table:table-cell>
          <table:table-cell table:formula="of:=COS(2*PI()*[.A9]*[.$U$1]/[.$AI$2])" office:value-type="float" office:value="0.555570233019603" calcext:value-type="float">
            <text:p>0.555570233019603</text:p>
          </table:table-cell>
          <table:table-cell table:formula="of:=COS(2*PI()*[.A9]*[.$V$1]/[.$AI$2])" office:value-type="float" office:value="-0.707106781186546" calcext:value-type="float">
            <text:p>-0.707106781186546</text:p>
          </table:table-cell>
          <table:table-cell table:formula="of:=COS(2*PI()*[.A9]*[.$W$1]/[.$AI$2])" office:value-type="float" office:value="-0.831469612302545" calcext:value-type="float">
            <text:p>-0.831469612302545</text:p>
          </table:table-cell>
          <table:table-cell table:formula="of:=COS(2*PI()*[.A9]*[.$X$1]/[.$AI$2])" office:value-type="float" office:value="0.382683432365089" calcext:value-type="float">
            <text:p>0.382683432365089</text:p>
          </table:table-cell>
          <table:table-cell table:formula="of:=COS(2*PI()*[.A9]*[.$Y$1]/[.$AI$2])" office:value-type="float" office:value="0.980785280403231" calcext:value-type="float">
            <text:p>0.980785280403231</text:p>
          </table:table-cell>
          <table:table-cell table:formula="of:=COS(2*PI()*[.A9]*[.$Z$1]/[.$AI$2])" office:value-type="float" office:value="-4.9047770029553E-016" calcext:value-type="float">
            <text:p>-4.9047770029553E-16</text:p>
          </table:table-cell>
          <table:table-cell table:formula="of:=COS(2*PI()*[.A9]*[.$AA$1]/[.$AI$2])" office:value-type="float" office:value="-0.98078528040323" calcext:value-type="float">
            <text:p>-0.98078528040323</text:p>
          </table:table-cell>
          <table:table-cell table:formula="of:=COS(2*PI()*[.A9]*[.$AB$1]/[.$AI$2])" office:value-type="float" office:value="-0.382683432365091" calcext:value-type="float">
            <text:p>-0.382683432365091</text:p>
          </table:table-cell>
          <table:table-cell table:formula="of:=COS(2*PI()*[.A9]*[.$AC$1]/[.$AI$2])" office:value-type="float" office:value="0.831469612302545" calcext:value-type="float">
            <text:p>0.831469612302545</text:p>
          </table:table-cell>
          <table:table-cell table:formula="of:=COS(2*PI()*[.A9]*[.$AD$1]/[.$AI$2])" office:value-type="float" office:value="0.70710678118655" calcext:value-type="float">
            <text:p>0.70710678118655</text:p>
          </table:table-cell>
          <table:table-cell table:formula="of:=COS(2*PI()*[.A9]*[.$AE$1]/[.$AI$2])" office:value-type="float" office:value="-0.555570233019601" calcext:value-type="float">
            <text:p>-0.555570233019601</text:p>
          </table:table-cell>
          <table:table-cell table:formula="of:=COS(2*PI()*[.A9]*[.$AF$1]/[.$AI$2])" office:value-type="float" office:value="-0.923879532511286" calcext:value-type="float">
            <text:p>-0.923879532511286</text:p>
          </table:table-cell>
          <table:table-cell table:formula="of:=COS(2*PI()*[.A9]*[.$AG$1]/[.$AI$2])" office:value-type="float" office:value="0.195090322016124" calcext:value-type="float">
            <text:p>0.19509032201612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2*PI()*[.A10]*[.$B$1]/[.AI10])" office:value-type="float" office:value="1" calcext:value-type="float">
            <text:p>1</text:p>
          </table:table-cell>
          <table:table-cell table:formula="of:=COS(2*PI()*[.A10]*[.$C$1]/[.$AI$2])" office:value-type="float" office:value="6.12323399573677E-017" calcext:value-type="float">
            <text:p>6.12323399573677E-17</text:p>
          </table:table-cell>
          <table:table-cell table:formula="of:=COS(2*PI()*[.A10]*[.$D$1]/[.$AI$2])" office:value-type="float" office:value="-1" calcext:value-type="float">
            <text:p>-1</text:p>
          </table:table-cell>
          <table:table-cell table:formula="of:=COS(2*PI()*[.A10]*[.$E$1]/[.$AI$2])" office:value-type="float" office:value="-1.83697019872103E-016" calcext:value-type="float">
            <text:p>-1.83697019872103E-16</text:p>
          </table:table-cell>
          <table:table-cell table:formula="of:=COS(2*PI()*[.A10]*[.$F$1]/[.$AI$2])" office:value-type="float" office:value="1" calcext:value-type="float">
            <text:p>1</text:p>
          </table:table-cell>
          <table:table-cell table:formula="of:=COS(2*PI()*[.A10]*[.$G$1]/[.$AI$2])" office:value-type="float" office:value="3.06161699786838E-016" calcext:value-type="float">
            <text:p>3.06161699786838E-16</text:p>
          </table:table-cell>
          <table:table-cell table:formula="of:=COS(2*PI()*[.A10]*[.$H$1]/[.$AI$2])" office:value-type="float" office:value="-1" calcext:value-type="float">
            <text:p>-1</text:p>
          </table:table-cell>
          <table:table-cell table:formula="of:=COS(2*PI()*[.A10]*[.$I$1]/[.$AI$2])" office:value-type="float" office:value="-4.28626379701574E-016" calcext:value-type="float">
            <text:p>-4.28626379701574E-16</text:p>
          </table:table-cell>
          <table:table-cell table:formula="of:=COS(2*PI()*[.A10]*[.$J$1]/[.$AI$2])" office:value-type="float" office:value="1" calcext:value-type="float">
            <text:p>1</text:p>
          </table:table-cell>
          <table:table-cell table:formula="of:=COS(2*PI()*[.A10]*[.$K$1]/[.$AI$2])" office:value-type="float" office:value="5.51091059616309E-016" calcext:value-type="float">
            <text:p>5.51091059616309E-16</text:p>
          </table:table-cell>
          <table:table-cell table:formula="of:=COS(2*PI()*[.A10]*[.$L$1]/[.$AI$2])" office:value-type="float" office:value="-1" calcext:value-type="float">
            <text:p>-1</text:p>
          </table:table-cell>
          <table:table-cell table:formula="of:=COS(2*PI()*[.A10]*[.$M$1]/[.$AI$2])" office:value-type="float" office:value="-2.44991257893129E-015" calcext:value-type="float">
            <text:p>-2.44991257893129E-15</text:p>
          </table:table-cell>
          <table:table-cell table:formula="of:=COS(2*PI()*[.A10]*[.$N$1]/[.$AI$2])" office:value-type="float" office:value="1" calcext:value-type="float">
            <text:p>1</text:p>
          </table:table-cell>
          <table:table-cell table:formula="of:=COS(2*PI()*[.A10]*[.$O$1]/[.$AI$2])" office:value-type="float" office:value="-9.80336419954471E-016" calcext:value-type="float">
            <text:p>-9.80336419954471E-16</text:p>
          </table:table-cell>
          <table:table-cell table:formula="of:=COS(2*PI()*[.A10]*[.$P$1]/[.$AI$2])" office:value-type="float" office:value="-1" calcext:value-type="float">
            <text:p>-1</text:p>
          </table:table-cell>
          <table:table-cell table:formula="of:=COS(2*PI()*[.A10]*[.$Q$1]/[.$AI$2])" office:value-type="float" office:value="-2.69484193876076E-015" calcext:value-type="float">
            <text:p>-2.69484193876076E-15</text:p>
          </table:table-cell>
          <table:table-cell table:formula="of:=COS(2*PI()*[.A10]*[.$R$1]/[.$AI$2])" office:value-type="float" office:value="1" calcext:value-type="float">
            <text:p>1</text:p>
          </table:table-cell>
          <table:table-cell table:formula="of:=COS(2*PI()*[.A10]*[.$S$1]/[.$AI$2])" office:value-type="float" office:value="-7.35407060125E-016" calcext:value-type="float">
            <text:p>-7.35407060125E-16</text:p>
          </table:table-cell>
          <table:table-cell table:formula="of:=COS(2*PI()*[.A10]*[.$T$1]/[.$AI$2])" office:value-type="float" office:value="-1" calcext:value-type="float">
            <text:p>-1</text:p>
          </table:table-cell>
          <table:table-cell table:formula="of:=COS(2*PI()*[.A10]*[.$U$1]/[.$AI$2])" office:value-type="float" office:value="-2.93977129859024E-015" calcext:value-type="float">
            <text:p>-2.93977129859024E-15</text:p>
          </table:table-cell>
          <table:table-cell table:formula="of:=COS(2*PI()*[.A10]*[.$V$1]/[.$AI$2])" office:value-type="float" office:value="1" calcext:value-type="float">
            <text:p>1</text:p>
          </table:table-cell>
          <table:table-cell table:formula="of:=COS(2*PI()*[.A10]*[.$W$1]/[.$AI$2])" office:value-type="float" office:value="-4.9047770029553E-016" calcext:value-type="float">
            <text:p>-4.9047770029553E-16</text:p>
          </table:table-cell>
          <table:table-cell table:formula="of:=COS(2*PI()*[.A10]*[.$X$1]/[.$AI$2])" office:value-type="float" office:value="-1" calcext:value-type="float">
            <text:p>-1</text:p>
          </table:table-cell>
          <table:table-cell table:formula="of:=COS(2*PI()*[.A10]*[.$Y$1]/[.$AI$2])" office:value-type="float" office:value="-3.18470065841971E-015" calcext:value-type="float">
            <text:p>-3.18470065841971E-15</text:p>
          </table:table-cell>
          <table:table-cell table:formula="of:=COS(2*PI()*[.A10]*[.$Z$1]/[.$AI$2])" office:value-type="float" office:value="1" calcext:value-type="float">
            <text:p>1</text:p>
          </table:table-cell>
          <table:table-cell table:formula="of:=COS(2*PI()*[.A10]*[.$AA$1]/[.$AI$2])" office:value-type="float" office:value="-2.45548340466059E-016" calcext:value-type="float">
            <text:p>-2.45548340466059E-16</text:p>
          </table:table-cell>
          <table:table-cell table:formula="of:=COS(2*PI()*[.A10]*[.$AB$1]/[.$AI$2])" office:value-type="float" office:value="-1" calcext:value-type="float">
            <text:p>-1</text:p>
          </table:table-cell>
          <table:table-cell table:formula="of:=COS(2*PI()*[.A10]*[.$AC$1]/[.$AI$2])" office:value-type="float" office:value="-3.42963001824918E-015" calcext:value-type="float">
            <text:p>-3.42963001824918E-15</text:p>
          </table:table-cell>
          <table:table-cell table:formula="of:=COS(2*PI()*[.A10]*[.$AD$1]/[.$AI$2])" office:value-type="float" office:value="1" calcext:value-type="float">
            <text:p>1</text:p>
          </table:table-cell>
          <table:table-cell table:formula="of:=COS(2*PI()*[.A10]*[.$AE$1]/[.$AI$2])" office:value-type="float" office:value="-6.18980636588358E-019" calcext:value-type="float">
            <text:p>-6.18980636588358E-19</text:p>
          </table:table-cell>
          <table:table-cell table:formula="of:=COS(2*PI()*[.A10]*[.$AF$1]/[.$AI$2])" office:value-type="float" office:value="-1" calcext:value-type="float">
            <text:p>-1</text:p>
          </table:table-cell>
          <table:table-cell table:formula="of:=COS(2*PI()*[.A10]*[.$AG$1]/[.$AI$2])" office:value-type="float" office:value="-3.67455937807865E-015" calcext:value-type="float">
            <text:p>-3.67455937807865E-1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2*PI()*[.A11]*[.$B$1]/[.AI11])" office:value-type="float" office:value="1" calcext:value-type="float">
            <text:p>1</text:p>
          </table:table-cell>
          <table:table-cell table:formula="of:=COS(2*PI()*[.A11]*[.$C$1]/[.$AI$2])" office:value-type="float" office:value="-0.195090322016128" calcext:value-type="float">
            <text:p>-0.195090322016128</text:p>
          </table:table-cell>
          <table:table-cell table:formula="of:=COS(2*PI()*[.A11]*[.$D$1]/[.$AI$2])" office:value-type="float" office:value="-0.923879532511287" calcext:value-type="float">
            <text:p>-0.923879532511287</text:p>
          </table:table-cell>
          <table:table-cell table:formula="of:=COS(2*PI()*[.A11]*[.$E$1]/[.$AI$2])" office:value-type="float" office:value="0.555570233019602" calcext:value-type="float">
            <text:p>0.555570233019602</text:p>
          </table:table-cell>
          <table:table-cell table:formula="of:=COS(2*PI()*[.A11]*[.$F$1]/[.$AI$2])" office:value-type="float" office:value="0.707106781186548" calcext:value-type="float">
            <text:p>0.707106781186548</text:p>
          </table:table-cell>
          <table:table-cell table:formula="of:=COS(2*PI()*[.A11]*[.$G$1]/[.$AI$2])" office:value-type="float" office:value="-0.831469612302545" calcext:value-type="float">
            <text:p>-0.831469612302545</text:p>
          </table:table-cell>
          <table:table-cell table:formula="of:=COS(2*PI()*[.A11]*[.$H$1]/[.$AI$2])" office:value-type="float" office:value="-0.382683432365091" calcext:value-type="float">
            <text:p>-0.382683432365091</text:p>
          </table:table-cell>
          <table:table-cell table:formula="of:=COS(2*PI()*[.A11]*[.$I$1]/[.$AI$2])" office:value-type="float" office:value="0.98078528040323" calcext:value-type="float">
            <text:p>0.98078528040323</text:p>
          </table:table-cell>
          <table:table-cell table:formula="of:=COS(2*PI()*[.A11]*[.$J$1]/[.$AI$2])" office:value-type="float" office:value="5.51091059616309E-016" calcext:value-type="float">
            <text:p>5.51091059616309E-16</text:p>
          </table:table-cell>
          <table:table-cell table:formula="of:=COS(2*PI()*[.A11]*[.$K$1]/[.$AI$2])" office:value-type="float" office:value="-0.980785280403231" calcext:value-type="float">
            <text:p>-0.980785280403231</text:p>
          </table:table-cell>
          <table:table-cell table:formula="of:=COS(2*PI()*[.A11]*[.$L$1]/[.$AI$2])" office:value-type="float" office:value="0.38268343236509" calcext:value-type="float">
            <text:p>0.38268343236509</text:p>
          </table:table-cell>
          <table:table-cell table:formula="of:=COS(2*PI()*[.A11]*[.$M$1]/[.$AI$2])" office:value-type="float" office:value="0.831469612302545" calcext:value-type="float">
            <text:p>0.831469612302545</text:p>
          </table:table-cell>
          <table:table-cell table:formula="of:=COS(2*PI()*[.A11]*[.$N$1]/[.$AI$2])" office:value-type="float" office:value="-0.707106781186546" calcext:value-type="float">
            <text:p>-0.707106781186546</text:p>
          </table:table-cell>
          <table:table-cell table:formula="of:=COS(2*PI()*[.A11]*[.$O$1]/[.$AI$2])" office:value-type="float" office:value="-0.555570233019603" calcext:value-type="float">
            <text:p>-0.555570233019603</text:p>
          </table:table-cell>
          <table:table-cell table:formula="of:=COS(2*PI()*[.A11]*[.$P$1]/[.$AI$2])" office:value-type="float" office:value="0.923879532511287" calcext:value-type="float">
            <text:p>0.923879532511287</text:p>
          </table:table-cell>
          <table:table-cell table:formula="of:=COS(2*PI()*[.A11]*[.$Q$1]/[.$AI$2])" office:value-type="float" office:value="0.19509032201613" calcext:value-type="float">
            <text:p>0.19509032201613</text:p>
          </table:table-cell>
          <table:table-cell table:formula="of:=COS(2*PI()*[.A11]*[.$R$1]/[.$AI$2])" office:value-type="float" office:value="-1" calcext:value-type="float">
            <text:p>-1</text:p>
          </table:table-cell>
          <table:table-cell table:formula="of:=COS(2*PI()*[.A11]*[.$S$1]/[.$AI$2])" office:value-type="float" office:value="0.195090322016128" calcext:value-type="float">
            <text:p>0.195090322016128</text:p>
          </table:table-cell>
          <table:table-cell table:formula="of:=COS(2*PI()*[.A11]*[.$T$1]/[.$AI$2])" office:value-type="float" office:value="0.923879532511288" calcext:value-type="float">
            <text:p>0.923879532511288</text:p>
          </table:table-cell>
          <table:table-cell table:formula="of:=COS(2*PI()*[.A11]*[.$U$1]/[.$AI$2])" office:value-type="float" office:value="-0.555570233019601" calcext:value-type="float">
            <text:p>-0.555570233019601</text:p>
          </table:table-cell>
          <table:table-cell table:formula="of:=COS(2*PI()*[.A11]*[.$V$1]/[.$AI$2])" office:value-type="float" office:value="-0.707106781186548" calcext:value-type="float">
            <text:p>-0.707106781186548</text:p>
          </table:table-cell>
          <table:table-cell table:formula="of:=COS(2*PI()*[.A11]*[.$W$1]/[.$AI$2])" office:value-type="float" office:value="0.831469612302545" calcext:value-type="float">
            <text:p>0.831469612302545</text:p>
          </table:table-cell>
          <table:table-cell table:formula="of:=COS(2*PI()*[.A11]*[.$X$1]/[.$AI$2])" office:value-type="float" office:value="0.382683432365088" calcext:value-type="float">
            <text:p>0.382683432365088</text:p>
          </table:table-cell>
          <table:table-cell table:formula="of:=COS(2*PI()*[.A11]*[.$Y$1]/[.$AI$2])" office:value-type="float" office:value="-0.98078528040323" calcext:value-type="float">
            <text:p>-0.98078528040323</text:p>
          </table:table-cell>
          <table:table-cell table:formula="of:=COS(2*PI()*[.A11]*[.$Z$1]/[.$AI$2])" office:value-type="float" office:value="-3.42963001824918E-015" calcext:value-type="float">
            <text:p>-3.42963001824918E-15</text:p>
          </table:table-cell>
          <table:table-cell table:formula="of:=COS(2*PI()*[.A11]*[.$AA$1]/[.$AI$2])" office:value-type="float" office:value="0.980785280403231" calcext:value-type="float">
            <text:p>0.980785280403231</text:p>
          </table:table-cell>
          <table:table-cell table:formula="of:=COS(2*PI()*[.A11]*[.$AB$1]/[.$AI$2])" office:value-type="float" office:value="-0.382683432365088" calcext:value-type="float">
            <text:p>-0.382683432365088</text:p>
          </table:table-cell>
          <table:table-cell table:formula="of:=COS(2*PI()*[.A11]*[.$AC$1]/[.$AI$2])" office:value-type="float" office:value="-0.831469612302545" calcext:value-type="float">
            <text:p>-0.831469612302545</text:p>
          </table:table-cell>
          <table:table-cell table:formula="of:=COS(2*PI()*[.A11]*[.$AD$1]/[.$AI$2])" office:value-type="float" office:value="0.707106781186548" calcext:value-type="float">
            <text:p>0.707106781186548</text:p>
          </table:table-cell>
          <table:table-cell table:formula="of:=COS(2*PI()*[.A11]*[.$AE$1]/[.$AI$2])" office:value-type="float" office:value="0.555570233019607" calcext:value-type="float">
            <text:p>0.555570233019607</text:p>
          </table:table-cell>
          <table:table-cell table:formula="of:=COS(2*PI()*[.A11]*[.$AF$1]/[.$AI$2])" office:value-type="float" office:value="-0.923879532511285" calcext:value-type="float">
            <text:p>-0.923879532511285</text:p>
          </table:table-cell>
          <table:table-cell table:formula="of:=COS(2*PI()*[.A11]*[.$AG$1]/[.$AI$2])" office:value-type="float" office:value="-0.195090322016131" calcext:value-type="float">
            <text:p>-0.19509032201613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2*PI()*[.A12]*[.$B$1]/[.AI12])" office:value-type="float" office:value="1" calcext:value-type="float">
            <text:p>1</text:p>
          </table:table-cell>
          <table:table-cell table:formula="of:=COS(2*PI()*[.A12]*[.$C$1]/[.$AI$2])" office:value-type="float" office:value="-0.38268343236509" calcext:value-type="float">
            <text:p>-0.38268343236509</text:p>
          </table:table-cell>
          <table:table-cell table:formula="of:=COS(2*PI()*[.A12]*[.$D$1]/[.$AI$2])" office:value-type="float" office:value="-0.707106781186548" calcext:value-type="float">
            <text:p>-0.707106781186548</text:p>
          </table:table-cell>
          <table:table-cell table:formula="of:=COS(2*PI()*[.A12]*[.$E$1]/[.$AI$2])" office:value-type="float" office:value="0.923879532511286" calcext:value-type="float">
            <text:p>0.923879532511286</text:p>
          </table:table-cell>
          <table:table-cell table:formula="of:=COS(2*PI()*[.A12]*[.$F$1]/[.$AI$2])" office:value-type="float" office:value="3.06161699786838E-016" calcext:value-type="float">
            <text:p>3.06161699786838E-16</text:p>
          </table:table-cell>
          <table:table-cell table:formula="of:=COS(2*PI()*[.A12]*[.$G$1]/[.$AI$2])" office:value-type="float" office:value="-0.923879532511287" calcext:value-type="float">
            <text:p>-0.923879532511287</text:p>
          </table:table-cell>
          <table:table-cell table:formula="of:=COS(2*PI()*[.A12]*[.$H$1]/[.$AI$2])" office:value-type="float" office:value="0.707106781186547" calcext:value-type="float">
            <text:p>0.707106781186547</text:p>
          </table:table-cell>
          <table:table-cell table:formula="of:=COS(2*PI()*[.A12]*[.$I$1]/[.$AI$2])" office:value-type="float" office:value="0.382683432365091" calcext:value-type="float">
            <text:p>0.382683432365091</text:p>
          </table:table-cell>
          <table:table-cell table:formula="of:=COS(2*PI()*[.A12]*[.$J$1]/[.$AI$2])" office:value-type="float" office:value="-1" calcext:value-type="float">
            <text:p>-1</text:p>
          </table:table-cell>
          <table:table-cell table:formula="of:=COS(2*PI()*[.A12]*[.$K$1]/[.$AI$2])" office:value-type="float" office:value="0.38268343236509" calcext:value-type="float">
            <text:p>0.38268343236509</text:p>
          </table:table-cell>
          <table:table-cell table:formula="of:=COS(2*PI()*[.A12]*[.$L$1]/[.$AI$2])" office:value-type="float" office:value="0.707106781186547" calcext:value-type="float">
            <text:p>0.707106781186547</text:p>
          </table:table-cell>
          <table:table-cell table:formula="of:=COS(2*PI()*[.A12]*[.$M$1]/[.$AI$2])" office:value-type="float" office:value="-0.923879532511287" calcext:value-type="float">
            <text:p>-0.923879532511287</text:p>
          </table:table-cell>
          <table:table-cell table:formula="of:=COS(2*PI()*[.A12]*[.$N$1]/[.$AI$2])" office:value-type="float" office:value="-2.69484193876076E-015" calcext:value-type="float">
            <text:p>-2.69484193876076E-15</text:p>
          </table:table-cell>
          <table:table-cell table:formula="of:=COS(2*PI()*[.A12]*[.$O$1]/[.$AI$2])" office:value-type="float" office:value="0.923879532511288" calcext:value-type="float">
            <text:p>0.923879532511288</text:p>
          </table:table-cell>
          <table:table-cell table:formula="of:=COS(2*PI()*[.A12]*[.$P$1]/[.$AI$2])" office:value-type="float" office:value="-0.707106781186546" calcext:value-type="float">
            <text:p>-0.707106781186546</text:p>
          </table:table-cell>
          <table:table-cell table:formula="of:=COS(2*PI()*[.A12]*[.$Q$1]/[.$AI$2])" office:value-type="float" office:value="-0.382683432365091" calcext:value-type="float">
            <text:p>-0.382683432365091</text:p>
          </table:table-cell>
          <table:table-cell table:formula="of:=COS(2*PI()*[.A12]*[.$R$1]/[.$AI$2])" office:value-type="float" office:value="1" calcext:value-type="float">
            <text:p>1</text:p>
          </table:table-cell>
          <table:table-cell table:formula="of:=COS(2*PI()*[.A12]*[.$S$1]/[.$AI$2])" office:value-type="float" office:value="-0.382683432365089" calcext:value-type="float">
            <text:p>-0.382683432365089</text:p>
          </table:table-cell>
          <table:table-cell table:formula="of:=COS(2*PI()*[.A12]*[.$T$1]/[.$AI$2])" office:value-type="float" office:value="-0.707106781186548" calcext:value-type="float">
            <text:p>-0.707106781186548</text:p>
          </table:table-cell>
          <table:table-cell table:formula="of:=COS(2*PI()*[.A12]*[.$U$1]/[.$AI$2])" office:value-type="float" office:value="0.923879532511287" calcext:value-type="float">
            <text:p>0.923879532511287</text:p>
          </table:table-cell>
          <table:table-cell table:formula="of:=COS(2*PI()*[.A12]*[.$V$1]/[.$AI$2])" office:value-type="float" office:value="-2.45548340466059E-016" calcext:value-type="float">
            <text:p>-2.45548340466059E-16</text:p>
          </table:table-cell>
          <table:table-cell table:formula="of:=COS(2*PI()*[.A12]*[.$W$1]/[.$AI$2])" office:value-type="float" office:value="-0.923879532511286" calcext:value-type="float">
            <text:p>-0.923879532511286</text:p>
          </table:table-cell>
          <table:table-cell table:formula="of:=COS(2*PI()*[.A12]*[.$X$1]/[.$AI$2])" office:value-type="float" office:value="0.707106781186548" calcext:value-type="float">
            <text:p>0.707106781186548</text:p>
          </table:table-cell>
          <table:table-cell table:formula="of:=COS(2*PI()*[.A12]*[.$Y$1]/[.$AI$2])" office:value-type="float" office:value="0.382683432365088" calcext:value-type="float">
            <text:p>0.382683432365088</text:p>
          </table:table-cell>
          <table:table-cell table:formula="of:=COS(2*PI()*[.A12]*[.$Z$1]/[.$AI$2])" office:value-type="float" office:value="-1" calcext:value-type="float">
            <text:p>-1</text:p>
          </table:table-cell>
          <table:table-cell table:formula="of:=COS(2*PI()*[.A12]*[.$AA$1]/[.$AI$2])" office:value-type="float" office:value="0.382683432365085" calcext:value-type="float">
            <text:p>0.382683432365085</text:p>
          </table:table-cell>
          <table:table-cell table:formula="of:=COS(2*PI()*[.A12]*[.$AB$1]/[.$AI$2])" office:value-type="float" office:value="0.707106781186551" calcext:value-type="float">
            <text:p>0.707106781186551</text:p>
          </table:table-cell>
          <table:table-cell table:formula="of:=COS(2*PI()*[.A12]*[.$AC$1]/[.$AI$2])" office:value-type="float" office:value="-0.923879532511285" calcext:value-type="float">
            <text:p>-0.923879532511285</text:p>
          </table:table-cell>
          <table:table-cell table:formula="of:=COS(2*PI()*[.A12]*[.$AD$1]/[.$AI$2])" office:value-type="float" office:value="-3.91948873790812E-015" calcext:value-type="float">
            <text:p>-3.91948873790812E-15</text:p>
          </table:table-cell>
          <table:table-cell table:formula="of:=COS(2*PI()*[.A12]*[.$AE$1]/[.$AI$2])" office:value-type="float" office:value="0.923879532511288" calcext:value-type="float">
            <text:p>0.923879532511288</text:p>
          </table:table-cell>
          <table:table-cell table:formula="of:=COS(2*PI()*[.A12]*[.$AF$1]/[.$AI$2])" office:value-type="float" office:value="-0.707106781186545" calcext:value-type="float">
            <text:p>-0.707106781186545</text:p>
          </table:table-cell>
          <table:table-cell table:formula="of:=COS(2*PI()*[.A12]*[.$AG$1]/[.$AI$2])" office:value-type="float" office:value="-0.382683432365092" calcext:value-type="float">
            <text:p>-0.38268343236509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2*PI()*[.A13]*[.$B$1]/[.AI13])" office:value-type="float" office:value="1" calcext:value-type="float">
            <text:p>1</text:p>
          </table:table-cell>
          <table:table-cell table:formula="of:=COS(2*PI()*[.A13]*[.$C$1]/[.$AI$2])" office:value-type="float" office:value="-0.555570233019602" calcext:value-type="float">
            <text:p>-0.555570233019602</text:p>
          </table:table-cell>
          <table:table-cell table:formula="of:=COS(2*PI()*[.A13]*[.$D$1]/[.$AI$2])" office:value-type="float" office:value="-0.38268343236509" calcext:value-type="float">
            <text:p>-0.38268343236509</text:p>
          </table:table-cell>
          <table:table-cell table:formula="of:=COS(2*PI()*[.A13]*[.$E$1]/[.$AI$2])" office:value-type="float" office:value="0.980785280403231" calcext:value-type="float">
            <text:p>0.980785280403231</text:p>
          </table:table-cell>
          <table:table-cell table:formula="of:=COS(2*PI()*[.A13]*[.$F$1]/[.$AI$2])" office:value-type="float" office:value="-0.707106781186547" calcext:value-type="float">
            <text:p>-0.707106781186547</text:p>
          </table:table-cell>
          <table:table-cell table:formula="of:=COS(2*PI()*[.A13]*[.$G$1]/[.$AI$2])" office:value-type="float" office:value="-0.19509032201613" calcext:value-type="float">
            <text:p>-0.19509032201613</text:p>
          </table:table-cell>
          <table:table-cell table:formula="of:=COS(2*PI()*[.A13]*[.$H$1]/[.$AI$2])" office:value-type="float" office:value="0.923879532511287" calcext:value-type="float">
            <text:p>0.923879532511287</text:p>
          </table:table-cell>
          <table:table-cell table:formula="of:=COS(2*PI()*[.A13]*[.$I$1]/[.$AI$2])" office:value-type="float" office:value="-0.831469612302544" calcext:value-type="float">
            <text:p>-0.831469612302544</text:p>
          </table:table-cell>
          <table:table-cell table:formula="of:=COS(2*PI()*[.A13]*[.$J$1]/[.$AI$2])" office:value-type="float" office:value="-2.44991257893129E-015" calcext:value-type="float">
            <text:p>-2.44991257893129E-15</text:p>
          </table:table-cell>
          <table:table-cell table:formula="of:=COS(2*PI()*[.A13]*[.$K$1]/[.$AI$2])" office:value-type="float" office:value="0.831469612302547" calcext:value-type="float">
            <text:p>0.831469612302547</text:p>
          </table:table-cell>
          <table:table-cell table:formula="of:=COS(2*PI()*[.A13]*[.$L$1]/[.$AI$2])" office:value-type="float" office:value="-0.923879532511286" calcext:value-type="float">
            <text:p>-0.923879532511286</text:p>
          </table:table-cell>
          <table:table-cell table:formula="of:=COS(2*PI()*[.A13]*[.$M$1]/[.$AI$2])" office:value-type="float" office:value="0.195090322016125" calcext:value-type="float">
            <text:p>0.195090322016125</text:p>
          </table:table-cell>
          <table:table-cell table:formula="of:=COS(2*PI()*[.A13]*[.$N$1]/[.$AI$2])" office:value-type="float" office:value="0.70710678118655" calcext:value-type="float">
            <text:p>0.70710678118655</text:p>
          </table:table-cell>
          <table:table-cell table:formula="of:=COS(2*PI()*[.A13]*[.$O$1]/[.$AI$2])" office:value-type="float" office:value="-0.98078528040323" calcext:value-type="float">
            <text:p>-0.98078528040323</text:p>
          </table:table-cell>
          <table:table-cell table:formula="of:=COS(2*PI()*[.A13]*[.$P$1]/[.$AI$2])" office:value-type="float" office:value="0.382683432365086" calcext:value-type="float">
            <text:p>0.382683432365086</text:p>
          </table:table-cell>
          <table:table-cell table:formula="of:=COS(2*PI()*[.A13]*[.$Q$1]/[.$AI$2])" office:value-type="float" office:value="0.555570233019606" calcext:value-type="float">
            <text:p>0.555570233019606</text:p>
          </table:table-cell>
          <table:table-cell table:formula="of:=COS(2*PI()*[.A13]*[.$R$1]/[.$AI$2])" office:value-type="float" office:value="-1" calcext:value-type="float">
            <text:p>-1</text:p>
          </table:table-cell>
          <table:table-cell table:formula="of:=COS(2*PI()*[.A13]*[.$S$1]/[.$AI$2])" office:value-type="float" office:value="0.555570233019598" calcext:value-type="float">
            <text:p>0.555570233019598</text:p>
          </table:table-cell>
          <table:table-cell table:formula="of:=COS(2*PI()*[.A13]*[.$T$1]/[.$AI$2])" office:value-type="float" office:value="0.382683432365095" calcext:value-type="float">
            <text:p>0.382683432365095</text:p>
          </table:table-cell>
          <table:table-cell table:formula="of:=COS(2*PI()*[.A13]*[.$U$1]/[.$AI$2])" office:value-type="float" office:value="-0.980785280403232" calcext:value-type="float">
            <text:p>-0.980785280403232</text:p>
          </table:table-cell>
          <table:table-cell table:formula="of:=COS(2*PI()*[.A13]*[.$V$1]/[.$AI$2])" office:value-type="float" office:value="0.707106781186543" calcext:value-type="float">
            <text:p>0.707106781186543</text:p>
          </table:table-cell>
          <table:table-cell table:formula="of:=COS(2*PI()*[.A13]*[.$W$1]/[.$AI$2])" office:value-type="float" office:value="0.195090322016135" calcext:value-type="float">
            <text:p>0.195090322016135</text:p>
          </table:table-cell>
          <table:table-cell table:formula="of:=COS(2*PI()*[.A13]*[.$X$1]/[.$AI$2])" office:value-type="float" office:value="-0.923879532511289" calcext:value-type="float">
            <text:p>-0.923879532511289</text:p>
          </table:table-cell>
          <table:table-cell table:formula="of:=COS(2*PI()*[.A13]*[.$Y$1]/[.$AI$2])" office:value-type="float" office:value="0.831469612302541" calcext:value-type="float">
            <text:p>0.831469612302541</text:p>
          </table:table-cell>
          <table:table-cell table:formula="of:=COS(2*PI()*[.A13]*[.$Z$1]/[.$AI$2])" office:value-type="float" office:value="7.34973773679388E-015" calcext:value-type="float">
            <text:p>7.34973773679388E-15</text:p>
          </table:table-cell>
          <table:table-cell table:formula="of:=COS(2*PI()*[.A13]*[.$AA$1]/[.$AI$2])" office:value-type="float" office:value="-0.831469612302549" calcext:value-type="float">
            <text:p>-0.831469612302549</text:p>
          </table:table-cell>
          <table:table-cell table:formula="of:=COS(2*PI()*[.A13]*[.$AB$1]/[.$AI$2])" office:value-type="float" office:value="0.923879532511284" calcext:value-type="float">
            <text:p>0.923879532511284</text:p>
          </table:table-cell>
          <table:table-cell table:formula="of:=COS(2*PI()*[.A13]*[.$AC$1]/[.$AI$2])" office:value-type="float" office:value="-0.19509032201612" calcext:value-type="float">
            <text:p>-0.19509032201612</text:p>
          </table:table-cell>
          <table:table-cell table:formula="of:=COS(2*PI()*[.A13]*[.$AD$1]/[.$AI$2])" office:value-type="float" office:value="-0.707106781186554" calcext:value-type="float">
            <text:p>-0.707106781186554</text:p>
          </table:table-cell>
          <table:table-cell table:formula="of:=COS(2*PI()*[.A13]*[.$AE$1]/[.$AI$2])" office:value-type="float" office:value="0.980785280403229" calcext:value-type="float">
            <text:p>0.980785280403229</text:p>
          </table:table-cell>
          <table:table-cell table:formula="of:=COS(2*PI()*[.A13]*[.$AF$1]/[.$AI$2])" office:value-type="float" office:value="-0.382683432365081" calcext:value-type="float">
            <text:p>-0.382683432365081</text:p>
          </table:table-cell>
          <table:table-cell table:formula="of:=COS(2*PI()*[.A13]*[.$AG$1]/[.$AI$2])" office:value-type="float" office:value="-0.55557023301961" calcext:value-type="float">
            <text:p>-0.5555702330196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2*PI()*[.A14]*[.$B$1]/[.AI14])" office:value-type="float" office:value="1" calcext:value-type="float">
            <text:p>1</text:p>
          </table:table-cell>
          <table:table-cell table:formula="of:=COS(2*PI()*[.A14]*[.$C$1]/[.$AI$2])" office:value-type="float" office:value="-0.707106781186547" calcext:value-type="float">
            <text:p>-0.707106781186547</text:p>
          </table:table-cell>
          <table:table-cell table:formula="of:=COS(2*PI()*[.A14]*[.$D$1]/[.$AI$2])" office:value-type="float" office:value="-1.83697019872103E-016" calcext:value-type="float">
            <text:p>-1.83697019872103E-16</text:p>
          </table:table-cell>
          <table:table-cell table:formula="of:=COS(2*PI()*[.A14]*[.$E$1]/[.$AI$2])" office:value-type="float" office:value="0.707106781186548" calcext:value-type="float">
            <text:p>0.707106781186548</text:p>
          </table:table-cell>
          <table:table-cell table:formula="of:=COS(2*PI()*[.A14]*[.$F$1]/[.$AI$2])" office:value-type="float" office:value="-1" calcext:value-type="float">
            <text:p>-1</text:p>
          </table:table-cell>
          <table:table-cell table:formula="of:=COS(2*PI()*[.A14]*[.$G$1]/[.$AI$2])" office:value-type="float" office:value="0.707106781186547" calcext:value-type="float">
            <text:p>0.707106781186547</text:p>
          </table:table-cell>
          <table:table-cell table:formula="of:=COS(2*PI()*[.A14]*[.$H$1]/[.$AI$2])" office:value-type="float" office:value="5.51091059616309E-016" calcext:value-type="float">
            <text:p>5.51091059616309E-16</text:p>
          </table:table-cell>
          <table:table-cell table:formula="of:=COS(2*PI()*[.A14]*[.$I$1]/[.$AI$2])" office:value-type="float" office:value="-0.707106781186547" calcext:value-type="float">
            <text:p>-0.707106781186547</text:p>
          </table:table-cell>
          <table:table-cell table:formula="of:=COS(2*PI()*[.A14]*[.$J$1]/[.$AI$2])" office:value-type="float" office:value="1" calcext:value-type="float">
            <text:p>1</text:p>
          </table:table-cell>
          <table:table-cell table:formula="of:=COS(2*PI()*[.A14]*[.$K$1]/[.$AI$2])" office:value-type="float" office:value="-0.707106781186546" calcext:value-type="float">
            <text:p>-0.707106781186546</text:p>
          </table:table-cell>
          <table:table-cell table:formula="of:=COS(2*PI()*[.A14]*[.$L$1]/[.$AI$2])" office:value-type="float" office:value="-2.69484193876076E-015" calcext:value-type="float">
            <text:p>-2.69484193876076E-15</text:p>
          </table:table-cell>
          <table:table-cell table:formula="of:=COS(2*PI()*[.A14]*[.$M$1]/[.$AI$2])" office:value-type="float" office:value="0.707106781186548" calcext:value-type="float">
            <text:p>0.707106781186548</text:p>
          </table:table-cell>
          <table:table-cell table:formula="of:=COS(2*PI()*[.A14]*[.$N$1]/[.$AI$2])" office:value-type="float" office:value="-1" calcext:value-type="float">
            <text:p>-1</text:p>
          </table:table-cell>
          <table:table-cell table:formula="of:=COS(2*PI()*[.A14]*[.$O$1]/[.$AI$2])" office:value-type="float" office:value="0.707106781186546" calcext:value-type="float">
            <text:p>0.707106781186546</text:p>
          </table:table-cell>
          <table:table-cell table:formula="of:=COS(2*PI()*[.A14]*[.$P$1]/[.$AI$2])" office:value-type="float" office:value="-4.9047770029553E-016" calcext:value-type="float">
            <text:p>-4.9047770029553E-16</text:p>
          </table:table-cell>
          <table:table-cell table:formula="of:=COS(2*PI()*[.A14]*[.$Q$1]/[.$AI$2])" office:value-type="float" office:value="-0.707106781186548" calcext:value-type="float">
            <text:p>-0.707106781186548</text:p>
          </table:table-cell>
          <table:table-cell table:formula="of:=COS(2*PI()*[.A14]*[.$R$1]/[.$AI$2])" office:value-type="float" office:value="1" calcext:value-type="float">
            <text:p>1</text:p>
          </table:table-cell>
          <table:table-cell table:formula="of:=COS(2*PI()*[.A14]*[.$S$1]/[.$AI$2])" office:value-type="float" office:value="-0.707106781186546" calcext:value-type="float">
            <text:p>-0.707106781186546</text:p>
          </table:table-cell>
          <table:table-cell table:formula="of:=COS(2*PI()*[.A14]*[.$T$1]/[.$AI$2])" office:value-type="float" office:value="-3.42963001824918E-015" calcext:value-type="float">
            <text:p>-3.42963001824918E-15</text:p>
          </table:table-cell>
          <table:table-cell table:formula="of:=COS(2*PI()*[.A14]*[.$U$1]/[.$AI$2])" office:value-type="float" office:value="0.707106781186551" calcext:value-type="float">
            <text:p>0.707106781186551</text:p>
          </table:table-cell>
          <table:table-cell table:formula="of:=COS(2*PI()*[.A14]*[.$V$1]/[.$AI$2])" office:value-type="float" office:value="-1" calcext:value-type="float">
            <text:p>-1</text:p>
          </table:table-cell>
          <table:table-cell table:formula="of:=COS(2*PI()*[.A14]*[.$W$1]/[.$AI$2])" office:value-type="float" office:value="0.707106781186548" calcext:value-type="float">
            <text:p>0.707106781186548</text:p>
          </table:table-cell>
          <table:table-cell table:formula="of:=COS(2*PI()*[.A14]*[.$X$1]/[.$AI$2])" office:value-type="float" office:value="2.44310379192882E-016" calcext:value-type="float">
            <text:p>2.44310379192882E-16</text:p>
          </table:table-cell>
          <table:table-cell table:formula="of:=COS(2*PI()*[.A14]*[.$Y$1]/[.$AI$2])" office:value-type="float" office:value="-0.707106781186548" calcext:value-type="float">
            <text:p>-0.707106781186548</text:p>
          </table:table-cell>
          <table:table-cell table:formula="of:=COS(2*PI()*[.A14]*[.$Z$1]/[.$AI$2])" office:value-type="float" office:value="1" calcext:value-type="float">
            <text:p>1</text:p>
          </table:table-cell>
          <table:table-cell table:formula="of:=COS(2*PI()*[.A14]*[.$AA$1]/[.$AI$2])" office:value-type="float" office:value="-0.707106781186545" calcext:value-type="float">
            <text:p>-0.707106781186545</text:p>
          </table:table-cell>
          <table:table-cell table:formula="of:=COS(2*PI()*[.A14]*[.$AB$1]/[.$AI$2])" office:value-type="float" office:value="-4.16441809773759E-015" calcext:value-type="float">
            <text:p>-4.16441809773759E-15</text:p>
          </table:table-cell>
          <table:table-cell table:formula="of:=COS(2*PI()*[.A14]*[.$AC$1]/[.$AI$2])" office:value-type="float" office:value="0.707106781186551" calcext:value-type="float">
            <text:p>0.707106781186551</text:p>
          </table:table-cell>
          <table:table-cell table:formula="of:=COS(2*PI()*[.A14]*[.$AD$1]/[.$AI$2])" office:value-type="float" office:value="-1" calcext:value-type="float">
            <text:p>-1</text:p>
          </table:table-cell>
          <table:table-cell table:formula="of:=COS(2*PI()*[.A14]*[.$AE$1]/[.$AI$2])" office:value-type="float" office:value="0.707106781186542" calcext:value-type="float">
            <text:p>0.707106781186542</text:p>
          </table:table-cell>
          <table:table-cell table:formula="of:=COS(2*PI()*[.A14]*[.$AF$1]/[.$AI$2])" office:value-type="float" office:value="9.79098458681294E-016" calcext:value-type="float">
            <text:p>9.79098458681294E-16</text:p>
          </table:table-cell>
          <table:table-cell table:formula="of:=COS(2*PI()*[.A14]*[.$AG$1]/[.$AI$2])" office:value-type="float" office:value="-0.707106781186554" calcext:value-type="float">
            <text:p>-0.70710678118655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2*PI()*[.A15]*[.$B$1]/[.AI15])" office:value-type="float" office:value="1" calcext:value-type="float">
            <text:p>1</text:p>
          </table:table-cell>
          <table:table-cell table:formula="of:=COS(2*PI()*[.A15]*[.$C$1]/[.$AI$2])" office:value-type="float" office:value="-0.831469612302545" calcext:value-type="float">
            <text:p>-0.831469612302545</text:p>
          </table:table-cell>
          <table:table-cell table:formula="of:=COS(2*PI()*[.A15]*[.$D$1]/[.$AI$2])" office:value-type="float" office:value="0.38268343236509" calcext:value-type="float">
            <text:p>0.38268343236509</text:p>
          </table:table-cell>
          <table:table-cell table:formula="of:=COS(2*PI()*[.A15]*[.$E$1]/[.$AI$2])" office:value-type="float" office:value="0.195090322016128" calcext:value-type="float">
            <text:p>0.195090322016128</text:p>
          </table:table-cell>
          <table:table-cell table:formula="of:=COS(2*PI()*[.A15]*[.$F$1]/[.$AI$2])" office:value-type="float" office:value="-0.707106781186547" calcext:value-type="float">
            <text:p>-0.707106781186547</text:p>
          </table:table-cell>
          <table:table-cell table:formula="of:=COS(2*PI()*[.A15]*[.$G$1]/[.$AI$2])" office:value-type="float" office:value="0.98078528040323" calcext:value-type="float">
            <text:p>0.98078528040323</text:p>
          </table:table-cell>
          <table:table-cell table:formula="of:=COS(2*PI()*[.A15]*[.$H$1]/[.$AI$2])" office:value-type="float" office:value="-0.923879532511287" calcext:value-type="float">
            <text:p>-0.923879532511287</text:p>
          </table:table-cell>
          <table:table-cell table:formula="of:=COS(2*PI()*[.A15]*[.$I$1]/[.$AI$2])" office:value-type="float" office:value="0.555570233019604" calcext:value-type="float">
            <text:p>0.555570233019604</text:p>
          </table:table-cell>
          <table:table-cell table:formula="of:=COS(2*PI()*[.A15]*[.$J$1]/[.$AI$2])" office:value-type="float" office:value="-9.80336419954471E-016" calcext:value-type="float">
            <text:p>-9.80336419954471E-16</text:p>
          </table:table-cell>
          <table:table-cell table:formula="of:=COS(2*PI()*[.A15]*[.$K$1]/[.$AI$2])" office:value-type="float" office:value="-0.555570233019603" calcext:value-type="float">
            <text:p>-0.555570233019603</text:p>
          </table:table-cell>
          <table:table-cell table:formula="of:=COS(2*PI()*[.A15]*[.$L$1]/[.$AI$2])" office:value-type="float" office:value="0.923879532511286" calcext:value-type="float">
            <text:p>0.923879532511286</text:p>
          </table:table-cell>
          <table:table-cell table:formula="of:=COS(2*PI()*[.A15]*[.$M$1]/[.$AI$2])" office:value-type="float" office:value="-0.980785280403231" calcext:value-type="float">
            <text:p>-0.980785280403231</text:p>
          </table:table-cell>
          <table:table-cell table:formula="of:=COS(2*PI()*[.A15]*[.$N$1]/[.$AI$2])" office:value-type="float" office:value="0.707106781186549" calcext:value-type="float">
            <text:p>0.707106781186549</text:p>
          </table:table-cell>
          <table:table-cell table:formula="of:=COS(2*PI()*[.A15]*[.$O$1]/[.$AI$2])" office:value-type="float" office:value="-0.195090322016128" calcext:value-type="float">
            <text:p>-0.195090322016128</text:p>
          </table:table-cell>
          <table:table-cell table:formula="of:=COS(2*PI()*[.A15]*[.$P$1]/[.$AI$2])" office:value-type="float" office:value="-0.382683432365085" calcext:value-type="float">
            <text:p>-0.382683432365085</text:p>
          </table:table-cell>
          <table:table-cell table:formula="of:=COS(2*PI()*[.A15]*[.$Q$1]/[.$AI$2])" office:value-type="float" office:value="0.831469612302543" calcext:value-type="float">
            <text:p>0.831469612302543</text:p>
          </table:table-cell>
          <table:table-cell table:formula="of:=COS(2*PI()*[.A15]*[.$R$1]/[.$AI$2])" office:value-type="float" office:value="-1" calcext:value-type="float">
            <text:p>-1</text:p>
          </table:table-cell>
          <table:table-cell table:formula="of:=COS(2*PI()*[.A15]*[.$S$1]/[.$AI$2])" office:value-type="float" office:value="0.831469612302545" calcext:value-type="float">
            <text:p>0.831469612302545</text:p>
          </table:table-cell>
          <table:table-cell table:formula="of:=COS(2*PI()*[.A15]*[.$T$1]/[.$AI$2])" office:value-type="float" office:value="-0.382683432365088" calcext:value-type="float">
            <text:p>-0.382683432365088</text:p>
          </table:table-cell>
          <table:table-cell table:formula="of:=COS(2*PI()*[.A15]*[.$U$1]/[.$AI$2])" office:value-type="float" office:value="-0.195090322016124" calcext:value-type="float">
            <text:p>-0.195090322016124</text:p>
          </table:table-cell>
          <table:table-cell table:formula="of:=COS(2*PI()*[.A15]*[.$V$1]/[.$AI$2])" office:value-type="float" office:value="0.707106781186546" calcext:value-type="float">
            <text:p>0.707106781186546</text:p>
          </table:table-cell>
          <table:table-cell table:formula="of:=COS(2*PI()*[.A15]*[.$W$1]/[.$AI$2])" office:value-type="float" office:value="-0.98078528040323" calcext:value-type="float">
            <text:p>-0.98078528040323</text:p>
          </table:table-cell>
          <table:table-cell table:formula="of:=COS(2*PI()*[.A15]*[.$X$1]/[.$AI$2])" office:value-type="float" office:value="0.923879532511289" calcext:value-type="float">
            <text:p>0.923879532511289</text:p>
          </table:table-cell>
          <table:table-cell table:formula="of:=COS(2*PI()*[.A15]*[.$Y$1]/[.$AI$2])" office:value-type="float" office:value="-0.555570233019606" calcext:value-type="float">
            <text:p>-0.555570233019606</text:p>
          </table:table-cell>
          <table:table-cell table:formula="of:=COS(2*PI()*[.A15]*[.$Z$1]/[.$AI$2])" office:value-type="float" office:value="2.94100925986341E-015" calcext:value-type="float">
            <text:p>2.94100925986341E-15</text:p>
          </table:table-cell>
          <table:table-cell table:formula="of:=COS(2*PI()*[.A15]*[.$AA$1]/[.$AI$2])" office:value-type="float" office:value="0.555570233019601" calcext:value-type="float">
            <text:p>0.555570233019601</text:p>
          </table:table-cell>
          <table:table-cell table:formula="of:=COS(2*PI()*[.A15]*[.$AB$1]/[.$AI$2])" office:value-type="float" office:value="-0.923879532511287" calcext:value-type="float">
            <text:p>-0.923879532511287</text:p>
          </table:table-cell>
          <table:table-cell table:formula="of:=COS(2*PI()*[.A15]*[.$AC$1]/[.$AI$2])" office:value-type="float" office:value="0.98078528040323" calcext:value-type="float">
            <text:p>0.98078528040323</text:p>
          </table:table-cell>
          <table:table-cell table:formula="of:=COS(2*PI()*[.A15]*[.$AD$1]/[.$AI$2])" office:value-type="float" office:value="-0.707106781186555" calcext:value-type="float">
            <text:p>-0.707106781186555</text:p>
          </table:table-cell>
          <table:table-cell table:formula="of:=COS(2*PI()*[.A15]*[.$AE$1]/[.$AI$2])" office:value-type="float" office:value="0.195090322016137" calcext:value-type="float">
            <text:p>0.195090322016137</text:p>
          </table:table-cell>
          <table:table-cell table:formula="of:=COS(2*PI()*[.A15]*[.$AF$1]/[.$AI$2])" office:value-type="float" office:value="0.382683432365083" calcext:value-type="float">
            <text:p>0.382683432365083</text:p>
          </table:table-cell>
          <table:table-cell table:formula="of:=COS(2*PI()*[.A15]*[.$AG$1]/[.$AI$2])" office:value-type="float" office:value="-0.831469612302542" calcext:value-type="float">
            <text:p>-0.83146961230254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2*PI()*[.A16]*[.$B$1]/[.AI16])" office:value-type="float" office:value="1" calcext:value-type="float">
            <text:p>1</text:p>
          </table:table-cell>
          <table:table-cell table:formula="of:=COS(2*PI()*[.A16]*[.$C$1]/[.$AI$2])" office:value-type="float" office:value="-0.923879532511287" calcext:value-type="float">
            <text:p>-0.923879532511287</text:p>
          </table:table-cell>
          <table:table-cell table:formula="of:=COS(2*PI()*[.A16]*[.$D$1]/[.$AI$2])" office:value-type="float" office:value="0.707106781186547" calcext:value-type="float">
            <text:p>0.707106781186547</text:p>
          </table:table-cell>
          <table:table-cell table:formula="of:=COS(2*PI()*[.A16]*[.$E$1]/[.$AI$2])" office:value-type="float" office:value="-0.38268343236509" calcext:value-type="float">
            <text:p>-0.38268343236509</text:p>
          </table:table-cell>
          <table:table-cell table:formula="of:=COS(2*PI()*[.A16]*[.$F$1]/[.$AI$2])" office:value-type="float" office:value="-4.28626379701574E-016" calcext:value-type="float">
            <text:p>-4.28626379701574E-16</text:p>
          </table:table-cell>
          <table:table-cell table:formula="of:=COS(2*PI()*[.A16]*[.$G$1]/[.$AI$2])" office:value-type="float" office:value="0.382683432365091" calcext:value-type="float">
            <text:p>0.382683432365091</text:p>
          </table:table-cell>
          <table:table-cell table:formula="of:=COS(2*PI()*[.A16]*[.$H$1]/[.$AI$2])" office:value-type="float" office:value="-0.707106781186547" calcext:value-type="float">
            <text:p>-0.707106781186547</text:p>
          </table:table-cell>
          <table:table-cell table:formula="of:=COS(2*PI()*[.A16]*[.$I$1]/[.$AI$2])" office:value-type="float" office:value="0.923879532511288" calcext:value-type="float">
            <text:p>0.923879532511288</text:p>
          </table:table-cell>
          <table:table-cell table:formula="of:=COS(2*PI()*[.A16]*[.$J$1]/[.$AI$2])" office:value-type="float" office:value="-1" calcext:value-type="float">
            <text:p>-1</text:p>
          </table:table-cell>
          <table:table-cell table:formula="of:=COS(2*PI()*[.A16]*[.$K$1]/[.$AI$2])" office:value-type="float" office:value="0.923879532511287" calcext:value-type="float">
            <text:p>0.923879532511287</text:p>
          </table:table-cell>
          <table:table-cell table:formula="of:=COS(2*PI()*[.A16]*[.$L$1]/[.$AI$2])" office:value-type="float" office:value="-0.707106781186546" calcext:value-type="float">
            <text:p>-0.707106781186546</text:p>
          </table:table-cell>
          <table:table-cell table:formula="of:=COS(2*PI()*[.A16]*[.$M$1]/[.$AI$2])" office:value-type="float" office:value="0.382683432365089" calcext:value-type="float">
            <text:p>0.382683432365089</text:p>
          </table:table-cell>
          <table:table-cell table:formula="of:=COS(2*PI()*[.A16]*[.$N$1]/[.$AI$2])" office:value-type="float" office:value="-4.9047770029553E-016" calcext:value-type="float">
            <text:p>-4.9047770029553E-16</text:p>
          </table:table-cell>
          <table:table-cell table:formula="of:=COS(2*PI()*[.A16]*[.$O$1]/[.$AI$2])" office:value-type="float" office:value="-0.382683432365091" calcext:value-type="float">
            <text:p>-0.382683432365091</text:p>
          </table:table-cell>
          <table:table-cell table:formula="of:=COS(2*PI()*[.A16]*[.$P$1]/[.$AI$2])" office:value-type="float" office:value="0.70710678118655" calcext:value-type="float">
            <text:p>0.70710678118655</text:p>
          </table:table-cell>
          <table:table-cell table:formula="of:=COS(2*PI()*[.A16]*[.$Q$1]/[.$AI$2])" office:value-type="float" office:value="-0.923879532511286" calcext:value-type="float">
            <text:p>-0.923879532511286</text:p>
          </table:table-cell>
          <table:table-cell table:formula="of:=COS(2*PI()*[.A16]*[.$R$1]/[.$AI$2])" office:value-type="float" office:value="1" calcext:value-type="float">
            <text:p>1</text:p>
          </table:table-cell>
          <table:table-cell table:formula="of:=COS(2*PI()*[.A16]*[.$S$1]/[.$AI$2])" office:value-type="float" office:value="-0.923879532511285" calcext:value-type="float">
            <text:p>-0.923879532511285</text:p>
          </table:table-cell>
          <table:table-cell table:formula="of:=COS(2*PI()*[.A16]*[.$T$1]/[.$AI$2])" office:value-type="float" office:value="0.707106781186548" calcext:value-type="float">
            <text:p>0.707106781186548</text:p>
          </table:table-cell>
          <table:table-cell table:formula="of:=COS(2*PI()*[.A16]*[.$U$1]/[.$AI$2])" office:value-type="float" office:value="-0.382683432365088" calcext:value-type="float">
            <text:p>-0.382683432365088</text:p>
          </table:table-cell>
          <table:table-cell table:formula="of:=COS(2*PI()*[.A16]*[.$V$1]/[.$AI$2])" office:value-type="float" office:value="-3.91948873790812E-015" calcext:value-type="float">
            <text:p>-3.91948873790812E-15</text:p>
          </table:table-cell>
          <table:table-cell table:formula="of:=COS(2*PI()*[.A16]*[.$W$1]/[.$AI$2])" office:value-type="float" office:value="0.382683432365089" calcext:value-type="float">
            <text:p>0.382683432365089</text:p>
          </table:table-cell>
          <table:table-cell table:formula="of:=COS(2*PI()*[.A16]*[.$X$1]/[.$AI$2])" office:value-type="float" office:value="-0.707106781186549" calcext:value-type="float">
            <text:p>-0.707106781186549</text:p>
          </table:table-cell>
          <table:table-cell table:formula="of:=COS(2*PI()*[.A16]*[.$Y$1]/[.$AI$2])" office:value-type="float" office:value="0.923879532511288" calcext:value-type="float">
            <text:p>0.923879532511288</text:p>
          </table:table-cell>
          <table:table-cell table:formula="of:=COS(2*PI()*[.A16]*[.$Z$1]/[.$AI$2])" office:value-type="float" office:value="-1" calcext:value-type="float">
            <text:p>-1</text:p>
          </table:table-cell>
          <table:table-cell table:formula="of:=COS(2*PI()*[.A16]*[.$AA$1]/[.$AI$2])" office:value-type="float" office:value="0.923879532511283" calcext:value-type="float">
            <text:p>0.923879532511283</text:p>
          </table:table-cell>
          <table:table-cell table:formula="of:=COS(2*PI()*[.A16]*[.$AB$1]/[.$AI$2])" office:value-type="float" office:value="-0.707106781186545" calcext:value-type="float">
            <text:p>-0.707106781186545</text:p>
          </table:table-cell>
          <table:table-cell table:formula="of:=COS(2*PI()*[.A16]*[.$AC$1]/[.$AI$2])" office:value-type="float" office:value="0.382683432365091" calcext:value-type="float">
            <text:p>0.382683432365091</text:p>
          </table:table-cell>
          <table:table-cell table:formula="of:=COS(2*PI()*[.A16]*[.$AD$1]/[.$AI$2])" office:value-type="float" office:value="8.32945517611177E-015" calcext:value-type="float">
            <text:p>8.32945517611177E-15</text:p>
          </table:table-cell>
          <table:table-cell table:formula="of:=COS(2*PI()*[.A16]*[.$AE$1]/[.$AI$2])" office:value-type="float" office:value="-0.382683432365093" calcext:value-type="float">
            <text:p>-0.382683432365093</text:p>
          </table:table-cell>
          <table:table-cell table:formula="of:=COS(2*PI()*[.A16]*[.$AF$1]/[.$AI$2])" office:value-type="float" office:value="0.707106781186547" calcext:value-type="float">
            <text:p>0.707106781186547</text:p>
          </table:table-cell>
          <table:table-cell table:formula="of:=COS(2*PI()*[.A16]*[.$AG$1]/[.$AI$2])" office:value-type="float" office:value="-0.92387953251129" calcext:value-type="float">
            <text:p>-0.9238795325112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2*PI()*[.A17]*[.$B$1]/[.AI17])" office:value-type="float" office:value="1" calcext:value-type="float">
            <text:p>1</text:p>
          </table:table-cell>
          <table:table-cell table:formula="of:=COS(2*PI()*[.A17]*[.$C$1]/[.$AI$2])" office:value-type="float" office:value="-0.98078528040323" calcext:value-type="float">
            <text:p>-0.98078528040323</text:p>
          </table:table-cell>
          <table:table-cell table:formula="of:=COS(2*PI()*[.A17]*[.$D$1]/[.$AI$2])" office:value-type="float" office:value="0.923879532511286" calcext:value-type="float">
            <text:p>0.923879532511286</text:p>
          </table:table-cell>
          <table:table-cell table:formula="of:=COS(2*PI()*[.A17]*[.$E$1]/[.$AI$2])" office:value-type="float" office:value="-0.831469612302544" calcext:value-type="float">
            <text:p>-0.831469612302544</text:p>
          </table:table-cell>
          <table:table-cell table:formula="of:=COS(2*PI()*[.A17]*[.$F$1]/[.$AI$2])" office:value-type="float" office:value="0.707106781186547" calcext:value-type="float">
            <text:p>0.707106781186547</text:p>
          </table:table-cell>
          <table:table-cell table:formula="of:=COS(2*PI()*[.A17]*[.$G$1]/[.$AI$2])" office:value-type="float" office:value="-0.555570233019602" calcext:value-type="float">
            <text:p>-0.555570233019602</text:p>
          </table:table-cell>
          <table:table-cell table:formula="of:=COS(2*PI()*[.A17]*[.$H$1]/[.$AI$2])" office:value-type="float" office:value="0.382683432365086" calcext:value-type="float">
            <text:p>0.382683432365086</text:p>
          </table:table-cell>
          <table:table-cell table:formula="of:=COS(2*PI()*[.A17]*[.$I$1]/[.$AI$2])" office:value-type="float" office:value="-0.195090322016125" calcext:value-type="float">
            <text:p>-0.195090322016125</text:p>
          </table:table-cell>
          <table:table-cell table:formula="of:=COS(2*PI()*[.A17]*[.$J$1]/[.$AI$2])" office:value-type="float" office:value="-2.69484193876076E-015" calcext:value-type="float">
            <text:p>-2.69484193876076E-15</text:p>
          </table:table-cell>
          <table:table-cell table:formula="of:=COS(2*PI()*[.A17]*[.$K$1]/[.$AI$2])" office:value-type="float" office:value="0.19509032201613" calcext:value-type="float">
            <text:p>0.19509032201613</text:p>
          </table:table-cell>
          <table:table-cell table:formula="of:=COS(2*PI()*[.A17]*[.$L$1]/[.$AI$2])" office:value-type="float" office:value="-0.382683432365091" calcext:value-type="float">
            <text:p>-0.382683432365091</text:p>
          </table:table-cell>
          <table:table-cell table:formula="of:=COS(2*PI()*[.A17]*[.$M$1]/[.$AI$2])" office:value-type="float" office:value="0.555570233019606" calcext:value-type="float">
            <text:p>0.555570233019606</text:p>
          </table:table-cell>
          <table:table-cell table:formula="of:=COS(2*PI()*[.A17]*[.$N$1]/[.$AI$2])" office:value-type="float" office:value="-0.707106781186553" calcext:value-type="float">
            <text:p>-0.707106781186553</text:p>
          </table:table-cell>
          <table:table-cell table:formula="of:=COS(2*PI()*[.A17]*[.$O$1]/[.$AI$2])" office:value-type="float" office:value="0.831469612302547" calcext:value-type="float">
            <text:p>0.831469612302547</text:p>
          </table:table-cell>
          <table:table-cell table:formula="of:=COS(2*PI()*[.A17]*[.$P$1]/[.$AI$2])" office:value-type="float" office:value="-0.923879532511289" calcext:value-type="float">
            <text:p>-0.923879532511289</text:p>
          </table:table-cell>
          <table:table-cell table:formula="of:=COS(2*PI()*[.A17]*[.$Q$1]/[.$AI$2])" office:value-type="float" office:value="0.980785280403231" calcext:value-type="float">
            <text:p>0.980785280403231</text:p>
          </table:table-cell>
          <table:table-cell table:formula="of:=COS(2*PI()*[.A17]*[.$R$1]/[.$AI$2])" office:value-type="float" office:value="-1" calcext:value-type="float">
            <text:p>-1</text:p>
          </table:table-cell>
          <table:table-cell table:formula="of:=COS(2*PI()*[.A17]*[.$S$1]/[.$AI$2])" office:value-type="float" office:value="0.980785280403229" calcext:value-type="float">
            <text:p>0.980785280403229</text:p>
          </table:table-cell>
          <table:table-cell table:formula="of:=COS(2*PI()*[.A17]*[.$T$1]/[.$AI$2])" office:value-type="float" office:value="-0.923879532511285" calcext:value-type="float">
            <text:p>-0.923879532511285</text:p>
          </table:table-cell>
          <table:table-cell table:formula="of:=COS(2*PI()*[.A17]*[.$U$1]/[.$AI$2])" office:value-type="float" office:value="0.831469612302541" calcext:value-type="float">
            <text:p>0.831469612302541</text:p>
          </table:table-cell>
          <table:table-cell table:formula="of:=COS(2*PI()*[.A17]*[.$V$1]/[.$AI$2])" office:value-type="float" office:value="-0.707106781186545" calcext:value-type="float">
            <text:p>-0.707106781186545</text:p>
          </table:table-cell>
          <table:table-cell table:formula="of:=COS(2*PI()*[.A17]*[.$W$1]/[.$AI$2])" office:value-type="float" office:value="0.555570233019597" calcext:value-type="float">
            <text:p>0.555570233019597</text:p>
          </table:table-cell>
          <table:table-cell table:formula="of:=COS(2*PI()*[.A17]*[.$X$1]/[.$AI$2])" office:value-type="float" office:value="-0.382683432365081" calcext:value-type="float">
            <text:p>-0.382683432365081</text:p>
          </table:table-cell>
          <table:table-cell table:formula="of:=COS(2*PI()*[.A17]*[.$Y$1]/[.$AI$2])" office:value-type="float" office:value="0.195090322016116" calcext:value-type="float">
            <text:p>0.195090322016116</text:p>
          </table:table-cell>
          <table:table-cell table:formula="of:=COS(2*PI()*[.A17]*[.$Z$1]/[.$AI$2])" office:value-type="float" office:value="0.0000000000000151899531738833" calcext:value-type="float">
            <text:p>1.51899531738833E-14</text:p>
          </table:table-cell>
          <table:table-cell table:formula="of:=COS(2*PI()*[.A17]*[.$AA$1]/[.$AI$2])" office:value-type="float" office:value="-0.195090322016132" calcext:value-type="float">
            <text:p>-0.195090322016132</text:p>
          </table:table-cell>
          <table:table-cell table:formula="of:=COS(2*PI()*[.A17]*[.$AB$1]/[.$AI$2])" office:value-type="float" office:value="0.382683432365096" calcext:value-type="float">
            <text:p>0.382683432365096</text:p>
          </table:table-cell>
          <table:table-cell table:formula="of:=COS(2*PI()*[.A17]*[.$AC$1]/[.$AI$2])" office:value-type="float" office:value="-0.55557023301961" calcext:value-type="float">
            <text:p>-0.55557023301961</text:p>
          </table:table-cell>
          <table:table-cell table:formula="of:=COS(2*PI()*[.A17]*[.$AD$1]/[.$AI$2])" office:value-type="float" office:value="0.707106781186557" calcext:value-type="float">
            <text:p>0.707106781186557</text:p>
          </table:table-cell>
          <table:table-cell table:formula="of:=COS(2*PI()*[.A17]*[.$AE$1]/[.$AI$2])" office:value-type="float" office:value="-0.831469612302554" calcext:value-type="float">
            <text:p>-0.831469612302554</text:p>
          </table:table-cell>
          <table:table-cell table:formula="of:=COS(2*PI()*[.A17]*[.$AF$1]/[.$AI$2])" office:value-type="float" office:value="0.923879532511289" calcext:value-type="float">
            <text:p>0.923879532511289</text:p>
          </table:table-cell>
          <table:table-cell table:formula="of:=COS(2*PI()*[.A17]*[.$AG$1]/[.$AI$2])" office:value-type="float" office:value="-0.980785280403232" calcext:value-type="float">
            <text:p>-0.98078528040323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2*PI()*[.A18]*[.$B$1]/[.AI18])" office:value-type="float" office:value="1" calcext:value-type="float">
            <text:p>1</text:p>
          </table:table-cell>
          <table:table-cell table:formula="of:=COS(2*PI()*[.A18]*[.$C$1]/[.$AI$2])" office:value-type="float" office:value="-1" calcext:value-type="float">
            <text:p>-1</text:p>
          </table:table-cell>
          <table:table-cell table:formula="of:=COS(2*PI()*[.A18]*[.$D$1]/[.$AI$2])" office:value-type="float" office:value="1" calcext:value-type="float">
            <text:p>1</text:p>
          </table:table-cell>
          <table:table-cell table:formula="of:=COS(2*PI()*[.A18]*[.$E$1]/[.$AI$2])" office:value-type="float" office:value="-1" calcext:value-type="float">
            <text:p>-1</text:p>
          </table:table-cell>
          <table:table-cell table:formula="of:=COS(2*PI()*[.A18]*[.$F$1]/[.$AI$2])" office:value-type="float" office:value="1" calcext:value-type="float">
            <text:p>1</text:p>
          </table:table-cell>
          <table:table-cell table:formula="of:=COS(2*PI()*[.A18]*[.$G$1]/[.$AI$2])" office:value-type="float" office:value="-1" calcext:value-type="float">
            <text:p>-1</text:p>
          </table:table-cell>
          <table:table-cell table:formula="of:=COS(2*PI()*[.A18]*[.$H$1]/[.$AI$2])" office:value-type="float" office:value="1" calcext:value-type="float">
            <text:p>1</text:p>
          </table:table-cell>
          <table:table-cell table:formula="of:=COS(2*PI()*[.A18]*[.$I$1]/[.$AI$2])" office:value-type="float" office:value="-1" calcext:value-type="float">
            <text:p>-1</text:p>
          </table:table-cell>
          <table:table-cell table:formula="of:=COS(2*PI()*[.A18]*[.$J$1]/[.$AI$2])" office:value-type="float" office:value="1" calcext:value-type="float">
            <text:p>1</text:p>
          </table:table-cell>
          <table:table-cell table:formula="of:=COS(2*PI()*[.A18]*[.$K$1]/[.$AI$2])" office:value-type="float" office:value="-1" calcext:value-type="float">
            <text:p>-1</text:p>
          </table:table-cell>
          <table:table-cell table:formula="of:=COS(2*PI()*[.A18]*[.$L$1]/[.$AI$2])" office:value-type="float" office:value="1" calcext:value-type="float">
            <text:p>1</text:p>
          </table:table-cell>
          <table:table-cell table:formula="of:=COS(2*PI()*[.A18]*[.$M$1]/[.$AI$2])" office:value-type="float" office:value="-1" calcext:value-type="float">
            <text:p>-1</text:p>
          </table:table-cell>
          <table:table-cell table:formula="of:=COS(2*PI()*[.A18]*[.$N$1]/[.$AI$2])" office:value-type="float" office:value="1" calcext:value-type="float">
            <text:p>1</text:p>
          </table:table-cell>
          <table:table-cell table:formula="of:=COS(2*PI()*[.A18]*[.$O$1]/[.$AI$2])" office:value-type="float" office:value="-1" calcext:value-type="float">
            <text:p>-1</text:p>
          </table:table-cell>
          <table:table-cell table:formula="of:=COS(2*PI()*[.A18]*[.$P$1]/[.$AI$2])" office:value-type="float" office:value="1" calcext:value-type="float">
            <text:p>1</text:p>
          </table:table-cell>
          <table:table-cell table:formula="of:=COS(2*PI()*[.A18]*[.$Q$1]/[.$AI$2])" office:value-type="float" office:value="-1" calcext:value-type="float">
            <text:p>-1</text:p>
          </table:table-cell>
          <table:table-cell table:formula="of:=COS(2*PI()*[.A18]*[.$R$1]/[.$AI$2])" office:value-type="float" office:value="1" calcext:value-type="float">
            <text:p>1</text:p>
          </table:table-cell>
          <table:table-cell table:formula="of:=COS(2*PI()*[.A18]*[.$S$1]/[.$AI$2])" office:value-type="float" office:value="-1" calcext:value-type="float">
            <text:p>-1</text:p>
          </table:table-cell>
          <table:table-cell table:formula="of:=COS(2*PI()*[.A18]*[.$T$1]/[.$AI$2])" office:value-type="float" office:value="1" calcext:value-type="float">
            <text:p>1</text:p>
          </table:table-cell>
          <table:table-cell table:formula="of:=COS(2*PI()*[.A18]*[.$U$1]/[.$AI$2])" office:value-type="float" office:value="-1" calcext:value-type="float">
            <text:p>-1</text:p>
          </table:table-cell>
          <table:table-cell table:formula="of:=COS(2*PI()*[.A18]*[.$V$1]/[.$AI$2])" office:value-type="float" office:value="1" calcext:value-type="float">
            <text:p>1</text:p>
          </table:table-cell>
          <table:table-cell table:formula="of:=COS(2*PI()*[.A18]*[.$W$1]/[.$AI$2])" office:value-type="float" office:value="-1" calcext:value-type="float">
            <text:p>-1</text:p>
          </table:table-cell>
          <table:table-cell table:formula="of:=COS(2*PI()*[.A18]*[.$X$1]/[.$AI$2])" office:value-type="float" office:value="1" calcext:value-type="float">
            <text:p>1</text:p>
          </table:table-cell>
          <table:table-cell table:formula="of:=COS(2*PI()*[.A18]*[.$Y$1]/[.$AI$2])" office:value-type="float" office:value="-1" calcext:value-type="float">
            <text:p>-1</text:p>
          </table:table-cell>
          <table:table-cell table:formula="of:=COS(2*PI()*[.A18]*[.$Z$1]/[.$AI$2])" office:value-type="float" office:value="1" calcext:value-type="float">
            <text:p>1</text:p>
          </table:table-cell>
          <table:table-cell table:formula="of:=COS(2*PI()*[.A18]*[.$AA$1]/[.$AI$2])" office:value-type="float" office:value="-1" calcext:value-type="float">
            <text:p>-1</text:p>
          </table:table-cell>
          <table:table-cell table:formula="of:=COS(2*PI()*[.A18]*[.$AB$1]/[.$AI$2])" office:value-type="float" office:value="1" calcext:value-type="float">
            <text:p>1</text:p>
          </table:table-cell>
          <table:table-cell table:formula="of:=COS(2*PI()*[.A18]*[.$AC$1]/[.$AI$2])" office:value-type="float" office:value="-1" calcext:value-type="float">
            <text:p>-1</text:p>
          </table:table-cell>
          <table:table-cell table:formula="of:=COS(2*PI()*[.A18]*[.$AD$1]/[.$AI$2])" office:value-type="float" office:value="1" calcext:value-type="float">
            <text:p>1</text:p>
          </table:table-cell>
          <table:table-cell table:formula="of:=COS(2*PI()*[.A18]*[.$AE$1]/[.$AI$2])" office:value-type="float" office:value="-1" calcext:value-type="float">
            <text:p>-1</text:p>
          </table:table-cell>
          <table:table-cell table:formula="of:=COS(2*PI()*[.A18]*[.$AF$1]/[.$AI$2])" office:value-type="float" office:value="1" calcext:value-type="float">
            <text:p>1</text:p>
          </table:table-cell>
          <table:table-cell table:formula="of:=COS(2*PI()*[.A18]*[.$AG$1]/[.$AI$2])"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2*PI()*[.A19]*[.$B$1]/[.AI19])" office:value-type="float" office:value="1" calcext:value-type="float">
            <text:p>1</text:p>
          </table:table-cell>
          <table:table-cell table:formula="of:=COS(2*PI()*[.A19]*[.$C$1]/[.$AI$2])" office:value-type="float" office:value="-0.98078528040323" calcext:value-type="float">
            <text:p>-0.98078528040323</text:p>
          </table:table-cell>
          <table:table-cell table:formula="of:=COS(2*PI()*[.A19]*[.$D$1]/[.$AI$2])" office:value-type="float" office:value="0.923879532511287" calcext:value-type="float">
            <text:p>0.923879532511287</text:p>
          </table:table-cell>
          <table:table-cell table:formula="of:=COS(2*PI()*[.A19]*[.$E$1]/[.$AI$2])" office:value-type="float" office:value="-0.831469612302545" calcext:value-type="float">
            <text:p>-0.831469612302545</text:p>
          </table:table-cell>
          <table:table-cell table:formula="of:=COS(2*PI()*[.A19]*[.$F$1]/[.$AI$2])" office:value-type="float" office:value="0.707106781186547" calcext:value-type="float">
            <text:p>0.707106781186547</text:p>
          </table:table-cell>
          <table:table-cell table:formula="of:=COS(2*PI()*[.A19]*[.$G$1]/[.$AI$2])" office:value-type="float" office:value="-0.555570233019603" calcext:value-type="float">
            <text:p>-0.555570233019603</text:p>
          </table:table-cell>
          <table:table-cell table:formula="of:=COS(2*PI()*[.A19]*[.$H$1]/[.$AI$2])" office:value-type="float" office:value="0.382683432365088" calcext:value-type="float">
            <text:p>0.382683432365088</text:p>
          </table:table-cell>
          <table:table-cell table:formula="of:=COS(2*PI()*[.A19]*[.$I$1]/[.$AI$2])" office:value-type="float" office:value="-0.195090322016127" calcext:value-type="float">
            <text:p>-0.195090322016127</text:p>
          </table:table-cell>
          <table:table-cell table:formula="of:=COS(2*PI()*[.A19]*[.$J$1]/[.$AI$2])" office:value-type="float" office:value="-7.35407060125E-016" calcext:value-type="float">
            <text:p>-7.35407060125E-16</text:p>
          </table:table-cell>
          <table:table-cell table:formula="of:=COS(2*PI()*[.A19]*[.$K$1]/[.$AI$2])" office:value-type="float" office:value="0.195090322016128" calcext:value-type="float">
            <text:p>0.195090322016128</text:p>
          </table:table-cell>
          <table:table-cell table:formula="of:=COS(2*PI()*[.A19]*[.$L$1]/[.$AI$2])" office:value-type="float" office:value="-0.382683432365089" calcext:value-type="float">
            <text:p>-0.382683432365089</text:p>
          </table:table-cell>
          <table:table-cell table:formula="of:=COS(2*PI()*[.A19]*[.$M$1]/[.$AI$2])" office:value-type="float" office:value="0.555570233019604" calcext:value-type="float">
            <text:p>0.555570233019604</text:p>
          </table:table-cell>
          <table:table-cell table:formula="of:=COS(2*PI()*[.A19]*[.$N$1]/[.$AI$2])" office:value-type="float" office:value="-0.707106781186551" calcext:value-type="float">
            <text:p>-0.707106781186551</text:p>
          </table:table-cell>
          <table:table-cell table:formula="of:=COS(2*PI()*[.A19]*[.$O$1]/[.$AI$2])" office:value-type="float" office:value="0.831469612302545" calcext:value-type="float">
            <text:p>0.831469612302545</text:p>
          </table:table-cell>
          <table:table-cell table:formula="of:=COS(2*PI()*[.A19]*[.$P$1]/[.$AI$2])" office:value-type="float" office:value="-0.923879532511288" calcext:value-type="float">
            <text:p>-0.923879532511288</text:p>
          </table:table-cell>
          <table:table-cell table:formula="of:=COS(2*PI()*[.A19]*[.$Q$1]/[.$AI$2])" office:value-type="float" office:value="0.98078528040323" calcext:value-type="float">
            <text:p>0.98078528040323</text:p>
          </table:table-cell>
          <table:table-cell table:formula="of:=COS(2*PI()*[.A19]*[.$R$1]/[.$AI$2])" office:value-type="float" office:value="-1" calcext:value-type="float">
            <text:p>-1</text:p>
          </table:table-cell>
          <table:table-cell table:formula="of:=COS(2*PI()*[.A19]*[.$S$1]/[.$AI$2])" office:value-type="float" office:value="0.98078528040323" calcext:value-type="float">
            <text:p>0.98078528040323</text:p>
          </table:table-cell>
          <table:table-cell table:formula="of:=COS(2*PI()*[.A19]*[.$T$1]/[.$AI$2])" office:value-type="float" office:value="-0.923879532511287" calcext:value-type="float">
            <text:p>-0.923879532511287</text:p>
          </table:table-cell>
          <table:table-cell table:formula="of:=COS(2*PI()*[.A19]*[.$U$1]/[.$AI$2])" office:value-type="float" office:value="0.831469612302544" calcext:value-type="float">
            <text:p>0.831469612302544</text:p>
          </table:table-cell>
          <table:table-cell table:formula="of:=COS(2*PI()*[.A19]*[.$V$1]/[.$AI$2])" office:value-type="float" office:value="-0.707106781186549" calcext:value-type="float">
            <text:p>-0.707106781186549</text:p>
          </table:table-cell>
          <table:table-cell table:formula="of:=COS(2*PI()*[.A19]*[.$W$1]/[.$AI$2])" office:value-type="float" office:value="0.555570233019595" calcext:value-type="float">
            <text:p>0.555570233019595</text:p>
          </table:table-cell>
          <table:table-cell table:formula="of:=COS(2*PI()*[.A19]*[.$X$1]/[.$AI$2])" office:value-type="float" office:value="-0.382683432365086" calcext:value-type="float">
            <text:p>-0.382683432365086</text:p>
          </table:table-cell>
          <table:table-cell table:formula="of:=COS(2*PI()*[.A19]*[.$Y$1]/[.$AI$2])" office:value-type="float" office:value="0.195090322016129" calcext:value-type="float">
            <text:p>0.195090322016129</text:p>
          </table:table-cell>
          <table:table-cell table:formula="of:=COS(2*PI()*[.A19]*[.$Z$1]/[.$AI$2])" office:value-type="float" office:value="9.311648537976E-015" calcext:value-type="float">
            <text:p>9.311648537976E-15</text:p>
          </table:table-cell>
          <table:table-cell table:formula="of:=COS(2*PI()*[.A19]*[.$AA$1]/[.$AI$2])" office:value-type="float" office:value="-0.195090322016133" calcext:value-type="float">
            <text:p>-0.195090322016133</text:p>
          </table:table-cell>
          <table:table-cell table:formula="of:=COS(2*PI()*[.A19]*[.$AB$1]/[.$AI$2])" office:value-type="float" office:value="0.38268343236509" calcext:value-type="float">
            <text:p>0.38268343236509</text:p>
          </table:table-cell>
          <table:table-cell table:formula="of:=COS(2*PI()*[.A19]*[.$AC$1]/[.$AI$2])" office:value-type="float" office:value="-0.555570233019599" calcext:value-type="float">
            <text:p>-0.555570233019599</text:p>
          </table:table-cell>
          <table:table-cell table:formula="of:=COS(2*PI()*[.A19]*[.$AD$1]/[.$AI$2])" office:value-type="float" office:value="0.707106781186552" calcext:value-type="float">
            <text:p>0.707106781186552</text:p>
          </table:table-cell>
          <table:table-cell table:formula="of:=COS(2*PI()*[.A19]*[.$AE$1]/[.$AI$2])" office:value-type="float" office:value="-0.831469612302546" calcext:value-type="float">
            <text:p>-0.831469612302546</text:p>
          </table:table-cell>
          <table:table-cell table:formula="of:=COS(2*PI()*[.A19]*[.$AF$1]/[.$AI$2])" office:value-type="float" office:value="0.923879532511286" calcext:value-type="float">
            <text:p>0.923879532511286</text:p>
          </table:table-cell>
          <table:table-cell table:formula="of:=COS(2*PI()*[.A19]*[.$AG$1]/[.$AI$2])" office:value-type="float" office:value="-0.980785280403232" calcext:value-type="float">
            <text:p>-0.98078528040323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2*PI()*[.A20]*[.$B$1]/[.AI20])" office:value-type="float" office:value="1" calcext:value-type="float">
            <text:p>1</text:p>
          </table:table-cell>
          <table:table-cell table:formula="of:=COS(2*PI()*[.A20]*[.$C$1]/[.$AI$2])" office:value-type="float" office:value="-0.923879532511287" calcext:value-type="float">
            <text:p>-0.923879532511287</text:p>
          </table:table-cell>
          <table:table-cell table:formula="of:=COS(2*PI()*[.A20]*[.$D$1]/[.$AI$2])" office:value-type="float" office:value="0.707106781186548" calcext:value-type="float">
            <text:p>0.707106781186548</text:p>
          </table:table-cell>
          <table:table-cell table:formula="of:=COS(2*PI()*[.A20]*[.$E$1]/[.$AI$2])" office:value-type="float" office:value="-0.382683432365091" calcext:value-type="float">
            <text:p>-0.382683432365091</text:p>
          </table:table-cell>
          <table:table-cell table:formula="of:=COS(2*PI()*[.A20]*[.$F$1]/[.$AI$2])" office:value-type="float" office:value="5.51091059616309E-016" calcext:value-type="float">
            <text:p>5.51091059616309E-16</text:p>
          </table:table-cell>
          <table:table-cell table:formula="of:=COS(2*PI()*[.A20]*[.$G$1]/[.$AI$2])" office:value-type="float" office:value="0.38268343236509" calcext:value-type="float">
            <text:p>0.38268343236509</text:p>
          </table:table-cell>
          <table:table-cell table:formula="of:=COS(2*PI()*[.A20]*[.$H$1]/[.$AI$2])" office:value-type="float" office:value="-0.707106781186546" calcext:value-type="float">
            <text:p>-0.707106781186546</text:p>
          </table:table-cell>
          <table:table-cell table:formula="of:=COS(2*PI()*[.A20]*[.$I$1]/[.$AI$2])" office:value-type="float" office:value="0.923879532511287" calcext:value-type="float">
            <text:p>0.923879532511287</text:p>
          </table:table-cell>
          <table:table-cell table:formula="of:=COS(2*PI()*[.A20]*[.$J$1]/[.$AI$2])" office:value-type="float" office:value="-1" calcext:value-type="float">
            <text:p>-1</text:p>
          </table:table-cell>
          <table:table-cell table:formula="of:=COS(2*PI()*[.A20]*[.$K$1]/[.$AI$2])" office:value-type="float" office:value="0.923879532511288" calcext:value-type="float">
            <text:p>0.923879532511288</text:p>
          </table:table-cell>
          <table:table-cell table:formula="of:=COS(2*PI()*[.A20]*[.$L$1]/[.$AI$2])" office:value-type="float" office:value="-0.707106781186548" calcext:value-type="float">
            <text:p>-0.707106781186548</text:p>
          </table:table-cell>
          <table:table-cell table:formula="of:=COS(2*PI()*[.A20]*[.$M$1]/[.$AI$2])" office:value-type="float" office:value="0.382683432365088" calcext:value-type="float">
            <text:p>0.382683432365088</text:p>
          </table:table-cell>
          <table:table-cell table:formula="of:=COS(2*PI()*[.A20]*[.$N$1]/[.$AI$2])" office:value-type="float" office:value="-3.42963001824918E-015" calcext:value-type="float">
            <text:p>-3.42963001824918E-15</text:p>
          </table:table-cell>
          <table:table-cell table:formula="of:=COS(2*PI()*[.A20]*[.$O$1]/[.$AI$2])" office:value-type="float" office:value="-0.382683432365088" calcext:value-type="float">
            <text:p>-0.382683432365088</text:p>
          </table:table-cell>
          <table:table-cell table:formula="of:=COS(2*PI()*[.A20]*[.$P$1]/[.$AI$2])" office:value-type="float" office:value="0.707106781186548" calcext:value-type="float">
            <text:p>0.707106781186548</text:p>
          </table:table-cell>
          <table:table-cell table:formula="of:=COS(2*PI()*[.A20]*[.$Q$1]/[.$AI$2])" office:value-type="float" office:value="-0.923879532511285" calcext:value-type="float">
            <text:p>-0.923879532511285</text:p>
          </table:table-cell>
          <table:table-cell table:formula="of:=COS(2*PI()*[.A20]*[.$R$1]/[.$AI$2])" office:value-type="float" office:value="1" calcext:value-type="float">
            <text:p>1</text:p>
          </table:table-cell>
          <table:table-cell table:formula="of:=COS(2*PI()*[.A20]*[.$S$1]/[.$AI$2])" office:value-type="float" office:value="-0.923879532511287" calcext:value-type="float">
            <text:p>-0.923879532511287</text:p>
          </table:table-cell>
          <table:table-cell table:formula="of:=COS(2*PI()*[.A20]*[.$T$1]/[.$AI$2])" office:value-type="float" office:value="0.707106781186551" calcext:value-type="float">
            <text:p>0.707106781186551</text:p>
          </table:table-cell>
          <table:table-cell table:formula="of:=COS(2*PI()*[.A20]*[.$U$1]/[.$AI$2])" office:value-type="float" office:value="-0.382683432365093" calcext:value-type="float">
            <text:p>-0.382683432365093</text:p>
          </table:table-cell>
          <table:table-cell table:formula="of:=COS(2*PI()*[.A20]*[.$V$1]/[.$AI$2])" office:value-type="float" office:value="9.79098458681294E-016" calcext:value-type="float">
            <text:p>9.79098458681294E-16</text:p>
          </table:table-cell>
          <table:table-cell table:formula="of:=COS(2*PI()*[.A20]*[.$W$1]/[.$AI$2])" office:value-type="float" office:value="0.382683432365091" calcext:value-type="float">
            <text:p>0.382683432365091</text:p>
          </table:table-cell>
          <table:table-cell table:formula="of:=COS(2*PI()*[.A20]*[.$X$1]/[.$AI$2])" office:value-type="float" office:value="-0.70710678118655" calcext:value-type="float">
            <text:p>-0.70710678118655</text:p>
          </table:table-cell>
          <table:table-cell table:formula="of:=COS(2*PI()*[.A20]*[.$Y$1]/[.$AI$2])" office:value-type="float" office:value="0.923879532511283" calcext:value-type="float">
            <text:p>0.923879532511283</text:p>
          </table:table-cell>
          <table:table-cell table:formula="of:=COS(2*PI()*[.A20]*[.$Z$1]/[.$AI$2])" office:value-type="float" office:value="-1" calcext:value-type="float">
            <text:p>-1</text:p>
          </table:table-cell>
          <table:table-cell table:formula="of:=COS(2*PI()*[.A20]*[.$AA$1]/[.$AI$2])" office:value-type="float" office:value="0.923879532511289" calcext:value-type="float">
            <text:p>0.923879532511289</text:p>
          </table:table-cell>
          <table:table-cell table:formula="of:=COS(2*PI()*[.A20]*[.$AB$1]/[.$AI$2])" office:value-type="float" office:value="-0.707106781186549" calcext:value-type="float">
            <text:p>-0.707106781186549</text:p>
          </table:table-cell>
          <table:table-cell table:formula="of:=COS(2*PI()*[.A20]*[.$AC$1]/[.$AI$2])" office:value-type="float" office:value="0.38268343236509" calcext:value-type="float">
            <text:p>0.38268343236509</text:p>
          </table:table-cell>
          <table:table-cell table:formula="of:=COS(2*PI()*[.A20]*[.$AD$1]/[.$AI$2])" office:value-type="float" office:value="1.47143310088659E-015" calcext:value-type="float">
            <text:p>1.47143310088659E-15</text:p>
          </table:table-cell>
          <table:table-cell table:formula="of:=COS(2*PI()*[.A20]*[.$AE$1]/[.$AI$2])" office:value-type="float" office:value="-0.38268343236508" calcext:value-type="float">
            <text:p>-0.38268343236508</text:p>
          </table:table-cell>
          <table:table-cell table:formula="of:=COS(2*PI()*[.A20]*[.$AF$1]/[.$AI$2])" office:value-type="float" office:value="0.707106781186541" calcext:value-type="float">
            <text:p>0.707106781186541</text:p>
          </table:table-cell>
          <table:table-cell table:formula="of:=COS(2*PI()*[.A20]*[.$AG$1]/[.$AI$2])" office:value-type="float" office:value="-0.923879532511284" calcext:value-type="float">
            <text:p>-0.92387953251128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2*PI()*[.A21]*[.$B$1]/[.AI21])" office:value-type="float" office:value="1" calcext:value-type="float">
            <text:p>1</text:p>
          </table:table-cell>
          <table:table-cell table:formula="of:=COS(2*PI()*[.A21]*[.$C$1]/[.$AI$2])" office:value-type="float" office:value="-0.831469612302545" calcext:value-type="float">
            <text:p>-0.831469612302545</text:p>
          </table:table-cell>
          <table:table-cell table:formula="of:=COS(2*PI()*[.A21]*[.$D$1]/[.$AI$2])" office:value-type="float" office:value="0.38268343236509" calcext:value-type="float">
            <text:p>0.38268343236509</text:p>
          </table:table-cell>
          <table:table-cell table:formula="of:=COS(2*PI()*[.A21]*[.$E$1]/[.$AI$2])" office:value-type="float" office:value="0.195090322016127" calcext:value-type="float">
            <text:p>0.195090322016127</text:p>
          </table:table-cell>
          <table:table-cell table:formula="of:=COS(2*PI()*[.A21]*[.$F$1]/[.$AI$2])" office:value-type="float" office:value="-0.707106781186546" calcext:value-type="float">
            <text:p>-0.707106781186546</text:p>
          </table:table-cell>
          <table:table-cell table:formula="of:=COS(2*PI()*[.A21]*[.$G$1]/[.$AI$2])" office:value-type="float" office:value="0.98078528040323" calcext:value-type="float">
            <text:p>0.98078528040323</text:p>
          </table:table-cell>
          <table:table-cell table:formula="of:=COS(2*PI()*[.A21]*[.$H$1]/[.$AI$2])" office:value-type="float" office:value="-0.923879532511288" calcext:value-type="float">
            <text:p>-0.923879532511288</text:p>
          </table:table-cell>
          <table:table-cell table:formula="of:=COS(2*PI()*[.A21]*[.$I$1]/[.$AI$2])" office:value-type="float" office:value="0.555570233019606" calcext:value-type="float">
            <text:p>0.555570233019606</text:p>
          </table:table-cell>
          <table:table-cell table:formula="of:=COS(2*PI()*[.A21]*[.$J$1]/[.$AI$2])" office:value-type="float" office:value="-2.93977129859024E-015" calcext:value-type="float">
            <text:p>-2.93977129859024E-15</text:p>
          </table:table-cell>
          <table:table-cell table:formula="of:=COS(2*PI()*[.A21]*[.$K$1]/[.$AI$2])" office:value-type="float" office:value="-0.555570233019601" calcext:value-type="float">
            <text:p>-0.555570233019601</text:p>
          </table:table-cell>
          <table:table-cell table:formula="of:=COS(2*PI()*[.A21]*[.$L$1]/[.$AI$2])" office:value-type="float" office:value="0.923879532511287" calcext:value-type="float">
            <text:p>0.923879532511287</text:p>
          </table:table-cell>
          <table:table-cell table:formula="of:=COS(2*PI()*[.A21]*[.$M$1]/[.$AI$2])" office:value-type="float" office:value="-0.980785280403232" calcext:value-type="float">
            <text:p>-0.980785280403232</text:p>
          </table:table-cell>
          <table:table-cell table:formula="of:=COS(2*PI()*[.A21]*[.$N$1]/[.$AI$2])" office:value-type="float" office:value="0.707106781186551" calcext:value-type="float">
            <text:p>0.707106781186551</text:p>
          </table:table-cell>
          <table:table-cell table:formula="of:=COS(2*PI()*[.A21]*[.$O$1]/[.$AI$2])" office:value-type="float" office:value="-0.195090322016131" calcext:value-type="float">
            <text:p>-0.195090322016131</text:p>
          </table:table-cell>
          <table:table-cell table:formula="of:=COS(2*PI()*[.A21]*[.$P$1]/[.$AI$2])" office:value-type="float" office:value="-0.382683432365082" calcext:value-type="float">
            <text:p>-0.382683432365082</text:p>
          </table:table-cell>
          <table:table-cell table:formula="of:=COS(2*PI()*[.A21]*[.$Q$1]/[.$AI$2])" office:value-type="float" office:value="0.831469612302541" calcext:value-type="float">
            <text:p>0.831469612302541</text:p>
          </table:table-cell>
          <table:table-cell table:formula="of:=COS(2*PI()*[.A21]*[.$R$1]/[.$AI$2])" office:value-type="float" office:value="-1" calcext:value-type="float">
            <text:p>-1</text:p>
          </table:table-cell>
          <table:table-cell table:formula="of:=COS(2*PI()*[.A21]*[.$S$1]/[.$AI$2])" office:value-type="float" office:value="0.831469612302548" calcext:value-type="float">
            <text:p>0.831469612302548</text:p>
          </table:table-cell>
          <table:table-cell table:formula="of:=COS(2*PI()*[.A21]*[.$T$1]/[.$AI$2])" office:value-type="float" office:value="-0.382683432365093" calcext:value-type="float">
            <text:p>-0.382683432365093</text:p>
          </table:table-cell>
          <table:table-cell table:formula="of:=COS(2*PI()*[.A21]*[.$U$1]/[.$AI$2])" office:value-type="float" office:value="-0.19509032201612" calcext:value-type="float">
            <text:p>-0.19509032201612</text:p>
          </table:table-cell>
          <table:table-cell table:formula="of:=COS(2*PI()*[.A21]*[.$V$1]/[.$AI$2])" office:value-type="float" office:value="0.707106781186547" calcext:value-type="float">
            <text:p>0.707106781186547</text:p>
          </table:table-cell>
          <table:table-cell table:formula="of:=COS(2*PI()*[.A21]*[.$W$1]/[.$AI$2])" office:value-type="float" office:value="-0.980785280403229" calcext:value-type="float">
            <text:p>-0.980785280403229</text:p>
          </table:table-cell>
          <table:table-cell table:formula="of:=COS(2*PI()*[.A21]*[.$X$1]/[.$AI$2])" office:value-type="float" office:value="0.923879532511291" calcext:value-type="float">
            <text:p>0.923879532511291</text:p>
          </table:table-cell>
          <table:table-cell table:formula="of:=COS(2*PI()*[.A21]*[.$Y$1]/[.$AI$2])" office:value-type="float" office:value="-0.555570233019605" calcext:value-type="float">
            <text:p>-0.555570233019605</text:p>
          </table:table-cell>
          <table:table-cell table:formula="of:=COS(2*PI()*[.A21]*[.$Z$1]/[.$AI$2])" office:value-type="float" office:value="8.81931389577071E-015" calcext:value-type="float">
            <text:p>8.81931389577071E-15</text:p>
          </table:table-cell>
          <table:table-cell table:formula="of:=COS(2*PI()*[.A21]*[.$AA$1]/[.$AI$2])" office:value-type="float" office:value="0.55557023301959" calcext:value-type="float">
            <text:p>0.55557023301959</text:p>
          </table:table-cell>
          <table:table-cell table:formula="of:=COS(2*PI()*[.A21]*[.$AB$1]/[.$AI$2])" office:value-type="float" office:value="-0.923879532511284" calcext:value-type="float">
            <text:p>-0.923879532511284</text:p>
          </table:table-cell>
          <table:table-cell table:formula="of:=COS(2*PI()*[.A21]*[.$AC$1]/[.$AI$2])" office:value-type="float" office:value="0.980785280403233" calcext:value-type="float">
            <text:p>0.980785280403233</text:p>
          </table:table-cell>
          <table:table-cell table:formula="of:=COS(2*PI()*[.A21]*[.$AD$1]/[.$AI$2])" office:value-type="float" office:value="-0.70710678118656" calcext:value-type="float">
            <text:p>-0.70710678118656</text:p>
          </table:table-cell>
          <table:table-cell table:formula="of:=COS(2*PI()*[.A21]*[.$AE$1]/[.$AI$2])" office:value-type="float" office:value="0.195090322016137" calcext:value-type="float">
            <text:p>0.195090322016137</text:p>
          </table:table-cell>
          <table:table-cell table:formula="of:=COS(2*PI()*[.A21]*[.$AF$1]/[.$AI$2])" office:value-type="float" office:value="0.382683432365076" calcext:value-type="float">
            <text:p>0.382683432365076</text:p>
          </table:table-cell>
          <table:table-cell table:formula="of:=COS(2*PI()*[.A21]*[.$AG$1]/[.$AI$2])" office:value-type="float" office:value="-0.831469612302542" calcext:value-type="float">
            <text:p>-0.83146961230254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2*PI()*[.A22]*[.$B$1]/[.AI22])" office:value-type="float" office:value="1" calcext:value-type="float">
            <text:p>1</text:p>
          </table:table-cell>
          <table:table-cell table:formula="of:=COS(2*PI()*[.A22]*[.$C$1]/[.$AI$2])" office:value-type="float" office:value="-0.707106781186548" calcext:value-type="float">
            <text:p>-0.707106781186548</text:p>
          </table:table-cell>
          <table:table-cell table:formula="of:=COS(2*PI()*[.A22]*[.$D$1]/[.$AI$2])" office:value-type="float" office:value="3.06161699786838E-016" calcext:value-type="float">
            <text:p>3.06161699786838E-16</text:p>
          </table:table-cell>
          <table:table-cell table:formula="of:=COS(2*PI()*[.A22]*[.$E$1]/[.$AI$2])" office:value-type="float" office:value="0.707106781186547" calcext:value-type="float">
            <text:p>0.707106781186547</text:p>
          </table:table-cell>
          <table:table-cell table:formula="of:=COS(2*PI()*[.A22]*[.$F$1]/[.$AI$2])" office:value-type="float" office:value="-1" calcext:value-type="float">
            <text:p>-1</text:p>
          </table:table-cell>
          <table:table-cell table:formula="of:=COS(2*PI()*[.A22]*[.$G$1]/[.$AI$2])" office:value-type="float" office:value="0.707106781186547" calcext:value-type="float">
            <text:p>0.707106781186547</text:p>
          </table:table-cell>
          <table:table-cell table:formula="of:=COS(2*PI()*[.A22]*[.$H$1]/[.$AI$2])" office:value-type="float" office:value="-2.69484193876076E-015" calcext:value-type="float">
            <text:p>-2.69484193876076E-15</text:p>
          </table:table-cell>
          <table:table-cell table:formula="of:=COS(2*PI()*[.A22]*[.$I$1]/[.$AI$2])" office:value-type="float" office:value="-0.707106781186546" calcext:value-type="float">
            <text:p>-0.707106781186546</text:p>
          </table:table-cell>
          <table:table-cell table:formula="of:=COS(2*PI()*[.A22]*[.$J$1]/[.$AI$2])" office:value-type="float" office:value="1" calcext:value-type="float">
            <text:p>1</text:p>
          </table:table-cell>
          <table:table-cell table:formula="of:=COS(2*PI()*[.A22]*[.$K$1]/[.$AI$2])" office:value-type="float" office:value="-0.707106781186548" calcext:value-type="float">
            <text:p>-0.707106781186548</text:p>
          </table:table-cell>
          <table:table-cell table:formula="of:=COS(2*PI()*[.A22]*[.$L$1]/[.$AI$2])" office:value-type="float" office:value="-2.45548340466059E-016" calcext:value-type="float">
            <text:p>-2.45548340466059E-16</text:p>
          </table:table-cell>
          <table:table-cell table:formula="of:=COS(2*PI()*[.A22]*[.$M$1]/[.$AI$2])" office:value-type="float" office:value="0.707106781186548" calcext:value-type="float">
            <text:p>0.707106781186548</text:p>
          </table:table-cell>
          <table:table-cell table:formula="of:=COS(2*PI()*[.A22]*[.$N$1]/[.$AI$2])" office:value-type="float" office:value="-1" calcext:value-type="float">
            <text:p>-1</text:p>
          </table:table-cell>
          <table:table-cell table:formula="of:=COS(2*PI()*[.A22]*[.$O$1]/[.$AI$2])" office:value-type="float" office:value="0.707106781186551" calcext:value-type="float">
            <text:p>0.707106781186551</text:p>
          </table:table-cell>
          <table:table-cell table:formula="of:=COS(2*PI()*[.A22]*[.$P$1]/[.$AI$2])" office:value-type="float" office:value="-3.91948873790812E-015" calcext:value-type="float">
            <text:p>-3.91948873790812E-15</text:p>
          </table:table-cell>
          <table:table-cell table:formula="of:=COS(2*PI()*[.A22]*[.$Q$1]/[.$AI$2])" office:value-type="float" office:value="-0.707106781186545" calcext:value-type="float">
            <text:p>-0.707106781186545</text:p>
          </table:table-cell>
          <table:table-cell table:formula="of:=COS(2*PI()*[.A22]*[.$R$1]/[.$AI$2])" office:value-type="float" office:value="1" calcext:value-type="float">
            <text:p>1</text:p>
          </table:table-cell>
          <table:table-cell table:formula="of:=COS(2*PI()*[.A22]*[.$S$1]/[.$AI$2])" office:value-type="float" office:value="-0.707106781186549" calcext:value-type="float">
            <text:p>-0.707106781186549</text:p>
          </table:table-cell>
          <table:table-cell table:formula="of:=COS(2*PI()*[.A22]*[.$T$1]/[.$AI$2])" office:value-type="float" office:value="9.79098458681294E-016" calcext:value-type="float">
            <text:p>9.79098458681294E-16</text:p>
          </table:table-cell>
          <table:table-cell table:formula="of:=COS(2*PI()*[.A22]*[.$U$1]/[.$AI$2])" office:value-type="float" office:value="0.707106781186547" calcext:value-type="float">
            <text:p>0.707106781186547</text:p>
          </table:table-cell>
          <table:table-cell table:formula="of:=COS(2*PI()*[.A22]*[.$V$1]/[.$AI$2])" office:value-type="float" office:value="-1" calcext:value-type="float">
            <text:p>-1</text:p>
          </table:table-cell>
          <table:table-cell table:formula="of:=COS(2*PI()*[.A22]*[.$W$1]/[.$AI$2])" office:value-type="float" office:value="0.707106781186547" calcext:value-type="float">
            <text:p>0.707106781186547</text:p>
          </table:table-cell>
          <table:table-cell table:formula="of:=COS(2*PI()*[.A22]*[.$X$1]/[.$AI$2])" office:value-type="float" office:value="1.96129182054553E-015" calcext:value-type="float">
            <text:p>1.96129182054553E-15</text:p>
          </table:table-cell>
          <table:table-cell table:formula="of:=COS(2*PI()*[.A22]*[.$Y$1]/[.$AI$2])" office:value-type="float" office:value="-0.707106781186549" calcext:value-type="float">
            <text:p>-0.707106781186549</text:p>
          </table:table-cell>
          <table:table-cell table:formula="of:=COS(2*PI()*[.A22]*[.$Z$1]/[.$AI$2])" office:value-type="float" office:value="1" calcext:value-type="float">
            <text:p>1</text:p>
          </table:table-cell>
          <table:table-cell table:formula="of:=COS(2*PI()*[.A22]*[.$AA$1]/[.$AI$2])" office:value-type="float" office:value="-0.707106781186555" calcext:value-type="float">
            <text:p>-0.707106781186555</text:p>
          </table:table-cell>
          <table:table-cell table:formula="of:=COS(2*PI()*[.A22]*[.$AB$1]/[.$AI$2])" office:value-type="float" office:value="9.30917261542965E-015" calcext:value-type="float">
            <text:p>9.30917261542965E-15</text:p>
          </table:table-cell>
          <table:table-cell table:formula="of:=COS(2*PI()*[.A22]*[.$AC$1]/[.$AI$2])" office:value-type="float" office:value="0.707106781186541" calcext:value-type="float">
            <text:p>0.707106781186541</text:p>
          </table:table-cell>
          <table:table-cell table:formula="of:=COS(2*PI()*[.A22]*[.$AD$1]/[.$AI$2])" office:value-type="float" office:value="-1" calcext:value-type="float">
            <text:p>-1</text:p>
          </table:table-cell>
          <table:table-cell table:formula="of:=COS(2*PI()*[.A22]*[.$AE$1]/[.$AI$2])" office:value-type="float" office:value="0.707106781186553" calcext:value-type="float">
            <text:p>0.707106781186553</text:p>
          </table:table-cell>
          <table:table-cell table:formula="of:=COS(2*PI()*[.A22]*[.$AF$1]/[.$AI$2])" office:value-type="float" office:value="-6.36878233620282E-015" calcext:value-type="float">
            <text:p>-6.36878233620282E-15</text:p>
          </table:table-cell>
          <table:table-cell table:formula="of:=COS(2*PI()*[.A22]*[.$AG$1]/[.$AI$2])" office:value-type="float" office:value="-0.707106781186544" calcext:value-type="float">
            <text:p>-0.70710678118654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2*PI()*[.A23]*[.$B$1]/[.AI23])" office:value-type="float" office:value="1" calcext:value-type="float">
            <text:p>1</text:p>
          </table:table-cell>
          <table:table-cell table:formula="of:=COS(2*PI()*[.A23]*[.$C$1]/[.$AI$2])" office:value-type="float" office:value="-0.555570233019602" calcext:value-type="float">
            <text:p>-0.555570233019602</text:p>
          </table:table-cell>
          <table:table-cell table:formula="of:=COS(2*PI()*[.A23]*[.$D$1]/[.$AI$2])" office:value-type="float" office:value="-0.38268343236509" calcext:value-type="float">
            <text:p>-0.38268343236509</text:p>
          </table:table-cell>
          <table:table-cell table:formula="of:=COS(2*PI()*[.A23]*[.$E$1]/[.$AI$2])" office:value-type="float" office:value="0.98078528040323" calcext:value-type="float">
            <text:p>0.98078528040323</text:p>
          </table:table-cell>
          <table:table-cell table:formula="of:=COS(2*PI()*[.A23]*[.$F$1]/[.$AI$2])" office:value-type="float" office:value="-0.707106781186547" calcext:value-type="float">
            <text:p>-0.707106781186547</text:p>
          </table:table-cell>
          <table:table-cell table:formula="of:=COS(2*PI()*[.A23]*[.$G$1]/[.$AI$2])" office:value-type="float" office:value="-0.195090322016129" calcext:value-type="float">
            <text:p>-0.195090322016129</text:p>
          </table:table-cell>
          <table:table-cell table:formula="of:=COS(2*PI()*[.A23]*[.$H$1]/[.$AI$2])" office:value-type="float" office:value="0.923879532511287" calcext:value-type="float">
            <text:p>0.923879532511287</text:p>
          </table:table-cell>
          <table:table-cell table:formula="of:=COS(2*PI()*[.A23]*[.$I$1]/[.$AI$2])" office:value-type="float" office:value="-0.831469612302545" calcext:value-type="float">
            <text:p>-0.831469612302545</text:p>
          </table:table-cell>
          <table:table-cell table:formula="of:=COS(2*PI()*[.A23]*[.$J$1]/[.$AI$2])" office:value-type="float" office:value="-4.9047770029553E-016" calcext:value-type="float">
            <text:p>-4.9047770029553E-16</text:p>
          </table:table-cell>
          <table:table-cell table:formula="of:=COS(2*PI()*[.A23]*[.$K$1]/[.$AI$2])" office:value-type="float" office:value="0.831469612302545" calcext:value-type="float">
            <text:p>0.831469612302545</text:p>
          </table:table-cell>
          <table:table-cell table:formula="of:=COS(2*PI()*[.A23]*[.$L$1]/[.$AI$2])" office:value-type="float" office:value="-0.923879532511286" calcext:value-type="float">
            <text:p>-0.923879532511286</text:p>
          </table:table-cell>
          <table:table-cell table:formula="of:=COS(2*PI()*[.A23]*[.$M$1]/[.$AI$2])" office:value-type="float" office:value="0.195090322016128" calcext:value-type="float">
            <text:p>0.195090322016128</text:p>
          </table:table-cell>
          <table:table-cell table:formula="of:=COS(2*PI()*[.A23]*[.$N$1]/[.$AI$2])" office:value-type="float" office:value="0.707106781186548" calcext:value-type="float">
            <text:p>0.707106781186548</text:p>
          </table:table-cell>
          <table:table-cell table:formula="of:=COS(2*PI()*[.A23]*[.$O$1]/[.$AI$2])" office:value-type="float" office:value="-0.98078528040323" calcext:value-type="float">
            <text:p>-0.98078528040323</text:p>
          </table:table-cell>
          <table:table-cell table:formula="of:=COS(2*PI()*[.A23]*[.$P$1]/[.$AI$2])" office:value-type="float" office:value="0.382683432365089" calcext:value-type="float">
            <text:p>0.382683432365089</text:p>
          </table:table-cell>
          <table:table-cell table:formula="of:=COS(2*PI()*[.A23]*[.$Q$1]/[.$AI$2])" office:value-type="float" office:value="0.555570233019603" calcext:value-type="float">
            <text:p>0.555570233019603</text:p>
          </table:table-cell>
          <table:table-cell table:formula="of:=COS(2*PI()*[.A23]*[.$R$1]/[.$AI$2])" office:value-type="float" office:value="-1" calcext:value-type="float">
            <text:p>-1</text:p>
          </table:table-cell>
          <table:table-cell table:formula="of:=COS(2*PI()*[.A23]*[.$S$1]/[.$AI$2])" office:value-type="float" office:value="0.555570233019595" calcext:value-type="float">
            <text:p>0.555570233019595</text:p>
          </table:table-cell>
          <table:table-cell table:formula="of:=COS(2*PI()*[.A23]*[.$T$1]/[.$AI$2])" office:value-type="float" office:value="0.382683432365091" calcext:value-type="float">
            <text:p>0.382683432365091</text:p>
          </table:table-cell>
          <table:table-cell table:formula="of:=COS(2*PI()*[.A23]*[.$U$1]/[.$AI$2])" office:value-type="float" office:value="-0.980785280403229" calcext:value-type="float">
            <text:p>-0.980785280403229</text:p>
          </table:table-cell>
          <table:table-cell table:formula="of:=COS(2*PI()*[.A23]*[.$V$1]/[.$AI$2])" office:value-type="float" office:value="0.707106781186547" calcext:value-type="float">
            <text:p>0.707106781186547</text:p>
          </table:table-cell>
          <table:table-cell table:formula="of:=COS(2*PI()*[.A23]*[.$W$1]/[.$AI$2])" office:value-type="float" office:value="0.195090322016136" calcext:value-type="float">
            <text:p>0.195090322016136</text:p>
          </table:table-cell>
          <table:table-cell table:formula="of:=COS(2*PI()*[.A23]*[.$X$1]/[.$AI$2])" office:value-type="float" office:value="-0.923879532511287" calcext:value-type="float">
            <text:p>-0.923879532511287</text:p>
          </table:table-cell>
          <table:table-cell table:formula="of:=COS(2*PI()*[.A23]*[.$Y$1]/[.$AI$2])" office:value-type="float" office:value="0.831469612302548" calcext:value-type="float">
            <text:p>0.831469612302548</text:p>
          </table:table-cell>
          <table:table-cell table:formula="of:=COS(2*PI()*[.A23]*[.$Z$1]/[.$AI$2])" office:value-type="float" office:value="1.47143310088659E-015" calcext:value-type="float">
            <text:p>1.47143310088659E-15</text:p>
          </table:table-cell>
          <table:table-cell table:formula="of:=COS(2*PI()*[.A23]*[.$AA$1]/[.$AI$2])" office:value-type="float" office:value="-0.83146961230255" calcext:value-type="float">
            <text:p>-0.83146961230255</text:p>
          </table:table-cell>
          <table:table-cell table:formula="of:=COS(2*PI()*[.A23]*[.$AB$1]/[.$AI$2])" office:value-type="float" office:value="0.923879532511286" calcext:value-type="float">
            <text:p>0.923879532511286</text:p>
          </table:table-cell>
          <table:table-cell table:formula="of:=COS(2*PI()*[.A23]*[.$AC$1]/[.$AI$2])" office:value-type="float" office:value="-0.195090322016134" calcext:value-type="float">
            <text:p>-0.195090322016134</text:p>
          </table:table-cell>
          <table:table-cell table:formula="of:=COS(2*PI()*[.A23]*[.$AD$1]/[.$AI$2])" office:value-type="float" office:value="-0.707106781186549" calcext:value-type="float">
            <text:p>-0.707106781186549</text:p>
          </table:table-cell>
          <table:table-cell table:formula="of:=COS(2*PI()*[.A23]*[.$AE$1]/[.$AI$2])" office:value-type="float" office:value="0.980785280403229" calcext:value-type="float">
            <text:p>0.980785280403229</text:p>
          </table:table-cell>
          <table:table-cell table:formula="of:=COS(2*PI()*[.A23]*[.$AF$1]/[.$AI$2])" office:value-type="float" office:value="-0.382683432365088" calcext:value-type="float">
            <text:p>-0.382683432365088</text:p>
          </table:table-cell>
          <table:table-cell table:formula="of:=COS(2*PI()*[.A23]*[.$AG$1]/[.$AI$2])" office:value-type="float" office:value="-0.555570233019598" calcext:value-type="float">
            <text:p>-0.555570233019598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2*PI()*[.A24]*[.$B$1]/[.AI24])" office:value-type="float" office:value="1" calcext:value-type="float">
            <text:p>1</text:p>
          </table:table-cell>
          <table:table-cell table:formula="of:=COS(2*PI()*[.A24]*[.$C$1]/[.$AI$2])" office:value-type="float" office:value="-0.38268343236509" calcext:value-type="float">
            <text:p>-0.38268343236509</text:p>
          </table:table-cell>
          <table:table-cell table:formula="of:=COS(2*PI()*[.A24]*[.$D$1]/[.$AI$2])" office:value-type="float" office:value="-0.707106781186547" calcext:value-type="float">
            <text:p>-0.707106781186547</text:p>
          </table:table-cell>
          <table:table-cell table:formula="of:=COS(2*PI()*[.A24]*[.$E$1]/[.$AI$2])" office:value-type="float" office:value="0.923879532511287" calcext:value-type="float">
            <text:p>0.923879532511287</text:p>
          </table:table-cell>
          <table:table-cell table:formula="of:=COS(2*PI()*[.A24]*[.$F$1]/[.$AI$2])" office:value-type="float" office:value="-2.44991257893129E-015" calcext:value-type="float">
            <text:p>-2.44991257893129E-15</text:p>
          </table:table-cell>
          <table:table-cell table:formula="of:=COS(2*PI()*[.A24]*[.$G$1]/[.$AI$2])" office:value-type="float" office:value="-0.923879532511286" calcext:value-type="float">
            <text:p>-0.923879532511286</text:p>
          </table:table-cell>
          <table:table-cell table:formula="of:=COS(2*PI()*[.A24]*[.$H$1]/[.$AI$2])" office:value-type="float" office:value="0.70710678118655" calcext:value-type="float">
            <text:p>0.70710678118655</text:p>
          </table:table-cell>
          <table:table-cell table:formula="of:=COS(2*PI()*[.A24]*[.$I$1]/[.$AI$2])" office:value-type="float" office:value="0.382683432365086" calcext:value-type="float">
            <text:p>0.382683432365086</text:p>
          </table:table-cell>
          <table:table-cell table:formula="of:=COS(2*PI()*[.A24]*[.$J$1]/[.$AI$2])" office:value-type="float" office:value="-1" calcext:value-type="float">
            <text:p>-1</text:p>
          </table:table-cell>
          <table:table-cell table:formula="of:=COS(2*PI()*[.A24]*[.$K$1]/[.$AI$2])" office:value-type="float" office:value="0.382683432365095" calcext:value-type="float">
            <text:p>0.382683432365095</text:p>
          </table:table-cell>
          <table:table-cell table:formula="of:=COS(2*PI()*[.A24]*[.$L$1]/[.$AI$2])" office:value-type="float" office:value="0.707106781186543" calcext:value-type="float">
            <text:p>0.707106781186543</text:p>
          </table:table-cell>
          <table:table-cell table:formula="of:=COS(2*PI()*[.A24]*[.$M$1]/[.$AI$2])" office:value-type="float" office:value="-0.923879532511289" calcext:value-type="float">
            <text:p>-0.923879532511289</text:p>
          </table:table-cell>
          <table:table-cell table:formula="of:=COS(2*PI()*[.A24]*[.$N$1]/[.$AI$2])" office:value-type="float" office:value="7.34973773679388E-015" calcext:value-type="float">
            <text:p>7.34973773679388E-15</text:p>
          </table:table-cell>
          <table:table-cell table:formula="of:=COS(2*PI()*[.A24]*[.$O$1]/[.$AI$2])" office:value-type="float" office:value="0.923879532511284" calcext:value-type="float">
            <text:p>0.923879532511284</text:p>
          </table:table-cell>
          <table:table-cell table:formula="of:=COS(2*PI()*[.A24]*[.$P$1]/[.$AI$2])" office:value-type="float" office:value="-0.707106781186554" calcext:value-type="float">
            <text:p>-0.707106781186554</text:p>
          </table:table-cell>
          <table:table-cell table:formula="of:=COS(2*PI()*[.A24]*[.$Q$1]/[.$AI$2])" office:value-type="float" office:value="-0.382683432365081" calcext:value-type="float">
            <text:p>-0.382683432365081</text:p>
          </table:table-cell>
          <table:table-cell table:formula="of:=COS(2*PI()*[.A24]*[.$R$1]/[.$AI$2])" office:value-type="float" office:value="1" calcext:value-type="float">
            <text:p>1</text:p>
          </table:table-cell>
          <table:table-cell table:formula="of:=COS(2*PI()*[.A24]*[.$S$1]/[.$AI$2])" office:value-type="float" office:value="-0.382683432365099" calcext:value-type="float">
            <text:p>-0.382683432365099</text:p>
          </table:table-cell>
          <table:table-cell table:formula="of:=COS(2*PI()*[.A24]*[.$T$1]/[.$AI$2])" office:value-type="float" office:value="-0.70710678118654" calcext:value-type="float">
            <text:p>-0.70710678118654</text:p>
          </table:table-cell>
          <table:table-cell table:formula="of:=COS(2*PI()*[.A24]*[.$U$1]/[.$AI$2])" office:value-type="float" office:value="0.923879532511291" calcext:value-type="float">
            <text:p>0.923879532511291</text:p>
          </table:table-cell>
          <table:table-cell table:formula="of:=COS(2*PI()*[.A24]*[.$V$1]/[.$AI$2])" office:value-type="float" office:value="-0.0000000000000122495628946565" calcext:value-type="float">
            <text:p>-1.22495628946565E-14</text:p>
          </table:table-cell>
          <table:table-cell table:formula="of:=COS(2*PI()*[.A24]*[.$W$1]/[.$AI$2])" office:value-type="float" office:value="-0.923879532511282" calcext:value-type="float">
            <text:p>-0.923879532511282</text:p>
          </table:table-cell>
          <table:table-cell table:formula="of:=COS(2*PI()*[.A24]*[.$X$1]/[.$AI$2])" office:value-type="float" office:value="0.707106781186557" calcext:value-type="float">
            <text:p>0.707106781186557</text:p>
          </table:table-cell>
          <table:table-cell table:formula="of:=COS(2*PI()*[.A24]*[.$Y$1]/[.$AI$2])" office:value-type="float" office:value="0.382683432365077" calcext:value-type="float">
            <text:p>0.382683432365077</text:p>
          </table:table-cell>
          <table:table-cell table:formula="of:=COS(2*PI()*[.A24]*[.$Z$1]/[.$AI$2])" office:value-type="float" office:value="-1" calcext:value-type="float">
            <text:p>-1</text:p>
          </table:table-cell>
          <table:table-cell table:formula="of:=COS(2*PI()*[.A24]*[.$AA$1]/[.$AI$2])" office:value-type="float" office:value="0.382683432365104" calcext:value-type="float">
            <text:p>0.382683432365104</text:p>
          </table:table-cell>
          <table:table-cell table:formula="of:=COS(2*PI()*[.A24]*[.$AB$1]/[.$AI$2])" office:value-type="float" office:value="0.707106781186536" calcext:value-type="float">
            <text:p>0.707106781186536</text:p>
          </table:table-cell>
          <table:table-cell table:formula="of:=COS(2*PI()*[.A24]*[.$AC$1]/[.$AI$2])" office:value-type="float" office:value="-0.923879532511293" calcext:value-type="float">
            <text:p>-0.923879532511293</text:p>
          </table:table-cell>
          <table:table-cell table:formula="of:=COS(2*PI()*[.A24]*[.$AD$1]/[.$AI$2])" office:value-type="float" office:value="0.0000000000000171493880525191" calcext:value-type="float">
            <text:p>1.71493880525191E-14</text:p>
          </table:table-cell>
          <table:table-cell table:formula="of:=COS(2*PI()*[.A24]*[.$AE$1]/[.$AI$2])" office:value-type="float" office:value="0.92387953251128" calcext:value-type="float">
            <text:p>0.92387953251128</text:p>
          </table:table-cell>
          <table:table-cell table:formula="of:=COS(2*PI()*[.A24]*[.$AF$1]/[.$AI$2])" office:value-type="float" office:value="-0.707106781186561" calcext:value-type="float">
            <text:p>-0.707106781186561</text:p>
          </table:table-cell>
          <table:table-cell table:formula="of:=COS(2*PI()*[.A24]*[.$AG$1]/[.$AI$2])" office:value-type="float" office:value="-0.382683432365072" calcext:value-type="float">
            <text:p>-0.38268343236507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2*PI()*[.A25]*[.$B$1]/[.AI25])" office:value-type="float" office:value="1" calcext:value-type="float">
            <text:p>1</text:p>
          </table:table-cell>
          <table:table-cell table:formula="of:=COS(2*PI()*[.A25]*[.$C$1]/[.$AI$2])" office:value-type="float" office:value="-0.195090322016129" calcext:value-type="float">
            <text:p>-0.195090322016129</text:p>
          </table:table-cell>
          <table:table-cell table:formula="of:=COS(2*PI()*[.A25]*[.$D$1]/[.$AI$2])" office:value-type="float" office:value="-0.923879532511286" calcext:value-type="float">
            <text:p>-0.923879532511286</text:p>
          </table:table-cell>
          <table:table-cell table:formula="of:=COS(2*PI()*[.A25]*[.$E$1]/[.$AI$2])" office:value-type="float" office:value="0.555570233019602" calcext:value-type="float">
            <text:p>0.555570233019602</text:p>
          </table:table-cell>
          <table:table-cell table:formula="of:=COS(2*PI()*[.A25]*[.$F$1]/[.$AI$2])" office:value-type="float" office:value="0.707106781186546" calcext:value-type="float">
            <text:p>0.707106781186546</text:p>
          </table:table-cell>
          <table:table-cell table:formula="of:=COS(2*PI()*[.A25]*[.$G$1]/[.$AI$2])" office:value-type="float" office:value="-0.831469612302547" calcext:value-type="float">
            <text:p>-0.831469612302547</text:p>
          </table:table-cell>
          <table:table-cell table:formula="of:=COS(2*PI()*[.A25]*[.$H$1]/[.$AI$2])" office:value-type="float" office:value="-0.382683432365089" calcext:value-type="float">
            <text:p>-0.382683432365089</text:p>
          </table:table-cell>
          <table:table-cell table:formula="of:=COS(2*PI()*[.A25]*[.$I$1]/[.$AI$2])" office:value-type="float" office:value="0.980785280403231" calcext:value-type="float">
            <text:p>0.980785280403231</text:p>
          </table:table-cell>
          <table:table-cell table:formula="of:=COS(2*PI()*[.A25]*[.$J$1]/[.$AI$2])" office:value-type="float" office:value="-3.18470065841971E-015" calcext:value-type="float">
            <text:p>-3.18470065841971E-15</text:p>
          </table:table-cell>
          <table:table-cell table:formula="of:=COS(2*PI()*[.A25]*[.$K$1]/[.$AI$2])" office:value-type="float" office:value="-0.98078528040323" calcext:value-type="float">
            <text:p>-0.98078528040323</text:p>
          </table:table-cell>
          <table:table-cell table:formula="of:=COS(2*PI()*[.A25]*[.$L$1]/[.$AI$2])" office:value-type="float" office:value="0.382683432365095" calcext:value-type="float">
            <text:p>0.382683432365095</text:p>
          </table:table-cell>
          <table:table-cell table:formula="of:=COS(2*PI()*[.A25]*[.$M$1]/[.$AI$2])" office:value-type="float" office:value="0.831469612302541" calcext:value-type="float">
            <text:p>0.831469612302541</text:p>
          </table:table-cell>
          <table:table-cell table:formula="of:=COS(2*PI()*[.A25]*[.$N$1]/[.$AI$2])" office:value-type="float" office:value="-0.707106781186548" calcext:value-type="float">
            <text:p>-0.707106781186548</text:p>
          </table:table-cell>
          <table:table-cell table:formula="of:=COS(2*PI()*[.A25]*[.$O$1]/[.$AI$2])" office:value-type="float" office:value="-0.5555702330196" calcext:value-type="float">
            <text:p>-0.5555702330196</text:p>
          </table:table-cell>
          <table:table-cell table:formula="of:=COS(2*PI()*[.A25]*[.$P$1]/[.$AI$2])" office:value-type="float" office:value="0.923879532511288" calcext:value-type="float">
            <text:p>0.923879532511288</text:p>
          </table:table-cell>
          <table:table-cell table:formula="of:=COS(2*PI()*[.A25]*[.$Q$1]/[.$AI$2])" office:value-type="float" office:value="0.195090322016116" calcext:value-type="float">
            <text:p>0.195090322016116</text:p>
          </table:table-cell>
          <table:table-cell table:formula="of:=COS(2*PI()*[.A25]*[.$R$1]/[.$AI$2])" office:value-type="float" office:value="-1" calcext:value-type="float">
            <text:p>-1</text:p>
          </table:table-cell>
          <table:table-cell table:formula="of:=COS(2*PI()*[.A25]*[.$S$1]/[.$AI$2])" office:value-type="float" office:value="0.195090322016129" calcext:value-type="float">
            <text:p>0.195090322016129</text:p>
          </table:table-cell>
          <table:table-cell table:formula="of:=COS(2*PI()*[.A25]*[.$T$1]/[.$AI$2])" office:value-type="float" office:value="0.923879532511283" calcext:value-type="float">
            <text:p>0.923879532511283</text:p>
          </table:table-cell>
          <table:table-cell table:formula="of:=COS(2*PI()*[.A25]*[.$U$1]/[.$AI$2])" office:value-type="float" office:value="-0.555570233019605" calcext:value-type="float">
            <text:p>-0.555570233019605</text:p>
          </table:table-cell>
          <table:table-cell table:formula="of:=COS(2*PI()*[.A25]*[.$V$1]/[.$AI$2])" office:value-type="float" office:value="-0.707106781186539" calcext:value-type="float">
            <text:p>-0.707106781186539</text:p>
          </table:table-cell>
          <table:table-cell table:formula="of:=COS(2*PI()*[.A25]*[.$W$1]/[.$AI$2])" office:value-type="float" office:value="0.831469612302548" calcext:value-type="float">
            <text:p>0.831469612302548</text:p>
          </table:table-cell>
          <table:table-cell table:formula="of:=COS(2*PI()*[.A25]*[.$X$1]/[.$AI$2])" office:value-type="float" office:value="0.382683432365077" calcext:value-type="float">
            <text:p>0.382683432365077</text:p>
          </table:table-cell>
          <table:table-cell table:formula="of:=COS(2*PI()*[.A25]*[.$Y$1]/[.$AI$2])" office:value-type="float" office:value="-0.980785280403232" calcext:value-type="float">
            <text:p>-0.980785280403232</text:p>
          </table:table-cell>
          <table:table-cell table:formula="of:=COS(2*PI()*[.A25]*[.$Z$1]/[.$AI$2])" office:value-type="float" office:value="2.44867461765812E-015" calcext:value-type="float">
            <text:p>2.44867461765812E-15</text:p>
          </table:table-cell>
          <table:table-cell table:formula="of:=COS(2*PI()*[.A25]*[.$AA$1]/[.$AI$2])" office:value-type="float" office:value="0.980785280403228" calcext:value-type="float">
            <text:p>0.980785280403228</text:p>
          </table:table-cell>
          <table:table-cell table:formula="of:=COS(2*PI()*[.A25]*[.$AB$1]/[.$AI$2])" office:value-type="float" office:value="-0.382683432365094" calcext:value-type="float">
            <text:p>-0.382683432365094</text:p>
          </table:table-cell>
          <table:table-cell table:formula="of:=COS(2*PI()*[.A25]*[.$AC$1]/[.$AI$2])" office:value-type="float" office:value="-0.831469612302538" calcext:value-type="float">
            <text:p>-0.831469612302538</text:p>
          </table:table-cell>
          <table:table-cell table:formula="of:=COS(2*PI()*[.A25]*[.$AD$1]/[.$AI$2])" office:value-type="float" office:value="0.707106781186553" calcext:value-type="float">
            <text:p>0.707106781186553</text:p>
          </table:table-cell>
          <table:table-cell table:formula="of:=COS(2*PI()*[.A25]*[.$AE$1]/[.$AI$2])" office:value-type="float" office:value="0.555570233019589" calcext:value-type="float">
            <text:p>0.555570233019589</text:p>
          </table:table-cell>
          <table:table-cell table:formula="of:=COS(2*PI()*[.A25]*[.$AF$1]/[.$AI$2])" office:value-type="float" office:value="-0.923879532511296" calcext:value-type="float">
            <text:p>-0.923879532511296</text:p>
          </table:table-cell>
          <table:table-cell table:formula="of:=COS(2*PI()*[.A25]*[.$AG$1]/[.$AI$2])" office:value-type="float" office:value="-0.195090322016124" calcext:value-type="float">
            <text:p>-0.19509032201612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2*PI()*[.A26]*[.$B$1]/[.AI26])" office:value-type="float" office:value="1" calcext:value-type="float">
            <text:p>1</text:p>
          </table:table-cell>
          <table:table-cell table:formula="of:=COS(2*PI()*[.A26]*[.$C$1]/[.$AI$2])" office:value-type="float" office:value="-1.83697019872103E-016" calcext:value-type="float">
            <text:p>-1.83697019872103E-16</text:p>
          </table:table-cell>
          <table:table-cell table:formula="of:=COS(2*PI()*[.A26]*[.$D$1]/[.$AI$2])" office:value-type="float" office:value="-1" calcext:value-type="float">
            <text:p>-1</text:p>
          </table:table-cell>
          <table:table-cell table:formula="of:=COS(2*PI()*[.A26]*[.$E$1]/[.$AI$2])" office:value-type="float" office:value="5.51091059616309E-016" calcext:value-type="float">
            <text:p>5.51091059616309E-16</text:p>
          </table:table-cell>
          <table:table-cell table:formula="of:=COS(2*PI()*[.A26]*[.$F$1]/[.$AI$2])" office:value-type="float" office:value="1" calcext:value-type="float">
            <text:p>1</text:p>
          </table:table-cell>
          <table:table-cell table:formula="of:=COS(2*PI()*[.A26]*[.$G$1]/[.$AI$2])" office:value-type="float" office:value="-2.69484193876076E-015" calcext:value-type="float">
            <text:p>-2.69484193876076E-15</text:p>
          </table:table-cell>
          <table:table-cell table:formula="of:=COS(2*PI()*[.A26]*[.$H$1]/[.$AI$2])" office:value-type="float" office:value="-1" calcext:value-type="float">
            <text:p>-1</text:p>
          </table:table-cell>
          <table:table-cell table:formula="of:=COS(2*PI()*[.A26]*[.$I$1]/[.$AI$2])" office:value-type="float" office:value="-4.9047770029553E-016" calcext:value-type="float">
            <text:p>-4.9047770029553E-16</text:p>
          </table:table-cell>
          <table:table-cell table:formula="of:=COS(2*PI()*[.A26]*[.$J$1]/[.$AI$2])" office:value-type="float" office:value="1" calcext:value-type="float">
            <text:p>1</text:p>
          </table:table-cell>
          <table:table-cell table:formula="of:=COS(2*PI()*[.A26]*[.$K$1]/[.$AI$2])" office:value-type="float" office:value="-3.42963001824918E-015" calcext:value-type="float">
            <text:p>-3.42963001824918E-15</text:p>
          </table:table-cell>
          <table:table-cell table:formula="of:=COS(2*PI()*[.A26]*[.$L$1]/[.$AI$2])" office:value-type="float" office:value="-1" calcext:value-type="float">
            <text:p>-1</text:p>
          </table:table-cell>
          <table:table-cell table:formula="of:=COS(2*PI()*[.A26]*[.$M$1]/[.$AI$2])" office:value-type="float" office:value="2.44310379192882E-016" calcext:value-type="float">
            <text:p>2.44310379192882E-16</text:p>
          </table:table-cell>
          <table:table-cell table:formula="of:=COS(2*PI()*[.A26]*[.$N$1]/[.$AI$2])" office:value-type="float" office:value="1" calcext:value-type="float">
            <text:p>1</text:p>
          </table:table-cell>
          <table:table-cell table:formula="of:=COS(2*PI()*[.A26]*[.$O$1]/[.$AI$2])" office:value-type="float" office:value="-4.16441809773759E-015" calcext:value-type="float">
            <text:p>-4.16441809773759E-15</text:p>
          </table:table-cell>
          <table:table-cell table:formula="of:=COS(2*PI()*[.A26]*[.$P$1]/[.$AI$2])" office:value-type="float" office:value="-1" calcext:value-type="float">
            <text:p>-1</text:p>
          </table:table-cell>
          <table:table-cell table:formula="of:=COS(2*PI()*[.A26]*[.$Q$1]/[.$AI$2])" office:value-type="float" office:value="9.79098458681294E-016" calcext:value-type="float">
            <text:p>9.79098458681294E-16</text:p>
          </table:table-cell>
          <table:table-cell table:formula="of:=COS(2*PI()*[.A26]*[.$R$1]/[.$AI$2])" office:value-type="float" office:value="1" calcext:value-type="float">
            <text:p>1</text:p>
          </table:table-cell>
          <table:table-cell table:formula="of:=COS(2*PI()*[.A26]*[.$S$1]/[.$AI$2])" office:value-type="float" office:value="-4.899206177226E-015" calcext:value-type="float">
            <text:p>-4.899206177226E-15</text:p>
          </table:table-cell>
          <table:table-cell table:formula="of:=COS(2*PI()*[.A26]*[.$T$1]/[.$AI$2])" office:value-type="float" office:value="-1" calcext:value-type="float">
            <text:p>-1</text:p>
          </table:table-cell>
          <table:table-cell table:formula="of:=COS(2*PI()*[.A26]*[.$U$1]/[.$AI$2])" office:value-type="float" office:value="8.81931389577071E-015" calcext:value-type="float">
            <text:p>8.81931389577071E-15</text:p>
          </table:table-cell>
          <table:table-cell table:formula="of:=COS(2*PI()*[.A26]*[.$V$1]/[.$AI$2])" office:value-type="float" office:value="1" calcext:value-type="float">
            <text:p>1</text:p>
          </table:table-cell>
          <table:table-cell table:formula="of:=COS(2*PI()*[.A26]*[.$W$1]/[.$AI$2])" office:value-type="float" office:value="1.47143310088659E-015" calcext:value-type="float">
            <text:p>1.47143310088659E-15</text:p>
          </table:table-cell>
          <table:table-cell table:formula="of:=COS(2*PI()*[.A26]*[.$X$1]/[.$AI$2])" office:value-type="float" office:value="-1" calcext:value-type="float">
            <text:p>-1</text:p>
          </table:table-cell>
          <table:table-cell table:formula="of:=COS(2*PI()*[.A26]*[.$Y$1]/[.$AI$2])" office:value-type="float" office:value="2.44867461765812E-015" calcext:value-type="float">
            <text:p>2.44867461765812E-15</text:p>
          </table:table-cell>
          <table:table-cell table:formula="of:=COS(2*PI()*[.A26]*[.$Z$1]/[.$AI$2])" office:value-type="float" office:value="1" calcext:value-type="float">
            <text:p>1</text:p>
          </table:table-cell>
          <table:table-cell table:formula="of:=COS(2*PI()*[.A26]*[.$AA$1]/[.$AI$2])" office:value-type="float" office:value="-6.36878233620282E-015" calcext:value-type="float">
            <text:p>-6.36878233620282E-15</text:p>
          </table:table-cell>
          <table:table-cell table:formula="of:=COS(2*PI()*[.A26]*[.$AB$1]/[.$AI$2])" office:value-type="float" office:value="-1" calcext:value-type="float">
            <text:p>-1</text:p>
          </table:table-cell>
          <table:table-cell table:formula="of:=COS(2*PI()*[.A26]*[.$AC$1]/[.$AI$2])" office:value-type="float" office:value="0.0000000000000102888900547475" calcext:value-type="float">
            <text:p>1.02888900547475E-14</text:p>
          </table:table-cell>
          <table:table-cell table:formula="of:=COS(2*PI()*[.A26]*[.$AD$1]/[.$AI$2])" office:value-type="float" office:value="1" calcext:value-type="float">
            <text:p>1</text:p>
          </table:table-cell>
          <table:table-cell table:formula="of:=COS(2*PI()*[.A26]*[.$AE$1]/[.$AI$2])" office:value-type="float" office:value="-0.0000000000000142089977732922" calcext:value-type="float">
            <text:p>-1.42089977732922E-14</text:p>
          </table:table-cell>
          <table:table-cell table:formula="of:=COS(2*PI()*[.A26]*[.$AF$1]/[.$AI$2])" office:value-type="float" office:value="-1" calcext:value-type="float">
            <text:p>-1</text:p>
          </table:table-cell>
          <table:table-cell table:formula="of:=COS(2*PI()*[.A26]*[.$AG$1]/[.$AI$2])" office:value-type="float" office:value="0.0000000000000181291054918369" calcext:value-type="float">
            <text:p>1.81291054918369E-1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2*PI()*[.A27]*[.$B$1]/[.AI27])" office:value-type="float" office:value="1" calcext:value-type="float">
            <text:p>1</text:p>
          </table:table-cell>
          <table:table-cell table:formula="of:=COS(2*PI()*[.A27]*[.$C$1]/[.$AI$2])" office:value-type="float" office:value="0.195090322016128" calcext:value-type="float">
            <text:p>0.195090322016128</text:p>
          </table:table-cell>
          <table:table-cell table:formula="of:=COS(2*PI()*[.A27]*[.$D$1]/[.$AI$2])" office:value-type="float" office:value="-0.923879532511287" calcext:value-type="float">
            <text:p>-0.923879532511287</text:p>
          </table:table-cell>
          <table:table-cell table:formula="of:=COS(2*PI()*[.A27]*[.$E$1]/[.$AI$2])" office:value-type="float" office:value="-0.555570233019602" calcext:value-type="float">
            <text:p>-0.555570233019602</text:p>
          </table:table-cell>
          <table:table-cell table:formula="of:=COS(2*PI()*[.A27]*[.$F$1]/[.$AI$2])" office:value-type="float" office:value="0.707106781186547" calcext:value-type="float">
            <text:p>0.707106781186547</text:p>
          </table:table-cell>
          <table:table-cell table:formula="of:=COS(2*PI()*[.A27]*[.$G$1]/[.$AI$2])" office:value-type="float" office:value="0.831469612302546" calcext:value-type="float">
            <text:p>0.831469612302546</text:p>
          </table:table-cell>
          <table:table-cell table:formula="of:=COS(2*PI()*[.A27]*[.$H$1]/[.$AI$2])" office:value-type="float" office:value="-0.382683432365091" calcext:value-type="float">
            <text:p>-0.382683432365091</text:p>
          </table:table-cell>
          <table:table-cell table:formula="of:=COS(2*PI()*[.A27]*[.$I$1]/[.$AI$2])" office:value-type="float" office:value="-0.980785280403231" calcext:value-type="float">
            <text:p>-0.980785280403231</text:p>
          </table:table-cell>
          <table:table-cell table:formula="of:=COS(2*PI()*[.A27]*[.$J$1]/[.$AI$2])" office:value-type="float" office:value="-2.45548340466059E-016" calcext:value-type="float">
            <text:p>-2.45548340466059E-16</text:p>
          </table:table-cell>
          <table:table-cell table:formula="of:=COS(2*PI()*[.A27]*[.$K$1]/[.$AI$2])" office:value-type="float" office:value="0.980785280403231" calcext:value-type="float">
            <text:p>0.980785280403231</text:p>
          </table:table-cell>
          <table:table-cell table:formula="of:=COS(2*PI()*[.A27]*[.$L$1]/[.$AI$2])" office:value-type="float" office:value="0.382683432365092" calcext:value-type="float">
            <text:p>0.382683432365092</text:p>
          </table:table-cell>
          <table:table-cell table:formula="of:=COS(2*PI()*[.A27]*[.$M$1]/[.$AI$2])" office:value-type="float" office:value="-0.831469612302545" calcext:value-type="float">
            <text:p>-0.831469612302545</text:p>
          </table:table-cell>
          <table:table-cell table:formula="of:=COS(2*PI()*[.A27]*[.$N$1]/[.$AI$2])" office:value-type="float" office:value="-0.707106781186545" calcext:value-type="float">
            <text:p>-0.707106781186545</text:p>
          </table:table-cell>
          <table:table-cell table:formula="of:=COS(2*PI()*[.A27]*[.$O$1]/[.$AI$2])" office:value-type="float" office:value="0.555570233019601" calcext:value-type="float">
            <text:p>0.555570233019601</text:p>
          </table:table-cell>
          <table:table-cell table:formula="of:=COS(2*PI()*[.A27]*[.$P$1]/[.$AI$2])" office:value-type="float" office:value="0.923879532511289" calcext:value-type="float">
            <text:p>0.923879532511289</text:p>
          </table:table-cell>
          <table:table-cell table:formula="of:=COS(2*PI()*[.A27]*[.$Q$1]/[.$AI$2])" office:value-type="float" office:value="-0.195090322016132" calcext:value-type="float">
            <text:p>-0.195090322016132</text:p>
          </table:table-cell>
          <table:table-cell table:formula="of:=COS(2*PI()*[.A27]*[.$R$1]/[.$AI$2])" office:value-type="float" office:value="-1" calcext:value-type="float">
            <text:p>-1</text:p>
          </table:table-cell>
          <table:table-cell table:formula="of:=COS(2*PI()*[.A27]*[.$S$1]/[.$AI$2])" office:value-type="float" office:value="-0.195090322016133" calcext:value-type="float">
            <text:p>-0.195090322016133</text:p>
          </table:table-cell>
          <table:table-cell table:formula="of:=COS(2*PI()*[.A27]*[.$T$1]/[.$AI$2])" office:value-type="float" office:value="0.923879532511289" calcext:value-type="float">
            <text:p>0.923879532511289</text:p>
          </table:table-cell>
          <table:table-cell table:formula="of:=COS(2*PI()*[.A27]*[.$U$1]/[.$AI$2])" office:value-type="float" office:value="0.555570233019602" calcext:value-type="float">
            <text:p>0.555570233019602</text:p>
          </table:table-cell>
          <table:table-cell table:formula="of:=COS(2*PI()*[.A27]*[.$V$1]/[.$AI$2])" office:value-type="float" office:value="-0.707106781186545" calcext:value-type="float">
            <text:p>-0.707106781186545</text:p>
          </table:table-cell>
          <table:table-cell table:formula="of:=COS(2*PI()*[.A27]*[.$W$1]/[.$AI$2])" office:value-type="float" office:value="-0.831469612302542" calcext:value-type="float">
            <text:p>-0.831469612302542</text:p>
          </table:table-cell>
          <table:table-cell table:formula="of:=COS(2*PI()*[.A27]*[.$X$1]/[.$AI$2])" office:value-type="float" office:value="0.382683432365091" calcext:value-type="float">
            <text:p>0.382683432365091</text:p>
          </table:table-cell>
          <table:table-cell table:formula="of:=COS(2*PI()*[.A27]*[.$Y$1]/[.$AI$2])" office:value-type="float" office:value="0.980785280403231" calcext:value-type="float">
            <text:p>0.980785280403231</text:p>
          </table:table-cell>
          <table:table-cell table:formula="of:=COS(2*PI()*[.A27]*[.$Z$1]/[.$AI$2])" office:value-type="float" office:value="-6.36878233620282E-015" calcext:value-type="float">
            <text:p>-6.36878233620282E-15</text:p>
          </table:table-cell>
          <table:table-cell table:formula="of:=COS(2*PI()*[.A27]*[.$AA$1]/[.$AI$2])" office:value-type="float" office:value="-0.980785280403231" calcext:value-type="float">
            <text:p>-0.980785280403231</text:p>
          </table:table-cell>
          <table:table-cell table:formula="of:=COS(2*PI()*[.A27]*[.$AB$1]/[.$AI$2])" office:value-type="float" office:value="-0.382683432365092" calcext:value-type="float">
            <text:p>-0.382683432365092</text:p>
          </table:table-cell>
          <table:table-cell table:formula="of:=COS(2*PI()*[.A27]*[.$AC$1]/[.$AI$2])" office:value-type="float" office:value="0.831469612302541" calcext:value-type="float">
            <text:p>0.831469612302541</text:p>
          </table:table-cell>
          <table:table-cell table:formula="of:=COS(2*PI()*[.A27]*[.$AD$1]/[.$AI$2])" office:value-type="float" office:value="0.707106781186556" calcext:value-type="float">
            <text:p>0.707106781186556</text:p>
          </table:table-cell>
          <table:table-cell table:formula="of:=COS(2*PI()*[.A27]*[.$AE$1]/[.$AI$2])" office:value-type="float" office:value="-0.555570233019613" calcext:value-type="float">
            <text:p>-0.555570233019613</text:p>
          </table:table-cell>
          <table:table-cell table:formula="of:=COS(2*PI()*[.A27]*[.$AF$1]/[.$AI$2])" office:value-type="float" office:value="-0.923879532511284" calcext:value-type="float">
            <text:p>-0.923879532511284</text:p>
          </table:table-cell>
          <table:table-cell table:formula="of:=COS(2*PI()*[.A27]*[.$AG$1]/[.$AI$2])" office:value-type="float" office:value="0.195090322016132" calcext:value-type="float">
            <text:p>0.19509032201613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2*PI()*[.A28]*[.$B$1]/[.AI28])" office:value-type="float" office:value="1" calcext:value-type="float">
            <text:p>1</text:p>
          </table:table-cell>
          <table:table-cell table:formula="of:=COS(2*PI()*[.A28]*[.$C$1]/[.$AI$2])" office:value-type="float" office:value="0.38268343236509" calcext:value-type="float">
            <text:p>0.38268343236509</text:p>
          </table:table-cell>
          <table:table-cell table:formula="of:=COS(2*PI()*[.A28]*[.$D$1]/[.$AI$2])" office:value-type="float" office:value="-0.707106781186547" calcext:value-type="float">
            <text:p>-0.707106781186547</text:p>
          </table:table-cell>
          <table:table-cell table:formula="of:=COS(2*PI()*[.A28]*[.$E$1]/[.$AI$2])" office:value-type="float" office:value="-0.923879532511287" calcext:value-type="float">
            <text:p>-0.923879532511287</text:p>
          </table:table-cell>
          <table:table-cell table:formula="of:=COS(2*PI()*[.A28]*[.$F$1]/[.$AI$2])" office:value-type="float" office:value="-9.80336419954471E-016" calcext:value-type="float">
            <text:p>-9.80336419954471E-16</text:p>
          </table:table-cell>
          <table:table-cell table:formula="of:=COS(2*PI()*[.A28]*[.$G$1]/[.$AI$2])" office:value-type="float" office:value="0.923879532511286" calcext:value-type="float">
            <text:p>0.923879532511286</text:p>
          </table:table-cell>
          <table:table-cell table:formula="of:=COS(2*PI()*[.A28]*[.$H$1]/[.$AI$2])" office:value-type="float" office:value="0.707106781186549" calcext:value-type="float">
            <text:p>0.707106781186549</text:p>
          </table:table-cell>
          <table:table-cell table:formula="of:=COS(2*PI()*[.A28]*[.$I$1]/[.$AI$2])" office:value-type="float" office:value="-0.382683432365085" calcext:value-type="float">
            <text:p>-0.382683432365085</text:p>
          </table:table-cell>
          <table:table-cell table:formula="of:=COS(2*PI()*[.A28]*[.$J$1]/[.$AI$2])" office:value-type="float" office:value="-1" calcext:value-type="float">
            <text:p>-1</text:p>
          </table:table-cell>
          <table:table-cell table:formula="of:=COS(2*PI()*[.A28]*[.$K$1]/[.$AI$2])" office:value-type="float" office:value="-0.382683432365088" calcext:value-type="float">
            <text:p>-0.382683432365088</text:p>
          </table:table-cell>
          <table:table-cell table:formula="of:=COS(2*PI()*[.A28]*[.$L$1]/[.$AI$2])" office:value-type="float" office:value="0.707106781186546" calcext:value-type="float">
            <text:p>0.707106781186546</text:p>
          </table:table-cell>
          <table:table-cell table:formula="of:=COS(2*PI()*[.A28]*[.$M$1]/[.$AI$2])" office:value-type="float" office:value="0.923879532511289" calcext:value-type="float">
            <text:p>0.923879532511289</text:p>
          </table:table-cell>
          <table:table-cell table:formula="of:=COS(2*PI()*[.A28]*[.$N$1]/[.$AI$2])" office:value-type="float" office:value="2.94100925986341E-015" calcext:value-type="float">
            <text:p>2.94100925986341E-15</text:p>
          </table:table-cell>
          <table:table-cell table:formula="of:=COS(2*PI()*[.A28]*[.$O$1]/[.$AI$2])" office:value-type="float" office:value="-0.923879532511287" calcext:value-type="float">
            <text:p>-0.923879532511287</text:p>
          </table:table-cell>
          <table:table-cell table:formula="of:=COS(2*PI()*[.A28]*[.$P$1]/[.$AI$2])" office:value-type="float" office:value="-0.707106781186555" calcext:value-type="float">
            <text:p>-0.707106781186555</text:p>
          </table:table-cell>
          <table:table-cell table:formula="of:=COS(2*PI()*[.A28]*[.$Q$1]/[.$AI$2])" office:value-type="float" office:value="0.382683432365083" calcext:value-type="float">
            <text:p>0.382683432365083</text:p>
          </table:table-cell>
          <table:table-cell table:formula="of:=COS(2*PI()*[.A28]*[.$R$1]/[.$AI$2])" office:value-type="float" office:value="1" calcext:value-type="float">
            <text:p>1</text:p>
          </table:table-cell>
          <table:table-cell table:formula="of:=COS(2*PI()*[.A28]*[.$S$1]/[.$AI$2])" office:value-type="float" office:value="0.38268343236509" calcext:value-type="float">
            <text:p>0.38268343236509</text:p>
          </table:table-cell>
          <table:table-cell table:formula="of:=COS(2*PI()*[.A28]*[.$T$1]/[.$AI$2])" office:value-type="float" office:value="-0.707106781186549" calcext:value-type="float">
            <text:p>-0.707106781186549</text:p>
          </table:table-cell>
          <table:table-cell table:formula="of:=COS(2*PI()*[.A28]*[.$U$1]/[.$AI$2])" office:value-type="float" office:value="-0.92387953251129" calcext:value-type="float">
            <text:p>-0.92387953251129</text:p>
          </table:table-cell>
          <table:table-cell table:formula="of:=COS(2*PI()*[.A28]*[.$V$1]/[.$AI$2])" office:value-type="float" office:value="-4.90168209977235E-015" calcext:value-type="float">
            <text:p>-4.90168209977235E-15</text:p>
          </table:table-cell>
          <table:table-cell table:formula="of:=COS(2*PI()*[.A28]*[.$W$1]/[.$AI$2])" office:value-type="float" office:value="0.923879532511286" calcext:value-type="float">
            <text:p>0.923879532511286</text:p>
          </table:table-cell>
          <table:table-cell table:formula="of:=COS(2*PI()*[.A28]*[.$X$1]/[.$AI$2])" office:value-type="float" office:value="0.707106781186556" calcext:value-type="float">
            <text:p>0.707106781186556</text:p>
          </table:table-cell>
          <table:table-cell table:formula="of:=COS(2*PI()*[.A28]*[.$Y$1]/[.$AI$2])" office:value-type="float" office:value="-0.382683432365081" calcext:value-type="float">
            <text:p>-0.382683432365081</text:p>
          </table:table-cell>
          <table:table-cell table:formula="of:=COS(2*PI()*[.A28]*[.$Z$1]/[.$AI$2])" office:value-type="float" office:value="-1" calcext:value-type="float">
            <text:p>-1</text:p>
          </table:table-cell>
          <table:table-cell table:formula="of:=COS(2*PI()*[.A28]*[.$AA$1]/[.$AI$2])" office:value-type="float" office:value="-0.382683432365092" calcext:value-type="float">
            <text:p>-0.382683432365092</text:p>
          </table:table-cell>
          <table:table-cell table:formula="of:=COS(2*PI()*[.A28]*[.$AB$1]/[.$AI$2])" office:value-type="float" office:value="0.707106781186548" calcext:value-type="float">
            <text:p>0.707106781186548</text:p>
          </table:table-cell>
          <table:table-cell table:formula="of:=COS(2*PI()*[.A28]*[.$AC$1]/[.$AI$2])" office:value-type="float" office:value="0.923879532511285" calcext:value-type="float">
            <text:p>0.923879532511285</text:p>
          </table:table-cell>
          <table:table-cell table:formula="of:=COS(2*PI()*[.A28]*[.$AD$1]/[.$AI$2])" office:value-type="float" office:value="0.0000000000000210732096548833" calcext:value-type="float">
            <text:p>2.10732096548833E-14</text:p>
          </table:table-cell>
          <table:table-cell table:formula="of:=COS(2*PI()*[.A28]*[.$AE$1]/[.$AI$2])" office:value-type="float" office:value="-0.92387953251128" calcext:value-type="float">
            <text:p>-0.92387953251128</text:p>
          </table:table-cell>
          <table:table-cell table:formula="of:=COS(2*PI()*[.A28]*[.$AF$1]/[.$AI$2])" office:value-type="float" office:value="-0.707106781186558" calcext:value-type="float">
            <text:p>-0.707106781186558</text:p>
          </table:table-cell>
          <table:table-cell table:formula="of:=COS(2*PI()*[.A28]*[.$AG$1]/[.$AI$2])" office:value-type="float" office:value="0.382683432365079" calcext:value-type="float">
            <text:p>0.38268343236507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2*PI()*[.A29]*[.$B$1]/[.AI29])" office:value-type="float" office:value="1" calcext:value-type="float">
            <text:p>1</text:p>
          </table:table-cell>
          <table:table-cell table:formula="of:=COS(2*PI()*[.A29]*[.$C$1]/[.$AI$2])" office:value-type="float" office:value="0.555570233019602" calcext:value-type="float">
            <text:p>0.555570233019602</text:p>
          </table:table-cell>
          <table:table-cell table:formula="of:=COS(2*PI()*[.A29]*[.$D$1]/[.$AI$2])" office:value-type="float" office:value="-0.382683432365091" calcext:value-type="float">
            <text:p>-0.382683432365091</text:p>
          </table:table-cell>
          <table:table-cell table:formula="of:=COS(2*PI()*[.A29]*[.$E$1]/[.$AI$2])" office:value-type="float" office:value="-0.980785280403231" calcext:value-type="float">
            <text:p>-0.980785280403231</text:p>
          </table:table-cell>
          <table:table-cell table:formula="of:=COS(2*PI()*[.A29]*[.$F$1]/[.$AI$2])" office:value-type="float" office:value="-0.707106781186546" calcext:value-type="float">
            <text:p>-0.707106781186546</text:p>
          </table:table-cell>
          <table:table-cell table:formula="of:=COS(2*PI()*[.A29]*[.$G$1]/[.$AI$2])" office:value-type="float" office:value="0.19509032201613" calcext:value-type="float">
            <text:p>0.19509032201613</text:p>
          </table:table-cell>
          <table:table-cell table:formula="of:=COS(2*PI()*[.A29]*[.$H$1]/[.$AI$2])" office:value-type="float" office:value="0.923879532511288" calcext:value-type="float">
            <text:p>0.923879532511288</text:p>
          </table:table-cell>
          <table:table-cell table:formula="of:=COS(2*PI()*[.A29]*[.$I$1]/[.$AI$2])" office:value-type="float" office:value="0.831469612302542" calcext:value-type="float">
            <text:p>0.831469612302542</text:p>
          </table:table-cell>
          <table:table-cell table:formula="of:=COS(2*PI()*[.A29]*[.$J$1]/[.$AI$2])" office:value-type="float" office:value="-3.42963001824918E-015" calcext:value-type="float">
            <text:p>-3.42963001824918E-15</text:p>
          </table:table-cell>
          <table:table-cell table:formula="of:=COS(2*PI()*[.A29]*[.$K$1]/[.$AI$2])" office:value-type="float" office:value="-0.831469612302545" calcext:value-type="float">
            <text:p>-0.831469612302545</text:p>
          </table:table-cell>
          <table:table-cell table:formula="of:=COS(2*PI()*[.A29]*[.$L$1]/[.$AI$2])" office:value-type="float" office:value="-0.923879532511285" calcext:value-type="float">
            <text:p>-0.923879532511285</text:p>
          </table:table-cell>
          <table:table-cell table:formula="of:=COS(2*PI()*[.A29]*[.$M$1]/[.$AI$2])" office:value-type="float" office:value="-0.19509032201612" calcext:value-type="float">
            <text:p>-0.19509032201612</text:p>
          </table:table-cell>
          <table:table-cell table:formula="of:=COS(2*PI()*[.A29]*[.$N$1]/[.$AI$2])" office:value-type="float" office:value="0.707106781186551" calcext:value-type="float">
            <text:p>0.707106781186551</text:p>
          </table:table-cell>
          <table:table-cell table:formula="of:=COS(2*PI()*[.A29]*[.$O$1]/[.$AI$2])" office:value-type="float" office:value="0.98078528040323" calcext:value-type="float">
            <text:p>0.98078528040323</text:p>
          </table:table-cell>
          <table:table-cell table:formula="of:=COS(2*PI()*[.A29]*[.$P$1]/[.$AI$2])" office:value-type="float" office:value="0.382683432365078" calcext:value-type="float">
            <text:p>0.382683432365078</text:p>
          </table:table-cell>
          <table:table-cell table:formula="of:=COS(2*PI()*[.A29]*[.$Q$1]/[.$AI$2])" office:value-type="float" office:value="-0.55557023301961" calcext:value-type="float">
            <text:p>-0.55557023301961</text:p>
          </table:table-cell>
          <table:table-cell table:formula="of:=COS(2*PI()*[.A29]*[.$R$1]/[.$AI$2])" office:value-type="float" office:value="-1" calcext:value-type="float">
            <text:p>-1</text:p>
          </table:table-cell>
          <table:table-cell table:formula="of:=COS(2*PI()*[.A29]*[.$S$1]/[.$AI$2])" office:value-type="float" office:value="-0.555570233019599" calcext:value-type="float">
            <text:p>-0.555570233019599</text:p>
          </table:table-cell>
          <table:table-cell table:formula="of:=COS(2*PI()*[.A29]*[.$T$1]/[.$AI$2])" office:value-type="float" office:value="0.38268343236509" calcext:value-type="float">
            <text:p>0.38268343236509</text:p>
          </table:table-cell>
          <table:table-cell table:formula="of:=COS(2*PI()*[.A29]*[.$U$1]/[.$AI$2])" office:value-type="float" office:value="0.980785280403233" calcext:value-type="float">
            <text:p>0.980785280403233</text:p>
          </table:table-cell>
          <table:table-cell table:formula="of:=COS(2*PI()*[.A29]*[.$V$1]/[.$AI$2])" office:value-type="float" office:value="0.707106781186541" calcext:value-type="float">
            <text:p>0.707106781186541</text:p>
          </table:table-cell>
          <table:table-cell table:formula="of:=COS(2*PI()*[.A29]*[.$W$1]/[.$AI$2])" office:value-type="float" office:value="-0.195090322016134" calcext:value-type="float">
            <text:p>-0.195090322016134</text:p>
          </table:table-cell>
          <table:table-cell table:formula="of:=COS(2*PI()*[.A29]*[.$X$1]/[.$AI$2])" office:value-type="float" office:value="-0.923879532511293" calcext:value-type="float">
            <text:p>-0.923879532511293</text:p>
          </table:table-cell>
          <table:table-cell table:formula="of:=COS(2*PI()*[.A29]*[.$Y$1]/[.$AI$2])" office:value-type="float" office:value="-0.831469612302538" calcext:value-type="float">
            <text:p>-0.831469612302538</text:p>
          </table:table-cell>
          <table:table-cell table:formula="of:=COS(2*PI()*[.A29]*[.$Z$1]/[.$AI$2])" office:value-type="float" office:value="0.0000000000000102888900547475" calcext:value-type="float">
            <text:p>1.02888900547475E-14</text:p>
          </table:table-cell>
          <table:table-cell table:formula="of:=COS(2*PI()*[.A29]*[.$AA$1]/[.$AI$2])" office:value-type="float" office:value="0.831469612302557" calcext:value-type="float">
            <text:p>0.831469612302557</text:p>
          </table:table-cell>
          <table:table-cell table:formula="of:=COS(2*PI()*[.A29]*[.$AB$1]/[.$AI$2])" office:value-type="float" office:value="0.923879532511285" calcext:value-type="float">
            <text:p>0.923879532511285</text:p>
          </table:table-cell>
          <table:table-cell table:formula="of:=COS(2*PI()*[.A29]*[.$AC$1]/[.$AI$2])" office:value-type="float" office:value="0.195090322016113" calcext:value-type="float">
            <text:p>0.195090322016113</text:p>
          </table:table-cell>
          <table:table-cell table:formula="of:=COS(2*PI()*[.A29]*[.$AD$1]/[.$AI$2])" office:value-type="float" office:value="-0.707106781186566" calcext:value-type="float">
            <text:p>-0.707106781186566</text:p>
          </table:table-cell>
          <table:table-cell table:formula="of:=COS(2*PI()*[.A29]*[.$AE$1]/[.$AI$2])" office:value-type="float" office:value="-0.980785280403229" calcext:value-type="float">
            <text:p>-0.980785280403229</text:p>
          </table:table-cell>
          <table:table-cell table:formula="of:=COS(2*PI()*[.A29]*[.$AF$1]/[.$AI$2])" office:value-type="float" office:value="-0.382683432365071" calcext:value-type="float">
            <text:p>-0.382683432365071</text:p>
          </table:table-cell>
          <table:table-cell table:formula="of:=COS(2*PI()*[.A29]*[.$AG$1]/[.$AI$2])" office:value-type="float" office:value="0.555570233019604" calcext:value-type="float">
            <text:p>0.55557023301960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2*PI()*[.A30]*[.$B$1]/[.AI30])" office:value-type="float" office:value="1" calcext:value-type="float">
            <text:p>1</text:p>
          </table:table-cell>
          <table:table-cell table:formula="of:=COS(2*PI()*[.A30]*[.$C$1]/[.$AI$2])" office:value-type="float" office:value="0.707106781186547" calcext:value-type="float">
            <text:p>0.707106781186547</text:p>
          </table:table-cell>
          <table:table-cell table:formula="of:=COS(2*PI()*[.A30]*[.$D$1]/[.$AI$2])" office:value-type="float" office:value="-4.28626379701574E-016" calcext:value-type="float">
            <text:p>-4.28626379701574E-16</text:p>
          </table:table-cell>
          <table:table-cell table:formula="of:=COS(2*PI()*[.A30]*[.$E$1]/[.$AI$2])" office:value-type="float" office:value="-0.707106781186547" calcext:value-type="float">
            <text:p>-0.707106781186547</text:p>
          </table:table-cell>
          <table:table-cell table:formula="of:=COS(2*PI()*[.A30]*[.$F$1]/[.$AI$2])" office:value-type="float" office:value="-1" calcext:value-type="float">
            <text:p>-1</text:p>
          </table:table-cell>
          <table:table-cell table:formula="of:=COS(2*PI()*[.A30]*[.$G$1]/[.$AI$2])" office:value-type="float" office:value="-0.707106781186546" calcext:value-type="float">
            <text:p>-0.707106781186546</text:p>
          </table:table-cell>
          <table:table-cell table:formula="of:=COS(2*PI()*[.A30]*[.$H$1]/[.$AI$2])" office:value-type="float" office:value="-4.9047770029553E-016" calcext:value-type="float">
            <text:p>-4.9047770029553E-16</text:p>
          </table:table-cell>
          <table:table-cell table:formula="of:=COS(2*PI()*[.A30]*[.$I$1]/[.$AI$2])" office:value-type="float" office:value="0.70710678118655" calcext:value-type="float">
            <text:p>0.70710678118655</text:p>
          </table:table-cell>
          <table:table-cell table:formula="of:=COS(2*PI()*[.A30]*[.$J$1]/[.$AI$2])" office:value-type="float" office:value="1" calcext:value-type="float">
            <text:p>1</text:p>
          </table:table-cell>
          <table:table-cell table:formula="of:=COS(2*PI()*[.A30]*[.$K$1]/[.$AI$2])" office:value-type="float" office:value="0.707106781186548" calcext:value-type="float">
            <text:p>0.707106781186548</text:p>
          </table:table-cell>
          <table:table-cell table:formula="of:=COS(2*PI()*[.A30]*[.$L$1]/[.$AI$2])" office:value-type="float" office:value="-3.91948873790812E-015" calcext:value-type="float">
            <text:p>-3.91948873790812E-15</text:p>
          </table:table-cell>
          <table:table-cell table:formula="of:=COS(2*PI()*[.A30]*[.$M$1]/[.$AI$2])" office:value-type="float" office:value="-0.707106781186549" calcext:value-type="float">
            <text:p>-0.707106781186549</text:p>
          </table:table-cell>
          <table:table-cell table:formula="of:=COS(2*PI()*[.A30]*[.$N$1]/[.$AI$2])" office:value-type="float" office:value="-1" calcext:value-type="float">
            <text:p>-1</text:p>
          </table:table-cell>
          <table:table-cell table:formula="of:=COS(2*PI()*[.A30]*[.$O$1]/[.$AI$2])" office:value-type="float" office:value="-0.707106781186545" calcext:value-type="float">
            <text:p>-0.707106781186545</text:p>
          </table:table-cell>
          <table:table-cell table:formula="of:=COS(2*PI()*[.A30]*[.$P$1]/[.$AI$2])" office:value-type="float" office:value="8.32945517611177E-015" calcext:value-type="float">
            <text:p>8.32945517611177E-15</text:p>
          </table:table-cell>
          <table:table-cell table:formula="of:=COS(2*PI()*[.A30]*[.$Q$1]/[.$AI$2])" office:value-type="float" office:value="0.707106781186547" calcext:value-type="float">
            <text:p>0.707106781186547</text:p>
          </table:table-cell>
          <table:table-cell table:formula="of:=COS(2*PI()*[.A30]*[.$R$1]/[.$AI$2])" office:value-type="float" office:value="1" calcext:value-type="float">
            <text:p>1</text:p>
          </table:table-cell>
          <table:table-cell table:formula="of:=COS(2*PI()*[.A30]*[.$S$1]/[.$AI$2])" office:value-type="float" office:value="0.707106781186542" calcext:value-type="float">
            <text:p>0.707106781186542</text:p>
          </table:table-cell>
          <table:table-cell table:formula="of:=COS(2*PI()*[.A30]*[.$T$1]/[.$AI$2])" office:value-type="float" office:value="1.47143310088659E-015" calcext:value-type="float">
            <text:p>1.47143310088659E-15</text:p>
          </table:table-cell>
          <table:table-cell table:formula="of:=COS(2*PI()*[.A30]*[.$U$1]/[.$AI$2])" office:value-type="float" office:value="-0.70710678118655" calcext:value-type="float">
            <text:p>-0.70710678118655</text:p>
          </table:table-cell>
          <table:table-cell table:formula="of:=COS(2*PI()*[.A30]*[.$V$1]/[.$AI$2])" office:value-type="float" office:value="-1" calcext:value-type="float">
            <text:p>-1</text:p>
          </table:table-cell>
          <table:table-cell table:formula="of:=COS(2*PI()*[.A30]*[.$W$1]/[.$AI$2])" office:value-type="float" office:value="-0.707106781186549" calcext:value-type="float">
            <text:p>-0.707106781186549</text:p>
          </table:table-cell>
          <table:table-cell table:formula="of:=COS(2*PI()*[.A30]*[.$X$1]/[.$AI$2])" office:value-type="float" office:value="2.93853333731706E-015" calcext:value-type="float">
            <text:p>2.93853333731706E-15</text:p>
          </table:table-cell>
          <table:table-cell table:formula="of:=COS(2*PI()*[.A30]*[.$Y$1]/[.$AI$2])" office:value-type="float" office:value="0.707106781186553" calcext:value-type="float">
            <text:p>0.707106781186553</text:p>
          </table:table-cell>
          <table:table-cell table:formula="of:=COS(2*PI()*[.A30]*[.$Z$1]/[.$AI$2])" office:value-type="float" office:value="1" calcext:value-type="float">
            <text:p>1</text:p>
          </table:table-cell>
          <table:table-cell table:formula="of:=COS(2*PI()*[.A30]*[.$AA$1]/[.$AI$2])" office:value-type="float" office:value="0.707106781186536" calcext:value-type="float">
            <text:p>0.707106781186536</text:p>
          </table:table-cell>
          <table:table-cell table:formula="of:=COS(2*PI()*[.A30]*[.$AB$1]/[.$AI$2])" office:value-type="float" office:value="-7.34849977552071E-015" calcext:value-type="float">
            <text:p>-7.34849977552071E-15</text:p>
          </table:table-cell>
          <table:table-cell table:formula="of:=COS(2*PI()*[.A30]*[.$AC$1]/[.$AI$2])" office:value-type="float" office:value="-0.707106781186546" calcext:value-type="float">
            <text:p>-0.707106781186546</text:p>
          </table:table-cell>
          <table:table-cell table:formula="of:=COS(2*PI()*[.A30]*[.$AD$1]/[.$AI$2])" office:value-type="float" office:value="-1" calcext:value-type="float">
            <text:p>-1</text:p>
          </table:table-cell>
          <table:table-cell table:formula="of:=COS(2*PI()*[.A30]*[.$AE$1]/[.$AI$2])" office:value-type="float" office:value="-0.707106781186542" calcext:value-type="float">
            <text:p>-0.707106781186542</text:p>
          </table:table-cell>
          <table:table-cell table:formula="of:=COS(2*PI()*[.A30]*[.$AF$1]/[.$AI$2])" office:value-type="float" office:value="-2.45238850147765E-015" calcext:value-type="float">
            <text:p>-2.45238850147765E-15</text:p>
          </table:table-cell>
          <table:table-cell table:formula="of:=COS(2*PI()*[.A30]*[.$AG$1]/[.$AI$2])" office:value-type="float" office:value="0.707106781186559" calcext:value-type="float">
            <text:p>0.70710678118655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2*PI()*[.A31]*[.$B$1]/[.AI31])" office:value-type="float" office:value="1" calcext:value-type="float">
            <text:p>1</text:p>
          </table:table-cell>
          <table:table-cell table:formula="of:=COS(2*PI()*[.A31]*[.$C$1]/[.$AI$2])" office:value-type="float" office:value="0.831469612302545" calcext:value-type="float">
            <text:p>0.831469612302545</text:p>
          </table:table-cell>
          <table:table-cell table:formula="of:=COS(2*PI()*[.A31]*[.$D$1]/[.$AI$2])" office:value-type="float" office:value="0.38268343236509" calcext:value-type="float">
            <text:p>0.38268343236509</text:p>
          </table:table-cell>
          <table:table-cell table:formula="of:=COS(2*PI()*[.A31]*[.$E$1]/[.$AI$2])" office:value-type="float" office:value="-0.19509032201613" calcext:value-type="float">
            <text:p>-0.19509032201613</text:p>
          </table:table-cell>
          <table:table-cell table:formula="of:=COS(2*PI()*[.A31]*[.$F$1]/[.$AI$2])" office:value-type="float" office:value="-0.707106781186548" calcext:value-type="float">
            <text:p>-0.707106781186548</text:p>
          </table:table-cell>
          <table:table-cell table:formula="of:=COS(2*PI()*[.A31]*[.$G$1]/[.$AI$2])" office:value-type="float" office:value="-0.98078528040323" calcext:value-type="float">
            <text:p>-0.98078528040323</text:p>
          </table:table-cell>
          <table:table-cell table:formula="of:=COS(2*PI()*[.A31]*[.$H$1]/[.$AI$2])" office:value-type="float" office:value="-0.923879532511285" calcext:value-type="float">
            <text:p>-0.923879532511285</text:p>
          </table:table-cell>
          <table:table-cell table:formula="of:=COS(2*PI()*[.A31]*[.$I$1]/[.$AI$2])" office:value-type="float" office:value="-0.555570233019601" calcext:value-type="float">
            <text:p>-0.555570233019601</text:p>
          </table:table-cell>
          <table:table-cell table:formula="of:=COS(2*PI()*[.A31]*[.$J$1]/[.$AI$2])" office:value-type="float" office:value="-6.18980636588358E-019" calcext:value-type="float">
            <text:p>-6.18980636588358E-19</text:p>
          </table:table-cell>
          <table:table-cell table:formula="of:=COS(2*PI()*[.A31]*[.$K$1]/[.$AI$2])" office:value-type="float" office:value="0.555570233019601" calcext:value-type="float">
            <text:p>0.555570233019601</text:p>
          </table:table-cell>
          <table:table-cell table:formula="of:=COS(2*PI()*[.A31]*[.$L$1]/[.$AI$2])" office:value-type="float" office:value="0.923879532511285" calcext:value-type="float">
            <text:p>0.923879532511285</text:p>
          </table:table-cell>
          <table:table-cell table:formula="of:=COS(2*PI()*[.A31]*[.$M$1]/[.$AI$2])" office:value-type="float" office:value="0.98078528040323" calcext:value-type="float">
            <text:p>0.98078528040323</text:p>
          </table:table-cell>
          <table:table-cell table:formula="of:=COS(2*PI()*[.A31]*[.$N$1]/[.$AI$2])" office:value-type="float" office:value="0.707106781186542" calcext:value-type="float">
            <text:p>0.707106781186542</text:p>
          </table:table-cell>
          <table:table-cell table:formula="of:=COS(2*PI()*[.A31]*[.$O$1]/[.$AI$2])" office:value-type="float" office:value="0.195090322016123" calcext:value-type="float">
            <text:p>0.195090322016123</text:p>
          </table:table-cell>
          <table:table-cell table:formula="of:=COS(2*PI()*[.A31]*[.$P$1]/[.$AI$2])" office:value-type="float" office:value="-0.382683432365093" calcext:value-type="float">
            <text:p>-0.382683432365093</text:p>
          </table:table-cell>
          <table:table-cell table:formula="of:=COS(2*PI()*[.A31]*[.$Q$1]/[.$AI$2])" office:value-type="float" office:value="-0.831469612302546" calcext:value-type="float">
            <text:p>-0.831469612302546</text:p>
          </table:table-cell>
          <table:table-cell table:formula="of:=COS(2*PI()*[.A31]*[.$R$1]/[.$AI$2])" office:value-type="float" office:value="-1" calcext:value-type="float">
            <text:p>-1</text:p>
          </table:table-cell>
          <table:table-cell table:formula="of:=COS(2*PI()*[.A31]*[.$S$1]/[.$AI$2])" office:value-type="float" office:value="-0.831469612302546" calcext:value-type="float">
            <text:p>-0.831469612302546</text:p>
          </table:table-cell>
          <table:table-cell table:formula="of:=COS(2*PI()*[.A31]*[.$T$1]/[.$AI$2])" office:value-type="float" office:value="-0.382683432365093" calcext:value-type="float">
            <text:p>-0.382683432365093</text:p>
          </table:table-cell>
          <table:table-cell table:formula="of:=COS(2*PI()*[.A31]*[.$U$1]/[.$AI$2])" office:value-type="float" office:value="0.195090322016123" calcext:value-type="float">
            <text:p>0.195090322016123</text:p>
          </table:table-cell>
          <table:table-cell table:formula="of:=COS(2*PI()*[.A31]*[.$V$1]/[.$AI$2])" office:value-type="float" office:value="0.707106781186542" calcext:value-type="float">
            <text:p>0.707106781186542</text:p>
          </table:table-cell>
          <table:table-cell table:formula="of:=COS(2*PI()*[.A31]*[.$W$1]/[.$AI$2])" office:value-type="float" office:value="0.980785280403232" calcext:value-type="float">
            <text:p>0.980785280403232</text:p>
          </table:table-cell>
          <table:table-cell table:formula="of:=COS(2*PI()*[.A31]*[.$X$1]/[.$AI$2])" office:value-type="float" office:value="0.923879532511285" calcext:value-type="float">
            <text:p>0.923879532511285</text:p>
          </table:table-cell>
          <table:table-cell table:formula="of:=COS(2*PI()*[.A31]*[.$Y$1]/[.$AI$2])" office:value-type="float" office:value="0.555570233019613" calcext:value-type="float">
            <text:p>0.555570233019613</text:p>
          </table:table-cell>
          <table:table-cell table:formula="of:=COS(2*PI()*[.A31]*[.$Z$1]/[.$AI$2])" office:value-type="float" office:value="-0.0000000000000142089977732922" calcext:value-type="float">
            <text:p>-1.42089977732922E-14</text:p>
          </table:table-cell>
          <table:table-cell table:formula="of:=COS(2*PI()*[.A31]*[.$AA$1]/[.$AI$2])" office:value-type="float" office:value="-0.555570233019613" calcext:value-type="float">
            <text:p>-0.555570233019613</text:p>
          </table:table-cell>
          <table:table-cell table:formula="of:=COS(2*PI()*[.A31]*[.$AB$1]/[.$AI$2])" office:value-type="float" office:value="-0.923879532511291" calcext:value-type="float">
            <text:p>-0.923879532511291</text:p>
          </table:table-cell>
          <table:table-cell table:formula="of:=COS(2*PI()*[.A31]*[.$AC$1]/[.$AI$2])" office:value-type="float" office:value="-0.980785280403229" calcext:value-type="float">
            <text:p>-0.980785280403229</text:p>
          </table:table-cell>
          <table:table-cell table:formula="of:=COS(2*PI()*[.A31]*[.$AD$1]/[.$AI$2])" office:value-type="float" office:value="-0.707106781186542" calcext:value-type="float">
            <text:p>-0.707106781186542</text:p>
          </table:table-cell>
          <table:table-cell table:formula="of:=COS(2*PI()*[.A31]*[.$AE$1]/[.$AI$2])" office:value-type="float" office:value="-0.195090322016123" calcext:value-type="float">
            <text:p>-0.195090322016123</text:p>
          </table:table-cell>
          <table:table-cell table:formula="of:=COS(2*PI()*[.A31]*[.$AF$1]/[.$AI$2])" office:value-type="float" office:value="0.382683432365093" calcext:value-type="float">
            <text:p>0.382683432365093</text:p>
          </table:table-cell>
          <table:table-cell table:formula="of:=COS(2*PI()*[.A31]*[.$AG$1]/[.$AI$2])" office:value-type="float" office:value="0.831469612302546" calcext:value-type="float">
            <text:p>0.83146961230254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2*PI()*[.A32]*[.$B$1]/[.AI32])" office:value-type="float" office:value="1" calcext:value-type="float">
            <text:p>1</text:p>
          </table:table-cell>
          <table:table-cell table:formula="of:=COS(2*PI()*[.A32]*[.$C$1]/[.$AI$2])" office:value-type="float" office:value="0.923879532511286" calcext:value-type="float">
            <text:p>0.923879532511286</text:p>
          </table:table-cell>
          <table:table-cell table:formula="of:=COS(2*PI()*[.A32]*[.$D$1]/[.$AI$2])" office:value-type="float" office:value="0.707106781186547" calcext:value-type="float">
            <text:p>0.707106781186547</text:p>
          </table:table-cell>
          <table:table-cell table:formula="of:=COS(2*PI()*[.A32]*[.$E$1]/[.$AI$2])" office:value-type="float" office:value="0.382683432365086" calcext:value-type="float">
            <text:p>0.382683432365086</text:p>
          </table:table-cell>
          <table:table-cell table:formula="of:=COS(2*PI()*[.A32]*[.$F$1]/[.$AI$2])" office:value-type="float" office:value="-2.69484193876076E-015" calcext:value-type="float">
            <text:p>-2.69484193876076E-15</text:p>
          </table:table-cell>
          <table:table-cell table:formula="of:=COS(2*PI()*[.A32]*[.$G$1]/[.$AI$2])" office:value-type="float" office:value="-0.382683432365091" calcext:value-type="float">
            <text:p>-0.382683432365091</text:p>
          </table:table-cell>
          <table:table-cell table:formula="of:=COS(2*PI()*[.A32]*[.$H$1]/[.$AI$2])" office:value-type="float" office:value="-0.707106781186553" calcext:value-type="float">
            <text:p>-0.707106781186553</text:p>
          </table:table-cell>
          <table:table-cell table:formula="of:=COS(2*PI()*[.A32]*[.$I$1]/[.$AI$2])" office:value-type="float" office:value="-0.923879532511289" calcext:value-type="float">
            <text:p>-0.923879532511289</text:p>
          </table:table-cell>
          <table:table-cell table:formula="of:=COS(2*PI()*[.A32]*[.$J$1]/[.$AI$2])" office:value-type="float" office:value="-1" calcext:value-type="float">
            <text:p>-1</text:p>
          </table:table-cell>
          <table:table-cell table:formula="of:=COS(2*PI()*[.A32]*[.$K$1]/[.$AI$2])" office:value-type="float" office:value="-0.923879532511285" calcext:value-type="float">
            <text:p>-0.923879532511285</text:p>
          </table:table-cell>
          <table:table-cell table:formula="of:=COS(2*PI()*[.A32]*[.$L$1]/[.$AI$2])" office:value-type="float" office:value="-0.707106781186545" calcext:value-type="float">
            <text:p>-0.707106781186545</text:p>
          </table:table-cell>
          <table:table-cell table:formula="of:=COS(2*PI()*[.A32]*[.$M$1]/[.$AI$2])" office:value-type="float" office:value="-0.382683432365081" calcext:value-type="float">
            <text:p>-0.382683432365081</text:p>
          </table:table-cell>
          <table:table-cell table:formula="of:=COS(2*PI()*[.A32]*[.$N$1]/[.$AI$2])" office:value-type="float" office:value="0.0000000000000151899531738833" calcext:value-type="float">
            <text:p>1.51899531738833E-14</text:p>
          </table:table-cell>
          <table:table-cell table:formula="of:=COS(2*PI()*[.A32]*[.$O$1]/[.$AI$2])" office:value-type="float" office:value="0.382683432365096" calcext:value-type="float">
            <text:p>0.382683432365096</text:p>
          </table:table-cell>
          <table:table-cell table:formula="of:=COS(2*PI()*[.A32]*[.$P$1]/[.$AI$2])" office:value-type="float" office:value="0.707106781186557" calcext:value-type="float">
            <text:p>0.707106781186557</text:p>
          </table:table-cell>
          <table:table-cell table:formula="of:=COS(2*PI()*[.A32]*[.$Q$1]/[.$AI$2])" office:value-type="float" office:value="0.923879532511289" calcext:value-type="float">
            <text:p>0.923879532511289</text:p>
          </table:table-cell>
          <table:table-cell table:formula="of:=COS(2*PI()*[.A32]*[.$R$1]/[.$AI$2])" office:value-type="float" office:value="1" calcext:value-type="float">
            <text:p>1</text:p>
          </table:table-cell>
          <table:table-cell table:formula="of:=COS(2*PI()*[.A32]*[.$S$1]/[.$AI$2])" office:value-type="float" office:value="0.92387953251128" calcext:value-type="float">
            <text:p>0.92387953251128</text:p>
          </table:table-cell>
          <table:table-cell table:formula="of:=COS(2*PI()*[.A32]*[.$T$1]/[.$AI$2])" office:value-type="float" office:value="0.707106781186541" calcext:value-type="float">
            <text:p>0.707106781186541</text:p>
          </table:table-cell>
          <table:table-cell table:formula="of:=COS(2*PI()*[.A32]*[.$U$1]/[.$AI$2])" office:value-type="float" office:value="0.382683432365076" calcext:value-type="float">
            <text:p>0.382683432365076</text:p>
          </table:table-cell>
          <table:table-cell table:formula="of:=COS(2*PI()*[.A32]*[.$V$1]/[.$AI$2])" office:value-type="float" office:value="-6.36878233620282E-015" calcext:value-type="float">
            <text:p>-6.36878233620282E-15</text:p>
          </table:table-cell>
          <table:table-cell table:formula="of:=COS(2*PI()*[.A32]*[.$W$1]/[.$AI$2])" office:value-type="float" office:value="-0.382683432365101" calcext:value-type="float">
            <text:p>-0.382683432365101</text:p>
          </table:table-cell>
          <table:table-cell table:formula="of:=COS(2*PI()*[.A32]*[.$X$1]/[.$AI$2])" office:value-type="float" office:value="-0.707106781186561" calcext:value-type="float">
            <text:p>-0.707106781186561</text:p>
          </table:table-cell>
          <table:table-cell table:formula="of:=COS(2*PI()*[.A32]*[.$Y$1]/[.$AI$2])" office:value-type="float" office:value="-0.923879532511296" calcext:value-type="float">
            <text:p>-0.923879532511296</text:p>
          </table:table-cell>
          <table:table-cell table:formula="of:=COS(2*PI()*[.A32]*[.$Z$1]/[.$AI$2])" office:value-type="float" office:value="-1" calcext:value-type="float">
            <text:p>-1</text:p>
          </table:table-cell>
          <table:table-cell table:formula="of:=COS(2*PI()*[.A32]*[.$AA$1]/[.$AI$2])" office:value-type="float" office:value="-0.923879532511284" calcext:value-type="float">
            <text:p>-0.923879532511284</text:p>
          </table:table-cell>
          <table:table-cell table:formula="of:=COS(2*PI()*[.A32]*[.$AB$1]/[.$AI$2])" office:value-type="float" office:value="-0.707106781186538" calcext:value-type="float">
            <text:p>-0.707106781186538</text:p>
          </table:table-cell>
          <table:table-cell table:formula="of:=COS(2*PI()*[.A32]*[.$AC$1]/[.$AI$2])" office:value-type="float" office:value="-0.382683432365071" calcext:value-type="float">
            <text:p>-0.382683432365071</text:p>
          </table:table-cell>
          <table:table-cell table:formula="of:=COS(2*PI()*[.A32]*[.$AD$1]/[.$AI$2])" office:value-type="float" office:value="0.0000000000000259693209289264" calcext:value-type="float">
            <text:p>2.59693209289264E-14</text:p>
          </table:table-cell>
          <table:table-cell table:formula="of:=COS(2*PI()*[.A32]*[.$AE$1]/[.$AI$2])" office:value-type="float" office:value="0.382683432365119" calcext:value-type="float">
            <text:p>0.382683432365119</text:p>
          </table:table-cell>
          <table:table-cell table:formula="of:=COS(2*PI()*[.A32]*[.$AF$1]/[.$AI$2])" office:value-type="float" office:value="0.707106781186554" calcext:value-type="float">
            <text:p>0.707106781186554</text:p>
          </table:table-cell>
          <table:table-cell table:formula="of:=COS(2*PI()*[.A32]*[.$AG$1]/[.$AI$2])" office:value-type="float" office:value="0.923879532511293" calcext:value-type="float">
            <text:p>0.923879532511293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2*PI()*[.A33]*[.$B$1]/[.AI33])" office:value-type="float" office:value="1" calcext:value-type="float">
            <text:p>1</text:p>
          </table:table-cell>
          <table:table-cell table:formula="of:=COS(2*PI()*[.A33]*[.$C$1]/[.$AI$2])" office:value-type="float" office:value="0.98078528040323" calcext:value-type="float">
            <text:p>0.98078528040323</text:p>
          </table:table-cell>
          <table:table-cell table:formula="of:=COS(2*PI()*[.A33]*[.$D$1]/[.$AI$2])" office:value-type="float" office:value="0.923879532511286" calcext:value-type="float">
            <text:p>0.923879532511286</text:p>
          </table:table-cell>
          <table:table-cell table:formula="of:=COS(2*PI()*[.A33]*[.$E$1]/[.$AI$2])" office:value-type="float" office:value="0.831469612302544" calcext:value-type="float">
            <text:p>0.831469612302544</text:p>
          </table:table-cell>
          <table:table-cell table:formula="of:=COS(2*PI()*[.A33]*[.$F$1]/[.$AI$2])" office:value-type="float" office:value="0.707106781186546" calcext:value-type="float">
            <text:p>0.707106781186546</text:p>
          </table:table-cell>
          <table:table-cell table:formula="of:=COS(2*PI()*[.A33]*[.$G$1]/[.$AI$2])" office:value-type="float" office:value="0.555570233019601" calcext:value-type="float">
            <text:p>0.555570233019601</text:p>
          </table:table-cell>
          <table:table-cell table:formula="of:=COS(2*PI()*[.A33]*[.$H$1]/[.$AI$2])" office:value-type="float" office:value="0.382683432365086" calcext:value-type="float">
            <text:p>0.382683432365086</text:p>
          </table:table-cell>
          <table:table-cell table:formula="of:=COS(2*PI()*[.A33]*[.$I$1]/[.$AI$2])" office:value-type="float" office:value="0.195090322016124" calcext:value-type="float">
            <text:p>0.195090322016124</text:p>
          </table:table-cell>
          <table:table-cell table:formula="of:=COS(2*PI()*[.A33]*[.$J$1]/[.$AI$2])" office:value-type="float" office:value="-3.67455937807865E-015" calcext:value-type="float">
            <text:p>-3.67455937807865E-15</text:p>
          </table:table-cell>
          <table:table-cell table:formula="of:=COS(2*PI()*[.A33]*[.$K$1]/[.$AI$2])" office:value-type="float" office:value="-0.195090322016131" calcext:value-type="float">
            <text:p>-0.195090322016131</text:p>
          </table:table-cell>
          <table:table-cell table:formula="of:=COS(2*PI()*[.A33]*[.$L$1]/[.$AI$2])" office:value-type="float" office:value="-0.382683432365092" calcext:value-type="float">
            <text:p>-0.382683432365092</text:p>
          </table:table-cell>
          <table:table-cell table:formula="of:=COS(2*PI()*[.A33]*[.$M$1]/[.$AI$2])" office:value-type="float" office:value="-0.55557023301961" calcext:value-type="float">
            <text:p>-0.55557023301961</text:p>
          </table:table-cell>
          <table:table-cell table:formula="of:=COS(2*PI()*[.A33]*[.$N$1]/[.$AI$2])" office:value-type="float" office:value="-0.707106781186554" calcext:value-type="float">
            <text:p>-0.707106781186554</text:p>
          </table:table-cell>
          <table:table-cell table:formula="of:=COS(2*PI()*[.A33]*[.$O$1]/[.$AI$2])" office:value-type="float" office:value="-0.83146961230255" calcext:value-type="float">
            <text:p>-0.83146961230255</text:p>
          </table:table-cell>
          <table:table-cell table:formula="of:=COS(2*PI()*[.A33]*[.$P$1]/[.$AI$2])" office:value-type="float" office:value="-0.92387953251129" calcext:value-type="float">
            <text:p>-0.92387953251129</text:p>
          </table:table-cell>
          <table:table-cell table:formula="of:=COS(2*PI()*[.A33]*[.$Q$1]/[.$AI$2])" office:value-type="float" office:value="-0.980785280403232" calcext:value-type="float">
            <text:p>-0.980785280403232</text:p>
          </table:table-cell>
          <table:table-cell table:formula="of:=COS(2*PI()*[.A33]*[.$R$1]/[.$AI$2])" office:value-type="float" office:value="-1" calcext:value-type="float">
            <text:p>-1</text:p>
          </table:table-cell>
          <table:table-cell table:formula="of:=COS(2*PI()*[.A33]*[.$S$1]/[.$AI$2])" office:value-type="float" office:value="-0.980785280403229" calcext:value-type="float">
            <text:p>-0.980785280403229</text:p>
          </table:table-cell>
          <table:table-cell table:formula="of:=COS(2*PI()*[.A33]*[.$T$1]/[.$AI$2])" office:value-type="float" office:value="-0.923879532511284" calcext:value-type="float">
            <text:p>-0.923879532511284</text:p>
          </table:table-cell>
          <table:table-cell table:formula="of:=COS(2*PI()*[.A33]*[.$U$1]/[.$AI$2])" office:value-type="float" office:value="-0.831469612302542" calcext:value-type="float">
            <text:p>-0.831469612302542</text:p>
          </table:table-cell>
          <table:table-cell table:formula="of:=COS(2*PI()*[.A33]*[.$V$1]/[.$AI$2])" office:value-type="float" office:value="-0.707106781186544" calcext:value-type="float">
            <text:p>-0.707106781186544</text:p>
          </table:table-cell>
          <table:table-cell table:formula="of:=COS(2*PI()*[.A33]*[.$W$1]/[.$AI$2])" office:value-type="float" office:value="-0.555570233019598" calcext:value-type="float">
            <text:p>-0.555570233019598</text:p>
          </table:table-cell>
          <table:table-cell table:formula="of:=COS(2*PI()*[.A33]*[.$X$1]/[.$AI$2])" office:value-type="float" office:value="-0.382683432365072" calcext:value-type="float">
            <text:p>-0.382683432365072</text:p>
          </table:table-cell>
          <table:table-cell table:formula="of:=COS(2*PI()*[.A33]*[.$Y$1]/[.$AI$2])" office:value-type="float" office:value="-0.195090322016124" calcext:value-type="float">
            <text:p>-0.195090322016124</text:p>
          </table:table-cell>
          <table:table-cell table:formula="of:=COS(2*PI()*[.A33]*[.$Z$1]/[.$AI$2])" office:value-type="float" office:value="0.0000000000000181291054918369" calcext:value-type="float">
            <text:p>1.81291054918369E-14</text:p>
          </table:table-cell>
          <table:table-cell table:formula="of:=COS(2*PI()*[.A33]*[.$AA$1]/[.$AI$2])" office:value-type="float" office:value="0.195090322016132" calcext:value-type="float">
            <text:p>0.195090322016132</text:p>
          </table:table-cell>
          <table:table-cell table:formula="of:=COS(2*PI()*[.A33]*[.$AB$1]/[.$AI$2])" office:value-type="float" office:value="0.382683432365106" calcext:value-type="float">
            <text:p>0.382683432365106</text:p>
          </table:table-cell>
          <table:table-cell table:formula="of:=COS(2*PI()*[.A33]*[.$AC$1]/[.$AI$2])" office:value-type="float" office:value="0.555570233019604" calcext:value-type="float">
            <text:p>0.555570233019604</text:p>
          </table:table-cell>
          <table:table-cell table:formula="of:=COS(2*PI()*[.A33]*[.$AD$1]/[.$AI$2])" office:value-type="float" office:value="0.707106781186559" calcext:value-type="float">
            <text:p>0.707106781186559</text:p>
          </table:table-cell>
          <table:table-cell table:formula="of:=COS(2*PI()*[.A33]*[.$AE$1]/[.$AI$2])" office:value-type="float" office:value="0.831469612302546" calcext:value-type="float">
            <text:p>0.831469612302546</text:p>
          </table:table-cell>
          <table:table-cell table:formula="of:=COS(2*PI()*[.A33]*[.$AF$1]/[.$AI$2])" office:value-type="float" office:value="0.923879532511293" calcext:value-type="float">
            <text:p>0.923879532511293</text:p>
          </table:table-cell>
          <table:table-cell table:formula="of:=COS(2*PI()*[.A33]*[.$AG$1]/[.$AI$2])" office:value-type="float" office:value="0.980785280403231" calcext:value-type="float">
            <text:p>0.980785280403231</text:p>
          </table:table-cell>
          <table:table-cell/>
          <table:table-cell office:value-type="float" office:value="32" calcext:value-type="float">
            <text:p>32</text:p>
          </table:table-cell>
        </table:table-row>
      </table:table>
      <table:table table:name="seno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K / 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A2]*[.$B$1]/[.AI2])" office:value-type="float" office:value="0" calcext:value-type="float">
            <text:p>0</text:p>
          </table:table-cell>
          <table:table-cell table:formula="of:=SIN(2*PI()*[.A2]*[.$C$1]/[.$AI$2])" office:value-type="float" office:value="0" calcext:value-type="float">
            <text:p>0</text:p>
          </table:table-cell>
          <table:table-cell table:formula="of:=SIN(2*PI()*[.A2]*[.$D$1]/[.$AI$2])" office:value-type="float" office:value="0" calcext:value-type="float">
            <text:p>0</text:p>
          </table:table-cell>
          <table:table-cell table:formula="of:=SIN(2*PI()*[.A2]*[.$E$1]/[.$AI$2])" office:value-type="float" office:value="0" calcext:value-type="float">
            <text:p>0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]*[.$G$1]/[.$AI$2])" office:value-type="float" office:value="0" calcext:value-type="float">
            <text:p>0</text:p>
          </table:table-cell>
          <table:table-cell table:formula="of:=SIN(2*PI()*[.A2]*[.$H$1]/[.$AI$2])" office:value-type="float" office:value="0" calcext:value-type="float">
            <text:p>0</text:p>
          </table:table-cell>
          <table:table-cell table:formula="of:=SIN(2*PI()*[.A2]*[.$I$1]/[.$AI$2])" office:value-type="float" office:value="0" calcext:value-type="float">
            <text:p>0</text:p>
          </table:table-cell>
          <table:table-cell table:formula="of:=SIN(2*PI()*[.A2]*[.$J$1]/[.$AI$2])" office:value-type="float" office:value="0" calcext:value-type="float">
            <text:p>0</text:p>
          </table:table-cell>
          <table:table-cell table:formula="of:=SIN(2*PI()*[.A2]*[.$K$1]/[.$AI$2])" office:value-type="float" office:value="0" calcext:value-type="float">
            <text:p>0</text:p>
          </table:table-cell>
          <table:table-cell table:formula="of:=SIN(2*PI()*[.A2]*[.$L$1]/[.$AI$2])" office:value-type="float" office:value="0" calcext:value-type="float">
            <text:p>0</text:p>
          </table:table-cell>
          <table:table-cell table:formula="of:=SIN(2*PI()*[.A2]*[.$M$1]/[.$AI$2])" office:value-type="float" office:value="0" calcext:value-type="float">
            <text:p>0</text:p>
          </table:table-cell>
          <table:table-cell table:formula="of:=SIN(2*PI()*[.A2]*[.$N$1]/[.$AI$2])" office:value-type="float" office:value="0" calcext:value-type="float">
            <text:p>0</text:p>
          </table:table-cell>
          <table:table-cell table:formula="of:=SIN(2*PI()*[.A2]*[.$O$1]/[.$AI$2])" office:value-type="float" office:value="0" calcext:value-type="float">
            <text:p>0</text:p>
          </table:table-cell>
          <table:table-cell table:formula="of:=SIN(2*PI()*[.A2]*[.$P$1]/[.$AI$2])" office:value-type="float" office:value="0" calcext:value-type="float">
            <text:p>0</text:p>
          </table:table-cell>
          <table:table-cell table:formula="of:=SIN(2*PI()*[.A2]*[.$Q$1]/[.$AI$2])" office:value-type="float" office:value="0" calcext:value-type="float">
            <text:p>0</text:p>
          </table:table-cell>
          <table:table-cell table:formula="of:=SIN(2*PI()*[.A2]*[.$R$1]/[.$AI$2])" office:value-type="float" office:value="0" calcext:value-type="float">
            <text:p>0</text:p>
          </table:table-cell>
          <table:table-cell table:formula="of:=SIN(2*PI()*[.A2]*[.$S$1]/[.$AI$2])" office:value-type="float" office:value="0" calcext:value-type="float">
            <text:p>0</text:p>
          </table:table-cell>
          <table:table-cell table:formula="of:=SIN(2*PI()*[.A2]*[.$T$1]/[.$AI$2])" office:value-type="float" office:value="0" calcext:value-type="float">
            <text:p>0</text:p>
          </table:table-cell>
          <table:table-cell table:formula="of:=SIN(2*PI()*[.A2]*[.$U$1]/[.$AI$2])" office:value-type="float" office:value="0" calcext:value-type="float">
            <text:p>0</text:p>
          </table:table-cell>
          <table:table-cell table:formula="of:=SIN(2*PI()*[.A2]*[.$V$1]/[.$AI$2])" office:value-type="float" office:value="0" calcext:value-type="float">
            <text:p>0</text:p>
          </table:table-cell>
          <table:table-cell table:formula="of:=SIN(2*PI()*[.A2]*[.$W$1]/[.$AI$2])" office:value-type="float" office:value="0" calcext:value-type="float">
            <text:p>0</text:p>
          </table:table-cell>
          <table:table-cell table:formula="of:=SIN(2*PI()*[.A2]*[.$X$1]/[.$AI$2])" office:value-type="float" office:value="0" calcext:value-type="float">
            <text:p>0</text:p>
          </table:table-cell>
          <table:table-cell table:formula="of:=SIN(2*PI()*[.A2]*[.$Y$1]/[.$AI$2])" office:value-type="float" office:value="0" calcext:value-type="float">
            <text:p>0</text:p>
          </table:table-cell>
          <table:table-cell table:formula="of:=SIN(2*PI()*[.A2]*[.$Z$1]/[.$AI$2])" office:value-type="float" office:value="0" calcext:value-type="float">
            <text:p>0</text:p>
          </table:table-cell>
          <table:table-cell table:formula="of:=SIN(2*PI()*[.A2]*[.$AA$1]/[.$AI$2])" office:value-type="float" office:value="0" calcext:value-type="float">
            <text:p>0</text:p>
          </table:table-cell>
          <table:table-cell table:formula="of:=SIN(2*PI()*[.A2]*[.$AB$1]/[.$AI$2])" office:value-type="float" office:value="0" calcext:value-type="float">
            <text:p>0</text:p>
          </table:table-cell>
          <table:table-cell table:formula="of:=SIN(2*PI()*[.A2]*[.$AC$1]/[.$AI$2])" office:value-type="float" office:value="0" calcext:value-type="float">
            <text:p>0</text:p>
          </table:table-cell>
          <table:table-cell table:formula="of:=SIN(2*PI()*[.A2]*[.$AD$1]/[.$AI$2])" office:value-type="float" office:value="0" calcext:value-type="float">
            <text:p>0</text:p>
          </table:table-cell>
          <table:table-cell table:formula="of:=SIN(2*PI()*[.A2]*[.$AE$1]/[.$AI$2])" office:value-type="float" office:value="0" calcext:value-type="float">
            <text:p>0</text:p>
          </table:table-cell>
          <table:table-cell table:formula="of:=SIN(2*PI()*[.A2]*[.$AF$1]/[.$AI$2])" office:value-type="float" office:value="0" calcext:value-type="float">
            <text:p>0</text:p>
          </table:table-cell>
          <table:table-cell table:formula="of:=SIN(2*PI()*[.A2]*[.$AG$1]/[.$AI$2]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A3]*[.$B$1]/[.AI3])" office:value-type="float" office:value="0" calcext:value-type="float">
            <text:p>0</text:p>
          </table:table-cell>
          <table:table-cell table:formula="of:=SIN(2*PI()*[.A3]*[.$C$1]/[.$AI$2])" office:value-type="float" office:value="0.195090322016128" calcext:value-type="float">
            <text:p>0.195090322016128</text:p>
          </table:table-cell>
          <table:table-cell table:formula="of:=SIN(2*PI()*[.A3]*[.$D$1]/[.$AI$2])" office:value-type="float" office:value="0.38268343236509" calcext:value-type="float">
            <text:p>0.38268343236509</text:p>
          </table:table-cell>
          <table:table-cell table:formula="of:=SIN(2*PI()*[.A3]*[.$E$1]/[.$AI$2])" office:value-type="float" office:value="0.555570233019602" calcext:value-type="float">
            <text:p>0.555570233019602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3]*[.$G$1]/[.$AI$2])" office:value-type="float" office:value="0.831469612302545" calcext:value-type="float">
            <text:p>0.831469612302545</text:p>
          </table:table-cell>
          <table:table-cell table:formula="of:=SIN(2*PI()*[.A3]*[.$H$1]/[.$AI$2])" office:value-type="float" office:value="0.923879532511287" calcext:value-type="float">
            <text:p>0.923879532511287</text:p>
          </table:table-cell>
          <table:table-cell table:formula="of:=SIN(2*PI()*[.A3]*[.$I$1]/[.$AI$2])" office:value-type="float" office:value="0.98078528040323" calcext:value-type="float">
            <text:p>0.98078528040323</text:p>
          </table:table-cell>
          <table:table-cell table:formula="of:=SIN(2*PI()*[.A3]*[.$J$1]/[.$AI$2])" office:value-type="float" office:value="1" calcext:value-type="float">
            <text:p>1</text:p>
          </table:table-cell>
          <table:table-cell table:formula="of:=SIN(2*PI()*[.A3]*[.$K$1]/[.$AI$2])" office:value-type="float" office:value="0.98078528040323" calcext:value-type="float">
            <text:p>0.98078528040323</text:p>
          </table:table-cell>
          <table:table-cell table:formula="of:=SIN(2*PI()*[.A3]*[.$L$1]/[.$AI$2])" office:value-type="float" office:value="0.923879532511287" calcext:value-type="float">
            <text:p>0.923879532511287</text:p>
          </table:table-cell>
          <table:table-cell table:formula="of:=SIN(2*PI()*[.A3]*[.$M$1]/[.$AI$2])" office:value-type="float" office:value="0.831469612302545" calcext:value-type="float">
            <text:p>0.831469612302545</text:p>
          </table:table-cell>
          <table:table-cell table:formula="of:=SIN(2*PI()*[.A3]*[.$N$1]/[.$AI$2])" office:value-type="float" office:value="0.707106781186548" calcext:value-type="float">
            <text:p>0.707106781186548</text:p>
          </table:table-cell>
          <table:table-cell table:formula="of:=SIN(2*PI()*[.A3]*[.$O$1]/[.$AI$2])" office:value-type="float" office:value="0.555570233019602" calcext:value-type="float">
            <text:p>0.555570233019602</text:p>
          </table:table-cell>
          <table:table-cell table:formula="of:=SIN(2*PI()*[.A3]*[.$P$1]/[.$AI$2])" office:value-type="float" office:value="0.38268343236509" calcext:value-type="float">
            <text:p>0.38268343236509</text:p>
          </table:table-cell>
          <table:table-cell table:formula="of:=SIN(2*PI()*[.A3]*[.$Q$1]/[.$AI$2])" office:value-type="float" office:value="0.195090322016129" calcext:value-type="float">
            <text:p>0.195090322016129</text:p>
          </table:table-cell>
          <table:table-cell table:formula="of:=SIN(2*PI()*[.A3]*[.$R$1]/[.$AI$2])" office:value-type="float" office:value="1.22464679914735E-016" calcext:value-type="float">
            <text:p>1.22464679914735E-16</text:p>
          </table:table-cell>
          <table:table-cell table:formula="of:=SIN(2*PI()*[.A3]*[.$S$1]/[.$AI$2])" office:value-type="float" office:value="-0.195090322016128" calcext:value-type="float">
            <text:p>-0.195090322016128</text:p>
          </table:table-cell>
          <table:table-cell table:formula="of:=SIN(2*PI()*[.A3]*[.$T$1]/[.$AI$2])" office:value-type="float" office:value="-0.38268343236509" calcext:value-type="float">
            <text:p>-0.38268343236509</text:p>
          </table:table-cell>
          <table:table-cell table:formula="of:=SIN(2*PI()*[.A3]*[.$U$1]/[.$AI$2])" office:value-type="float" office:value="-0.555570233019602" calcext:value-type="float">
            <text:p>-0.555570233019602</text:p>
          </table:table-cell>
          <table:table-cell table:formula="of:=SIN(2*PI()*[.A3]*[.$V$1]/[.$AI$2])" office:value-type="float" office:value="-0.707106781186547" calcext:value-type="float">
            <text:p>-0.707106781186547</text:p>
          </table:table-cell>
          <table:table-cell table:formula="of:=SIN(2*PI()*[.A3]*[.$W$1]/[.$AI$2])" office:value-type="float" office:value="-0.831469612302545" calcext:value-type="float">
            <text:p>-0.831469612302545</text:p>
          </table:table-cell>
          <table:table-cell table:formula="of:=SIN(2*PI()*[.A3]*[.$X$1]/[.$AI$2])" office:value-type="float" office:value="-0.923879532511286" calcext:value-type="float">
            <text:p>-0.923879532511286</text:p>
          </table:table-cell>
          <table:table-cell table:formula="of:=SIN(2*PI()*[.A3]*[.$Y$1]/[.$AI$2])" office:value-type="float" office:value="-0.98078528040323" calcext:value-type="float">
            <text:p>-0.98078528040323</text:p>
          </table:table-cell>
          <table:table-cell table:formula="of:=SIN(2*PI()*[.A3]*[.$Z$1]/[.$AI$2])" office:value-type="float" office:value="-1" calcext:value-type="float">
            <text:p>-1</text:p>
          </table:table-cell>
          <table:table-cell table:formula="of:=SIN(2*PI()*[.A3]*[.$AA$1]/[.$AI$2])" office:value-type="float" office:value="-0.98078528040323" calcext:value-type="float">
            <text:p>-0.98078528040323</text:p>
          </table:table-cell>
          <table:table-cell table:formula="of:=SIN(2*PI()*[.A3]*[.$AB$1]/[.$AI$2])" office:value-type="float" office:value="-0.923879532511287" calcext:value-type="float">
            <text:p>-0.923879532511287</text:p>
          </table:table-cell>
          <table:table-cell table:formula="of:=SIN(2*PI()*[.A3]*[.$AC$1]/[.$AI$2])" office:value-type="float" office:value="-0.831469612302545" calcext:value-type="float">
            <text:p>-0.831469612302545</text:p>
          </table:table-cell>
          <table:table-cell table:formula="of:=SIN(2*PI()*[.A3]*[.$AD$1]/[.$AI$2])" office:value-type="float" office:value="-0.707106781186548" calcext:value-type="float">
            <text:p>-0.707106781186548</text:p>
          </table:table-cell>
          <table:table-cell table:formula="of:=SIN(2*PI()*[.A3]*[.$AE$1]/[.$AI$2])" office:value-type="float" office:value="-0.555570233019602" calcext:value-type="float">
            <text:p>-0.555570233019602</text:p>
          </table:table-cell>
          <table:table-cell table:formula="of:=SIN(2*PI()*[.A3]*[.$AF$1]/[.$AI$2])" office:value-type="float" office:value="-0.38268343236509" calcext:value-type="float">
            <text:p>-0.38268343236509</text:p>
          </table:table-cell>
          <table:table-cell table:formula="of:=SIN(2*PI()*[.A3]*[.$AG$1]/[.$AI$2])" office:value-type="float" office:value="-0.195090322016129" calcext:value-type="float">
            <text:p>-0.19509032201612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2*PI()*[.A4]*[.$B$1]/[.AI4])" office:value-type="float" office:value="0" calcext:value-type="float">
            <text:p>0</text:p>
          </table:table-cell>
          <table:table-cell table:formula="of:=SIN(2*PI()*[.A4]*[.$C$1]/[.$AI$2])" office:value-type="float" office:value="0.38268343236509" calcext:value-type="float">
            <text:p>0.38268343236509</text:p>
          </table:table-cell>
          <table:table-cell table:formula="of:=SIN(2*PI()*[.A4]*[.$D$1]/[.$AI$2])" office:value-type="float" office:value="0.707106781186547" calcext:value-type="float">
            <text:p>0.707106781186547</text:p>
          </table:table-cell>
          <table:table-cell table:formula="of:=SIN(2*PI()*[.A4]*[.$E$1]/[.$AI$2])" office:value-type="float" office:value="0.923879532511287" calcext:value-type="float">
            <text:p>0.923879532511287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4]*[.$G$1]/[.$AI$2])" office:value-type="float" office:value="0.923879532511287" calcext:value-type="float">
            <text:p>0.923879532511287</text:p>
          </table:table-cell>
          <table:table-cell table:formula="of:=SIN(2*PI()*[.A4]*[.$H$1]/[.$AI$2])" office:value-type="float" office:value="0.707106781186548" calcext:value-type="float">
            <text:p>0.707106781186548</text:p>
          </table:table-cell>
          <table:table-cell table:formula="of:=SIN(2*PI()*[.A4]*[.$I$1]/[.$AI$2])" office:value-type="float" office:value="0.38268343236509" calcext:value-type="float">
            <text:p>0.38268343236509</text:p>
          </table:table-cell>
          <table:table-cell table:formula="of:=SIN(2*PI()*[.A4]*[.$J$1]/[.$AI$2])" office:value-type="float" office:value="1.22464679914735E-016" calcext:value-type="float">
            <text:p>1.22464679914735E-16</text:p>
          </table:table-cell>
          <table:table-cell table:formula="of:=SIN(2*PI()*[.A4]*[.$K$1]/[.$AI$2])" office:value-type="float" office:value="-0.38268343236509" calcext:value-type="float">
            <text:p>-0.38268343236509</text:p>
          </table:table-cell>
          <table:table-cell table:formula="of:=SIN(2*PI()*[.A4]*[.$L$1]/[.$AI$2])" office:value-type="float" office:value="-0.707106781186547" calcext:value-type="float">
            <text:p>-0.707106781186547</text:p>
          </table:table-cell>
          <table:table-cell table:formula="of:=SIN(2*PI()*[.A4]*[.$M$1]/[.$AI$2])" office:value-type="float" office:value="-0.923879532511286" calcext:value-type="float">
            <text:p>-0.923879532511286</text:p>
          </table:table-cell>
          <table:table-cell table:formula="of:=SIN(2*PI()*[.A4]*[.$N$1]/[.$AI$2])" office:value-type="float" office:value="-1" calcext:value-type="float">
            <text:p>-1</text:p>
          </table:table-cell>
          <table:table-cell table:formula="of:=SIN(2*PI()*[.A4]*[.$O$1]/[.$AI$2])" office:value-type="float" office:value="-0.923879532511287" calcext:value-type="float">
            <text:p>-0.923879532511287</text:p>
          </table:table-cell>
          <table:table-cell table:formula="of:=SIN(2*PI()*[.A4]*[.$P$1]/[.$AI$2])" office:value-type="float" office:value="-0.707106781186548" calcext:value-type="float">
            <text:p>-0.707106781186548</text:p>
          </table:table-cell>
          <table:table-cell table:formula="of:=SIN(2*PI()*[.A4]*[.$Q$1]/[.$AI$2])" office:value-type="float" office:value="-0.38268343236509" calcext:value-type="float">
            <text:p>-0.38268343236509</text:p>
          </table:table-cell>
          <table:table-cell table:formula="of:=SIN(2*PI()*[.A4]*[.$R$1]/[.$AI$2])" office:value-type="float" office:value="-2.44929359829471E-016" calcext:value-type="float">
            <text:p>-2.44929359829471E-16</text:p>
          </table:table-cell>
          <table:table-cell table:formula="of:=SIN(2*PI()*[.A4]*[.$S$1]/[.$AI$2])" office:value-type="float" office:value="0.38268343236509" calcext:value-type="float">
            <text:p>0.38268343236509</text:p>
          </table:table-cell>
          <table:table-cell table:formula="of:=SIN(2*PI()*[.A4]*[.$T$1]/[.$AI$2])" office:value-type="float" office:value="0.707106781186547" calcext:value-type="float">
            <text:p>0.707106781186547</text:p>
          </table:table-cell>
          <table:table-cell table:formula="of:=SIN(2*PI()*[.A4]*[.$U$1]/[.$AI$2])" office:value-type="float" office:value="0.923879532511286" calcext:value-type="float">
            <text:p>0.923879532511286</text:p>
          </table:table-cell>
          <table:table-cell table:formula="of:=SIN(2*PI()*[.A4]*[.$V$1]/[.$AI$2])" office:value-type="float" office:value="1" calcext:value-type="float">
            <text:p>1</text:p>
          </table:table-cell>
          <table:table-cell table:formula="of:=SIN(2*PI()*[.A4]*[.$W$1]/[.$AI$2])" office:value-type="float" office:value="0.923879532511287" calcext:value-type="float">
            <text:p>0.923879532511287</text:p>
          </table:table-cell>
          <table:table-cell table:formula="of:=SIN(2*PI()*[.A4]*[.$X$1]/[.$AI$2])" office:value-type="float" office:value="0.707106781186548" calcext:value-type="float">
            <text:p>0.707106781186548</text:p>
          </table:table-cell>
          <table:table-cell table:formula="of:=SIN(2*PI()*[.A4]*[.$Y$1]/[.$AI$2])" office:value-type="float" office:value="0.382683432365091" calcext:value-type="float">
            <text:p>0.382683432365091</text:p>
          </table:table-cell>
          <table:table-cell table:formula="of:=SIN(2*PI()*[.A4]*[.$Z$1]/[.$AI$2])" office:value-type="float" office:value="3.67394039744206E-016" calcext:value-type="float">
            <text:p>3.67394039744206E-16</text:p>
          </table:table-cell>
          <table:table-cell table:formula="of:=SIN(2*PI()*[.A4]*[.$AA$1]/[.$AI$2])" office:value-type="float" office:value="-0.38268343236509" calcext:value-type="float">
            <text:p>-0.38268343236509</text:p>
          </table:table-cell>
          <table:table-cell table:formula="of:=SIN(2*PI()*[.A4]*[.$AB$1]/[.$AI$2])" office:value-type="float" office:value="-0.707106781186548" calcext:value-type="float">
            <text:p>-0.707106781186548</text:p>
          </table:table-cell>
          <table:table-cell table:formula="of:=SIN(2*PI()*[.A4]*[.$AC$1]/[.$AI$2])" office:value-type="float" office:value="-0.923879532511286" calcext:value-type="float">
            <text:p>-0.923879532511286</text:p>
          </table:table-cell>
          <table:table-cell table:formula="of:=SIN(2*PI()*[.A4]*[.$AD$1]/[.$AI$2])" office:value-type="float" office:value="-1" calcext:value-type="float">
            <text:p>-1</text:p>
          </table:table-cell>
          <table:table-cell table:formula="of:=SIN(2*PI()*[.A4]*[.$AE$1]/[.$AI$2])" office:value-type="float" office:value="-0.923879532511287" calcext:value-type="float">
            <text:p>-0.923879532511287</text:p>
          </table:table-cell>
          <table:table-cell table:formula="of:=SIN(2*PI()*[.A4]*[.$AF$1]/[.$AI$2])" office:value-type="float" office:value="-0.707106781186548" calcext:value-type="float">
            <text:p>-0.707106781186548</text:p>
          </table:table-cell>
          <table:table-cell table:formula="of:=SIN(2*PI()*[.A4]*[.$AG$1]/[.$AI$2])" office:value-type="float" office:value="-0.382683432365091" calcext:value-type="float">
            <text:p>-0.38268343236509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2*PI()*[.A5]*[.$B$1]/[.AI5])" office:value-type="float" office:value="0" calcext:value-type="float">
            <text:p>0</text:p>
          </table:table-cell>
          <table:table-cell table:formula="of:=SIN(2*PI()*[.A5]*[.$C$1]/[.$AI$2])" office:value-type="float" office:value="0.555570233019602" calcext:value-type="float">
            <text:p>0.555570233019602</text:p>
          </table:table-cell>
          <table:table-cell table:formula="of:=SIN(2*PI()*[.A5]*[.$D$1]/[.$AI$2])" office:value-type="float" office:value="0.923879532511287" calcext:value-type="float">
            <text:p>0.923879532511287</text:p>
          </table:table-cell>
          <table:table-cell table:formula="of:=SIN(2*PI()*[.A5]*[.$E$1]/[.$AI$2])" office:value-type="float" office:value="0.98078528040323" calcext:value-type="float">
            <text:p>0.98078528040323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5]*[.$G$1]/[.$AI$2])" office:value-type="float" office:value="0.195090322016129" calcext:value-type="float">
            <text:p>0.195090322016129</text:p>
          </table:table-cell>
          <table:table-cell table:formula="of:=SIN(2*PI()*[.A5]*[.$H$1]/[.$AI$2])" office:value-type="float" office:value="-0.38268343236509" calcext:value-type="float">
            <text:p>-0.38268343236509</text:p>
          </table:table-cell>
          <table:table-cell table:formula="of:=SIN(2*PI()*[.A5]*[.$I$1]/[.$AI$2])" office:value-type="float" office:value="-0.831469612302545" calcext:value-type="float">
            <text:p>-0.831469612302545</text:p>
          </table:table-cell>
          <table:table-cell table:formula="of:=SIN(2*PI()*[.A5]*[.$J$1]/[.$AI$2])" office:value-type="float" office:value="-1" calcext:value-type="float">
            <text:p>-1</text:p>
          </table:table-cell>
          <table:table-cell table:formula="of:=SIN(2*PI()*[.A5]*[.$K$1]/[.$AI$2])" office:value-type="float" office:value="-0.831469612302545" calcext:value-type="float">
            <text:p>-0.831469612302545</text:p>
          </table:table-cell>
          <table:table-cell table:formula="of:=SIN(2*PI()*[.A5]*[.$L$1]/[.$AI$2])" office:value-type="float" office:value="-0.38268343236509" calcext:value-type="float">
            <text:p>-0.38268343236509</text:p>
          </table:table-cell>
          <table:table-cell table:formula="of:=SIN(2*PI()*[.A5]*[.$M$1]/[.$AI$2])" office:value-type="float" office:value="0.195090322016128" calcext:value-type="float">
            <text:p>0.195090322016128</text:p>
          </table:table-cell>
          <table:table-cell table:formula="of:=SIN(2*PI()*[.A5]*[.$N$1]/[.$AI$2])" office:value-type="float" office:value="0.707106781186547" calcext:value-type="float">
            <text:p>0.707106781186547</text:p>
          </table:table-cell>
          <table:table-cell table:formula="of:=SIN(2*PI()*[.A5]*[.$O$1]/[.$AI$2])" office:value-type="float" office:value="0.98078528040323" calcext:value-type="float">
            <text:p>0.98078528040323</text:p>
          </table:table-cell>
          <table:table-cell table:formula="of:=SIN(2*PI()*[.A5]*[.$P$1]/[.$AI$2])" office:value-type="float" office:value="0.923879532511287" calcext:value-type="float">
            <text:p>0.923879532511287</text:p>
          </table:table-cell>
          <table:table-cell table:formula="of:=SIN(2*PI()*[.A5]*[.$Q$1]/[.$AI$2])" office:value-type="float" office:value="0.555570233019602" calcext:value-type="float">
            <text:p>0.555570233019602</text:p>
          </table:table-cell>
          <table:table-cell table:formula="of:=SIN(2*PI()*[.A5]*[.$R$1]/[.$AI$2])" office:value-type="float" office:value="3.67394039744206E-016" calcext:value-type="float">
            <text:p>3.67394039744206E-16</text:p>
          </table:table-cell>
          <table:table-cell table:formula="of:=SIN(2*PI()*[.A5]*[.$S$1]/[.$AI$2])" office:value-type="float" office:value="-0.555570233019602" calcext:value-type="float">
            <text:p>-0.555570233019602</text:p>
          </table:table-cell>
          <table:table-cell table:formula="of:=SIN(2*PI()*[.A5]*[.$T$1]/[.$AI$2])" office:value-type="float" office:value="-0.923879532511286" calcext:value-type="float">
            <text:p>-0.923879532511286</text:p>
          </table:table-cell>
          <table:table-cell table:formula="of:=SIN(2*PI()*[.A5]*[.$U$1]/[.$AI$2])" office:value-type="float" office:value="-0.980785280403231" calcext:value-type="float">
            <text:p>-0.980785280403231</text:p>
          </table:table-cell>
          <table:table-cell table:formula="of:=SIN(2*PI()*[.A5]*[.$V$1]/[.$AI$2])" office:value-type="float" office:value="-0.707106781186548" calcext:value-type="float">
            <text:p>-0.707106781186548</text:p>
          </table:table-cell>
          <table:table-cell table:formula="of:=SIN(2*PI()*[.A5]*[.$W$1]/[.$AI$2])" office:value-type="float" office:value="-0.195090322016128" calcext:value-type="float">
            <text:p>-0.195090322016128</text:p>
          </table:table-cell>
          <table:table-cell table:formula="of:=SIN(2*PI()*[.A5]*[.$X$1]/[.$AI$2])" office:value-type="float" office:value="0.38268343236509" calcext:value-type="float">
            <text:p>0.38268343236509</text:p>
          </table:table-cell>
          <table:table-cell table:formula="of:=SIN(2*PI()*[.A5]*[.$Y$1]/[.$AI$2])" office:value-type="float" office:value="0.831469612302545" calcext:value-type="float">
            <text:p>0.831469612302545</text:p>
          </table:table-cell>
          <table:table-cell table:formula="of:=SIN(2*PI()*[.A5]*[.$Z$1]/[.$AI$2])" office:value-type="float" office:value="1" calcext:value-type="float">
            <text:p>1</text:p>
          </table:table-cell>
          <table:table-cell table:formula="of:=SIN(2*PI()*[.A5]*[.$AA$1]/[.$AI$2])" office:value-type="float" office:value="0.831469612302546" calcext:value-type="float">
            <text:p>0.831469612302546</text:p>
          </table:table-cell>
          <table:table-cell table:formula="of:=SIN(2*PI()*[.A5]*[.$AB$1]/[.$AI$2])" office:value-type="float" office:value="0.382683432365091" calcext:value-type="float">
            <text:p>0.382683432365091</text:p>
          </table:table-cell>
          <table:table-cell table:formula="of:=SIN(2*PI()*[.A5]*[.$AC$1]/[.$AI$2])" office:value-type="float" office:value="-0.195090322016127" calcext:value-type="float">
            <text:p>-0.195090322016127</text:p>
          </table:table-cell>
          <table:table-cell table:formula="of:=SIN(2*PI()*[.A5]*[.$AD$1]/[.$AI$2])" office:value-type="float" office:value="-0.707106781186548" calcext:value-type="float">
            <text:p>-0.707106781186548</text:p>
          </table:table-cell>
          <table:table-cell table:formula="of:=SIN(2*PI()*[.A5]*[.$AE$1]/[.$AI$2])" office:value-type="float" office:value="-0.98078528040323" calcext:value-type="float">
            <text:p>-0.98078528040323</text:p>
          </table:table-cell>
          <table:table-cell table:formula="of:=SIN(2*PI()*[.A5]*[.$AF$1]/[.$AI$2])" office:value-type="float" office:value="-0.923879532511287" calcext:value-type="float">
            <text:p>-0.923879532511287</text:p>
          </table:table-cell>
          <table:table-cell table:formula="of:=SIN(2*PI()*[.A5]*[.$AG$1]/[.$AI$2])" office:value-type="float" office:value="-0.555570233019604" calcext:value-type="float">
            <text:p>-0.55557023301960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2*PI()*[.A6]*[.$B$1]/[.AI6])" office:value-type="float" office:value="0" calcext:value-type="float">
            <text:p>0</text:p>
          </table:table-cell>
          <table:table-cell table:formula="of:=SIN(2*PI()*[.A6]*[.$C$1]/[.$AI$2])" office:value-type="float" office:value="0.707106781186547" calcext:value-type="float">
            <text:p>0.707106781186547</text:p>
          </table:table-cell>
          <table:table-cell table:formula="of:=SIN(2*PI()*[.A6]*[.$D$1]/[.$AI$2])" office:value-type="float" office:value="1" calcext:value-type="float">
            <text:p>1</text:p>
          </table:table-cell>
          <table:table-cell table:formula="of:=SIN(2*PI()*[.A6]*[.$E$1]/[.$AI$2])" office:value-type="float" office:value="0.707106781186548" calcext:value-type="float">
            <text:p>0.707106781186548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6]*[.$G$1]/[.$AI$2])" office:value-type="float" office:value="-0.707106781186547" calcext:value-type="float">
            <text:p>-0.707106781186547</text:p>
          </table:table-cell>
          <table:table-cell table:formula="of:=SIN(2*PI()*[.A6]*[.$H$1]/[.$AI$2])" office:value-type="float" office:value="-1" calcext:value-type="float">
            <text:p>-1</text:p>
          </table:table-cell>
          <table:table-cell table:formula="of:=SIN(2*PI()*[.A6]*[.$I$1]/[.$AI$2])" office:value-type="float" office:value="-0.707106781186548" calcext:value-type="float">
            <text:p>-0.707106781186548</text:p>
          </table:table-cell>
          <table:table-cell table:formula="of:=SIN(2*PI()*[.A6]*[.$J$1]/[.$AI$2])" office:value-type="float" office:value="-2.44929359829471E-016" calcext:value-type="float">
            <text:p>-2.44929359829471E-16</text:p>
          </table:table-cell>
          <table:table-cell table:formula="of:=SIN(2*PI()*[.A6]*[.$K$1]/[.$AI$2])" office:value-type="float" office:value="0.707106781186547" calcext:value-type="float">
            <text:p>0.707106781186547</text:p>
          </table:table-cell>
          <table:table-cell table:formula="of:=SIN(2*PI()*[.A6]*[.$L$1]/[.$AI$2])" office:value-type="float" office:value="1" calcext:value-type="float">
            <text:p>1</text:p>
          </table:table-cell>
          <table:table-cell table:formula="of:=SIN(2*PI()*[.A6]*[.$M$1]/[.$AI$2])" office:value-type="float" office:value="0.707106781186548" calcext:value-type="float">
            <text:p>0.707106781186548</text:p>
          </table:table-cell>
          <table:table-cell table:formula="of:=SIN(2*PI()*[.A6]*[.$N$1]/[.$AI$2])" office:value-type="float" office:value="3.67394039744206E-016" calcext:value-type="float">
            <text:p>3.67394039744206E-16</text:p>
          </table:table-cell>
          <table:table-cell table:formula="of:=SIN(2*PI()*[.A6]*[.$O$1]/[.$AI$2])" office:value-type="float" office:value="-0.707106781186548" calcext:value-type="float">
            <text:p>-0.707106781186548</text:p>
          </table:table-cell>
          <table:table-cell table:formula="of:=SIN(2*PI()*[.A6]*[.$P$1]/[.$AI$2])" office:value-type="float" office:value="-1" calcext:value-type="float">
            <text:p>-1</text:p>
          </table:table-cell>
          <table:table-cell table:formula="of:=SIN(2*PI()*[.A6]*[.$Q$1]/[.$AI$2])" office:value-type="float" office:value="-0.707106781186548" calcext:value-type="float">
            <text:p>-0.707106781186548</text:p>
          </table:table-cell>
          <table:table-cell table:formula="of:=SIN(2*PI()*[.A6]*[.$R$1]/[.$AI$2])" office:value-type="float" office:value="-4.89858719658941E-016" calcext:value-type="float">
            <text:p>-4.89858719658941E-16</text:p>
          </table:table-cell>
          <table:table-cell table:formula="of:=SIN(2*PI()*[.A6]*[.$S$1]/[.$AI$2])" office:value-type="float" office:value="0.707106781186548" calcext:value-type="float">
            <text:p>0.707106781186548</text:p>
          </table:table-cell>
          <table:table-cell table:formula="of:=SIN(2*PI()*[.A6]*[.$T$1]/[.$AI$2])" office:value-type="float" office:value="1" calcext:value-type="float">
            <text:p>1</text:p>
          </table:table-cell>
          <table:table-cell table:formula="of:=SIN(2*PI()*[.A6]*[.$U$1]/[.$AI$2])" office:value-type="float" office:value="0.707106781186549" calcext:value-type="float">
            <text:p>0.707106781186549</text:p>
          </table:table-cell>
          <table:table-cell table:formula="of:=SIN(2*PI()*[.A6]*[.$V$1]/[.$AI$2])" office:value-type="float" office:value="6.12323399573677E-016" calcext:value-type="float">
            <text:p>6.12323399573677E-16</text:p>
          </table:table-cell>
          <table:table-cell table:formula="of:=SIN(2*PI()*[.A6]*[.$W$1]/[.$AI$2])" office:value-type="float" office:value="-0.707106781186548" calcext:value-type="float">
            <text:p>-0.707106781186548</text:p>
          </table:table-cell>
          <table:table-cell table:formula="of:=SIN(2*PI()*[.A6]*[.$X$1]/[.$AI$2])" office:value-type="float" office:value="-1" calcext:value-type="float">
            <text:p>-1</text:p>
          </table:table-cell>
          <table:table-cell table:formula="of:=SIN(2*PI()*[.A6]*[.$Y$1]/[.$AI$2])" office:value-type="float" office:value="-0.707106781186549" calcext:value-type="float">
            <text:p>-0.707106781186549</text:p>
          </table:table-cell>
          <table:table-cell table:formula="of:=SIN(2*PI()*[.A6]*[.$Z$1]/[.$AI$2])" office:value-type="float" office:value="-7.34788079488412E-016" calcext:value-type="float">
            <text:p>-7.34788079488412E-16</text:p>
          </table:table-cell>
          <table:table-cell table:formula="of:=SIN(2*PI()*[.A6]*[.$AA$1]/[.$AI$2])" office:value-type="float" office:value="0.707106781186548" calcext:value-type="float">
            <text:p>0.707106781186548</text:p>
          </table:table-cell>
          <table:table-cell table:formula="of:=SIN(2*PI()*[.A6]*[.$AB$1]/[.$AI$2])" office:value-type="float" office:value="1" calcext:value-type="float">
            <text:p>1</text:p>
          </table:table-cell>
          <table:table-cell table:formula="of:=SIN(2*PI()*[.A6]*[.$AC$1]/[.$AI$2])" office:value-type="float" office:value="0.707106781186549" calcext:value-type="float">
            <text:p>0.707106781186549</text:p>
          </table:table-cell>
          <table:table-cell table:formula="of:=SIN(2*PI()*[.A6]*[.$AD$1]/[.$AI$2])" office:value-type="float" office:value="8.57252759403147E-016" calcext:value-type="float">
            <text:p>8.57252759403147E-16</text:p>
          </table:table-cell>
          <table:table-cell table:formula="of:=SIN(2*PI()*[.A6]*[.$AE$1]/[.$AI$2])" office:value-type="float" office:value="-0.707106781186548" calcext:value-type="float">
            <text:p>-0.707106781186548</text:p>
          </table:table-cell>
          <table:table-cell table:formula="of:=SIN(2*PI()*[.A6]*[.$AF$1]/[.$AI$2])" office:value-type="float" office:value="-1" calcext:value-type="float">
            <text:p>-1</text:p>
          </table:table-cell>
          <table:table-cell table:formula="of:=SIN(2*PI()*[.A6]*[.$AG$1]/[.$AI$2])" office:value-type="float" office:value="-0.707106781186549" calcext:value-type="float">
            <text:p>-0.70710678118654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2*PI()*[.A7]*[.$B$1]/[.AI7])" office:value-type="float" office:value="0" calcext:value-type="float">
            <text:p>0</text:p>
          </table:table-cell>
          <table:table-cell table:formula="of:=SIN(2*PI()*[.A7]*[.$C$1]/[.$AI$2])" office:value-type="float" office:value="0.831469612302545" calcext:value-type="float">
            <text:p>0.831469612302545</text:p>
          </table:table-cell>
          <table:table-cell table:formula="of:=SIN(2*PI()*[.A7]*[.$D$1]/[.$AI$2])" office:value-type="float" office:value="0.923879532511287" calcext:value-type="float">
            <text:p>0.923879532511287</text:p>
          </table:table-cell>
          <table:table-cell table:formula="of:=SIN(2*PI()*[.A7]*[.$E$1]/[.$AI$2])" office:value-type="float" office:value="0.195090322016129" calcext:value-type="float">
            <text:p>0.195090322016129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7]*[.$G$1]/[.$AI$2])" office:value-type="float" office:value="-0.98078528040323" calcext:value-type="float">
            <text:p>-0.98078528040323</text:p>
          </table:table-cell>
          <table:table-cell table:formula="of:=SIN(2*PI()*[.A7]*[.$H$1]/[.$AI$2])" office:value-type="float" office:value="-0.38268343236509" calcext:value-type="float">
            <text:p>-0.38268343236509</text:p>
          </table:table-cell>
          <table:table-cell table:formula="of:=SIN(2*PI()*[.A7]*[.$I$1]/[.$AI$2])" office:value-type="float" office:value="0.555570233019602" calcext:value-type="float">
            <text:p>0.555570233019602</text:p>
          </table:table-cell>
          <table:table-cell table:formula="of:=SIN(2*PI()*[.A7]*[.$J$1]/[.$AI$2])" office:value-type="float" office:value="1" calcext:value-type="float">
            <text:p>1</text:p>
          </table:table-cell>
          <table:table-cell table:formula="of:=SIN(2*PI()*[.A7]*[.$K$1]/[.$AI$2])" office:value-type="float" office:value="0.555570233019602" calcext:value-type="float">
            <text:p>0.555570233019602</text:p>
          </table:table-cell>
          <table:table-cell table:formula="of:=SIN(2*PI()*[.A7]*[.$L$1]/[.$AI$2])" office:value-type="float" office:value="-0.38268343236509" calcext:value-type="float">
            <text:p>-0.38268343236509</text:p>
          </table:table-cell>
          <table:table-cell table:formula="of:=SIN(2*PI()*[.A7]*[.$M$1]/[.$AI$2])" office:value-type="float" office:value="-0.98078528040323" calcext:value-type="float">
            <text:p>-0.98078528040323</text:p>
          </table:table-cell>
          <table:table-cell table:formula="of:=SIN(2*PI()*[.A7]*[.$N$1]/[.$AI$2])" office:value-type="float" office:value="-0.707106781186548" calcext:value-type="float">
            <text:p>-0.707106781186548</text:p>
          </table:table-cell>
          <table:table-cell table:formula="of:=SIN(2*PI()*[.A7]*[.$O$1]/[.$AI$2])" office:value-type="float" office:value="0.195090322016127" calcext:value-type="float">
            <text:p>0.195090322016127</text:p>
          </table:table-cell>
          <table:table-cell table:formula="of:=SIN(2*PI()*[.A7]*[.$P$1]/[.$AI$2])" office:value-type="float" office:value="0.923879532511286" calcext:value-type="float">
            <text:p>0.923879532511286</text:p>
          </table:table-cell>
          <table:table-cell table:formula="of:=SIN(2*PI()*[.A7]*[.$Q$1]/[.$AI$2])" office:value-type="float" office:value="0.831469612302546" calcext:value-type="float">
            <text:p>0.831469612302546</text:p>
          </table:table-cell>
          <table:table-cell table:formula="of:=SIN(2*PI()*[.A7]*[.$R$1]/[.$AI$2])" office:value-type="float" office:value="6.12323399573677E-016" calcext:value-type="float">
            <text:p>6.12323399573677E-16</text:p>
          </table:table-cell>
          <table:table-cell table:formula="of:=SIN(2*PI()*[.A7]*[.$S$1]/[.$AI$2])" office:value-type="float" office:value="-0.831469612302545" calcext:value-type="float">
            <text:p>-0.831469612302545</text:p>
          </table:table-cell>
          <table:table-cell table:formula="of:=SIN(2*PI()*[.A7]*[.$T$1]/[.$AI$2])" office:value-type="float" office:value="-0.923879532511287" calcext:value-type="float">
            <text:p>-0.923879532511287</text:p>
          </table:table-cell>
          <table:table-cell table:formula="of:=SIN(2*PI()*[.A7]*[.$U$1]/[.$AI$2])" office:value-type="float" office:value="-0.195090322016128" calcext:value-type="float">
            <text:p>-0.195090322016128</text:p>
          </table:table-cell>
          <table:table-cell table:formula="of:=SIN(2*PI()*[.A7]*[.$V$1]/[.$AI$2])" office:value-type="float" office:value="0.707106781186548" calcext:value-type="float">
            <text:p>0.707106781186548</text:p>
          </table:table-cell>
          <table:table-cell table:formula="of:=SIN(2*PI()*[.A7]*[.$W$1]/[.$AI$2])" office:value-type="float" office:value="0.98078528040323" calcext:value-type="float">
            <text:p>0.98078528040323</text:p>
          </table:table-cell>
          <table:table-cell table:formula="of:=SIN(2*PI()*[.A7]*[.$X$1]/[.$AI$2])" office:value-type="float" office:value="0.382683432365089" calcext:value-type="float">
            <text:p>0.382683432365089</text:p>
          </table:table-cell>
          <table:table-cell table:formula="of:=SIN(2*PI()*[.A7]*[.$Y$1]/[.$AI$2])" office:value-type="float" office:value="-0.555570233019603" calcext:value-type="float">
            <text:p>-0.555570233019603</text:p>
          </table:table-cell>
          <table:table-cell table:formula="of:=SIN(2*PI()*[.A7]*[.$Z$1]/[.$AI$2])" office:value-type="float" office:value="-1" calcext:value-type="float">
            <text:p>-1</text:p>
          </table:table-cell>
          <table:table-cell table:formula="of:=SIN(2*PI()*[.A7]*[.$AA$1]/[.$AI$2])" office:value-type="float" office:value="-0.555570233019604" calcext:value-type="float">
            <text:p>-0.555570233019604</text:p>
          </table:table-cell>
          <table:table-cell table:formula="of:=SIN(2*PI()*[.A7]*[.$AB$1]/[.$AI$2])" office:value-type="float" office:value="0.382683432365088" calcext:value-type="float">
            <text:p>0.382683432365088</text:p>
          </table:table-cell>
          <table:table-cell table:formula="of:=SIN(2*PI()*[.A7]*[.$AC$1]/[.$AI$2])" office:value-type="float" office:value="0.98078528040323" calcext:value-type="float">
            <text:p>0.98078528040323</text:p>
          </table:table-cell>
          <table:table-cell table:formula="of:=SIN(2*PI()*[.A7]*[.$AD$1]/[.$AI$2])" office:value-type="float" office:value="0.707106781186549" calcext:value-type="float">
            <text:p>0.707106781186549</text:p>
          </table:table-cell>
          <table:table-cell table:formula="of:=SIN(2*PI()*[.A7]*[.$AE$1]/[.$AI$2])" office:value-type="float" office:value="-0.195090322016127" calcext:value-type="float">
            <text:p>-0.195090322016127</text:p>
          </table:table-cell>
          <table:table-cell table:formula="of:=SIN(2*PI()*[.A7]*[.$AF$1]/[.$AI$2])" office:value-type="float" office:value="-0.923879532511286" calcext:value-type="float">
            <text:p>-0.923879532511286</text:p>
          </table:table-cell>
          <table:table-cell table:formula="of:=SIN(2*PI()*[.A7]*[.$AG$1]/[.$AI$2])" office:value-type="float" office:value="-0.831469612302546" calcext:value-type="float">
            <text:p>-0.83146961230254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2*PI()*[.A8]*[.$B$1]/[.AI8])" office:value-type="float" office:value="0" calcext:value-type="float">
            <text:p>0</text:p>
          </table:table-cell>
          <table:table-cell table:formula="of:=SIN(2*PI()*[.A8]*[.$C$1]/[.$AI$2])" office:value-type="float" office:value="0.923879532511287" calcext:value-type="float">
            <text:p>0.923879532511287</text:p>
          </table:table-cell>
          <table:table-cell table:formula="of:=SIN(2*PI()*[.A8]*[.$D$1]/[.$AI$2])" office:value-type="float" office:value="0.707106781186548" calcext:value-type="float">
            <text:p>0.707106781186548</text:p>
          </table:table-cell>
          <table:table-cell table:formula="of:=SIN(2*PI()*[.A8]*[.$E$1]/[.$AI$2])" office:value-type="float" office:value="-0.38268343236509" calcext:value-type="float">
            <text:p>-0.38268343236509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8]*[.$G$1]/[.$AI$2])" office:value-type="float" office:value="-0.38268343236509" calcext:value-type="float">
            <text:p>-0.38268343236509</text:p>
          </table:table-cell>
          <table:table-cell table:formula="of:=SIN(2*PI()*[.A8]*[.$H$1]/[.$AI$2])" office:value-type="float" office:value="0.707106781186547" calcext:value-type="float">
            <text:p>0.707106781186547</text:p>
          </table:table-cell>
          <table:table-cell table:formula="of:=SIN(2*PI()*[.A8]*[.$I$1]/[.$AI$2])" office:value-type="float" office:value="0.923879532511287" calcext:value-type="float">
            <text:p>0.923879532511287</text:p>
          </table:table-cell>
          <table:table-cell table:formula="of:=SIN(2*PI()*[.A8]*[.$J$1]/[.$AI$2])" office:value-type="float" office:value="3.67394039744206E-016" calcext:value-type="float">
            <text:p>3.67394039744206E-16</text:p>
          </table:table-cell>
          <table:table-cell table:formula="of:=SIN(2*PI()*[.A8]*[.$K$1]/[.$AI$2])" office:value-type="float" office:value="-0.923879532511286" calcext:value-type="float">
            <text:p>-0.923879532511286</text:p>
          </table:table-cell>
          <table:table-cell table:formula="of:=SIN(2*PI()*[.A8]*[.$L$1]/[.$AI$2])" office:value-type="float" office:value="-0.707106781186548" calcext:value-type="float">
            <text:p>-0.707106781186548</text:p>
          </table:table-cell>
          <table:table-cell table:formula="of:=SIN(2*PI()*[.A8]*[.$M$1]/[.$AI$2])" office:value-type="float" office:value="0.38268343236509" calcext:value-type="float">
            <text:p>0.38268343236509</text:p>
          </table:table-cell>
          <table:table-cell table:formula="of:=SIN(2*PI()*[.A8]*[.$N$1]/[.$AI$2])" office:value-type="float" office:value="1" calcext:value-type="float">
            <text:p>1</text:p>
          </table:table-cell>
          <table:table-cell table:formula="of:=SIN(2*PI()*[.A8]*[.$O$1]/[.$AI$2])" office:value-type="float" office:value="0.382683432365091" calcext:value-type="float">
            <text:p>0.382683432365091</text:p>
          </table:table-cell>
          <table:table-cell table:formula="of:=SIN(2*PI()*[.A8]*[.$P$1]/[.$AI$2])" office:value-type="float" office:value="-0.707106781186548" calcext:value-type="float">
            <text:p>-0.707106781186548</text:p>
          </table:table-cell>
          <table:table-cell table:formula="of:=SIN(2*PI()*[.A8]*[.$Q$1]/[.$AI$2])" office:value-type="float" office:value="-0.923879532511287" calcext:value-type="float">
            <text:p>-0.923879532511287</text:p>
          </table:table-cell>
          <table:table-cell table:formula="of:=SIN(2*PI()*[.A8]*[.$R$1]/[.$AI$2])" office:value-type="float" office:value="-7.34788079488412E-016" calcext:value-type="float">
            <text:p>-7.34788079488412E-16</text:p>
          </table:table-cell>
          <table:table-cell table:formula="of:=SIN(2*PI()*[.A8]*[.$S$1]/[.$AI$2])" office:value-type="float" office:value="0.923879532511286" calcext:value-type="float">
            <text:p>0.923879532511286</text:p>
          </table:table-cell>
          <table:table-cell table:formula="of:=SIN(2*PI()*[.A8]*[.$T$1]/[.$AI$2])" office:value-type="float" office:value="0.707106781186549" calcext:value-type="float">
            <text:p>0.707106781186549</text:p>
          </table:table-cell>
          <table:table-cell table:formula="of:=SIN(2*PI()*[.A8]*[.$U$1]/[.$AI$2])" office:value-type="float" office:value="-0.382683432365088" calcext:value-type="float">
            <text:p>-0.382683432365088</text:p>
          </table:table-cell>
          <table:table-cell table:formula="of:=SIN(2*PI()*[.A8]*[.$V$1]/[.$AI$2])" office:value-type="float" office:value="-1" calcext:value-type="float">
            <text:p>-1</text:p>
          </table:table-cell>
          <table:table-cell table:formula="of:=SIN(2*PI()*[.A8]*[.$W$1]/[.$AI$2])" office:value-type="float" office:value="-0.382683432365089" calcext:value-type="float">
            <text:p>-0.382683432365089</text:p>
          </table:table-cell>
          <table:table-cell table:formula="of:=SIN(2*PI()*[.A8]*[.$X$1]/[.$AI$2])" office:value-type="float" office:value="0.707106781186547" calcext:value-type="float">
            <text:p>0.707106781186547</text:p>
          </table:table-cell>
          <table:table-cell table:formula="of:=SIN(2*PI()*[.A8]*[.$Y$1]/[.$AI$2])" office:value-type="float" office:value="0.923879532511287" calcext:value-type="float">
            <text:p>0.923879532511287</text:p>
          </table:table-cell>
          <table:table-cell table:formula="of:=SIN(2*PI()*[.A8]*[.$Z$1]/[.$AI$2])" office:value-type="float" office:value="1.10218211923262E-015" calcext:value-type="float">
            <text:p>1.10218211923262E-15</text:p>
          </table:table-cell>
          <table:table-cell table:formula="of:=SIN(2*PI()*[.A8]*[.$AA$1]/[.$AI$2])" office:value-type="float" office:value="-0.923879532511286" calcext:value-type="float">
            <text:p>-0.923879532511286</text:p>
          </table:table-cell>
          <table:table-cell table:formula="of:=SIN(2*PI()*[.A8]*[.$AB$1]/[.$AI$2])" office:value-type="float" office:value="-0.707106781186549" calcext:value-type="float">
            <text:p>-0.707106781186549</text:p>
          </table:table-cell>
          <table:table-cell table:formula="of:=SIN(2*PI()*[.A8]*[.$AC$1]/[.$AI$2])" office:value-type="float" office:value="0.382683432365087" calcext:value-type="float">
            <text:p>0.382683432365087</text:p>
          </table:table-cell>
          <table:table-cell table:formula="of:=SIN(2*PI()*[.A8]*[.$AD$1]/[.$AI$2])" office:value-type="float" office:value="1" calcext:value-type="float">
            <text:p>1</text:p>
          </table:table-cell>
          <table:table-cell table:formula="of:=SIN(2*PI()*[.A8]*[.$AE$1]/[.$AI$2])" office:value-type="float" office:value="0.382683432365093" calcext:value-type="float">
            <text:p>0.382683432365093</text:p>
          </table:table-cell>
          <table:table-cell table:formula="of:=SIN(2*PI()*[.A8]*[.$AF$1]/[.$AI$2])" office:value-type="float" office:value="-0.707106781186547" calcext:value-type="float">
            <text:p>-0.707106781186547</text:p>
          </table:table-cell>
          <table:table-cell table:formula="of:=SIN(2*PI()*[.A8]*[.$AG$1]/[.$AI$2])" office:value-type="float" office:value="-0.923879532511288" calcext:value-type="float">
            <text:p>-0.923879532511288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2*PI()*[.A9]*[.$B$1]/[.AI9])" office:value-type="float" office:value="0" calcext:value-type="float">
            <text:p>0</text:p>
          </table:table-cell>
          <table:table-cell table:formula="of:=SIN(2*PI()*[.A9]*[.$C$1]/[.$AI$2])" office:value-type="float" office:value="0.98078528040323" calcext:value-type="float">
            <text:p>0.98078528040323</text:p>
          </table:table-cell>
          <table:table-cell table:formula="of:=SIN(2*PI()*[.A9]*[.$D$1]/[.$AI$2])" office:value-type="float" office:value="0.38268343236509" calcext:value-type="float">
            <text:p>0.38268343236509</text:p>
          </table:table-cell>
          <table:table-cell table:formula="of:=SIN(2*PI()*[.A9]*[.$E$1]/[.$AI$2])" office:value-type="float" office:value="-0.831469612302545" calcext:value-type="float">
            <text:p>-0.831469612302545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9]*[.$G$1]/[.$AI$2])" office:value-type="float" office:value="0.555570233019602" calcext:value-type="float">
            <text:p>0.555570233019602</text:p>
          </table:table-cell>
          <table:table-cell table:formula="of:=SIN(2*PI()*[.A9]*[.$H$1]/[.$AI$2])" office:value-type="float" office:value="0.923879532511287" calcext:value-type="float">
            <text:p>0.923879532511287</text:p>
          </table:table-cell>
          <table:table-cell table:formula="of:=SIN(2*PI()*[.A9]*[.$I$1]/[.$AI$2])" office:value-type="float" office:value="-0.195090322016127" calcext:value-type="float">
            <text:p>-0.195090322016127</text:p>
          </table:table-cell>
          <table:table-cell table:formula="of:=SIN(2*PI()*[.A9]*[.$J$1]/[.$AI$2])" office:value-type="float" office:value="-1" calcext:value-type="float">
            <text:p>-1</text:p>
          </table:table-cell>
          <table:table-cell table:formula="of:=SIN(2*PI()*[.A9]*[.$K$1]/[.$AI$2])" office:value-type="float" office:value="-0.195090322016128" calcext:value-type="float">
            <text:p>-0.195090322016128</text:p>
          </table:table-cell>
          <table:table-cell table:formula="of:=SIN(2*PI()*[.A9]*[.$L$1]/[.$AI$2])" office:value-type="float" office:value="0.923879532511286" calcext:value-type="float">
            <text:p>0.923879532511286</text:p>
          </table:table-cell>
          <table:table-cell table:formula="of:=SIN(2*PI()*[.A9]*[.$M$1]/[.$AI$2])" office:value-type="float" office:value="0.555570233019602" calcext:value-type="float">
            <text:p>0.555570233019602</text:p>
          </table:table-cell>
          <table:table-cell table:formula="of:=SIN(2*PI()*[.A9]*[.$N$1]/[.$AI$2])" office:value-type="float" office:value="-0.707106781186548" calcext:value-type="float">
            <text:p>-0.707106781186548</text:p>
          </table:table-cell>
          <table:table-cell table:formula="of:=SIN(2*PI()*[.A9]*[.$O$1]/[.$AI$2])" office:value-type="float" office:value="-0.831469612302546" calcext:value-type="float">
            <text:p>-0.831469612302546</text:p>
          </table:table-cell>
          <table:table-cell table:formula="of:=SIN(2*PI()*[.A9]*[.$P$1]/[.$AI$2])" office:value-type="float" office:value="0.382683432365088" calcext:value-type="float">
            <text:p>0.382683432365088</text:p>
          </table:table-cell>
          <table:table-cell table:formula="of:=SIN(2*PI()*[.A9]*[.$Q$1]/[.$AI$2])" office:value-type="float" office:value="0.98078528040323" calcext:value-type="float">
            <text:p>0.98078528040323</text:p>
          </table:table-cell>
          <table:table-cell table:formula="of:=SIN(2*PI()*[.A9]*[.$R$1]/[.$AI$2])" office:value-type="float" office:value="8.57252759403147E-016" calcext:value-type="float">
            <text:p>8.57252759403147E-16</text:p>
          </table:table-cell>
          <table:table-cell table:formula="of:=SIN(2*PI()*[.A9]*[.$S$1]/[.$AI$2])" office:value-type="float" office:value="-0.98078528040323" calcext:value-type="float">
            <text:p>-0.98078528040323</text:p>
          </table:table-cell>
          <table:table-cell table:formula="of:=SIN(2*PI()*[.A9]*[.$T$1]/[.$AI$2])" office:value-type="float" office:value="-0.382683432365089" calcext:value-type="float">
            <text:p>-0.382683432365089</text:p>
          </table:table-cell>
          <table:table-cell table:formula="of:=SIN(2*PI()*[.A9]*[.$U$1]/[.$AI$2])" office:value-type="float" office:value="0.831469612302545" calcext:value-type="float">
            <text:p>0.831469612302545</text:p>
          </table:table-cell>
          <table:table-cell table:formula="of:=SIN(2*PI()*[.A9]*[.$V$1]/[.$AI$2])" office:value-type="float" office:value="0.707106781186549" calcext:value-type="float">
            <text:p>0.707106781186549</text:p>
          </table:table-cell>
          <table:table-cell table:formula="of:=SIN(2*PI()*[.A9]*[.$W$1]/[.$AI$2])" office:value-type="float" office:value="-0.555570233019603" calcext:value-type="float">
            <text:p>-0.555570233019603</text:p>
          </table:table-cell>
          <table:table-cell table:formula="of:=SIN(2*PI()*[.A9]*[.$X$1]/[.$AI$2])" office:value-type="float" office:value="-0.923879532511287" calcext:value-type="float">
            <text:p>-0.923879532511287</text:p>
          </table:table-cell>
          <table:table-cell table:formula="of:=SIN(2*PI()*[.A9]*[.$Y$1]/[.$AI$2])" office:value-type="float" office:value="0.195090322016126" calcext:value-type="float">
            <text:p>0.195090322016126</text:p>
          </table:table-cell>
          <table:table-cell table:formula="of:=SIN(2*PI()*[.A9]*[.$Z$1]/[.$AI$2])" office:value-type="float" office:value="1" calcext:value-type="float">
            <text:p>1</text:p>
          </table:table-cell>
          <table:table-cell table:formula="of:=SIN(2*PI()*[.A9]*[.$AA$1]/[.$AI$2])" office:value-type="float" office:value="0.195090322016132" calcext:value-type="float">
            <text:p>0.195090322016132</text:p>
          </table:table-cell>
          <table:table-cell table:formula="of:=SIN(2*PI()*[.A9]*[.$AB$1]/[.$AI$2])" office:value-type="float" office:value="-0.923879532511286" calcext:value-type="float">
            <text:p>-0.923879532511286</text:p>
          </table:table-cell>
          <table:table-cell table:formula="of:=SIN(2*PI()*[.A9]*[.$AC$1]/[.$AI$2])" office:value-type="float" office:value="-0.555570233019602" calcext:value-type="float">
            <text:p>-0.555570233019602</text:p>
          </table:table-cell>
          <table:table-cell table:formula="of:=SIN(2*PI()*[.A9]*[.$AD$1]/[.$AI$2])" office:value-type="float" office:value="0.707106781186545" calcext:value-type="float">
            <text:p>0.707106781186545</text:p>
          </table:table-cell>
          <table:table-cell table:formula="of:=SIN(2*PI()*[.A9]*[.$AE$1]/[.$AI$2])" office:value-type="float" office:value="0.831469612302546" calcext:value-type="float">
            <text:p>0.831469612302546</text:p>
          </table:table-cell>
          <table:table-cell table:formula="of:=SIN(2*PI()*[.A9]*[.$AF$1]/[.$AI$2])" office:value-type="float" office:value="-0.38268343236509" calcext:value-type="float">
            <text:p>-0.38268343236509</text:p>
          </table:table-cell>
          <table:table-cell table:formula="of:=SIN(2*PI()*[.A9]*[.$AG$1]/[.$AI$2])" office:value-type="float" office:value="-0.980785280403231" calcext:value-type="float">
            <text:p>-0.98078528040323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2*PI()*[.A10]*[.$B$1]/[.AI10])" office:value-type="float" office:value="0" calcext:value-type="float">
            <text:p>0</text:p>
          </table:table-cell>
          <table:table-cell table:formula="of:=SIN(2*PI()*[.A10]*[.$C$1]/[.$AI$2])" office:value-type="float" office:value="1" calcext:value-type="float">
            <text:p>1</text:p>
          </table:table-cell>
          <table:table-cell table:formula="of:=SIN(2*PI()*[.A10]*[.$D$1]/[.$AI$2])" office:value-type="float" office:value="1.22464679914735E-016" calcext:value-type="float">
            <text:p>1.22464679914735E-16</text:p>
          </table:table-cell>
          <table:table-cell table:formula="of:=SIN(2*PI()*[.A10]*[.$E$1]/[.$AI$2])" office:value-type="float" office:value="-1" calcext:value-type="float">
            <text:p>-1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0]*[.$G$1]/[.$AI$2])" office:value-type="float" office:value="1" calcext:value-type="float">
            <text:p>1</text:p>
          </table:table-cell>
          <table:table-cell table:formula="of:=SIN(2*PI()*[.A10]*[.$H$1]/[.$AI$2])" office:value-type="float" office:value="3.67394039744206E-016" calcext:value-type="float">
            <text:p>3.67394039744206E-16</text:p>
          </table:table-cell>
          <table:table-cell table:formula="of:=SIN(2*PI()*[.A10]*[.$I$1]/[.$AI$2])" office:value-type="float" office:value="-1" calcext:value-type="float">
            <text:p>-1</text:p>
          </table:table-cell>
          <table:table-cell table:formula="of:=SIN(2*PI()*[.A10]*[.$J$1]/[.$AI$2])" office:value-type="float" office:value="-4.89858719658941E-016" calcext:value-type="float">
            <text:p>-4.89858719658941E-16</text:p>
          </table:table-cell>
          <table:table-cell table:formula="of:=SIN(2*PI()*[.A10]*[.$K$1]/[.$AI$2])" office:value-type="float" office:value="1" calcext:value-type="float">
            <text:p>1</text:p>
          </table:table-cell>
          <table:table-cell table:formula="of:=SIN(2*PI()*[.A10]*[.$L$1]/[.$AI$2])" office:value-type="float" office:value="6.12323399573677E-016" calcext:value-type="float">
            <text:p>6.12323399573677E-16</text:p>
          </table:table-cell>
          <table:table-cell table:formula="of:=SIN(2*PI()*[.A10]*[.$M$1]/[.$AI$2])" office:value-type="float" office:value="-1" calcext:value-type="float">
            <text:p>-1</text:p>
          </table:table-cell>
          <table:table-cell table:formula="of:=SIN(2*PI()*[.A10]*[.$N$1]/[.$AI$2])" office:value-type="float" office:value="-7.34788079488412E-016" calcext:value-type="float">
            <text:p>-7.34788079488412E-16</text:p>
          </table:table-cell>
          <table:table-cell table:formula="of:=SIN(2*PI()*[.A10]*[.$O$1]/[.$AI$2])" office:value-type="float" office:value="1" calcext:value-type="float">
            <text:p>1</text:p>
          </table:table-cell>
          <table:table-cell table:formula="of:=SIN(2*PI()*[.A10]*[.$P$1]/[.$AI$2])" office:value-type="float" office:value="8.57252759403147E-016" calcext:value-type="float">
            <text:p>8.57252759403147E-16</text:p>
          </table:table-cell>
          <table:table-cell table:formula="of:=SIN(2*PI()*[.A10]*[.$Q$1]/[.$AI$2])" office:value-type="float" office:value="-1" calcext:value-type="float">
            <text:p>-1</text:p>
          </table:table-cell>
          <table:table-cell table:formula="of:=SIN(2*PI()*[.A10]*[.$R$1]/[.$AI$2])" office:value-type="float" office:value="-9.79717439317883E-016" calcext:value-type="float">
            <text:p>-9.79717439317883E-16</text:p>
          </table:table-cell>
          <table:table-cell table:formula="of:=SIN(2*PI()*[.A10]*[.$S$1]/[.$AI$2])" office:value-type="float" office:value="1" calcext:value-type="float">
            <text:p>1</text:p>
          </table:table-cell>
          <table:table-cell table:formula="of:=SIN(2*PI()*[.A10]*[.$T$1]/[.$AI$2])" office:value-type="float" office:value="1.10218211923262E-015" calcext:value-type="float">
            <text:p>1.10218211923262E-15</text:p>
          </table:table-cell>
          <table:table-cell table:formula="of:=SIN(2*PI()*[.A10]*[.$U$1]/[.$AI$2])" office:value-type="float" office:value="-1" calcext:value-type="float">
            <text:p>-1</text:p>
          </table:table-cell>
          <table:table-cell table:formula="of:=SIN(2*PI()*[.A10]*[.$V$1]/[.$AI$2])" office:value-type="float" office:value="-1.22464679914735E-015" calcext:value-type="float">
            <text:p>-1.22464679914735E-15</text:p>
          </table:table-cell>
          <table:table-cell table:formula="of:=SIN(2*PI()*[.A10]*[.$W$1]/[.$AI$2])" office:value-type="float" office:value="1" calcext:value-type="float">
            <text:p>1</text:p>
          </table:table-cell>
          <table:table-cell table:formula="of:=SIN(2*PI()*[.A10]*[.$X$1]/[.$AI$2])" office:value-type="float" office:value="4.89982515786259E-015" calcext:value-type="float">
            <text:p>4.89982515786259E-15</text:p>
          </table:table-cell>
          <table:table-cell table:formula="of:=SIN(2*PI()*[.A10]*[.$Y$1]/[.$AI$2])" office:value-type="float" office:value="-1" calcext:value-type="float">
            <text:p>-1</text:p>
          </table:table-cell>
          <table:table-cell table:formula="of:=SIN(2*PI()*[.A10]*[.$Z$1]/[.$AI$2])" office:value-type="float" office:value="-1.46957615897682E-015" calcext:value-type="float">
            <text:p>-1.46957615897682E-15</text:p>
          </table:table-cell>
          <table:table-cell table:formula="of:=SIN(2*PI()*[.A10]*[.$AA$1]/[.$AI$2])" office:value-type="float" office:value="1" calcext:value-type="float">
            <text:p>1</text:p>
          </table:table-cell>
          <table:table-cell table:formula="of:=SIN(2*PI()*[.A10]*[.$AB$1]/[.$AI$2])" office:value-type="float" office:value="-1.96067283990894E-015" calcext:value-type="float">
            <text:p>-1.96067283990894E-15</text:p>
          </table:table-cell>
          <table:table-cell table:formula="of:=SIN(2*PI()*[.A10]*[.$AC$1]/[.$AI$2])" office:value-type="float" office:value="-1" calcext:value-type="float">
            <text:p>-1</text:p>
          </table:table-cell>
          <table:table-cell table:formula="of:=SIN(2*PI()*[.A10]*[.$AD$1]/[.$AI$2])" office:value-type="float" office:value="-1.71450551880629E-015" calcext:value-type="float">
            <text:p>-1.71450551880629E-15</text:p>
          </table:table-cell>
          <table:table-cell table:formula="of:=SIN(2*PI()*[.A10]*[.$AE$1]/[.$AI$2])" office:value-type="float" office:value="1" calcext:value-type="float">
            <text:p>1</text:p>
          </table:table-cell>
          <table:table-cell table:formula="of:=SIN(2*PI()*[.A10]*[.$AF$1]/[.$AI$2])" office:value-type="float" office:value="5.38968387752153E-015" calcext:value-type="float">
            <text:p>5.38968387752153E-15</text:p>
          </table:table-cell>
          <table:table-cell table:formula="of:=SIN(2*PI()*[.A10]*[.$AG$1]/[.$AI$2])"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2*PI()*[.A11]*[.$B$1]/[.AI11])" office:value-type="float" office:value="0" calcext:value-type="float">
            <text:p>0</text:p>
          </table:table-cell>
          <table:table-cell table:formula="of:=SIN(2*PI()*[.A11]*[.$C$1]/[.$AI$2])" office:value-type="float" office:value="0.98078528040323" calcext:value-type="float">
            <text:p>0.98078528040323</text:p>
          </table:table-cell>
          <table:table-cell table:formula="of:=SIN(2*PI()*[.A11]*[.$D$1]/[.$AI$2])" office:value-type="float" office:value="-0.38268343236509" calcext:value-type="float">
            <text:p>-0.38268343236509</text:p>
          </table:table-cell>
          <table:table-cell table:formula="of:=SIN(2*PI()*[.A11]*[.$E$1]/[.$AI$2])" office:value-type="float" office:value="-0.831469612302545" calcext:value-type="float">
            <text:p>-0.831469612302545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1]*[.$G$1]/[.$AI$2])" office:value-type="float" office:value="0.555570233019602" calcext:value-type="float">
            <text:p>0.555570233019602</text:p>
          </table:table-cell>
          <table:table-cell table:formula="of:=SIN(2*PI()*[.A11]*[.$H$1]/[.$AI$2])" office:value-type="float" office:value="-0.923879532511286" calcext:value-type="float">
            <text:p>-0.923879532511286</text:p>
          </table:table-cell>
          <table:table-cell table:formula="of:=SIN(2*PI()*[.A11]*[.$I$1]/[.$AI$2])" office:value-type="float" office:value="-0.195090322016128" calcext:value-type="float">
            <text:p>-0.195090322016128</text:p>
          </table:table-cell>
          <table:table-cell table:formula="of:=SIN(2*PI()*[.A11]*[.$J$1]/[.$AI$2])" office:value-type="float" office:value="1" calcext:value-type="float">
            <text:p>1</text:p>
          </table:table-cell>
          <table:table-cell table:formula="of:=SIN(2*PI()*[.A11]*[.$K$1]/[.$AI$2])" office:value-type="float" office:value="-0.195090322016127" calcext:value-type="float">
            <text:p>-0.195090322016127</text:p>
          </table:table-cell>
          <table:table-cell table:formula="of:=SIN(2*PI()*[.A11]*[.$L$1]/[.$AI$2])" office:value-type="float" office:value="-0.923879532511287" calcext:value-type="float">
            <text:p>-0.923879532511287</text:p>
          </table:table-cell>
          <table:table-cell table:formula="of:=SIN(2*PI()*[.A11]*[.$M$1]/[.$AI$2])" office:value-type="float" office:value="0.555570233019603" calcext:value-type="float">
            <text:p>0.555570233019603</text:p>
          </table:table-cell>
          <table:table-cell table:formula="of:=SIN(2*PI()*[.A11]*[.$N$1]/[.$AI$2])" office:value-type="float" office:value="0.707106781186549" calcext:value-type="float">
            <text:p>0.707106781186549</text:p>
          </table:table-cell>
          <table:table-cell table:formula="of:=SIN(2*PI()*[.A11]*[.$O$1]/[.$AI$2])" office:value-type="float" office:value="-0.831469612302545" calcext:value-type="float">
            <text:p>-0.831469612302545</text:p>
          </table:table-cell>
          <table:table-cell table:formula="of:=SIN(2*PI()*[.A11]*[.$P$1]/[.$AI$2])" office:value-type="float" office:value="-0.382683432365089" calcext:value-type="float">
            <text:p>-0.382683432365089</text:p>
          </table:table-cell>
          <table:table-cell table:formula="of:=SIN(2*PI()*[.A11]*[.$Q$1]/[.$AI$2])" office:value-type="float" office:value="0.98078528040323" calcext:value-type="float">
            <text:p>0.98078528040323</text:p>
          </table:table-cell>
          <table:table-cell table:formula="of:=SIN(2*PI()*[.A11]*[.$R$1]/[.$AI$2])" office:value-type="float" office:value="1.10218211923262E-015" calcext:value-type="float">
            <text:p>1.10218211923262E-15</text:p>
          </table:table-cell>
          <table:table-cell table:formula="of:=SIN(2*PI()*[.A11]*[.$S$1]/[.$AI$2])" office:value-type="float" office:value="-0.98078528040323" calcext:value-type="float">
            <text:p>-0.98078528040323</text:p>
          </table:table-cell>
          <table:table-cell table:formula="of:=SIN(2*PI()*[.A11]*[.$T$1]/[.$AI$2])" office:value-type="float" office:value="0.382683432365087" calcext:value-type="float">
            <text:p>0.382683432365087</text:p>
          </table:table-cell>
          <table:table-cell table:formula="of:=SIN(2*PI()*[.A11]*[.$U$1]/[.$AI$2])" office:value-type="float" office:value="0.831469612302546" calcext:value-type="float">
            <text:p>0.831469612302546</text:p>
          </table:table-cell>
          <table:table-cell table:formula="of:=SIN(2*PI()*[.A11]*[.$V$1]/[.$AI$2])" office:value-type="float" office:value="-0.707106781186547" calcext:value-type="float">
            <text:p>-0.707106781186547</text:p>
          </table:table-cell>
          <table:table-cell table:formula="of:=SIN(2*PI()*[.A11]*[.$W$1]/[.$AI$2])" office:value-type="float" office:value="-0.555570233019602" calcext:value-type="float">
            <text:p>-0.555570233019602</text:p>
          </table:table-cell>
          <table:table-cell table:formula="of:=SIN(2*PI()*[.A11]*[.$X$1]/[.$AI$2])" office:value-type="float" office:value="0.923879532511287" calcext:value-type="float">
            <text:p>0.923879532511287</text:p>
          </table:table-cell>
          <table:table-cell table:formula="of:=SIN(2*PI()*[.A11]*[.$Y$1]/[.$AI$2])" office:value-type="float" office:value="0.195090322016133" calcext:value-type="float">
            <text:p>0.195090322016133</text:p>
          </table:table-cell>
          <table:table-cell table:formula="of:=SIN(2*PI()*[.A11]*[.$Z$1]/[.$AI$2])" office:value-type="float" office:value="-1" calcext:value-type="float">
            <text:p>-1</text:p>
          </table:table-cell>
          <table:table-cell table:formula="of:=SIN(2*PI()*[.A11]*[.$AA$1]/[.$AI$2])" office:value-type="float" office:value="0.195090322016126" calcext:value-type="float">
            <text:p>0.195090322016126</text:p>
          </table:table-cell>
          <table:table-cell table:formula="of:=SIN(2*PI()*[.A11]*[.$AB$1]/[.$AI$2])" office:value-type="float" office:value="0.923879532511287" calcext:value-type="float">
            <text:p>0.923879532511287</text:p>
          </table:table-cell>
          <table:table-cell table:formula="of:=SIN(2*PI()*[.A11]*[.$AC$1]/[.$AI$2])" office:value-type="float" office:value="-0.555570233019602" calcext:value-type="float">
            <text:p>-0.555570233019602</text:p>
          </table:table-cell>
          <table:table-cell table:formula="of:=SIN(2*PI()*[.A11]*[.$AD$1]/[.$AI$2])" office:value-type="float" office:value="-0.707106781186547" calcext:value-type="float">
            <text:p>-0.707106781186547</text:p>
          </table:table-cell>
          <table:table-cell table:formula="of:=SIN(2*PI()*[.A11]*[.$AE$1]/[.$AI$2])" office:value-type="float" office:value="0.831469612302542" calcext:value-type="float">
            <text:p>0.831469612302542</text:p>
          </table:table-cell>
          <table:table-cell table:formula="of:=SIN(2*PI()*[.A11]*[.$AF$1]/[.$AI$2])" office:value-type="float" office:value="0.382683432365094" calcext:value-type="float">
            <text:p>0.382683432365094</text:p>
          </table:table-cell>
          <table:table-cell table:formula="of:=SIN(2*PI()*[.A11]*[.$AG$1]/[.$AI$2])" office:value-type="float" office:value="-0.98078528040323" calcext:value-type="float">
            <text:p>-0.98078528040323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2*PI()*[.A12]*[.$B$1]/[.AI12])" office:value-type="float" office:value="0" calcext:value-type="float">
            <text:p>0</text:p>
          </table:table-cell>
          <table:table-cell table:formula="of:=SIN(2*PI()*[.A12]*[.$C$1]/[.$AI$2])" office:value-type="float" office:value="0.923879532511287" calcext:value-type="float">
            <text:p>0.923879532511287</text:p>
          </table:table-cell>
          <table:table-cell table:formula="of:=SIN(2*PI()*[.A12]*[.$D$1]/[.$AI$2])" office:value-type="float" office:value="-0.707106781186547" calcext:value-type="float">
            <text:p>-0.707106781186547</text:p>
          </table:table-cell>
          <table:table-cell table:formula="of:=SIN(2*PI()*[.A12]*[.$E$1]/[.$AI$2])" office:value-type="float" office:value="-0.38268343236509" calcext:value-type="float">
            <text:p>-0.38268343236509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2]*[.$G$1]/[.$AI$2])" office:value-type="float" office:value="-0.38268343236509" calcext:value-type="float">
            <text:p>-0.38268343236509</text:p>
          </table:table-cell>
          <table:table-cell table:formula="of:=SIN(2*PI()*[.A12]*[.$H$1]/[.$AI$2])" office:value-type="float" office:value="-0.707106781186548" calcext:value-type="float">
            <text:p>-0.707106781186548</text:p>
          </table:table-cell>
          <table:table-cell table:formula="of:=SIN(2*PI()*[.A12]*[.$I$1]/[.$AI$2])" office:value-type="float" office:value="0.923879532511286" calcext:value-type="float">
            <text:p>0.923879532511286</text:p>
          </table:table-cell>
          <table:table-cell table:formula="of:=SIN(2*PI()*[.A12]*[.$J$1]/[.$AI$2])" office:value-type="float" office:value="6.12323399573677E-016" calcext:value-type="float">
            <text:p>6.12323399573677E-16</text:p>
          </table:table-cell>
          <table:table-cell table:formula="of:=SIN(2*PI()*[.A12]*[.$K$1]/[.$AI$2])" office:value-type="float" office:value="-0.923879532511287" calcext:value-type="float">
            <text:p>-0.923879532511287</text:p>
          </table:table-cell>
          <table:table-cell table:formula="of:=SIN(2*PI()*[.A12]*[.$L$1]/[.$AI$2])" office:value-type="float" office:value="0.707106781186548" calcext:value-type="float">
            <text:p>0.707106781186548</text:p>
          </table:table-cell>
          <table:table-cell table:formula="of:=SIN(2*PI()*[.A12]*[.$M$1]/[.$AI$2])" office:value-type="float" office:value="0.382683432365089" calcext:value-type="float">
            <text:p>0.382683432365089</text:p>
          </table:table-cell>
          <table:table-cell table:formula="of:=SIN(2*PI()*[.A12]*[.$N$1]/[.$AI$2])" office:value-type="float" office:value="-1" calcext:value-type="float">
            <text:p>-1</text:p>
          </table:table-cell>
          <table:table-cell table:formula="of:=SIN(2*PI()*[.A12]*[.$O$1]/[.$AI$2])" office:value-type="float" office:value="0.382683432365088" calcext:value-type="float">
            <text:p>0.382683432365088</text:p>
          </table:table-cell>
          <table:table-cell table:formula="of:=SIN(2*PI()*[.A12]*[.$P$1]/[.$AI$2])" office:value-type="float" office:value="0.707106781186549" calcext:value-type="float">
            <text:p>0.707106781186549</text:p>
          </table:table-cell>
          <table:table-cell table:formula="of:=SIN(2*PI()*[.A12]*[.$Q$1]/[.$AI$2])" office:value-type="float" office:value="-0.923879532511286" calcext:value-type="float">
            <text:p>-0.923879532511286</text:p>
          </table:table-cell>
          <table:table-cell table:formula="of:=SIN(2*PI()*[.A12]*[.$R$1]/[.$AI$2])" office:value-type="float" office:value="-1.22464679914735E-015" calcext:value-type="float">
            <text:p>-1.22464679914735E-15</text:p>
          </table:table-cell>
          <table:table-cell table:formula="of:=SIN(2*PI()*[.A12]*[.$S$1]/[.$AI$2])" office:value-type="float" office:value="0.923879532511287" calcext:value-type="float">
            <text:p>0.923879532511287</text:p>
          </table:table-cell>
          <table:table-cell table:formula="of:=SIN(2*PI()*[.A12]*[.$T$1]/[.$AI$2])" office:value-type="float" office:value="-0.707106781186547" calcext:value-type="float">
            <text:p>-0.707106781186547</text:p>
          </table:table-cell>
          <table:table-cell table:formula="of:=SIN(2*PI()*[.A12]*[.$U$1]/[.$AI$2])" office:value-type="float" office:value="-0.38268343236509" calcext:value-type="float">
            <text:p>-0.38268343236509</text:p>
          </table:table-cell>
          <table:table-cell table:formula="of:=SIN(2*PI()*[.A12]*[.$V$1]/[.$AI$2])" office:value-type="float" office:value="1" calcext:value-type="float">
            <text:p>1</text:p>
          </table:table-cell>
          <table:table-cell table:formula="of:=SIN(2*PI()*[.A12]*[.$W$1]/[.$AI$2])" office:value-type="float" office:value="-0.38268343236509" calcext:value-type="float">
            <text:p>-0.38268343236509</text:p>
          </table:table-cell>
          <table:table-cell table:formula="of:=SIN(2*PI()*[.A12]*[.$X$1]/[.$AI$2])" office:value-type="float" office:value="-0.707106781186547" calcext:value-type="float">
            <text:p>-0.707106781186547</text:p>
          </table:table-cell>
          <table:table-cell table:formula="of:=SIN(2*PI()*[.A12]*[.$Y$1]/[.$AI$2])" office:value-type="float" office:value="0.923879532511287" calcext:value-type="float">
            <text:p>0.923879532511287</text:p>
          </table:table-cell>
          <table:table-cell table:formula="of:=SIN(2*PI()*[.A12]*[.$Z$1]/[.$AI$2])" office:value-type="float" office:value="5.38968387752153E-015" calcext:value-type="float">
            <text:p>5.38968387752153E-15</text:p>
          </table:table-cell>
          <table:table-cell table:formula="of:=SIN(2*PI()*[.A12]*[.$AA$1]/[.$AI$2])" office:value-type="float" office:value="-0.923879532511289" calcext:value-type="float">
            <text:p>-0.923879532511289</text:p>
          </table:table-cell>
          <table:table-cell table:formula="of:=SIN(2*PI()*[.A12]*[.$AB$1]/[.$AI$2])" office:value-type="float" office:value="0.707106781186544" calcext:value-type="float">
            <text:p>0.707106781186544</text:p>
          </table:table-cell>
          <table:table-cell table:formula="of:=SIN(2*PI()*[.A12]*[.$AC$1]/[.$AI$2])" office:value-type="float" office:value="0.382683432365094" calcext:value-type="float">
            <text:p>0.382683432365094</text:p>
          </table:table-cell>
          <table:table-cell table:formula="of:=SIN(2*PI()*[.A12]*[.$AD$1]/[.$AI$2])" office:value-type="float" office:value="-1" calcext:value-type="float">
            <text:p>-1</text:p>
          </table:table-cell>
          <table:table-cell table:formula="of:=SIN(2*PI()*[.A12]*[.$AE$1]/[.$AI$2])" office:value-type="float" office:value="0.382683432365086" calcext:value-type="float">
            <text:p>0.382683432365086</text:p>
          </table:table-cell>
          <table:table-cell table:formula="of:=SIN(2*PI()*[.A12]*[.$AF$1]/[.$AI$2])" office:value-type="float" office:value="0.70710678118655" calcext:value-type="float">
            <text:p>0.70710678118655</text:p>
          </table:table-cell>
          <table:table-cell table:formula="of:=SIN(2*PI()*[.A12]*[.$AG$1]/[.$AI$2])" office:value-type="float" office:value="-0.923879532511286" calcext:value-type="float">
            <text:p>-0.92387953251128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2*PI()*[.A13]*[.$B$1]/[.AI13])" office:value-type="float" office:value="0" calcext:value-type="float">
            <text:p>0</text:p>
          </table:table-cell>
          <table:table-cell table:formula="of:=SIN(2*PI()*[.A13]*[.$C$1]/[.$AI$2])" office:value-type="float" office:value="0.831469612302545" calcext:value-type="float">
            <text:p>0.831469612302545</text:p>
          </table:table-cell>
          <table:table-cell table:formula="of:=SIN(2*PI()*[.A13]*[.$D$1]/[.$AI$2])" office:value-type="float" office:value="-0.923879532511286" calcext:value-type="float">
            <text:p>-0.923879532511286</text:p>
          </table:table-cell>
          <table:table-cell table:formula="of:=SIN(2*PI()*[.A13]*[.$E$1]/[.$AI$2])" office:value-type="float" office:value="0.195090322016127" calcext:value-type="float">
            <text:p>0.195090322016127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3]*[.$G$1]/[.$AI$2])" office:value-type="float" office:value="-0.98078528040323" calcext:value-type="float">
            <text:p>-0.98078528040323</text:p>
          </table:table-cell>
          <table:table-cell table:formula="of:=SIN(2*PI()*[.A13]*[.$H$1]/[.$AI$2])" office:value-type="float" office:value="0.382683432365088" calcext:value-type="float">
            <text:p>0.382683432365088</text:p>
          </table:table-cell>
          <table:table-cell table:formula="of:=SIN(2*PI()*[.A13]*[.$I$1]/[.$AI$2])" office:value-type="float" office:value="0.555570233019604" calcext:value-type="float">
            <text:p>0.555570233019604</text:p>
          </table:table-cell>
          <table:table-cell table:formula="of:=SIN(2*PI()*[.A13]*[.$J$1]/[.$AI$2])" office:value-type="float" office:value="-1" calcext:value-type="float">
            <text:p>-1</text:p>
          </table:table-cell>
          <table:table-cell table:formula="of:=SIN(2*PI()*[.A13]*[.$K$1]/[.$AI$2])" office:value-type="float" office:value="0.5555702330196" calcext:value-type="float">
            <text:p>0.5555702330196</text:p>
          </table:table-cell>
          <table:table-cell table:formula="of:=SIN(2*PI()*[.A13]*[.$L$1]/[.$AI$2])" office:value-type="float" office:value="0.382683432365093" calcext:value-type="float">
            <text:p>0.382683432365093</text:p>
          </table:table-cell>
          <table:table-cell table:formula="of:=SIN(2*PI()*[.A13]*[.$M$1]/[.$AI$2])" office:value-type="float" office:value="-0.980785280403231" calcext:value-type="float">
            <text:p>-0.980785280403231</text:p>
          </table:table-cell>
          <table:table-cell table:formula="of:=SIN(2*PI()*[.A13]*[.$N$1]/[.$AI$2])" office:value-type="float" office:value="0.707106781186545" calcext:value-type="float">
            <text:p>0.707106781186545</text:p>
          </table:table-cell>
          <table:table-cell table:formula="of:=SIN(2*PI()*[.A13]*[.$O$1]/[.$AI$2])" office:value-type="float" office:value="0.195090322016132" calcext:value-type="float">
            <text:p>0.195090322016132</text:p>
          </table:table-cell>
          <table:table-cell table:formula="of:=SIN(2*PI()*[.A13]*[.$P$1]/[.$AI$2])" office:value-type="float" office:value="-0.923879532511288" calcext:value-type="float">
            <text:p>-0.923879532511288</text:p>
          </table:table-cell>
          <table:table-cell table:formula="of:=SIN(2*PI()*[.A13]*[.$Q$1]/[.$AI$2])" office:value-type="float" office:value="0.831469612302543" calcext:value-type="float">
            <text:p>0.831469612302543</text:p>
          </table:table-cell>
          <table:table-cell table:formula="of:=SIN(2*PI()*[.A13]*[.$R$1]/[.$AI$2])" office:value-type="float" office:value="4.89982515786259E-015" calcext:value-type="float">
            <text:p>4.89982515786259E-15</text:p>
          </table:table-cell>
          <table:table-cell table:formula="of:=SIN(2*PI()*[.A13]*[.$S$1]/[.$AI$2])" office:value-type="float" office:value="-0.831469612302548" calcext:value-type="float">
            <text:p>-0.831469612302548</text:p>
          </table:table-cell>
          <table:table-cell table:formula="of:=SIN(2*PI()*[.A13]*[.$T$1]/[.$AI$2])" office:value-type="float" office:value="0.923879532511285" calcext:value-type="float">
            <text:p>0.923879532511285</text:p>
          </table:table-cell>
          <table:table-cell table:formula="of:=SIN(2*PI()*[.A13]*[.$U$1]/[.$AI$2])" office:value-type="float" office:value="-0.195090322016123" calcext:value-type="float">
            <text:p>-0.195090322016123</text:p>
          </table:table-cell>
          <table:table-cell table:formula="of:=SIN(2*PI()*[.A13]*[.$V$1]/[.$AI$2])" office:value-type="float" office:value="-0.707106781186552" calcext:value-type="float">
            <text:p>-0.707106781186552</text:p>
          </table:table-cell>
          <table:table-cell table:formula="of:=SIN(2*PI()*[.A13]*[.$W$1]/[.$AI$2])" office:value-type="float" office:value="0.980785280403229" calcext:value-type="float">
            <text:p>0.980785280403229</text:p>
          </table:table-cell>
          <table:table-cell table:formula="of:=SIN(2*PI()*[.A13]*[.$X$1]/[.$AI$2])" office:value-type="float" office:value="-0.382683432365084" calcext:value-type="float">
            <text:p>-0.382683432365084</text:p>
          </table:table-cell>
          <table:table-cell table:formula="of:=SIN(2*PI()*[.A13]*[.$Y$1]/[.$AI$2])" office:value-type="float" office:value="-0.555570233019608" calcext:value-type="float">
            <text:p>-0.555570233019608</text:p>
          </table:table-cell>
          <table:table-cell table:formula="of:=SIN(2*PI()*[.A13]*[.$Z$1]/[.$AI$2])" office:value-type="float" office:value="1" calcext:value-type="float">
            <text:p>1</text:p>
          </table:table-cell>
          <table:table-cell table:formula="of:=SIN(2*PI()*[.A13]*[.$AA$1]/[.$AI$2])" office:value-type="float" office:value="-0.555570233019596" calcext:value-type="float">
            <text:p>-0.555570233019596</text:p>
          </table:table-cell>
          <table:table-cell table:formula="of:=SIN(2*PI()*[.A13]*[.$AB$1]/[.$AI$2])" office:value-type="float" office:value="-0.382683432365097" calcext:value-type="float">
            <text:p>-0.382683432365097</text:p>
          </table:table-cell>
          <table:table-cell table:formula="of:=SIN(2*PI()*[.A13]*[.$AC$1]/[.$AI$2])" office:value-type="float" office:value="0.980785280403232" calcext:value-type="float">
            <text:p>0.980785280403232</text:p>
          </table:table-cell>
          <table:table-cell table:formula="of:=SIN(2*PI()*[.A13]*[.$AD$1]/[.$AI$2])" office:value-type="float" office:value="-0.707106781186541" calcext:value-type="float">
            <text:p>-0.707106781186541</text:p>
          </table:table-cell>
          <table:table-cell table:formula="of:=SIN(2*PI()*[.A13]*[.$AE$1]/[.$AI$2])" office:value-type="float" office:value="-0.195090322016137" calcext:value-type="float">
            <text:p>-0.195090322016137</text:p>
          </table:table-cell>
          <table:table-cell table:formula="of:=SIN(2*PI()*[.A13]*[.$AF$1]/[.$AI$2])" office:value-type="float" office:value="0.92387953251129" calcext:value-type="float">
            <text:p>0.92387953251129</text:p>
          </table:table-cell>
          <table:table-cell table:formula="of:=SIN(2*PI()*[.A13]*[.$AG$1]/[.$AI$2])" office:value-type="float" office:value="-0.83146961230254" calcext:value-type="float">
            <text:p>-0.8314696123025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2*PI()*[.A14]*[.$B$1]/[.AI14])" office:value-type="float" office:value="0" calcext:value-type="float">
            <text:p>0</text:p>
          </table:table-cell>
          <table:table-cell table:formula="of:=SIN(2*PI()*[.A14]*[.$C$1]/[.$AI$2])" office:value-type="float" office:value="0.707106781186548" calcext:value-type="float">
            <text:p>0.707106781186548</text:p>
          </table:table-cell>
          <table:table-cell table:formula="of:=SIN(2*PI()*[.A14]*[.$D$1]/[.$AI$2])" office:value-type="float" office:value="-1" calcext:value-type="float">
            <text:p>-1</text:p>
          </table:table-cell>
          <table:table-cell table:formula="of:=SIN(2*PI()*[.A14]*[.$E$1]/[.$AI$2])" office:value-type="float" office:value="0.707106781186547" calcext:value-type="float">
            <text:p>0.707106781186547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4]*[.$G$1]/[.$AI$2])" office:value-type="float" office:value="-0.707106781186548" calcext:value-type="float">
            <text:p>-0.707106781186548</text:p>
          </table:table-cell>
          <table:table-cell table:formula="of:=SIN(2*PI()*[.A14]*[.$H$1]/[.$AI$2])" office:value-type="float" office:value="1" calcext:value-type="float">
            <text:p>1</text:p>
          </table:table-cell>
          <table:table-cell table:formula="of:=SIN(2*PI()*[.A14]*[.$I$1]/[.$AI$2])" office:value-type="float" office:value="-0.707106781186548" calcext:value-type="float">
            <text:p>-0.707106781186548</text:p>
          </table:table-cell>
          <table:table-cell table:formula="of:=SIN(2*PI()*[.A14]*[.$J$1]/[.$AI$2])" office:value-type="float" office:value="-7.34788079488412E-016" calcext:value-type="float">
            <text:p>-7.34788079488412E-16</text:p>
          </table:table-cell>
          <table:table-cell table:formula="of:=SIN(2*PI()*[.A14]*[.$K$1]/[.$AI$2])" office:value-type="float" office:value="0.707106781186549" calcext:value-type="float">
            <text:p>0.707106781186549</text:p>
          </table:table-cell>
          <table:table-cell table:formula="of:=SIN(2*PI()*[.A14]*[.$L$1]/[.$AI$2])" office:value-type="float" office:value="-1" calcext:value-type="float">
            <text:p>-1</text:p>
          </table:table-cell>
          <table:table-cell table:formula="of:=SIN(2*PI()*[.A14]*[.$M$1]/[.$AI$2])" office:value-type="float" office:value="0.707106781186547" calcext:value-type="float">
            <text:p>0.707106781186547</text:p>
          </table:table-cell>
          <table:table-cell table:formula="of:=SIN(2*PI()*[.A14]*[.$N$1]/[.$AI$2])" office:value-type="float" office:value="1.10218211923262E-015" calcext:value-type="float">
            <text:p>1.10218211923262E-15</text:p>
          </table:table-cell>
          <table:table-cell table:formula="of:=SIN(2*PI()*[.A14]*[.$O$1]/[.$AI$2])" office:value-type="float" office:value="-0.707106781186549" calcext:value-type="float">
            <text:p>-0.707106781186549</text:p>
          </table:table-cell>
          <table:table-cell table:formula="of:=SIN(2*PI()*[.A14]*[.$P$1]/[.$AI$2])" office:value-type="float" office:value="1" calcext:value-type="float">
            <text:p>1</text:p>
          </table:table-cell>
          <table:table-cell table:formula="of:=SIN(2*PI()*[.A14]*[.$Q$1]/[.$AI$2])" office:value-type="float" office:value="-0.707106781186547" calcext:value-type="float">
            <text:p>-0.707106781186547</text:p>
          </table:table-cell>
          <table:table-cell table:formula="of:=SIN(2*PI()*[.A14]*[.$R$1]/[.$AI$2])" office:value-type="float" office:value="-1.46957615897682E-015" calcext:value-type="float">
            <text:p>-1.46957615897682E-15</text:p>
          </table:table-cell>
          <table:table-cell table:formula="of:=SIN(2*PI()*[.A14]*[.$S$1]/[.$AI$2])" office:value-type="float" office:value="0.707106781186549" calcext:value-type="float">
            <text:p>0.707106781186549</text:p>
          </table:table-cell>
          <table:table-cell table:formula="of:=SIN(2*PI()*[.A14]*[.$T$1]/[.$AI$2])" office:value-type="float" office:value="-1" calcext:value-type="float">
            <text:p>-1</text:p>
          </table:table-cell>
          <table:table-cell table:formula="of:=SIN(2*PI()*[.A14]*[.$U$1]/[.$AI$2])" office:value-type="float" office:value="0.707106781186544" calcext:value-type="float">
            <text:p>0.707106781186544</text:p>
          </table:table-cell>
          <table:table-cell table:formula="of:=SIN(2*PI()*[.A14]*[.$V$1]/[.$AI$2])" office:value-type="float" office:value="5.38968387752153E-015" calcext:value-type="float">
            <text:p>5.38968387752153E-15</text:p>
          </table:table-cell>
          <table:table-cell table:formula="of:=SIN(2*PI()*[.A14]*[.$W$1]/[.$AI$2])" office:value-type="float" office:value="-0.707106781186547" calcext:value-type="float">
            <text:p>-0.707106781186547</text:p>
          </table:table-cell>
          <table:table-cell table:formula="of:=SIN(2*PI()*[.A14]*[.$X$1]/[.$AI$2])" office:value-type="float" office:value="1" calcext:value-type="float">
            <text:p>1</text:p>
          </table:table-cell>
          <table:table-cell table:formula="of:=SIN(2*PI()*[.A14]*[.$Y$1]/[.$AI$2])" office:value-type="float" office:value="-0.707106781186547" calcext:value-type="float">
            <text:p>-0.707106781186547</text:p>
          </table:table-cell>
          <table:table-cell table:formula="of:=SIN(2*PI()*[.A14]*[.$Z$1]/[.$AI$2])" office:value-type="float" office:value="-2.20436423846524E-015" calcext:value-type="float">
            <text:p>-2.20436423846524E-15</text:p>
          </table:table-cell>
          <table:table-cell table:formula="of:=SIN(2*PI()*[.A14]*[.$AA$1]/[.$AI$2])" office:value-type="float" office:value="0.70710678118655" calcext:value-type="float">
            <text:p>0.70710678118655</text:p>
          </table:table-cell>
          <table:table-cell table:formula="of:=SIN(2*PI()*[.A14]*[.$AB$1]/[.$AI$2])" office:value-type="float" office:value="-1" calcext:value-type="float">
            <text:p>-1</text:p>
          </table:table-cell>
          <table:table-cell table:formula="of:=SIN(2*PI()*[.A14]*[.$AC$1]/[.$AI$2])" office:value-type="float" office:value="0.707106781186544" calcext:value-type="float">
            <text:p>0.707106781186544</text:p>
          </table:table-cell>
          <table:table-cell table:formula="of:=SIN(2*PI()*[.A14]*[.$AD$1]/[.$AI$2])" office:value-type="float" office:value="-9.80955400591059E-016" calcext:value-type="float">
            <text:p>-9.80955400591059E-16</text:p>
          </table:table-cell>
          <table:table-cell table:formula="of:=SIN(2*PI()*[.A14]*[.$AE$1]/[.$AI$2])" office:value-type="float" office:value="-0.707106781186553" calcext:value-type="float">
            <text:p>-0.707106781186553</text:p>
          </table:table-cell>
          <table:table-cell table:formula="of:=SIN(2*PI()*[.A14]*[.$AF$1]/[.$AI$2])" office:value-type="float" office:value="1" calcext:value-type="float">
            <text:p>1</text:p>
          </table:table-cell>
          <table:table-cell table:formula="of:=SIN(2*PI()*[.A14]*[.$AG$1]/[.$AI$2])" office:value-type="float" office:value="-0.707106781186541" calcext:value-type="float">
            <text:p>-0.70710678118654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2*PI()*[.A15]*[.$B$1]/[.AI15])" office:value-type="float" office:value="0" calcext:value-type="float">
            <text:p>0</text:p>
          </table:table-cell>
          <table:table-cell table:formula="of:=SIN(2*PI()*[.A15]*[.$C$1]/[.$AI$2])" office:value-type="float" office:value="0.555570233019602" calcext:value-type="float">
            <text:p>0.555570233019602</text:p>
          </table:table-cell>
          <table:table-cell table:formula="of:=SIN(2*PI()*[.A15]*[.$D$1]/[.$AI$2])" office:value-type="float" office:value="-0.923879532511287" calcext:value-type="float">
            <text:p>-0.923879532511287</text:p>
          </table:table-cell>
          <table:table-cell table:formula="of:=SIN(2*PI()*[.A15]*[.$E$1]/[.$AI$2])" office:value-type="float" office:value="0.98078528040323" calcext:value-type="float">
            <text:p>0.98078528040323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5]*[.$G$1]/[.$AI$2])" office:value-type="float" office:value="0.195090322016129" calcext:value-type="float">
            <text:p>0.195090322016129</text:p>
          </table:table-cell>
          <table:table-cell table:formula="of:=SIN(2*PI()*[.A15]*[.$H$1]/[.$AI$2])" office:value-type="float" office:value="0.382683432365089" calcext:value-type="float">
            <text:p>0.382683432365089</text:p>
          </table:table-cell>
          <table:table-cell table:formula="of:=SIN(2*PI()*[.A15]*[.$I$1]/[.$AI$2])" office:value-type="float" office:value="-0.831469612302544" calcext:value-type="float">
            <text:p>-0.831469612302544</text:p>
          </table:table-cell>
          <table:table-cell table:formula="of:=SIN(2*PI()*[.A15]*[.$J$1]/[.$AI$2])" office:value-type="float" office:value="1" calcext:value-type="float">
            <text:p>1</text:p>
          </table:table-cell>
          <table:table-cell table:formula="of:=SIN(2*PI()*[.A15]*[.$K$1]/[.$AI$2])" office:value-type="float" office:value="-0.831469612302545" calcext:value-type="float">
            <text:p>-0.831469612302545</text:p>
          </table:table-cell>
          <table:table-cell table:formula="of:=SIN(2*PI()*[.A15]*[.$L$1]/[.$AI$2])" office:value-type="float" office:value="0.382683432365091" calcext:value-type="float">
            <text:p>0.382683432365091</text:p>
          </table:table-cell>
          <table:table-cell table:formula="of:=SIN(2*PI()*[.A15]*[.$M$1]/[.$AI$2])" office:value-type="float" office:value="0.195090322016125" calcext:value-type="float">
            <text:p>0.195090322016125</text:p>
          </table:table-cell>
          <table:table-cell table:formula="of:=SIN(2*PI()*[.A15]*[.$N$1]/[.$AI$2])" office:value-type="float" office:value="-0.707106781186546" calcext:value-type="float">
            <text:p>-0.707106781186546</text:p>
          </table:table-cell>
          <table:table-cell table:formula="of:=SIN(2*PI()*[.A15]*[.$O$1]/[.$AI$2])" office:value-type="float" office:value="0.98078528040323" calcext:value-type="float">
            <text:p>0.98078528040323</text:p>
          </table:table-cell>
          <table:table-cell table:formula="of:=SIN(2*PI()*[.A15]*[.$P$1]/[.$AI$2])" office:value-type="float" office:value="-0.923879532511289" calcext:value-type="float">
            <text:p>-0.923879532511289</text:p>
          </table:table-cell>
          <table:table-cell table:formula="of:=SIN(2*PI()*[.A15]*[.$Q$1]/[.$AI$2])" office:value-type="float" office:value="0.555570233019605" calcext:value-type="float">
            <text:p>0.555570233019605</text:p>
          </table:table-cell>
          <table:table-cell table:formula="of:=SIN(2*PI()*[.A15]*[.$R$1]/[.$AI$2])" office:value-type="float" office:value="-1.96067283990894E-015" calcext:value-type="float">
            <text:p>-1.96067283990894E-15</text:p>
          </table:table-cell>
          <table:table-cell table:formula="of:=SIN(2*PI()*[.A15]*[.$S$1]/[.$AI$2])" office:value-type="float" office:value="-0.555570233019602" calcext:value-type="float">
            <text:p>-0.555570233019602</text:p>
          </table:table-cell>
          <table:table-cell table:formula="of:=SIN(2*PI()*[.A15]*[.$T$1]/[.$AI$2])" office:value-type="float" office:value="0.923879532511287" calcext:value-type="float">
            <text:p>0.923879532511287</text:p>
          </table:table-cell>
          <table:table-cell table:formula="of:=SIN(2*PI()*[.A15]*[.$U$1]/[.$AI$2])" office:value-type="float" office:value="-0.980785280403231" calcext:value-type="float">
            <text:p>-0.980785280403231</text:p>
          </table:table-cell>
          <table:table-cell table:formula="of:=SIN(2*PI()*[.A15]*[.$V$1]/[.$AI$2])" office:value-type="float" office:value="0.707106781186549" calcext:value-type="float">
            <text:p>0.707106781186549</text:p>
          </table:table-cell>
          <table:table-cell table:formula="of:=SIN(2*PI()*[.A15]*[.$W$1]/[.$AI$2])" office:value-type="float" office:value="-0.195090322016129" calcext:value-type="float">
            <text:p>-0.195090322016129</text:p>
          </table:table-cell>
          <table:table-cell table:formula="of:=SIN(2*PI()*[.A15]*[.$X$1]/[.$AI$2])" office:value-type="float" office:value="-0.382683432365084" calcext:value-type="float">
            <text:p>-0.382683432365084</text:p>
          </table:table-cell>
          <table:table-cell table:formula="of:=SIN(2*PI()*[.A15]*[.$Y$1]/[.$AI$2])" office:value-type="float" office:value="0.831469612302543" calcext:value-type="float">
            <text:p>0.831469612302543</text:p>
          </table:table-cell>
          <table:table-cell table:formula="of:=SIN(2*PI()*[.A15]*[.$Z$1]/[.$AI$2])" office:value-type="float" office:value="-1" calcext:value-type="float">
            <text:p>-1</text:p>
          </table:table-cell>
          <table:table-cell table:formula="of:=SIN(2*PI()*[.A15]*[.$AA$1]/[.$AI$2])" office:value-type="float" office:value="0.831469612302546" calcext:value-type="float">
            <text:p>0.831469612302546</text:p>
          </table:table-cell>
          <table:table-cell table:formula="of:=SIN(2*PI()*[.A15]*[.$AB$1]/[.$AI$2])" office:value-type="float" office:value="-0.382683432365089" calcext:value-type="float">
            <text:p>-0.382683432365089</text:p>
          </table:table-cell>
          <table:table-cell table:formula="of:=SIN(2*PI()*[.A15]*[.$AC$1]/[.$AI$2])" office:value-type="float" office:value="-0.19509032201613" calcext:value-type="float">
            <text:p>-0.19509032201613</text:p>
          </table:table-cell>
          <table:table-cell table:formula="of:=SIN(2*PI()*[.A15]*[.$AD$1]/[.$AI$2])" office:value-type="float" office:value="0.70710678118654" calcext:value-type="float">
            <text:p>0.70710678118654</text:p>
          </table:table-cell>
          <table:table-cell table:formula="of:=SIN(2*PI()*[.A15]*[.$AE$1]/[.$AI$2])" office:value-type="float" office:value="-0.980785280403229" calcext:value-type="float">
            <text:p>-0.980785280403229</text:p>
          </table:table-cell>
          <table:table-cell table:formula="of:=SIN(2*PI()*[.A15]*[.$AF$1]/[.$AI$2])" office:value-type="float" office:value="0.923879532511289" calcext:value-type="float">
            <text:p>0.923879532511289</text:p>
          </table:table-cell>
          <table:table-cell table:formula="of:=SIN(2*PI()*[.A15]*[.$AG$1]/[.$AI$2])" office:value-type="float" office:value="-0.555570233019607" calcext:value-type="float">
            <text:p>-0.555570233019607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2*PI()*[.A16]*[.$B$1]/[.AI16])" office:value-type="float" office:value="0" calcext:value-type="float">
            <text:p>0</text:p>
          </table:table-cell>
          <table:table-cell table:formula="of:=SIN(2*PI()*[.A16]*[.$C$1]/[.$AI$2])" office:value-type="float" office:value="0.38268343236509" calcext:value-type="float">
            <text:p>0.38268343236509</text:p>
          </table:table-cell>
          <table:table-cell table:formula="of:=SIN(2*PI()*[.A16]*[.$D$1]/[.$AI$2])" office:value-type="float" office:value="-0.707106781186548" calcext:value-type="float">
            <text:p>-0.707106781186548</text:p>
          </table:table-cell>
          <table:table-cell table:formula="of:=SIN(2*PI()*[.A16]*[.$E$1]/[.$AI$2])" office:value-type="float" office:value="0.923879532511287" calcext:value-type="float">
            <text:p>0.923879532511287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6]*[.$G$1]/[.$AI$2])" office:value-type="float" office:value="0.923879532511286" calcext:value-type="float">
            <text:p>0.923879532511286</text:p>
          </table:table-cell>
          <table:table-cell table:formula="of:=SIN(2*PI()*[.A16]*[.$H$1]/[.$AI$2])" office:value-type="float" office:value="-0.707106781186548" calcext:value-type="float">
            <text:p>-0.707106781186548</text:p>
          </table:table-cell>
          <table:table-cell table:formula="of:=SIN(2*PI()*[.A16]*[.$I$1]/[.$AI$2])" office:value-type="float" office:value="0.382683432365088" calcext:value-type="float">
            <text:p>0.382683432365088</text:p>
          </table:table-cell>
          <table:table-cell table:formula="of:=SIN(2*PI()*[.A16]*[.$J$1]/[.$AI$2])" office:value-type="float" office:value="8.57252759403147E-016" calcext:value-type="float">
            <text:p>8.57252759403147E-16</text:p>
          </table:table-cell>
          <table:table-cell table:formula="of:=SIN(2*PI()*[.A16]*[.$K$1]/[.$AI$2])" office:value-type="float" office:value="-0.382683432365089" calcext:value-type="float">
            <text:p>-0.382683432365089</text:p>
          </table:table-cell>
          <table:table-cell table:formula="of:=SIN(2*PI()*[.A16]*[.$L$1]/[.$AI$2])" office:value-type="float" office:value="0.707106781186549" calcext:value-type="float">
            <text:p>0.707106781186549</text:p>
          </table:table-cell>
          <table:table-cell table:formula="of:=SIN(2*PI()*[.A16]*[.$M$1]/[.$AI$2])" office:value-type="float" office:value="-0.923879532511287" calcext:value-type="float">
            <text:p>-0.923879532511287</text:p>
          </table:table-cell>
          <table:table-cell table:formula="of:=SIN(2*PI()*[.A16]*[.$N$1]/[.$AI$2])" office:value-type="float" office:value="1" calcext:value-type="float">
            <text:p>1</text:p>
          </table:table-cell>
          <table:table-cell table:formula="of:=SIN(2*PI()*[.A16]*[.$O$1]/[.$AI$2])" office:value-type="float" office:value="-0.923879532511286" calcext:value-type="float">
            <text:p>-0.923879532511286</text:p>
          </table:table-cell>
          <table:table-cell table:formula="of:=SIN(2*PI()*[.A16]*[.$P$1]/[.$AI$2])" office:value-type="float" office:value="0.707106781186545" calcext:value-type="float">
            <text:p>0.707106781186545</text:p>
          </table:table-cell>
          <table:table-cell table:formula="of:=SIN(2*PI()*[.A16]*[.$Q$1]/[.$AI$2])" office:value-type="float" office:value="-0.38268343236509" calcext:value-type="float">
            <text:p>-0.38268343236509</text:p>
          </table:table-cell>
          <table:table-cell table:formula="of:=SIN(2*PI()*[.A16]*[.$R$1]/[.$AI$2])" office:value-type="float" office:value="-1.71450551880629E-015" calcext:value-type="float">
            <text:p>-1.71450551880629E-15</text:p>
          </table:table-cell>
          <table:table-cell table:formula="of:=SIN(2*PI()*[.A16]*[.$S$1]/[.$AI$2])" office:value-type="float" office:value="0.382683432365093" calcext:value-type="float">
            <text:p>0.382683432365093</text:p>
          </table:table-cell>
          <table:table-cell table:formula="of:=SIN(2*PI()*[.A16]*[.$T$1]/[.$AI$2])" office:value-type="float" office:value="-0.707106781186547" calcext:value-type="float">
            <text:p>-0.707106781186547</text:p>
          </table:table-cell>
          <table:table-cell table:formula="of:=SIN(2*PI()*[.A16]*[.$U$1]/[.$AI$2])" office:value-type="float" office:value="0.923879532511287" calcext:value-type="float">
            <text:p>0.923879532511287</text:p>
          </table:table-cell>
          <table:table-cell table:formula="of:=SIN(2*PI()*[.A16]*[.$V$1]/[.$AI$2])" office:value-type="float" office:value="-1" calcext:value-type="float">
            <text:p>-1</text:p>
          </table:table-cell>
          <table:table-cell table:formula="of:=SIN(2*PI()*[.A16]*[.$W$1]/[.$AI$2])" office:value-type="float" office:value="0.923879532511287" calcext:value-type="float">
            <text:p>0.923879532511287</text:p>
          </table:table-cell>
          <table:table-cell table:formula="of:=SIN(2*PI()*[.A16]*[.$X$1]/[.$AI$2])" office:value-type="float" office:value="-0.707106781186546" calcext:value-type="float">
            <text:p>-0.707106781186546</text:p>
          </table:table-cell>
          <table:table-cell table:formula="of:=SIN(2*PI()*[.A16]*[.$Y$1]/[.$AI$2])" office:value-type="float" office:value="0.382683432365086" calcext:value-type="float">
            <text:p>0.382683432365086</text:p>
          </table:table-cell>
          <table:table-cell table:formula="of:=SIN(2*PI()*[.A16]*[.$Z$1]/[.$AI$2])" office:value-type="float" office:value="-9.80955400591059E-016" calcext:value-type="float">
            <text:p>-9.80955400591059E-16</text:p>
          </table:table-cell>
          <table:table-cell table:formula="of:=SIN(2*PI()*[.A16]*[.$AA$1]/[.$AI$2])" office:value-type="float" office:value="-0.382683432365097" calcext:value-type="float">
            <text:p>-0.382683432365097</text:p>
          </table:table-cell>
          <table:table-cell table:formula="of:=SIN(2*PI()*[.A16]*[.$AB$1]/[.$AI$2])" office:value-type="float" office:value="0.70710678118655" calcext:value-type="float">
            <text:p>0.70710678118655</text:p>
          </table:table-cell>
          <table:table-cell table:formula="of:=SIN(2*PI()*[.A16]*[.$AC$1]/[.$AI$2])" office:value-type="float" office:value="-0.923879532511286" calcext:value-type="float">
            <text:p>-0.923879532511286</text:p>
          </table:table-cell>
          <table:table-cell table:formula="of:=SIN(2*PI()*[.A16]*[.$AD$1]/[.$AI$2])" office:value-type="float" office:value="1" calcext:value-type="float">
            <text:p>1</text:p>
          </table:table-cell>
          <table:table-cell table:formula="of:=SIN(2*PI()*[.A16]*[.$AE$1]/[.$AI$2])" office:value-type="float" office:value="-0.923879532511285" calcext:value-type="float">
            <text:p>-0.923879532511285</text:p>
          </table:table-cell>
          <table:table-cell table:formula="of:=SIN(2*PI()*[.A16]*[.$AF$1]/[.$AI$2])" office:value-type="float" office:value="0.707106781186548" calcext:value-type="float">
            <text:p>0.707106781186548</text:p>
          </table:table-cell>
          <table:table-cell table:formula="of:=SIN(2*PI()*[.A16]*[.$AG$1]/[.$AI$2])" office:value-type="float" office:value="-0.382683432365082" calcext:value-type="float">
            <text:p>-0.38268343236508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2*PI()*[.A17]*[.$B$1]/[.AI17])" office:value-type="float" office:value="0" calcext:value-type="float">
            <text:p>0</text:p>
          </table:table-cell>
          <table:table-cell table:formula="of:=SIN(2*PI()*[.A17]*[.$C$1]/[.$AI$2])" office:value-type="float" office:value="0.195090322016129" calcext:value-type="float">
            <text:p>0.195090322016129</text:p>
          </table:table-cell>
          <table:table-cell table:formula="of:=SIN(2*PI()*[.A17]*[.$D$1]/[.$AI$2])" office:value-type="float" office:value="-0.38268343236509" calcext:value-type="float">
            <text:p>-0.38268343236509</text:p>
          </table:table-cell>
          <table:table-cell table:formula="of:=SIN(2*PI()*[.A17]*[.$E$1]/[.$AI$2])" office:value-type="float" office:value="0.555570233019604" calcext:value-type="float">
            <text:p>0.555570233019604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7]*[.$G$1]/[.$AI$2])" office:value-type="float" office:value="0.831469612302546" calcext:value-type="float">
            <text:p>0.831469612302546</text:p>
          </table:table-cell>
          <table:table-cell table:formula="of:=SIN(2*PI()*[.A17]*[.$H$1]/[.$AI$2])" office:value-type="float" office:value="-0.923879532511288" calcext:value-type="float">
            <text:p>-0.923879532511288</text:p>
          </table:table-cell>
          <table:table-cell table:formula="of:=SIN(2*PI()*[.A17]*[.$I$1]/[.$AI$2])" office:value-type="float" office:value="0.980785280403231" calcext:value-type="float">
            <text:p>0.980785280403231</text:p>
          </table:table-cell>
          <table:table-cell table:formula="of:=SIN(2*PI()*[.A17]*[.$J$1]/[.$AI$2])" office:value-type="float" office:value="-1" calcext:value-type="float">
            <text:p>-1</text:p>
          </table:table-cell>
          <table:table-cell table:formula="of:=SIN(2*PI()*[.A17]*[.$K$1]/[.$AI$2])" office:value-type="float" office:value="0.98078528040323" calcext:value-type="float">
            <text:p>0.98078528040323</text:p>
          </table:table-cell>
          <table:table-cell table:formula="of:=SIN(2*PI()*[.A17]*[.$L$1]/[.$AI$2])" office:value-type="float" office:value="-0.923879532511286" calcext:value-type="float">
            <text:p>-0.923879532511286</text:p>
          </table:table-cell>
          <table:table-cell table:formula="of:=SIN(2*PI()*[.A17]*[.$M$1]/[.$AI$2])" office:value-type="float" office:value="0.831469612302543" calcext:value-type="float">
            <text:p>0.831469612302543</text:p>
          </table:table-cell>
          <table:table-cell table:formula="of:=SIN(2*PI()*[.A17]*[.$N$1]/[.$AI$2])" office:value-type="float" office:value="-0.707106781186542" calcext:value-type="float">
            <text:p>-0.707106781186542</text:p>
          </table:table-cell>
          <table:table-cell table:formula="of:=SIN(2*PI()*[.A17]*[.$O$1]/[.$AI$2])" office:value-type="float" office:value="0.555570233019599" calcext:value-type="float">
            <text:p>0.555570233019599</text:p>
          </table:table-cell>
          <table:table-cell table:formula="of:=SIN(2*PI()*[.A17]*[.$P$1]/[.$AI$2])" office:value-type="float" office:value="-0.382683432365084" calcext:value-type="float">
            <text:p>-0.382683432365084</text:p>
          </table:table-cell>
          <table:table-cell table:formula="of:=SIN(2*PI()*[.A17]*[.$Q$1]/[.$AI$2])" office:value-type="float" office:value="0.195090322016126" calcext:value-type="float">
            <text:p>0.195090322016126</text:p>
          </table:table-cell>
          <table:table-cell table:formula="of:=SIN(2*PI()*[.A17]*[.$R$1]/[.$AI$2])" office:value-type="float" office:value="5.38968387752153E-015" calcext:value-type="float">
            <text:p>5.38968387752153E-15</text:p>
          </table:table-cell>
          <table:table-cell table:formula="of:=SIN(2*PI()*[.A17]*[.$S$1]/[.$AI$2])" office:value-type="float" office:value="-0.195090322016136" calcext:value-type="float">
            <text:p>-0.195090322016136</text:p>
          </table:table-cell>
          <table:table-cell table:formula="of:=SIN(2*PI()*[.A17]*[.$T$1]/[.$AI$2])" office:value-type="float" office:value="0.382683432365094" calcext:value-type="float">
            <text:p>0.382683432365094</text:p>
          </table:table-cell>
          <table:table-cell table:formula="of:=SIN(2*PI()*[.A17]*[.$U$1]/[.$AI$2])" office:value-type="float" office:value="-0.555570233019608" calcext:value-type="float">
            <text:p>-0.555570233019608</text:p>
          </table:table-cell>
          <table:table-cell table:formula="of:=SIN(2*PI()*[.A17]*[.$V$1]/[.$AI$2])" office:value-type="float" office:value="0.70710678118655" calcext:value-type="float">
            <text:p>0.70710678118655</text:p>
          </table:table-cell>
          <table:table-cell table:formula="of:=SIN(2*PI()*[.A17]*[.$W$1]/[.$AI$2])" office:value-type="float" office:value="-0.831469612302549" calcext:value-type="float">
            <text:p>-0.831469612302549</text:p>
          </table:table-cell>
          <table:table-cell table:formula="of:=SIN(2*PI()*[.A17]*[.$X$1]/[.$AI$2])" office:value-type="float" office:value="0.92387953251129" calcext:value-type="float">
            <text:p>0.92387953251129</text:p>
          </table:table-cell>
          <table:table-cell table:formula="of:=SIN(2*PI()*[.A17]*[.$Y$1]/[.$AI$2])" office:value-type="float" office:value="-0.980785280403233" calcext:value-type="float">
            <text:p>-0.980785280403233</text:p>
          </table:table-cell>
          <table:table-cell table:formula="of:=SIN(2*PI()*[.A17]*[.$Z$1]/[.$AI$2])" office:value-type="float" office:value="1" calcext:value-type="float">
            <text:p>1</text:p>
          </table:table-cell>
          <table:table-cell table:formula="of:=SIN(2*PI()*[.A17]*[.$AA$1]/[.$AI$2])" office:value-type="float" office:value="-0.98078528040323" calcext:value-type="float">
            <text:p>-0.98078528040323</text:p>
          </table:table-cell>
          <table:table-cell table:formula="of:=SIN(2*PI()*[.A17]*[.$AB$1]/[.$AI$2])" office:value-type="float" office:value="0.923879532511284" calcext:value-type="float">
            <text:p>0.923879532511284</text:p>
          </table:table-cell>
          <table:table-cell table:formula="of:=SIN(2*PI()*[.A17]*[.$AC$1]/[.$AI$2])" office:value-type="float" office:value="-0.83146961230254" calcext:value-type="float">
            <text:p>-0.83146961230254</text:p>
          </table:table-cell>
          <table:table-cell table:formula="of:=SIN(2*PI()*[.A17]*[.$AD$1]/[.$AI$2])" office:value-type="float" office:value="0.707106781186538" calcext:value-type="float">
            <text:p>0.707106781186538</text:p>
          </table:table-cell>
          <table:table-cell table:formula="of:=SIN(2*PI()*[.A17]*[.$AE$1]/[.$AI$2])" office:value-type="float" office:value="-0.555570233019589" calcext:value-type="float">
            <text:p>-0.555570233019589</text:p>
          </table:table-cell>
          <table:table-cell table:formula="of:=SIN(2*PI()*[.A17]*[.$AF$1]/[.$AI$2])" office:value-type="float" office:value="0.382683432365085" calcext:value-type="float">
            <text:p>0.382683432365085</text:p>
          </table:table-cell>
          <table:table-cell table:formula="of:=SIN(2*PI()*[.A17]*[.$AG$1]/[.$AI$2])" office:value-type="float" office:value="-0.195090322016121" calcext:value-type="float">
            <text:p>-0.19509032201612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2*PI()*[.A18]*[.$B$1]/[.AI18])" office:value-type="float" office:value="0" calcext:value-type="float">
            <text:p>0</text:p>
          </table:table-cell>
          <table:table-cell table:formula="of:=SIN(2*PI()*[.A18]*[.$C$1]/[.$AI$2])" office:value-type="float" office:value="1.22464679914735E-016" calcext:value-type="float">
            <text:p>1.22464679914735E-16</text:p>
          </table:table-cell>
          <table:table-cell table:formula="of:=SIN(2*PI()*[.A18]*[.$D$1]/[.$AI$2])" office:value-type="float" office:value="-2.44929359829471E-016" calcext:value-type="float">
            <text:p>-2.44929359829471E-16</text:p>
          </table:table-cell>
          <table:table-cell table:formula="of:=SIN(2*PI()*[.A18]*[.$E$1]/[.$AI$2])" office:value-type="float" office:value="3.67394039744206E-016" calcext:value-type="float">
            <text:p>3.67394039744206E-16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8]*[.$G$1]/[.$AI$2])" office:value-type="float" office:value="6.12323399573677E-016" calcext:value-type="float">
            <text:p>6.12323399573677E-16</text:p>
          </table:table-cell>
          <table:table-cell table:formula="of:=SIN(2*PI()*[.A18]*[.$H$1]/[.$AI$2])" office:value-type="float" office:value="-7.34788079488412E-016" calcext:value-type="float">
            <text:p>-7.34788079488412E-16</text:p>
          </table:table-cell>
          <table:table-cell table:formula="of:=SIN(2*PI()*[.A18]*[.$I$1]/[.$AI$2])" office:value-type="float" office:value="8.57252759403147E-016" calcext:value-type="float">
            <text:p>8.57252759403147E-16</text:p>
          </table:table-cell>
          <table:table-cell table:formula="of:=SIN(2*PI()*[.A18]*[.$J$1]/[.$AI$2])" office:value-type="float" office:value="-9.79717439317883E-016" calcext:value-type="float">
            <text:p>-9.79717439317883E-16</text:p>
          </table:table-cell>
          <table:table-cell table:formula="of:=SIN(2*PI()*[.A18]*[.$K$1]/[.$AI$2])" office:value-type="float" office:value="1.10218211923262E-015" calcext:value-type="float">
            <text:p>1.10218211923262E-15</text:p>
          </table:table-cell>
          <table:table-cell table:formula="of:=SIN(2*PI()*[.A18]*[.$L$1]/[.$AI$2])" office:value-type="float" office:value="-1.22464679914735E-015" calcext:value-type="float">
            <text:p>-1.22464679914735E-15</text:p>
          </table:table-cell>
          <table:table-cell table:formula="of:=SIN(2*PI()*[.A18]*[.$M$1]/[.$AI$2])" office:value-type="float" office:value="4.89982515786259E-015" calcext:value-type="float">
            <text:p>4.89982515786259E-15</text:p>
          </table:table-cell>
          <table:table-cell table:formula="of:=SIN(2*PI()*[.A18]*[.$N$1]/[.$AI$2])" office:value-type="float" office:value="-1.46957615897682E-015" calcext:value-type="float">
            <text:p>-1.46957615897682E-15</text:p>
          </table:table-cell>
          <table:table-cell table:formula="of:=SIN(2*PI()*[.A18]*[.$O$1]/[.$AI$2])" office:value-type="float" office:value="-1.96067283990894E-015" calcext:value-type="float">
            <text:p>-1.96067283990894E-15</text:p>
          </table:table-cell>
          <table:table-cell table:formula="of:=SIN(2*PI()*[.A18]*[.$P$1]/[.$AI$2])" office:value-type="float" office:value="-1.71450551880629E-015" calcext:value-type="float">
            <text:p>-1.71450551880629E-15</text:p>
          </table:table-cell>
          <table:table-cell table:formula="of:=SIN(2*PI()*[.A18]*[.$Q$1]/[.$AI$2])" office:value-type="float" office:value="5.38968387752153E-015" calcext:value-type="float">
            <text:p>5.38968387752153E-15</text:p>
          </table:table-cell>
          <table:table-cell table:formula="of:=SIN(2*PI()*[.A18]*[.$R$1]/[.$AI$2])" office:value-type="float" office:value="-1.95943487863577E-015" calcext:value-type="float">
            <text:p>-1.95943487863577E-15</text:p>
          </table:table-cell>
          <table:table-cell table:formula="of:=SIN(2*PI()*[.A18]*[.$S$1]/[.$AI$2])" office:value-type="float" office:value="-1.47081412025E-015" calcext:value-type="float">
            <text:p>-1.47081412025E-15</text:p>
          </table:table-cell>
          <table:table-cell table:formula="of:=SIN(2*PI()*[.A18]*[.$T$1]/[.$AI$2])" office:value-type="float" office:value="-2.20436423846524E-015" calcext:value-type="float">
            <text:p>-2.20436423846524E-15</text:p>
          </table:table-cell>
          <table:table-cell table:formula="of:=SIN(2*PI()*[.A18]*[.$U$1]/[.$AI$2])" office:value-type="float" office:value="5.87954259718047E-015" calcext:value-type="float">
            <text:p>5.87954259718047E-15</text:p>
          </table:table-cell>
          <table:table-cell table:formula="of:=SIN(2*PI()*[.A18]*[.$V$1]/[.$AI$2])" office:value-type="float" office:value="-2.44929359829471E-015" calcext:value-type="float">
            <text:p>-2.44929359829471E-15</text:p>
          </table:table-cell>
          <table:table-cell table:formula="of:=SIN(2*PI()*[.A18]*[.$W$1]/[.$AI$2])" office:value-type="float" office:value="-9.80955400591059E-016" calcext:value-type="float">
            <text:p>-9.80955400591059E-16</text:p>
          </table:table-cell>
          <table:table-cell table:formula="of:=SIN(2*PI()*[.A18]*[.$X$1]/[.$AI$2])" office:value-type="float" office:value="-9.79965031572518E-015" calcext:value-type="float">
            <text:p>-9.79965031572518E-15</text:p>
          </table:table-cell>
          <table:table-cell table:formula="of:=SIN(2*PI()*[.A18]*[.$Y$1]/[.$AI$2])" office:value-type="float" office:value="6.36940131683941E-015" calcext:value-type="float">
            <text:p>6.36940131683941E-15</text:p>
          </table:table-cell>
          <table:table-cell table:formula="of:=SIN(2*PI()*[.A18]*[.$Z$1]/[.$AI$2])" office:value-type="float" office:value="-2.93915231795365E-015" calcext:value-type="float">
            <text:p>-2.93915231795365E-15</text:p>
          </table:table-cell>
          <table:table-cell table:formula="of:=SIN(2*PI()*[.A18]*[.$AA$1]/[.$AI$2])" office:value-type="float" office:value="-4.91096680932118E-016" calcext:value-type="float">
            <text:p>-4.91096680932118E-16</text:p>
          </table:table-cell>
          <table:table-cell table:formula="of:=SIN(2*PI()*[.A18]*[.$AB$1]/[.$AI$2])" office:value-type="float" office:value="3.92134567981788E-015" calcext:value-type="float">
            <text:p>3.92134567981788E-15</text:p>
          </table:table-cell>
          <table:table-cell table:formula="of:=SIN(2*PI()*[.A18]*[.$AC$1]/[.$AI$2])" office:value-type="float" office:value="6.85926003649835E-015" calcext:value-type="float">
            <text:p>6.85926003649835E-15</text:p>
          </table:table-cell>
          <table:table-cell table:formula="of:=SIN(2*PI()*[.A18]*[.$AD$1]/[.$AI$2])" office:value-type="float" office:value="-3.42901103761259E-015" calcext:value-type="float">
            <text:p>-3.42901103761259E-15</text:p>
          </table:table-cell>
          <table:table-cell table:formula="of:=SIN(2*PI()*[.A18]*[.$AE$1]/[.$AI$2])" office:value-type="float" office:value="-1.23796127317672E-018" calcext:value-type="float">
            <text:p>-1.23796127317672E-18</text:p>
          </table:table-cell>
          <table:table-cell table:formula="of:=SIN(2*PI()*[.A18]*[.$AF$1]/[.$AI$2])" office:value-type="float" office:value="-0.0000000000000107793677550431" calcext:value-type="float">
            <text:p>-1.07793677550431E-14</text:p>
          </table:table-cell>
          <table:table-cell table:formula="of:=SIN(2*PI()*[.A18]*[.$AG$1]/[.$AI$2])" office:value-type="float" office:value="7.3491187561573E-015" calcext:value-type="float">
            <text:p>7.3491187561573E-1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2*PI()*[.A19]*[.$B$1]/[.AI19])" office:value-type="float" office:value="0" calcext:value-type="float">
            <text:p>0</text:p>
          </table:table-cell>
          <table:table-cell table:formula="of:=SIN(2*PI()*[.A19]*[.$C$1]/[.$AI$2])" office:value-type="float" office:value="-0.195090322016128" calcext:value-type="float">
            <text:p>-0.195090322016128</text:p>
          </table:table-cell>
          <table:table-cell table:formula="of:=SIN(2*PI()*[.A19]*[.$D$1]/[.$AI$2])" office:value-type="float" office:value="0.38268343236509" calcext:value-type="float">
            <text:p>0.38268343236509</text:p>
          </table:table-cell>
          <table:table-cell table:formula="of:=SIN(2*PI()*[.A19]*[.$E$1]/[.$AI$2])" office:value-type="float" office:value="-0.555570233019603" calcext:value-type="float">
            <text:p>-0.555570233019603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19]*[.$G$1]/[.$AI$2])" office:value-type="float" office:value="-0.831469612302545" calcext:value-type="float">
            <text:p>-0.831469612302545</text:p>
          </table:table-cell>
          <table:table-cell table:formula="of:=SIN(2*PI()*[.A19]*[.$H$1]/[.$AI$2])" office:value-type="float" office:value="0.923879532511288" calcext:value-type="float">
            <text:p>0.923879532511288</text:p>
          </table:table-cell>
          <table:table-cell table:formula="of:=SIN(2*PI()*[.A19]*[.$I$1]/[.$AI$2])" office:value-type="float" office:value="-0.980785280403231" calcext:value-type="float">
            <text:p>-0.980785280403231</text:p>
          </table:table-cell>
          <table:table-cell table:formula="of:=SIN(2*PI()*[.A19]*[.$J$1]/[.$AI$2])" office:value-type="float" office:value="1" calcext:value-type="float">
            <text:p>1</text:p>
          </table:table-cell>
          <table:table-cell table:formula="of:=SIN(2*PI()*[.A19]*[.$K$1]/[.$AI$2])" office:value-type="float" office:value="-0.98078528040323" calcext:value-type="float">
            <text:p>-0.98078528040323</text:p>
          </table:table-cell>
          <table:table-cell table:formula="of:=SIN(2*PI()*[.A19]*[.$L$1]/[.$AI$2])" office:value-type="float" office:value="0.923879532511287" calcext:value-type="float">
            <text:p>0.923879532511287</text:p>
          </table:table-cell>
          <table:table-cell table:formula="of:=SIN(2*PI()*[.A19]*[.$M$1]/[.$AI$2])" office:value-type="float" office:value="-0.831469612302544" calcext:value-type="float">
            <text:p>-0.831469612302544</text:p>
          </table:table-cell>
          <table:table-cell table:formula="of:=SIN(2*PI()*[.A19]*[.$N$1]/[.$AI$2])" office:value-type="float" office:value="0.707106781186544" calcext:value-type="float">
            <text:p>0.707106781186544</text:p>
          </table:table-cell>
          <table:table-cell table:formula="of:=SIN(2*PI()*[.A19]*[.$O$1]/[.$AI$2])" office:value-type="float" office:value="-0.555570233019602" calcext:value-type="float">
            <text:p>-0.555570233019602</text:p>
          </table:table-cell>
          <table:table-cell table:formula="of:=SIN(2*PI()*[.A19]*[.$P$1]/[.$AI$2])" office:value-type="float" office:value="0.382683432365087" calcext:value-type="float">
            <text:p>0.382683432365087</text:p>
          </table:table-cell>
          <table:table-cell table:formula="of:=SIN(2*PI()*[.A19]*[.$Q$1]/[.$AI$2])" office:value-type="float" office:value="-0.19509032201613" calcext:value-type="float">
            <text:p>-0.19509032201613</text:p>
          </table:table-cell>
          <table:table-cell table:formula="of:=SIN(2*PI()*[.A19]*[.$R$1]/[.$AI$2])" office:value-type="float" office:value="-1.47081412025E-015" calcext:value-type="float">
            <text:p>-1.47081412025E-15</text:p>
          </table:table-cell>
          <table:table-cell table:formula="of:=SIN(2*PI()*[.A19]*[.$S$1]/[.$AI$2])" office:value-type="float" office:value="0.195090322016132" calcext:value-type="float">
            <text:p>0.195090322016132</text:p>
          </table:table-cell>
          <table:table-cell table:formula="of:=SIN(2*PI()*[.A19]*[.$T$1]/[.$AI$2])" office:value-type="float" office:value="-0.38268343236509" calcext:value-type="float">
            <text:p>-0.38268343236509</text:p>
          </table:table-cell>
          <table:table-cell table:formula="of:=SIN(2*PI()*[.A19]*[.$U$1]/[.$AI$2])" office:value-type="float" office:value="0.555570233019604" calcext:value-type="float">
            <text:p>0.555570233019604</text:p>
          </table:table-cell>
          <table:table-cell table:formula="of:=SIN(2*PI()*[.A19]*[.$V$1]/[.$AI$2])" office:value-type="float" office:value="-0.707106781186546" calcext:value-type="float">
            <text:p>-0.707106781186546</text:p>
          </table:table-cell>
          <table:table-cell table:formula="of:=SIN(2*PI()*[.A19]*[.$W$1]/[.$AI$2])" office:value-type="float" office:value="0.83146961230255" calcext:value-type="float">
            <text:p>0.83146961230255</text:p>
          </table:table-cell>
          <table:table-cell table:formula="of:=SIN(2*PI()*[.A19]*[.$X$1]/[.$AI$2])" office:value-type="float" office:value="-0.923879532511288" calcext:value-type="float">
            <text:p>-0.923879532511288</text:p>
          </table:table-cell>
          <table:table-cell table:formula="of:=SIN(2*PI()*[.A19]*[.$Y$1]/[.$AI$2])" office:value-type="float" office:value="0.98078528040323" calcext:value-type="float">
            <text:p>0.98078528040323</text:p>
          </table:table-cell>
          <table:table-cell table:formula="of:=SIN(2*PI()*[.A19]*[.$Z$1]/[.$AI$2])" office:value-type="float" office:value="-1" calcext:value-type="float">
            <text:p>-1</text:p>
          </table:table-cell>
          <table:table-cell table:formula="of:=SIN(2*PI()*[.A19]*[.$AA$1]/[.$AI$2])" office:value-type="float" office:value="0.980785280403229" calcext:value-type="float">
            <text:p>0.980785280403229</text:p>
          </table:table-cell>
          <table:table-cell table:formula="of:=SIN(2*PI()*[.A19]*[.$AB$1]/[.$AI$2])" office:value-type="float" office:value="-0.923879532511286" calcext:value-type="float">
            <text:p>-0.923879532511286</text:p>
          </table:table-cell>
          <table:table-cell table:formula="of:=SIN(2*PI()*[.A19]*[.$AC$1]/[.$AI$2])" office:value-type="float" office:value="0.831469612302547" calcext:value-type="float">
            <text:p>0.831469612302547</text:p>
          </table:table-cell>
          <table:table-cell table:formula="of:=SIN(2*PI()*[.A19]*[.$AD$1]/[.$AI$2])" office:value-type="float" office:value="-0.707106781186543" calcext:value-type="float">
            <text:p>-0.707106781186543</text:p>
          </table:table-cell>
          <table:table-cell table:formula="of:=SIN(2*PI()*[.A19]*[.$AE$1]/[.$AI$2])" office:value-type="float" office:value="0.555570233019601" calcext:value-type="float">
            <text:p>0.555570233019601</text:p>
          </table:table-cell>
          <table:table-cell table:formula="of:=SIN(2*PI()*[.A19]*[.$AF$1]/[.$AI$2])" office:value-type="float" office:value="-0.382683432365092" calcext:value-type="float">
            <text:p>-0.382683432365092</text:p>
          </table:table-cell>
          <table:table-cell table:formula="of:=SIN(2*PI()*[.A19]*[.$AG$1]/[.$AI$2])" office:value-type="float" office:value="0.195090322016121" calcext:value-type="float">
            <text:p>0.19509032201612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2*PI()*[.A20]*[.$B$1]/[.AI20])" office:value-type="float" office:value="0" calcext:value-type="float">
            <text:p>0</text:p>
          </table:table-cell>
          <table:table-cell table:formula="of:=SIN(2*PI()*[.A20]*[.$C$1]/[.$AI$2])" office:value-type="float" office:value="-0.38268343236509" calcext:value-type="float">
            <text:p>-0.38268343236509</text:p>
          </table:table-cell>
          <table:table-cell table:formula="of:=SIN(2*PI()*[.A20]*[.$D$1]/[.$AI$2])" office:value-type="float" office:value="0.707106781186547" calcext:value-type="float">
            <text:p>0.707106781186547</text:p>
          </table:table-cell>
          <table:table-cell table:formula="of:=SIN(2*PI()*[.A20]*[.$E$1]/[.$AI$2])" office:value-type="float" office:value="-0.923879532511286" calcext:value-type="float">
            <text:p>-0.923879532511286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0]*[.$G$1]/[.$AI$2])" office:value-type="float" office:value="-0.923879532511287" calcext:value-type="float">
            <text:p>-0.923879532511287</text:p>
          </table:table-cell>
          <table:table-cell table:formula="of:=SIN(2*PI()*[.A20]*[.$H$1]/[.$AI$2])" office:value-type="float" office:value="0.707106781186549" calcext:value-type="float">
            <text:p>0.707106781186549</text:p>
          </table:table-cell>
          <table:table-cell table:formula="of:=SIN(2*PI()*[.A20]*[.$I$1]/[.$AI$2])" office:value-type="float" office:value="-0.382683432365089" calcext:value-type="float">
            <text:p>-0.382683432365089</text:p>
          </table:table-cell>
          <table:table-cell table:formula="of:=SIN(2*PI()*[.A20]*[.$J$1]/[.$AI$2])" office:value-type="float" office:value="1.10218211923262E-015" calcext:value-type="float">
            <text:p>1.10218211923262E-15</text:p>
          </table:table-cell>
          <table:table-cell table:formula="of:=SIN(2*PI()*[.A20]*[.$K$1]/[.$AI$2])" office:value-type="float" office:value="0.382683432365087" calcext:value-type="float">
            <text:p>0.382683432365087</text:p>
          </table:table-cell>
          <table:table-cell table:formula="of:=SIN(2*PI()*[.A20]*[.$L$1]/[.$AI$2])" office:value-type="float" office:value="-0.707106781186547" calcext:value-type="float">
            <text:p>-0.707106781186547</text:p>
          </table:table-cell>
          <table:table-cell table:formula="of:=SIN(2*PI()*[.A20]*[.$M$1]/[.$AI$2])" office:value-type="float" office:value="0.923879532511287" calcext:value-type="float">
            <text:p>0.923879532511287</text:p>
          </table:table-cell>
          <table:table-cell table:formula="of:=SIN(2*PI()*[.A20]*[.$N$1]/[.$AI$2])" office:value-type="float" office:value="-1" calcext:value-type="float">
            <text:p>-1</text:p>
          </table:table-cell>
          <table:table-cell table:formula="of:=SIN(2*PI()*[.A20]*[.$O$1]/[.$AI$2])" office:value-type="float" office:value="0.923879532511287" calcext:value-type="float">
            <text:p>0.923879532511287</text:p>
          </table:table-cell>
          <table:table-cell table:formula="of:=SIN(2*PI()*[.A20]*[.$P$1]/[.$AI$2])" office:value-type="float" office:value="-0.707106781186547" calcext:value-type="float">
            <text:p>-0.707106781186547</text:p>
          </table:table-cell>
          <table:table-cell table:formula="of:=SIN(2*PI()*[.A20]*[.$Q$1]/[.$AI$2])" office:value-type="float" office:value="0.382683432365094" calcext:value-type="float">
            <text:p>0.382683432365094</text:p>
          </table:table-cell>
          <table:table-cell table:formula="of:=SIN(2*PI()*[.A20]*[.$R$1]/[.$AI$2])" office:value-type="float" office:value="-2.20436423846524E-015" calcext:value-type="float">
            <text:p>-2.20436423846524E-15</text:p>
          </table:table-cell>
          <table:table-cell table:formula="of:=SIN(2*PI()*[.A20]*[.$S$1]/[.$AI$2])" office:value-type="float" office:value="-0.38268343236509" calcext:value-type="float">
            <text:p>-0.38268343236509</text:p>
          </table:table-cell>
          <table:table-cell table:formula="of:=SIN(2*PI()*[.A20]*[.$T$1]/[.$AI$2])" office:value-type="float" office:value="0.707106781186544" calcext:value-type="float">
            <text:p>0.707106781186544</text:p>
          </table:table-cell>
          <table:table-cell table:formula="of:=SIN(2*PI()*[.A20]*[.$U$1]/[.$AI$2])" office:value-type="float" office:value="-0.923879532511286" calcext:value-type="float">
            <text:p>-0.923879532511286</text:p>
          </table:table-cell>
          <table:table-cell table:formula="of:=SIN(2*PI()*[.A20]*[.$V$1]/[.$AI$2])" office:value-type="float" office:value="1" calcext:value-type="float">
            <text:p>1</text:p>
          </table:table-cell>
          <table:table-cell table:formula="of:=SIN(2*PI()*[.A20]*[.$W$1]/[.$AI$2])" office:value-type="float" office:value="-0.923879532511286" calcext:value-type="float">
            <text:p>-0.923879532511286</text:p>
          </table:table-cell>
          <table:table-cell table:formula="of:=SIN(2*PI()*[.A20]*[.$X$1]/[.$AI$2])" office:value-type="float" office:value="0.707106781186545" calcext:value-type="float">
            <text:p>0.707106781186545</text:p>
          </table:table-cell>
          <table:table-cell table:formula="of:=SIN(2*PI()*[.A20]*[.$Y$1]/[.$AI$2])" office:value-type="float" office:value="-0.382683432365098" calcext:value-type="float">
            <text:p>-0.382683432365098</text:p>
          </table:table-cell>
          <table:table-cell table:formula="of:=SIN(2*PI()*[.A20]*[.$Z$1]/[.$AI$2])" office:value-type="float" office:value="6.85926003649835E-015" calcext:value-type="float">
            <text:p>6.85926003649835E-15</text:p>
          </table:table-cell>
          <table:table-cell table:formula="of:=SIN(2*PI()*[.A20]*[.$AA$1]/[.$AI$2])" office:value-type="float" office:value="0.382683432365085" calcext:value-type="float">
            <text:p>0.382683432365085</text:p>
          </table:table-cell>
          <table:table-cell table:formula="of:=SIN(2*PI()*[.A20]*[.$AB$1]/[.$AI$2])" office:value-type="float" office:value="-0.707106781186546" calcext:value-type="float">
            <text:p>-0.707106781186546</text:p>
          </table:table-cell>
          <table:table-cell table:formula="of:=SIN(2*PI()*[.A20]*[.$AC$1]/[.$AI$2])" office:value-type="float" office:value="0.923879532511286" calcext:value-type="float">
            <text:p>0.923879532511286</text:p>
          </table:table-cell>
          <table:table-cell table:formula="of:=SIN(2*PI()*[.A20]*[.$AD$1]/[.$AI$2])" office:value-type="float" office:value="-1" calcext:value-type="float">
            <text:p>-1</text:p>
          </table:table-cell>
          <table:table-cell table:formula="of:=SIN(2*PI()*[.A20]*[.$AE$1]/[.$AI$2])" office:value-type="float" office:value="0.923879532511291" calcext:value-type="float">
            <text:p>0.923879532511291</text:p>
          </table:table-cell>
          <table:table-cell table:formula="of:=SIN(2*PI()*[.A20]*[.$AF$1]/[.$AI$2])" office:value-type="float" office:value="-0.707106781186554" calcext:value-type="float">
            <text:p>-0.707106781186554</text:p>
          </table:table-cell>
          <table:table-cell table:formula="of:=SIN(2*PI()*[.A20]*[.$AG$1]/[.$AI$2])" office:value-type="float" office:value="0.382683432365096" calcext:value-type="float">
            <text:p>0.38268343236509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2*PI()*[.A21]*[.$B$1]/[.AI21])" office:value-type="float" office:value="0" calcext:value-type="float">
            <text:p>0</text:p>
          </table:table-cell>
          <table:table-cell table:formula="of:=SIN(2*PI()*[.A21]*[.$C$1]/[.$AI$2])" office:value-type="float" office:value="-0.555570233019602" calcext:value-type="float">
            <text:p>-0.555570233019602</text:p>
          </table:table-cell>
          <table:table-cell table:formula="of:=SIN(2*PI()*[.A21]*[.$D$1]/[.$AI$2])" office:value-type="float" office:value="0.923879532511286" calcext:value-type="float">
            <text:p>0.923879532511286</text:p>
          </table:table-cell>
          <table:table-cell table:formula="of:=SIN(2*PI()*[.A21]*[.$E$1]/[.$AI$2])" office:value-type="float" office:value="-0.980785280403231" calcext:value-type="float">
            <text:p>-0.980785280403231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1]*[.$G$1]/[.$AI$2])" office:value-type="float" office:value="-0.195090322016128" calcext:value-type="float">
            <text:p>-0.195090322016128</text:p>
          </table:table-cell>
          <table:table-cell table:formula="of:=SIN(2*PI()*[.A21]*[.$H$1]/[.$AI$2])" office:value-type="float" office:value="-0.382683432365088" calcext:value-type="float">
            <text:p>-0.382683432365088</text:p>
          </table:table-cell>
          <table:table-cell table:formula="of:=SIN(2*PI()*[.A21]*[.$I$1]/[.$AI$2])" office:value-type="float" office:value="0.831469612302543" calcext:value-type="float">
            <text:p>0.831469612302543</text:p>
          </table:table-cell>
          <table:table-cell table:formula="of:=SIN(2*PI()*[.A21]*[.$J$1]/[.$AI$2])" office:value-type="float" office:value="-1" calcext:value-type="float">
            <text:p>-1</text:p>
          </table:table-cell>
          <table:table-cell table:formula="of:=SIN(2*PI()*[.A21]*[.$K$1]/[.$AI$2])" office:value-type="float" office:value="0.831469612302546" calcext:value-type="float">
            <text:p>0.831469612302546</text:p>
          </table:table-cell>
          <table:table-cell table:formula="of:=SIN(2*PI()*[.A21]*[.$L$1]/[.$AI$2])" office:value-type="float" office:value="-0.38268343236509" calcext:value-type="float">
            <text:p>-0.38268343236509</text:p>
          </table:table-cell>
          <table:table-cell table:formula="of:=SIN(2*PI()*[.A21]*[.$M$1]/[.$AI$2])" office:value-type="float" office:value="-0.195090322016123" calcext:value-type="float">
            <text:p>-0.195090322016123</text:p>
          </table:table-cell>
          <table:table-cell table:formula="of:=SIN(2*PI()*[.A21]*[.$N$1]/[.$AI$2])" office:value-type="float" office:value="0.707106781186544" calcext:value-type="float">
            <text:p>0.707106781186544</text:p>
          </table:table-cell>
          <table:table-cell table:formula="of:=SIN(2*PI()*[.A21]*[.$O$1]/[.$AI$2])" office:value-type="float" office:value="-0.98078528040323" calcext:value-type="float">
            <text:p>-0.98078528040323</text:p>
          </table:table-cell>
          <table:table-cell table:formula="of:=SIN(2*PI()*[.A21]*[.$P$1]/[.$AI$2])" office:value-type="float" office:value="0.92387953251129" calcext:value-type="float">
            <text:p>0.92387953251129</text:p>
          </table:table-cell>
          <table:table-cell table:formula="of:=SIN(2*PI()*[.A21]*[.$Q$1]/[.$AI$2])" office:value-type="float" office:value="-0.555570233019608" calcext:value-type="float">
            <text:p>-0.555570233019608</text:p>
          </table:table-cell>
          <table:table-cell table:formula="of:=SIN(2*PI()*[.A21]*[.$R$1]/[.$AI$2])" office:value-type="float" office:value="5.87954259718047E-015" calcext:value-type="float">
            <text:p>5.87954259718047E-15</text:p>
          </table:table-cell>
          <table:table-cell table:formula="of:=SIN(2*PI()*[.A21]*[.$S$1]/[.$AI$2])" office:value-type="float" office:value="0.555570233019598" calcext:value-type="float">
            <text:p>0.555570233019598</text:p>
          </table:table-cell>
          <table:table-cell table:formula="of:=SIN(2*PI()*[.A21]*[.$T$1]/[.$AI$2])" office:value-type="float" office:value="-0.923879532511286" calcext:value-type="float">
            <text:p>-0.923879532511286</text:p>
          </table:table-cell>
          <table:table-cell table:formula="of:=SIN(2*PI()*[.A21]*[.$U$1]/[.$AI$2])" office:value-type="float" office:value="0.980785280403232" calcext:value-type="float">
            <text:p>0.980785280403232</text:p>
          </table:table-cell>
          <table:table-cell table:formula="of:=SIN(2*PI()*[.A21]*[.$V$1]/[.$AI$2])" office:value-type="float" office:value="-0.707106781186548" calcext:value-type="float">
            <text:p>-0.707106781186548</text:p>
          </table:table-cell>
          <table:table-cell table:formula="of:=SIN(2*PI()*[.A21]*[.$W$1]/[.$AI$2])" office:value-type="float" office:value="0.195090322016134" calcext:value-type="float">
            <text:p>0.195090322016134</text:p>
          </table:table-cell>
          <table:table-cell table:formula="of:=SIN(2*PI()*[.A21]*[.$X$1]/[.$AI$2])" office:value-type="float" office:value="0.382683432365079" calcext:value-type="float">
            <text:p>0.382683432365079</text:p>
          </table:table-cell>
          <table:table-cell table:formula="of:=SIN(2*PI()*[.A21]*[.$Y$1]/[.$AI$2])" office:value-type="float" office:value="-0.831469612302544" calcext:value-type="float">
            <text:p>-0.831469612302544</text:p>
          </table:table-cell>
          <table:table-cell table:formula="of:=SIN(2*PI()*[.A21]*[.$Z$1]/[.$AI$2])" office:value-type="float" office:value="1" calcext:value-type="float">
            <text:p>1</text:p>
          </table:table-cell>
          <table:table-cell table:formula="of:=SIN(2*PI()*[.A21]*[.$AA$1]/[.$AI$2])" office:value-type="float" office:value="-0.831469612302553" calcext:value-type="float">
            <text:p>-0.831469612302553</text:p>
          </table:table-cell>
          <table:table-cell table:formula="of:=SIN(2*PI()*[.A21]*[.$AB$1]/[.$AI$2])" office:value-type="float" office:value="0.382683432365095" calcext:value-type="float">
            <text:p>0.382683432365095</text:p>
          </table:table-cell>
          <table:table-cell table:formula="of:=SIN(2*PI()*[.A21]*[.$AC$1]/[.$AI$2])" office:value-type="float" office:value="0.195090322016117" calcext:value-type="float">
            <text:p>0.195090322016117</text:p>
          </table:table-cell>
          <table:table-cell table:formula="of:=SIN(2*PI()*[.A21]*[.$AD$1]/[.$AI$2])" office:value-type="float" office:value="-0.707106781186535" calcext:value-type="float">
            <text:p>-0.707106781186535</text:p>
          </table:table-cell>
          <table:table-cell table:formula="of:=SIN(2*PI()*[.A21]*[.$AE$1]/[.$AI$2])" office:value-type="float" office:value="0.980785280403229" calcext:value-type="float">
            <text:p>0.980785280403229</text:p>
          </table:table-cell>
          <table:table-cell table:formula="of:=SIN(2*PI()*[.A21]*[.$AF$1]/[.$AI$2])" office:value-type="float" office:value="-0.923879532511292" calcext:value-type="float">
            <text:p>-0.923879532511292</text:p>
          </table:table-cell>
          <table:table-cell table:formula="of:=SIN(2*PI()*[.A21]*[.$AG$1]/[.$AI$2])" office:value-type="float" office:value="0.555570233019607" calcext:value-type="float">
            <text:p>0.555570233019607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2*PI()*[.A22]*[.$B$1]/[.AI22])" office:value-type="float" office:value="0" calcext:value-type="float">
            <text:p>0</text:p>
          </table:table-cell>
          <table:table-cell table:formula="of:=SIN(2*PI()*[.A22]*[.$C$1]/[.$AI$2])" office:value-type="float" office:value="-0.707106781186547" calcext:value-type="float">
            <text:p>-0.707106781186547</text:p>
          </table:table-cell>
          <table:table-cell table:formula="of:=SIN(2*PI()*[.A22]*[.$D$1]/[.$AI$2])" office:value-type="float" office:value="1" calcext:value-type="float">
            <text:p>1</text:p>
          </table:table-cell>
          <table:table-cell table:formula="of:=SIN(2*PI()*[.A22]*[.$E$1]/[.$AI$2])" office:value-type="float" office:value="-0.707106781186548" calcext:value-type="float">
            <text:p>-0.707106781186548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2]*[.$G$1]/[.$AI$2])" office:value-type="float" office:value="0.707106781186548" calcext:value-type="float">
            <text:p>0.707106781186548</text:p>
          </table:table-cell>
          <table:table-cell table:formula="of:=SIN(2*PI()*[.A22]*[.$H$1]/[.$AI$2])" office:value-type="float" office:value="-1" calcext:value-type="float">
            <text:p>-1</text:p>
          </table:table-cell>
          <table:table-cell table:formula="of:=SIN(2*PI()*[.A22]*[.$I$1]/[.$AI$2])" office:value-type="float" office:value="0.707106781186549" calcext:value-type="float">
            <text:p>0.707106781186549</text:p>
          </table:table-cell>
          <table:table-cell table:formula="of:=SIN(2*PI()*[.A22]*[.$J$1]/[.$AI$2])" office:value-type="float" office:value="-1.22464679914735E-015" calcext:value-type="float">
            <text:p>-1.22464679914735E-15</text:p>
          </table:table-cell>
          <table:table-cell table:formula="of:=SIN(2*PI()*[.A22]*[.$K$1]/[.$AI$2])" office:value-type="float" office:value="-0.707106781186547" calcext:value-type="float">
            <text:p>-0.707106781186547</text:p>
          </table:table-cell>
          <table:table-cell table:formula="of:=SIN(2*PI()*[.A22]*[.$L$1]/[.$AI$2])" office:value-type="float" office:value="1" calcext:value-type="float">
            <text:p>1</text:p>
          </table:table-cell>
          <table:table-cell table:formula="of:=SIN(2*PI()*[.A22]*[.$M$1]/[.$AI$2])" office:value-type="float" office:value="-0.707106781186547" calcext:value-type="float">
            <text:p>-0.707106781186547</text:p>
          </table:table-cell>
          <table:table-cell table:formula="of:=SIN(2*PI()*[.A22]*[.$N$1]/[.$AI$2])" office:value-type="float" office:value="5.38968387752153E-015" calcext:value-type="float">
            <text:p>5.38968387752153E-15</text:p>
          </table:table-cell>
          <table:table-cell table:formula="of:=SIN(2*PI()*[.A22]*[.$O$1]/[.$AI$2])" office:value-type="float" office:value="0.707106781186544" calcext:value-type="float">
            <text:p>0.707106781186544</text:p>
          </table:table-cell>
          <table:table-cell table:formula="of:=SIN(2*PI()*[.A22]*[.$P$1]/[.$AI$2])" office:value-type="float" office:value="-1" calcext:value-type="float">
            <text:p>-1</text:p>
          </table:table-cell>
          <table:table-cell table:formula="of:=SIN(2*PI()*[.A22]*[.$Q$1]/[.$AI$2])" office:value-type="float" office:value="0.70710678118655" calcext:value-type="float">
            <text:p>0.70710678118655</text:p>
          </table:table-cell>
          <table:table-cell table:formula="of:=SIN(2*PI()*[.A22]*[.$R$1]/[.$AI$2])" office:value-type="float" office:value="-2.44929359829471E-015" calcext:value-type="float">
            <text:p>-2.44929359829471E-15</text:p>
          </table:table-cell>
          <table:table-cell table:formula="of:=SIN(2*PI()*[.A22]*[.$S$1]/[.$AI$2])" office:value-type="float" office:value="-0.707106781186546" calcext:value-type="float">
            <text:p>-0.707106781186546</text:p>
          </table:table-cell>
          <table:table-cell table:formula="of:=SIN(2*PI()*[.A22]*[.$T$1]/[.$AI$2])" office:value-type="float" office:value="1" calcext:value-type="float">
            <text:p>1</text:p>
          </table:table-cell>
          <table:table-cell table:formula="of:=SIN(2*PI()*[.A22]*[.$U$1]/[.$AI$2])" office:value-type="float" office:value="-0.707106781186548" calcext:value-type="float">
            <text:p>-0.707106781186548</text:p>
          </table:table-cell>
          <table:table-cell table:formula="of:=SIN(2*PI()*[.A22]*[.$V$1]/[.$AI$2])" office:value-type="float" office:value="-4.91096680932118E-016" calcext:value-type="float">
            <text:p>-4.91096680932118E-16</text:p>
          </table:table-cell>
          <table:table-cell table:formula="of:=SIN(2*PI()*[.A22]*[.$W$1]/[.$AI$2])" office:value-type="float" office:value="0.707106781186548" calcext:value-type="float">
            <text:p>0.707106781186548</text:p>
          </table:table-cell>
          <table:table-cell table:formula="of:=SIN(2*PI()*[.A22]*[.$X$1]/[.$AI$2])" office:value-type="float" office:value="-1" calcext:value-type="float">
            <text:p>-1</text:p>
          </table:table-cell>
          <table:table-cell table:formula="of:=SIN(2*PI()*[.A22]*[.$Y$1]/[.$AI$2])" office:value-type="float" office:value="0.707106781186546" calcext:value-type="float">
            <text:p>0.707106781186546</text:p>
          </table:table-cell>
          <table:table-cell table:formula="of:=SIN(2*PI()*[.A22]*[.$Z$1]/[.$AI$2])" office:value-type="float" office:value="-0.0000000000000107793677550431" calcext:value-type="float">
            <text:p>-1.07793677550431E-14</text:p>
          </table:table-cell>
          <table:table-cell table:formula="of:=SIN(2*PI()*[.A22]*[.$AA$1]/[.$AI$2])" office:value-type="float" office:value="-0.70710678118654" calcext:value-type="float">
            <text:p>-0.70710678118654</text:p>
          </table:table-cell>
          <table:table-cell table:formula="of:=SIN(2*PI()*[.A22]*[.$AB$1]/[.$AI$2])" office:value-type="float" office:value="1" calcext:value-type="float">
            <text:p>1</text:p>
          </table:table-cell>
          <table:table-cell table:formula="of:=SIN(2*PI()*[.A22]*[.$AC$1]/[.$AI$2])" office:value-type="float" office:value="-0.707106781186554" calcext:value-type="float">
            <text:p>-0.707106781186554</text:p>
          </table:table-cell>
          <table:table-cell table:formula="of:=SIN(2*PI()*[.A22]*[.$AD$1]/[.$AI$2])" office:value-type="float" office:value="7.83897747581624E-015" calcext:value-type="float">
            <text:p>7.83897747581624E-15</text:p>
          </table:table-cell>
          <table:table-cell table:formula="of:=SIN(2*PI()*[.A22]*[.$AE$1]/[.$AI$2])" office:value-type="float" office:value="0.707106781186542" calcext:value-type="float">
            <text:p>0.707106781186542</text:p>
          </table:table-cell>
          <table:table-cell table:formula="of:=SIN(2*PI()*[.A22]*[.$AF$1]/[.$AI$2])" office:value-type="float" office:value="-1" calcext:value-type="float">
            <text:p>-1</text:p>
          </table:table-cell>
          <table:table-cell table:formula="of:=SIN(2*PI()*[.A22]*[.$AG$1]/[.$AI$2])" office:value-type="float" office:value="0.707106781186551" calcext:value-type="float">
            <text:p>0.70710678118655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2*PI()*[.A23]*[.$B$1]/[.AI23])" office:value-type="float" office:value="0" calcext:value-type="float">
            <text:p>0</text:p>
          </table:table-cell>
          <table:table-cell table:formula="of:=SIN(2*PI()*[.A23]*[.$C$1]/[.$AI$2])" office:value-type="float" office:value="-0.831469612302545" calcext:value-type="float">
            <text:p>-0.831469612302545</text:p>
          </table:table-cell>
          <table:table-cell table:formula="of:=SIN(2*PI()*[.A23]*[.$D$1]/[.$AI$2])" office:value-type="float" office:value="0.923879532511287" calcext:value-type="float">
            <text:p>0.923879532511287</text:p>
          </table:table-cell>
          <table:table-cell table:formula="of:=SIN(2*PI()*[.A23]*[.$E$1]/[.$AI$2])" office:value-type="float" office:value="-0.195090322016128" calcext:value-type="float">
            <text:p>-0.195090322016128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3]*[.$G$1]/[.$AI$2])" office:value-type="float" office:value="0.98078528040323" calcext:value-type="float">
            <text:p>0.98078528040323</text:p>
          </table:table-cell>
          <table:table-cell table:formula="of:=SIN(2*PI()*[.A23]*[.$H$1]/[.$AI$2])" office:value-type="float" office:value="-0.382683432365089" calcext:value-type="float">
            <text:p>-0.382683432365089</text:p>
          </table:table-cell>
          <table:table-cell table:formula="of:=SIN(2*PI()*[.A23]*[.$I$1]/[.$AI$2])" office:value-type="float" office:value="-0.555570233019603" calcext:value-type="float">
            <text:p>-0.555570233019603</text:p>
          </table:table-cell>
          <table:table-cell table:formula="of:=SIN(2*PI()*[.A23]*[.$J$1]/[.$AI$2])" office:value-type="float" office:value="1" calcext:value-type="float">
            <text:p>1</text:p>
          </table:table-cell>
          <table:table-cell table:formula="of:=SIN(2*PI()*[.A23]*[.$K$1]/[.$AI$2])" office:value-type="float" office:value="-0.555570233019602" calcext:value-type="float">
            <text:p>-0.555570233019602</text:p>
          </table:table-cell>
          <table:table-cell table:formula="of:=SIN(2*PI()*[.A23]*[.$L$1]/[.$AI$2])" office:value-type="float" office:value="-0.38268343236509" calcext:value-type="float">
            <text:p>-0.38268343236509</text:p>
          </table:table-cell>
          <table:table-cell table:formula="of:=SIN(2*PI()*[.A23]*[.$M$1]/[.$AI$2])" office:value-type="float" office:value="0.98078528040323" calcext:value-type="float">
            <text:p>0.98078528040323</text:p>
          </table:table-cell>
          <table:table-cell table:formula="of:=SIN(2*PI()*[.A23]*[.$N$1]/[.$AI$2])" office:value-type="float" office:value="-0.707106781186547" calcext:value-type="float">
            <text:p>-0.707106781186547</text:p>
          </table:table-cell>
          <table:table-cell table:formula="of:=SIN(2*PI()*[.A23]*[.$O$1]/[.$AI$2])" office:value-type="float" office:value="-0.195090322016129" calcext:value-type="float">
            <text:p>-0.195090322016129</text:p>
          </table:table-cell>
          <table:table-cell table:formula="of:=SIN(2*PI()*[.A23]*[.$P$1]/[.$AI$2])" office:value-type="float" office:value="0.923879532511287" calcext:value-type="float">
            <text:p>0.923879532511287</text:p>
          </table:table-cell>
          <table:table-cell table:formula="of:=SIN(2*PI()*[.A23]*[.$Q$1]/[.$AI$2])" office:value-type="float" office:value="-0.831469612302545" calcext:value-type="float">
            <text:p>-0.831469612302545</text:p>
          </table:table-cell>
          <table:table-cell table:formula="of:=SIN(2*PI()*[.A23]*[.$R$1]/[.$AI$2])" office:value-type="float" office:value="-9.80955400591059E-016" calcext:value-type="float">
            <text:p>-9.80955400591059E-16</text:p>
          </table:table-cell>
          <table:table-cell table:formula="of:=SIN(2*PI()*[.A23]*[.$S$1]/[.$AI$2])" office:value-type="float" office:value="0.83146961230255" calcext:value-type="float">
            <text:p>0.83146961230255</text:p>
          </table:table-cell>
          <table:table-cell table:formula="of:=SIN(2*PI()*[.A23]*[.$T$1]/[.$AI$2])" office:value-type="float" office:value="-0.923879532511286" calcext:value-type="float">
            <text:p>-0.923879532511286</text:p>
          </table:table-cell>
          <table:table-cell table:formula="of:=SIN(2*PI()*[.A23]*[.$U$1]/[.$AI$2])" office:value-type="float" office:value="0.195090322016134" calcext:value-type="float">
            <text:p>0.195090322016134</text:p>
          </table:table-cell>
          <table:table-cell table:formula="of:=SIN(2*PI()*[.A23]*[.$V$1]/[.$AI$2])" office:value-type="float" office:value="0.707106781186548" calcext:value-type="float">
            <text:p>0.707106781186548</text:p>
          </table:table-cell>
          <table:table-cell table:formula="of:=SIN(2*PI()*[.A23]*[.$W$1]/[.$AI$2])" office:value-type="float" office:value="-0.980785280403229" calcext:value-type="float">
            <text:p>-0.980785280403229</text:p>
          </table:table-cell>
          <table:table-cell table:formula="of:=SIN(2*PI()*[.A23]*[.$X$1]/[.$AI$2])" office:value-type="float" office:value="0.382683432365088" calcext:value-type="float">
            <text:p>0.382683432365088</text:p>
          </table:table-cell>
          <table:table-cell table:formula="of:=SIN(2*PI()*[.A23]*[.$Y$1]/[.$AI$2])" office:value-type="float" office:value="0.555570233019598" calcext:value-type="float">
            <text:p>0.555570233019598</text:p>
          </table:table-cell>
          <table:table-cell table:formula="of:=SIN(2*PI()*[.A23]*[.$Z$1]/[.$AI$2])" office:value-type="float" office:value="-1" calcext:value-type="float">
            <text:p>-1</text:p>
          </table:table-cell>
          <table:table-cell table:formula="of:=SIN(2*PI()*[.A23]*[.$AA$1]/[.$AI$2])" office:value-type="float" office:value="0.555570233019595" calcext:value-type="float">
            <text:p>0.555570233019595</text:p>
          </table:table-cell>
          <table:table-cell table:formula="of:=SIN(2*PI()*[.A23]*[.$AB$1]/[.$AI$2])" office:value-type="float" office:value="0.382683432365091" calcext:value-type="float">
            <text:p>0.382683432365091</text:p>
          </table:table-cell>
          <table:table-cell table:formula="of:=SIN(2*PI()*[.A23]*[.$AC$1]/[.$AI$2])" office:value-type="float" office:value="-0.980785280403229" calcext:value-type="float">
            <text:p>-0.980785280403229</text:p>
          </table:table-cell>
          <table:table-cell table:formula="of:=SIN(2*PI()*[.A23]*[.$AD$1]/[.$AI$2])" office:value-type="float" office:value="0.707106781186546" calcext:value-type="float">
            <text:p>0.707106781186546</text:p>
          </table:table-cell>
          <table:table-cell table:formula="of:=SIN(2*PI()*[.A23]*[.$AE$1]/[.$AI$2])" office:value-type="float" office:value="0.195090322016137" calcext:value-type="float">
            <text:p>0.195090322016137</text:p>
          </table:table-cell>
          <table:table-cell table:formula="of:=SIN(2*PI()*[.A23]*[.$AF$1]/[.$AI$2])" office:value-type="float" office:value="-0.923879532511287" calcext:value-type="float">
            <text:p>-0.923879532511287</text:p>
          </table:table-cell>
          <table:table-cell table:formula="of:=SIN(2*PI()*[.A23]*[.$AG$1]/[.$AI$2])" office:value-type="float" office:value="0.831469612302548" calcext:value-type="float">
            <text:p>0.831469612302548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2*PI()*[.A24]*[.$B$1]/[.AI24])" office:value-type="float" office:value="0" calcext:value-type="float">
            <text:p>0</text:p>
          </table:table-cell>
          <table:table-cell table:formula="of:=SIN(2*PI()*[.A24]*[.$C$1]/[.$AI$2])" office:value-type="float" office:value="-0.923879532511286" calcext:value-type="float">
            <text:p>-0.923879532511286</text:p>
          </table:table-cell>
          <table:table-cell table:formula="of:=SIN(2*PI()*[.A24]*[.$D$1]/[.$AI$2])" office:value-type="float" office:value="0.707106781186548" calcext:value-type="float">
            <text:p>0.707106781186548</text:p>
          </table:table-cell>
          <table:table-cell table:formula="of:=SIN(2*PI()*[.A24]*[.$E$1]/[.$AI$2])" office:value-type="float" office:value="0.382683432365088" calcext:value-type="float">
            <text:p>0.382683432365088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4]*[.$G$1]/[.$AI$2])" office:value-type="float" office:value="0.382683432365093" calcext:value-type="float">
            <text:p>0.382683432365093</text:p>
          </table:table-cell>
          <table:table-cell table:formula="of:=SIN(2*PI()*[.A24]*[.$H$1]/[.$AI$2])" office:value-type="float" office:value="0.707106781186545" calcext:value-type="float">
            <text:p>0.707106781186545</text:p>
          </table:table-cell>
          <table:table-cell table:formula="of:=SIN(2*PI()*[.A24]*[.$I$1]/[.$AI$2])" office:value-type="float" office:value="-0.923879532511288" calcext:value-type="float">
            <text:p>-0.923879532511288</text:p>
          </table:table-cell>
          <table:table-cell table:formula="of:=SIN(2*PI()*[.A24]*[.$J$1]/[.$AI$2])" office:value-type="float" office:value="4.89982515786259E-015" calcext:value-type="float">
            <text:p>4.89982515786259E-15</text:p>
          </table:table-cell>
          <table:table-cell table:formula="of:=SIN(2*PI()*[.A24]*[.$K$1]/[.$AI$2])" office:value-type="float" office:value="0.923879532511285" calcext:value-type="float">
            <text:p>0.923879532511285</text:p>
          </table:table-cell>
          <table:table-cell table:formula="of:=SIN(2*PI()*[.A24]*[.$L$1]/[.$AI$2])" office:value-type="float" office:value="-0.707106781186552" calcext:value-type="float">
            <text:p>-0.707106781186552</text:p>
          </table:table-cell>
          <table:table-cell table:formula="of:=SIN(2*PI()*[.A24]*[.$M$1]/[.$AI$2])" office:value-type="float" office:value="-0.382683432365084" calcext:value-type="float">
            <text:p>-0.382683432365084</text:p>
          </table:table-cell>
          <table:table-cell table:formula="of:=SIN(2*PI()*[.A24]*[.$N$1]/[.$AI$2])" office:value-type="float" office:value="1" calcext:value-type="float">
            <text:p>1</text:p>
          </table:table-cell>
          <table:table-cell table:formula="of:=SIN(2*PI()*[.A24]*[.$O$1]/[.$AI$2])" office:value-type="float" office:value="-0.382683432365097" calcext:value-type="float">
            <text:p>-0.382683432365097</text:p>
          </table:table-cell>
          <table:table-cell table:formula="of:=SIN(2*PI()*[.A24]*[.$P$1]/[.$AI$2])" office:value-type="float" office:value="-0.707106781186541" calcext:value-type="float">
            <text:p>-0.707106781186541</text:p>
          </table:table-cell>
          <table:table-cell table:formula="of:=SIN(2*PI()*[.A24]*[.$Q$1]/[.$AI$2])" office:value-type="float" office:value="0.92387953251129" calcext:value-type="float">
            <text:p>0.92387953251129</text:p>
          </table:table-cell>
          <table:table-cell table:formula="of:=SIN(2*PI()*[.A24]*[.$R$1]/[.$AI$2])" office:value-type="float" office:value="-9.79965031572518E-015" calcext:value-type="float">
            <text:p>-9.79965031572518E-15</text:p>
          </table:table-cell>
          <table:table-cell table:formula="of:=SIN(2*PI()*[.A24]*[.$S$1]/[.$AI$2])" office:value-type="float" office:value="-0.923879532511283" calcext:value-type="float">
            <text:p>-0.923879532511283</text:p>
          </table:table-cell>
          <table:table-cell table:formula="of:=SIN(2*PI()*[.A24]*[.$T$1]/[.$AI$2])" office:value-type="float" office:value="0.707106781186555" calcext:value-type="float">
            <text:p>0.707106781186555</text:p>
          </table:table-cell>
          <table:table-cell table:formula="of:=SIN(2*PI()*[.A24]*[.$U$1]/[.$AI$2])" office:value-type="float" office:value="0.382683432365079" calcext:value-type="float">
            <text:p>0.382683432365079</text:p>
          </table:table-cell>
          <table:table-cell table:formula="of:=SIN(2*PI()*[.A24]*[.$V$1]/[.$AI$2])" office:value-type="float" office:value="-1" calcext:value-type="float">
            <text:p>-1</text:p>
          </table:table-cell>
          <table:table-cell table:formula="of:=SIN(2*PI()*[.A24]*[.$W$1]/[.$AI$2])" office:value-type="float" office:value="0.382683432365102" calcext:value-type="float">
            <text:p>0.382683432365102</text:p>
          </table:table-cell>
          <table:table-cell table:formula="of:=SIN(2*PI()*[.A24]*[.$X$1]/[.$AI$2])" office:value-type="float" office:value="0.707106781186538" calcext:value-type="float">
            <text:p>0.707106781186538</text:p>
          </table:table-cell>
          <table:table-cell table:formula="of:=SIN(2*PI()*[.A24]*[.$Y$1]/[.$AI$2])" office:value-type="float" office:value="-0.923879532511292" calcext:value-type="float">
            <text:p>-0.923879532511292</text:p>
          </table:table-cell>
          <table:table-cell table:formula="of:=SIN(2*PI()*[.A24]*[.$Z$1]/[.$AI$2])" office:value-type="float" office:value="0.0000000000000146994754735878" calcext:value-type="float">
            <text:p>1.46994754735878E-14</text:p>
          </table:table-cell>
          <table:table-cell table:formula="of:=SIN(2*PI()*[.A24]*[.$AA$1]/[.$AI$2])" office:value-type="float" office:value="0.923879532511281" calcext:value-type="float">
            <text:p>0.923879532511281</text:p>
          </table:table-cell>
          <table:table-cell table:formula="of:=SIN(2*PI()*[.A24]*[.$AB$1]/[.$AI$2])" office:value-type="float" office:value="-0.707106781186559" calcext:value-type="float">
            <text:p>-0.707106781186559</text:p>
          </table:table-cell>
          <table:table-cell table:formula="of:=SIN(2*PI()*[.A24]*[.$AC$1]/[.$AI$2])" office:value-type="float" office:value="-0.382683432365075" calcext:value-type="float">
            <text:p>-0.382683432365075</text:p>
          </table:table-cell>
          <table:table-cell table:formula="of:=SIN(2*PI()*[.A24]*[.$AD$1]/[.$AI$2])" office:value-type="float" office:value="1" calcext:value-type="float">
            <text:p>1</text:p>
          </table:table-cell>
          <table:table-cell table:formula="of:=SIN(2*PI()*[.A24]*[.$AE$1]/[.$AI$2])" office:value-type="float" office:value="-0.382683432365106" calcext:value-type="float">
            <text:p>-0.382683432365106</text:p>
          </table:table-cell>
          <table:table-cell table:formula="of:=SIN(2*PI()*[.A24]*[.$AF$1]/[.$AI$2])" office:value-type="float" office:value="-0.707106781186535" calcext:value-type="float">
            <text:p>-0.707106781186535</text:p>
          </table:table-cell>
          <table:table-cell table:formula="of:=SIN(2*PI()*[.A24]*[.$AG$1]/[.$AI$2])" office:value-type="float" office:value="0.923879532511294" calcext:value-type="float">
            <text:p>0.92387953251129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2*PI()*[.A25]*[.$B$1]/[.AI25])" office:value-type="float" office:value="0" calcext:value-type="float">
            <text:p>0</text:p>
          </table:table-cell>
          <table:table-cell table:formula="of:=SIN(2*PI()*[.A25]*[.$C$1]/[.$AI$2])" office:value-type="float" office:value="-0.98078528040323" calcext:value-type="float">
            <text:p>-0.98078528040323</text:p>
          </table:table-cell>
          <table:table-cell table:formula="of:=SIN(2*PI()*[.A25]*[.$D$1]/[.$AI$2])" office:value-type="float" office:value="0.382683432365091" calcext:value-type="float">
            <text:p>0.382683432365091</text:p>
          </table:table-cell>
          <table:table-cell table:formula="of:=SIN(2*PI()*[.A25]*[.$E$1]/[.$AI$2])" office:value-type="float" office:value="0.831469612302545" calcext:value-type="float">
            <text:p>0.831469612302545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5]*[.$G$1]/[.$AI$2])" office:value-type="float" office:value="-0.5555702330196" calcext:value-type="float">
            <text:p>-0.5555702330196</text:p>
          </table:table-cell>
          <table:table-cell table:formula="of:=SIN(2*PI()*[.A25]*[.$H$1]/[.$AI$2])" office:value-type="float" office:value="0.923879532511287" calcext:value-type="float">
            <text:p>0.923879532511287</text:p>
          </table:table-cell>
          <table:table-cell table:formula="of:=SIN(2*PI()*[.A25]*[.$I$1]/[.$AI$2])" office:value-type="float" office:value="0.195090322016126" calcext:value-type="float">
            <text:p>0.195090322016126</text:p>
          </table:table-cell>
          <table:table-cell table:formula="of:=SIN(2*PI()*[.A25]*[.$J$1]/[.$AI$2])" office:value-type="float" office:value="-1" calcext:value-type="float">
            <text:p>-1</text:p>
          </table:table-cell>
          <table:table-cell table:formula="of:=SIN(2*PI()*[.A25]*[.$K$1]/[.$AI$2])" office:value-type="float" office:value="0.195090322016133" calcext:value-type="float">
            <text:p>0.195090322016133</text:p>
          </table:table-cell>
          <table:table-cell table:formula="of:=SIN(2*PI()*[.A25]*[.$L$1]/[.$AI$2])" office:value-type="float" office:value="0.923879532511285" calcext:value-type="float">
            <text:p>0.923879532511285</text:p>
          </table:table-cell>
          <table:table-cell table:formula="of:=SIN(2*PI()*[.A25]*[.$M$1]/[.$AI$2])" office:value-type="float" office:value="-0.555570233019608" calcext:value-type="float">
            <text:p>-0.555570233019608</text:p>
          </table:table-cell>
          <table:table-cell table:formula="of:=SIN(2*PI()*[.A25]*[.$N$1]/[.$AI$2])" office:value-type="float" office:value="-0.707106781186547" calcext:value-type="float">
            <text:p>-0.707106781186547</text:p>
          </table:table-cell>
          <table:table-cell table:formula="of:=SIN(2*PI()*[.A25]*[.$O$1]/[.$AI$2])" office:value-type="float" office:value="0.831469612302547" calcext:value-type="float">
            <text:p>0.831469612302547</text:p>
          </table:table-cell>
          <table:table-cell table:formula="of:=SIN(2*PI()*[.A25]*[.$P$1]/[.$AI$2])" office:value-type="float" office:value="0.382683432365086" calcext:value-type="float">
            <text:p>0.382683432365086</text:p>
          </table:table-cell>
          <table:table-cell table:formula="of:=SIN(2*PI()*[.A25]*[.$Q$1]/[.$AI$2])" office:value-type="float" office:value="-0.980785280403233" calcext:value-type="float">
            <text:p>-0.980785280403233</text:p>
          </table:table-cell>
          <table:table-cell table:formula="of:=SIN(2*PI()*[.A25]*[.$R$1]/[.$AI$2])" office:value-type="float" office:value="6.36940131683941E-015" calcext:value-type="float">
            <text:p>6.36940131683941E-15</text:p>
          </table:table-cell>
          <table:table-cell table:formula="of:=SIN(2*PI()*[.A25]*[.$S$1]/[.$AI$2])" office:value-type="float" office:value="0.98078528040323" calcext:value-type="float">
            <text:p>0.98078528040323</text:p>
          </table:table-cell>
          <table:table-cell table:formula="of:=SIN(2*PI()*[.A25]*[.$T$1]/[.$AI$2])" office:value-type="float" office:value="-0.382683432365098" calcext:value-type="float">
            <text:p>-0.382683432365098</text:p>
          </table:table-cell>
          <table:table-cell table:formula="of:=SIN(2*PI()*[.A25]*[.$U$1]/[.$AI$2])" office:value-type="float" office:value="-0.831469612302544" calcext:value-type="float">
            <text:p>-0.831469612302544</text:p>
          </table:table-cell>
          <table:table-cell table:formula="of:=SIN(2*PI()*[.A25]*[.$V$1]/[.$AI$2])" office:value-type="float" office:value="0.707106781186556" calcext:value-type="float">
            <text:p>0.707106781186556</text:p>
          </table:table-cell>
          <table:table-cell table:formula="of:=SIN(2*PI()*[.A25]*[.$W$1]/[.$AI$2])" office:value-type="float" office:value="0.555570233019598" calcext:value-type="float">
            <text:p>0.555570233019598</text:p>
          </table:table-cell>
          <table:table-cell table:formula="of:=SIN(2*PI()*[.A25]*[.$X$1]/[.$AI$2])" office:value-type="float" office:value="-0.923879532511292" calcext:value-type="float">
            <text:p>-0.923879532511292</text:p>
          </table:table-cell>
          <table:table-cell table:formula="of:=SIN(2*PI()*[.A25]*[.$Y$1]/[.$AI$2])" office:value-type="float" office:value="-0.19509032201612" calcext:value-type="float">
            <text:p>-0.19509032201612</text:p>
          </table:table-cell>
          <table:table-cell table:formula="of:=SIN(2*PI()*[.A25]*[.$Z$1]/[.$AI$2])" office:value-type="float" office:value="1" calcext:value-type="float">
            <text:p>1</text:p>
          </table:table-cell>
          <table:table-cell table:formula="of:=SIN(2*PI()*[.A25]*[.$AA$1]/[.$AI$2])" office:value-type="float" office:value="-0.195090322016139" calcext:value-type="float">
            <text:p>-0.195090322016139</text:p>
          </table:table-cell>
          <table:table-cell table:formula="of:=SIN(2*PI()*[.A25]*[.$AB$1]/[.$AI$2])" office:value-type="float" office:value="-0.923879532511285" calcext:value-type="float">
            <text:p>-0.923879532511285</text:p>
          </table:table-cell>
          <table:table-cell table:formula="of:=SIN(2*PI()*[.A25]*[.$AC$1]/[.$AI$2])" office:value-type="float" office:value="0.555570233019613" calcext:value-type="float">
            <text:p>0.555570233019613</text:p>
          </table:table-cell>
          <table:table-cell table:formula="of:=SIN(2*PI()*[.A25]*[.$AD$1]/[.$AI$2])" office:value-type="float" office:value="0.707106781186542" calcext:value-type="float">
            <text:p>0.707106781186542</text:p>
          </table:table-cell>
          <table:table-cell table:formula="of:=SIN(2*PI()*[.A25]*[.$AE$1]/[.$AI$2])" office:value-type="float" office:value="-0.831469612302554" calcext:value-type="float">
            <text:p>-0.831469612302554</text:p>
          </table:table-cell>
          <table:table-cell table:formula="of:=SIN(2*PI()*[.A25]*[.$AF$1]/[.$AI$2])" office:value-type="float" office:value="-0.382683432365067" calcext:value-type="float">
            <text:p>-0.382683432365067</text:p>
          </table:table-cell>
          <table:table-cell table:formula="of:=SIN(2*PI()*[.A25]*[.$AG$1]/[.$AI$2])" office:value-type="float" office:value="0.980785280403231" calcext:value-type="float">
            <text:p>0.98078528040323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2*PI()*[.A26]*[.$B$1]/[.AI26])" office:value-type="float" office:value="0" calcext:value-type="float">
            <text:p>0</text:p>
          </table:table-cell>
          <table:table-cell table:formula="of:=SIN(2*PI()*[.A26]*[.$C$1]/[.$AI$2])" office:value-type="float" office:value="-1" calcext:value-type="float">
            <text:p>-1</text:p>
          </table:table-cell>
          <table:table-cell table:formula="of:=SIN(2*PI()*[.A26]*[.$D$1]/[.$AI$2])" office:value-type="float" office:value="3.67394039744206E-016" calcext:value-type="float">
            <text:p>3.67394039744206E-16</text:p>
          </table:table-cell>
          <table:table-cell table:formula="of:=SIN(2*PI()*[.A26]*[.$E$1]/[.$AI$2])" office:value-type="float" office:value="1" calcext:value-type="float">
            <text:p>1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6]*[.$G$1]/[.$AI$2])" office:value-type="float" office:value="-1" calcext:value-type="float">
            <text:p>-1</text:p>
          </table:table-cell>
          <table:table-cell table:formula="of:=SIN(2*PI()*[.A26]*[.$H$1]/[.$AI$2])" office:value-type="float" office:value="1.10218211923262E-015" calcext:value-type="float">
            <text:p>1.10218211923262E-15</text:p>
          </table:table-cell>
          <table:table-cell table:formula="of:=SIN(2*PI()*[.A26]*[.$I$1]/[.$AI$2])" office:value-type="float" office:value="1" calcext:value-type="float">
            <text:p>1</text:p>
          </table:table-cell>
          <table:table-cell table:formula="of:=SIN(2*PI()*[.A26]*[.$J$1]/[.$AI$2])" office:value-type="float" office:value="-1.46957615897682E-015" calcext:value-type="float">
            <text:p>-1.46957615897682E-15</text:p>
          </table:table-cell>
          <table:table-cell table:formula="of:=SIN(2*PI()*[.A26]*[.$K$1]/[.$AI$2])" office:value-type="float" office:value="-1" calcext:value-type="float">
            <text:p>-1</text:p>
          </table:table-cell>
          <table:table-cell table:formula="of:=SIN(2*PI()*[.A26]*[.$L$1]/[.$AI$2])" office:value-type="float" office:value="5.38968387752153E-015" calcext:value-type="float">
            <text:p>5.38968387752153E-15</text:p>
          </table:table-cell>
          <table:table-cell table:formula="of:=SIN(2*PI()*[.A26]*[.$M$1]/[.$AI$2])" office:value-type="float" office:value="1" calcext:value-type="float">
            <text:p>1</text:p>
          </table:table-cell>
          <table:table-cell table:formula="of:=SIN(2*PI()*[.A26]*[.$N$1]/[.$AI$2])" office:value-type="float" office:value="-2.20436423846524E-015" calcext:value-type="float">
            <text:p>-2.20436423846524E-15</text:p>
          </table:table-cell>
          <table:table-cell table:formula="of:=SIN(2*PI()*[.A26]*[.$O$1]/[.$AI$2])" office:value-type="float" office:value="-1" calcext:value-type="float">
            <text:p>-1</text:p>
          </table:table-cell>
          <table:table-cell table:formula="of:=SIN(2*PI()*[.A26]*[.$P$1]/[.$AI$2])" office:value-type="float" office:value="-9.80955400591059E-016" calcext:value-type="float">
            <text:p>-9.80955400591059E-16</text:p>
          </table:table-cell>
          <table:table-cell table:formula="of:=SIN(2*PI()*[.A26]*[.$Q$1]/[.$AI$2])" office:value-type="float" office:value="1" calcext:value-type="float">
            <text:p>1</text:p>
          </table:table-cell>
          <table:table-cell table:formula="of:=SIN(2*PI()*[.A26]*[.$R$1]/[.$AI$2])" office:value-type="float" office:value="-2.93915231795365E-015" calcext:value-type="float">
            <text:p>-2.93915231795365E-15</text:p>
          </table:table-cell>
          <table:table-cell table:formula="of:=SIN(2*PI()*[.A26]*[.$S$1]/[.$AI$2])" office:value-type="float" office:value="-1" calcext:value-type="float">
            <text:p>-1</text:p>
          </table:table-cell>
          <table:table-cell table:formula="of:=SIN(2*PI()*[.A26]*[.$T$1]/[.$AI$2])" office:value-type="float" office:value="6.85926003649835E-015" calcext:value-type="float">
            <text:p>6.85926003649835E-15</text:p>
          </table:table-cell>
          <table:table-cell table:formula="of:=SIN(2*PI()*[.A26]*[.$U$1]/[.$AI$2])" office:value-type="float" office:value="1" calcext:value-type="float">
            <text:p>1</text:p>
          </table:table-cell>
          <table:table-cell table:formula="of:=SIN(2*PI()*[.A26]*[.$V$1]/[.$AI$2])" office:value-type="float" office:value="-0.0000000000000107793677550431" calcext:value-type="float">
            <text:p>-1.07793677550431E-14</text:p>
          </table:table-cell>
          <table:table-cell table:formula="of:=SIN(2*PI()*[.A26]*[.$W$1]/[.$AI$2])" office:value-type="float" office:value="-1" calcext:value-type="float">
            <text:p>-1</text:p>
          </table:table-cell>
          <table:table-cell table:formula="of:=SIN(2*PI()*[.A26]*[.$X$1]/[.$AI$2])" office:value-type="float" office:value="4.88620758385765E-016" calcext:value-type="float">
            <text:p>4.88620758385765E-16</text:p>
          </table:table-cell>
          <table:table-cell table:formula="of:=SIN(2*PI()*[.A26]*[.$Y$1]/[.$AI$2])" office:value-type="float" office:value="1" calcext:value-type="float">
            <text:p>1</text:p>
          </table:table-cell>
          <table:table-cell table:formula="of:=SIN(2*PI()*[.A26]*[.$Z$1]/[.$AI$2])" office:value-type="float" office:value="-4.40872847693047E-015" calcext:value-type="float">
            <text:p>-4.40872847693047E-15</text:p>
          </table:table-cell>
          <table:table-cell table:formula="of:=SIN(2*PI()*[.A26]*[.$AA$1]/[.$AI$2])" office:value-type="float" office:value="-1" calcext:value-type="float">
            <text:p>-1</text:p>
          </table:table-cell>
          <table:table-cell table:formula="of:=SIN(2*PI()*[.A26]*[.$AB$1]/[.$AI$2])" office:value-type="float" office:value="8.32883619547518E-015" calcext:value-type="float">
            <text:p>8.32883619547518E-15</text:p>
          </table:table-cell>
          <table:table-cell table:formula="of:=SIN(2*PI()*[.A26]*[.$AC$1]/[.$AI$2])" office:value-type="float" office:value="1" calcext:value-type="float">
            <text:p>1</text:p>
          </table:table-cell>
          <table:table-cell table:formula="of:=SIN(2*PI()*[.A26]*[.$AD$1]/[.$AI$2])" office:value-type="float" office:value="1.96191080118212E-015" calcext:value-type="float">
            <text:p>1.96191080118212E-15</text:p>
          </table:table-cell>
          <table:table-cell table:formula="of:=SIN(2*PI()*[.A26]*[.$AE$1]/[.$AI$2])" office:value-type="float" office:value="-1" calcext:value-type="float">
            <text:p>-1</text:p>
          </table:table-cell>
          <table:table-cell table:formula="of:=SIN(2*PI()*[.A26]*[.$AF$1]/[.$AI$2])" office:value-type="float" office:value="1.95819691736259E-015" calcext:value-type="float">
            <text:p>1.95819691736259E-15</text:p>
          </table:table-cell>
          <table:table-cell table:formula="of:=SIN(2*PI()*[.A26]*[.$AG$1]/[.$AI$2]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2*PI()*[.A27]*[.$B$1]/[.AI27])" office:value-type="float" office:value="0" calcext:value-type="float">
            <text:p>0</text:p>
          </table:table-cell>
          <table:table-cell table:formula="of:=SIN(2*PI()*[.A27]*[.$C$1]/[.$AI$2])" office:value-type="float" office:value="-0.98078528040323" calcext:value-type="float">
            <text:p>-0.98078528040323</text:p>
          </table:table-cell>
          <table:table-cell table:formula="of:=SIN(2*PI()*[.A27]*[.$D$1]/[.$AI$2])" office:value-type="float" office:value="-0.38268343236509" calcext:value-type="float">
            <text:p>-0.38268343236509</text:p>
          </table:table-cell>
          <table:table-cell table:formula="of:=SIN(2*PI()*[.A27]*[.$E$1]/[.$AI$2])" office:value-type="float" office:value="0.831469612302546" calcext:value-type="float">
            <text:p>0.831469612302546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7]*[.$G$1]/[.$AI$2])" office:value-type="float" office:value="-0.555570233019601" calcext:value-type="float">
            <text:p>-0.555570233019601</text:p>
          </table:table-cell>
          <table:table-cell table:formula="of:=SIN(2*PI()*[.A27]*[.$H$1]/[.$AI$2])" office:value-type="float" office:value="-0.923879532511286" calcext:value-type="float">
            <text:p>-0.923879532511286</text:p>
          </table:table-cell>
          <table:table-cell table:formula="of:=SIN(2*PI()*[.A27]*[.$I$1]/[.$AI$2])" office:value-type="float" office:value="0.195090322016125" calcext:value-type="float">
            <text:p>0.195090322016125</text:p>
          </table:table-cell>
          <table:table-cell table:formula="of:=SIN(2*PI()*[.A27]*[.$J$1]/[.$AI$2])" office:value-type="float" office:value="1" calcext:value-type="float">
            <text:p>1</text:p>
          </table:table-cell>
          <table:table-cell table:formula="of:=SIN(2*PI()*[.A27]*[.$K$1]/[.$AI$2])" office:value-type="float" office:value="0.195090322016126" calcext:value-type="float">
            <text:p>0.195090322016126</text:p>
          </table:table-cell>
          <table:table-cell table:formula="of:=SIN(2*PI()*[.A27]*[.$L$1]/[.$AI$2])" office:value-type="float" office:value="-0.923879532511286" calcext:value-type="float">
            <text:p>-0.923879532511286</text:p>
          </table:table-cell>
          <table:table-cell table:formula="of:=SIN(2*PI()*[.A27]*[.$M$1]/[.$AI$2])" office:value-type="float" office:value="-0.555570233019602" calcext:value-type="float">
            <text:p>-0.555570233019602</text:p>
          </table:table-cell>
          <table:table-cell table:formula="of:=SIN(2*PI()*[.A27]*[.$N$1]/[.$AI$2])" office:value-type="float" office:value="0.70710678118655" calcext:value-type="float">
            <text:p>0.70710678118655</text:p>
          </table:table-cell>
          <table:table-cell table:formula="of:=SIN(2*PI()*[.A27]*[.$O$1]/[.$AI$2])" office:value-type="float" office:value="0.831469612302546" calcext:value-type="float">
            <text:p>0.831469612302546</text:p>
          </table:table-cell>
          <table:table-cell table:formula="of:=SIN(2*PI()*[.A27]*[.$P$1]/[.$AI$2])" office:value-type="float" office:value="-0.382683432365084" calcext:value-type="float">
            <text:p>-0.382683432365084</text:p>
          </table:table-cell>
          <table:table-cell table:formula="of:=SIN(2*PI()*[.A27]*[.$Q$1]/[.$AI$2])" office:value-type="float" office:value="-0.98078528040323" calcext:value-type="float">
            <text:p>-0.98078528040323</text:p>
          </table:table-cell>
          <table:table-cell table:formula="of:=SIN(2*PI()*[.A27]*[.$R$1]/[.$AI$2])" office:value-type="float" office:value="-4.91096680932118E-016" calcext:value-type="float">
            <text:p>-4.91096680932118E-16</text:p>
          </table:table-cell>
          <table:table-cell table:formula="of:=SIN(2*PI()*[.A27]*[.$S$1]/[.$AI$2])" office:value-type="float" office:value="0.980785280403229" calcext:value-type="float">
            <text:p>0.980785280403229</text:p>
          </table:table-cell>
          <table:table-cell table:formula="of:=SIN(2*PI()*[.A27]*[.$T$1]/[.$AI$2])" office:value-type="float" office:value="0.382683432365085" calcext:value-type="float">
            <text:p>0.382683432365085</text:p>
          </table:table-cell>
          <table:table-cell table:formula="of:=SIN(2*PI()*[.A27]*[.$U$1]/[.$AI$2])" office:value-type="float" office:value="-0.831469612302545" calcext:value-type="float">
            <text:p>-0.831469612302545</text:p>
          </table:table-cell>
          <table:table-cell table:formula="of:=SIN(2*PI()*[.A27]*[.$V$1]/[.$AI$2])" office:value-type="float" office:value="-0.70710678118655" calcext:value-type="float">
            <text:p>-0.70710678118655</text:p>
          </table:table-cell>
          <table:table-cell table:formula="of:=SIN(2*PI()*[.A27]*[.$W$1]/[.$AI$2])" office:value-type="float" office:value="0.555570233019607" calcext:value-type="float">
            <text:p>0.555570233019607</text:p>
          </table:table-cell>
          <table:table-cell table:formula="of:=SIN(2*PI()*[.A27]*[.$X$1]/[.$AI$2])" office:value-type="float" office:value="0.923879532511286" calcext:value-type="float">
            <text:p>0.923879532511286</text:p>
          </table:table-cell>
          <table:table-cell table:formula="of:=SIN(2*PI()*[.A27]*[.$Y$1]/[.$AI$2])" office:value-type="float" office:value="-0.195090322016125" calcext:value-type="float">
            <text:p>-0.195090322016125</text:p>
          </table:table-cell>
          <table:table-cell table:formula="of:=SIN(2*PI()*[.A27]*[.$Z$1]/[.$AI$2])" office:value-type="float" office:value="-1" calcext:value-type="float">
            <text:p>-1</text:p>
          </table:table-cell>
          <table:table-cell table:formula="of:=SIN(2*PI()*[.A27]*[.$AA$1]/[.$AI$2])" office:value-type="float" office:value="-0.195090322016126" calcext:value-type="float">
            <text:p>-0.195090322016126</text:p>
          </table:table-cell>
          <table:table-cell table:formula="of:=SIN(2*PI()*[.A27]*[.$AB$1]/[.$AI$2])" office:value-type="float" office:value="0.923879532511286" calcext:value-type="float">
            <text:p>0.923879532511286</text:p>
          </table:table-cell>
          <table:table-cell table:formula="of:=SIN(2*PI()*[.A27]*[.$AC$1]/[.$AI$2])" office:value-type="float" office:value="0.555570233019608" calcext:value-type="float">
            <text:p>0.555570233019608</text:p>
          </table:table-cell>
          <table:table-cell table:formula="of:=SIN(2*PI()*[.A27]*[.$AD$1]/[.$AI$2])" office:value-type="float" office:value="-0.707106781186539" calcext:value-type="float">
            <text:p>-0.707106781186539</text:p>
          </table:table-cell>
          <table:table-cell table:formula="of:=SIN(2*PI()*[.A27]*[.$AE$1]/[.$AI$2])" office:value-type="float" office:value="-0.831469612302538" calcext:value-type="float">
            <text:p>-0.831469612302538</text:p>
          </table:table-cell>
          <table:table-cell table:formula="of:=SIN(2*PI()*[.A27]*[.$AF$1]/[.$AI$2])" office:value-type="float" office:value="0.382683432365097" calcext:value-type="float">
            <text:p>0.382683432365097</text:p>
          </table:table-cell>
          <table:table-cell table:formula="of:=SIN(2*PI()*[.A27]*[.$AG$1]/[.$AI$2])" office:value-type="float" office:value="0.98078528040323" calcext:value-type="float">
            <text:p>0.98078528040323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2*PI()*[.A28]*[.$B$1]/[.AI28])" office:value-type="float" office:value="0" calcext:value-type="float">
            <text:p>0</text:p>
          </table:table-cell>
          <table:table-cell table:formula="of:=SIN(2*PI()*[.A28]*[.$C$1]/[.$AI$2])" office:value-type="float" office:value="-0.923879532511287" calcext:value-type="float">
            <text:p>-0.923879532511287</text:p>
          </table:table-cell>
          <table:table-cell table:formula="of:=SIN(2*PI()*[.A28]*[.$D$1]/[.$AI$2])" office:value-type="float" office:value="-0.707106781186548" calcext:value-type="float">
            <text:p>-0.707106781186548</text:p>
          </table:table-cell>
          <table:table-cell table:formula="of:=SIN(2*PI()*[.A28]*[.$E$1]/[.$AI$2])" office:value-type="float" office:value="0.382683432365089" calcext:value-type="float">
            <text:p>0.382683432365089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8]*[.$G$1]/[.$AI$2])" office:value-type="float" office:value="0.382683432365091" calcext:value-type="float">
            <text:p>0.382683432365091</text:p>
          </table:table-cell>
          <table:table-cell table:formula="of:=SIN(2*PI()*[.A28]*[.$H$1]/[.$AI$2])" office:value-type="float" office:value="-0.707106781186546" calcext:value-type="float">
            <text:p>-0.707106781186546</text:p>
          </table:table-cell>
          <table:table-cell table:formula="of:=SIN(2*PI()*[.A28]*[.$I$1]/[.$AI$2])" office:value-type="float" office:value="-0.923879532511289" calcext:value-type="float">
            <text:p>-0.923879532511289</text:p>
          </table:table-cell>
          <table:table-cell table:formula="of:=SIN(2*PI()*[.A28]*[.$J$1]/[.$AI$2])" office:value-type="float" office:value="-1.96067283990894E-015" calcext:value-type="float">
            <text:p>-1.96067283990894E-15</text:p>
          </table:table-cell>
          <table:table-cell table:formula="of:=SIN(2*PI()*[.A28]*[.$K$1]/[.$AI$2])" office:value-type="float" office:value="0.923879532511287" calcext:value-type="float">
            <text:p>0.923879532511287</text:p>
          </table:table-cell>
          <table:table-cell table:formula="of:=SIN(2*PI()*[.A28]*[.$L$1]/[.$AI$2])" office:value-type="float" office:value="0.707106781186549" calcext:value-type="float">
            <text:p>0.707106781186549</text:p>
          </table:table-cell>
          <table:table-cell table:formula="of:=SIN(2*PI()*[.A28]*[.$M$1]/[.$AI$2])" office:value-type="float" office:value="-0.382683432365084" calcext:value-type="float">
            <text:p>-0.382683432365084</text:p>
          </table:table-cell>
          <table:table-cell table:formula="of:=SIN(2*PI()*[.A28]*[.$N$1]/[.$AI$2])" office:value-type="float" office:value="-1" calcext:value-type="float">
            <text:p>-1</text:p>
          </table:table-cell>
          <table:table-cell table:formula="of:=SIN(2*PI()*[.A28]*[.$O$1]/[.$AI$2])" office:value-type="float" office:value="-0.382683432365089" calcext:value-type="float">
            <text:p>-0.382683432365089</text:p>
          </table:table-cell>
          <table:table-cell table:formula="of:=SIN(2*PI()*[.A28]*[.$P$1]/[.$AI$2])" office:value-type="float" office:value="0.70710678118654" calcext:value-type="float">
            <text:p>0.70710678118654</text:p>
          </table:table-cell>
          <table:table-cell table:formula="of:=SIN(2*PI()*[.A28]*[.$Q$1]/[.$AI$2])" office:value-type="float" office:value="0.923879532511289" calcext:value-type="float">
            <text:p>0.923879532511289</text:p>
          </table:table-cell>
          <table:table-cell table:formula="of:=SIN(2*PI()*[.A28]*[.$R$1]/[.$AI$2])" office:value-type="float" office:value="3.92134567981788E-015" calcext:value-type="float">
            <text:p>3.92134567981788E-15</text:p>
          </table:table-cell>
          <table:table-cell table:formula="of:=SIN(2*PI()*[.A28]*[.$S$1]/[.$AI$2])" office:value-type="float" office:value="-0.923879532511286" calcext:value-type="float">
            <text:p>-0.923879532511286</text:p>
          </table:table-cell>
          <table:table-cell table:formula="of:=SIN(2*PI()*[.A28]*[.$T$1]/[.$AI$2])" office:value-type="float" office:value="-0.707106781186546" calcext:value-type="float">
            <text:p>-0.707106781186546</text:p>
          </table:table-cell>
          <table:table-cell table:formula="of:=SIN(2*PI()*[.A28]*[.$U$1]/[.$AI$2])" office:value-type="float" office:value="0.382683432365082" calcext:value-type="float">
            <text:p>0.382683432365082</text:p>
          </table:table-cell>
          <table:table-cell table:formula="of:=SIN(2*PI()*[.A28]*[.$V$1]/[.$AI$2])" office:value-type="float" office:value="1" calcext:value-type="float">
            <text:p>1</text:p>
          </table:table-cell>
          <table:table-cell table:formula="of:=SIN(2*PI()*[.A28]*[.$W$1]/[.$AI$2])" office:value-type="float" office:value="0.382683432365091" calcext:value-type="float">
            <text:p>0.382683432365091</text:p>
          </table:table-cell>
          <table:table-cell table:formula="of:=SIN(2*PI()*[.A28]*[.$X$1]/[.$AI$2])" office:value-type="float" office:value="-0.707106781186539" calcext:value-type="float">
            <text:p>-0.707106781186539</text:p>
          </table:table-cell>
          <table:table-cell table:formula="of:=SIN(2*PI()*[.A28]*[.$Y$1]/[.$AI$2])" office:value-type="float" office:value="-0.92387953251129" calcext:value-type="float">
            <text:p>-0.92387953251129</text:p>
          </table:table-cell>
          <table:table-cell table:formula="of:=SIN(2*PI()*[.A28]*[.$Z$1]/[.$AI$2])" office:value-type="float" office:value="-5.88201851972683E-015" calcext:value-type="float">
            <text:p>-5.88201851972683E-15</text:p>
          </table:table-cell>
          <table:table-cell table:formula="of:=SIN(2*PI()*[.A28]*[.$AA$1]/[.$AI$2])" office:value-type="float" office:value="0.923879532511286" calcext:value-type="float">
            <text:p>0.923879532511286</text:p>
          </table:table-cell>
          <table:table-cell table:formula="of:=SIN(2*PI()*[.A28]*[.$AB$1]/[.$AI$2])" office:value-type="float" office:value="0.707106781186547" calcext:value-type="float">
            <text:p>0.707106781186547</text:p>
          </table:table-cell>
          <table:table-cell table:formula="of:=SIN(2*PI()*[.A28]*[.$AC$1]/[.$AI$2])" office:value-type="float" office:value="-0.382683432365093" calcext:value-type="float">
            <text:p>-0.382683432365093</text:p>
          </table:table-cell>
          <table:table-cell table:formula="of:=SIN(2*PI()*[.A28]*[.$AD$1]/[.$AI$2])" office:value-type="float" office:value="-1" calcext:value-type="float">
            <text:p>-1</text:p>
          </table:table-cell>
          <table:table-cell table:formula="of:=SIN(2*PI()*[.A28]*[.$AE$1]/[.$AI$2])" office:value-type="float" office:value="-0.382683432365106" calcext:value-type="float">
            <text:p>-0.382683432365106</text:p>
          </table:table-cell>
          <table:table-cell table:formula="of:=SIN(2*PI()*[.A28]*[.$AF$1]/[.$AI$2])" office:value-type="float" office:value="0.707106781186537" calcext:value-type="float">
            <text:p>0.707106781186537</text:p>
          </table:table-cell>
          <table:table-cell table:formula="of:=SIN(2*PI()*[.A28]*[.$AG$1]/[.$AI$2])" office:value-type="float" office:value="0.923879532511291" calcext:value-type="float">
            <text:p>0.92387953251129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2*PI()*[.A29]*[.$B$1]/[.AI29])" office:value-type="float" office:value="0" calcext:value-type="float">
            <text:p>0</text:p>
          </table:table-cell>
          <table:table-cell table:formula="of:=SIN(2*PI()*[.A29]*[.$C$1]/[.$AI$2])" office:value-type="float" office:value="-0.831469612302545" calcext:value-type="float">
            <text:p>-0.831469612302545</text:p>
          </table:table-cell>
          <table:table-cell table:formula="of:=SIN(2*PI()*[.A29]*[.$D$1]/[.$AI$2])" office:value-type="float" office:value="-0.923879532511286" calcext:value-type="float">
            <text:p>-0.923879532511286</text:p>
          </table:table-cell>
          <table:table-cell table:formula="of:=SIN(2*PI()*[.A29]*[.$E$1]/[.$AI$2])" office:value-type="float" office:value="-0.195090322016127" calcext:value-type="float">
            <text:p>-0.195090322016127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29]*[.$G$1]/[.$AI$2])" office:value-type="float" office:value="0.98078528040323" calcext:value-type="float">
            <text:p>0.98078528040323</text:p>
          </table:table-cell>
          <table:table-cell table:formula="of:=SIN(2*PI()*[.A29]*[.$H$1]/[.$AI$2])" office:value-type="float" office:value="0.382683432365087" calcext:value-type="float">
            <text:p>0.382683432365087</text:p>
          </table:table-cell>
          <table:table-cell table:formula="of:=SIN(2*PI()*[.A29]*[.$I$1]/[.$AI$2])" office:value-type="float" office:value="-0.555570233019608" calcext:value-type="float">
            <text:p>-0.555570233019608</text:p>
          </table:table-cell>
          <table:table-cell table:formula="of:=SIN(2*PI()*[.A29]*[.$J$1]/[.$AI$2])" office:value-type="float" office:value="-1" calcext:value-type="float">
            <text:p>-1</text:p>
          </table:table-cell>
          <table:table-cell table:formula="of:=SIN(2*PI()*[.A29]*[.$K$1]/[.$AI$2])" office:value-type="float" office:value="-0.555570233019602" calcext:value-type="float">
            <text:p>-0.555570233019602</text:p>
          </table:table-cell>
          <table:table-cell table:formula="of:=SIN(2*PI()*[.A29]*[.$L$1]/[.$AI$2])" office:value-type="float" office:value="0.382683432365094" calcext:value-type="float">
            <text:p>0.382683432365094</text:p>
          </table:table-cell>
          <table:table-cell table:formula="of:=SIN(2*PI()*[.A29]*[.$M$1]/[.$AI$2])" office:value-type="float" office:value="0.980785280403232" calcext:value-type="float">
            <text:p>0.980785280403232</text:p>
          </table:table-cell>
          <table:table-cell table:formula="of:=SIN(2*PI()*[.A29]*[.$N$1]/[.$AI$2])" office:value-type="float" office:value="0.707106781186544" calcext:value-type="float">
            <text:p>0.707106781186544</text:p>
          </table:table-cell>
          <table:table-cell table:formula="of:=SIN(2*PI()*[.A29]*[.$O$1]/[.$AI$2])" office:value-type="float" office:value="-0.19509032201613" calcext:value-type="float">
            <text:p>-0.19509032201613</text:p>
          </table:table-cell>
          <table:table-cell table:formula="of:=SIN(2*PI()*[.A29]*[.$P$1]/[.$AI$2])" office:value-type="float" office:value="-0.923879532511292" calcext:value-type="float">
            <text:p>-0.923879532511292</text:p>
          </table:table-cell>
          <table:table-cell table:formula="of:=SIN(2*PI()*[.A29]*[.$Q$1]/[.$AI$2])" office:value-type="float" office:value="-0.83146961230254" calcext:value-type="float">
            <text:p>-0.83146961230254</text:p>
          </table:table-cell>
          <table:table-cell table:formula="of:=SIN(2*PI()*[.A29]*[.$R$1]/[.$AI$2])" office:value-type="float" office:value="6.85926003649835E-015" calcext:value-type="float">
            <text:p>6.85926003649835E-15</text:p>
          </table:table-cell>
          <table:table-cell table:formula="of:=SIN(2*PI()*[.A29]*[.$S$1]/[.$AI$2])" office:value-type="float" office:value="0.831469612302547" calcext:value-type="float">
            <text:p>0.831469612302547</text:p>
          </table:table-cell>
          <table:table-cell table:formula="of:=SIN(2*PI()*[.A29]*[.$T$1]/[.$AI$2])" office:value-type="float" office:value="0.923879532511286" calcext:value-type="float">
            <text:p>0.923879532511286</text:p>
          </table:table-cell>
          <table:table-cell table:formula="of:=SIN(2*PI()*[.A29]*[.$U$1]/[.$AI$2])" office:value-type="float" office:value="0.195090322016117" calcext:value-type="float">
            <text:p>0.195090322016117</text:p>
          </table:table-cell>
          <table:table-cell table:formula="of:=SIN(2*PI()*[.A29]*[.$V$1]/[.$AI$2])" office:value-type="float" office:value="-0.707106781186554" calcext:value-type="float">
            <text:p>-0.707106781186554</text:p>
          </table:table-cell>
          <table:table-cell table:formula="of:=SIN(2*PI()*[.A29]*[.$W$1]/[.$AI$2])" office:value-type="float" office:value="-0.980785280403229" calcext:value-type="float">
            <text:p>-0.980785280403229</text:p>
          </table:table-cell>
          <table:table-cell table:formula="of:=SIN(2*PI()*[.A29]*[.$X$1]/[.$AI$2])" office:value-type="float" office:value="-0.382683432365075" calcext:value-type="float">
            <text:p>-0.382683432365075</text:p>
          </table:table-cell>
          <table:table-cell table:formula="of:=SIN(2*PI()*[.A29]*[.$Y$1]/[.$AI$2])" office:value-type="float" office:value="0.555570233019613" calcext:value-type="float">
            <text:p>0.555570233019613</text:p>
          </table:table-cell>
          <table:table-cell table:formula="of:=SIN(2*PI()*[.A29]*[.$Z$1]/[.$AI$2])" office:value-type="float" office:value="1" calcext:value-type="float">
            <text:p>1</text:p>
          </table:table-cell>
          <table:table-cell table:formula="of:=SIN(2*PI()*[.A29]*[.$AA$1]/[.$AI$2])" office:value-type="float" office:value="0.555570233019584" calcext:value-type="float">
            <text:p>0.555570233019584</text:p>
          </table:table-cell>
          <table:table-cell table:formula="of:=SIN(2*PI()*[.A29]*[.$AB$1]/[.$AI$2])" office:value-type="float" office:value="-0.382683432365093" calcext:value-type="float">
            <text:p>-0.382683432365093</text:p>
          </table:table-cell>
          <table:table-cell table:formula="of:=SIN(2*PI()*[.A29]*[.$AC$1]/[.$AI$2])" office:value-type="float" office:value="-0.980785280403233" calcext:value-type="float">
            <text:p>-0.980785280403233</text:p>
          </table:table-cell>
          <table:table-cell table:formula="of:=SIN(2*PI()*[.A29]*[.$AD$1]/[.$AI$2])" office:value-type="float" office:value="-0.707106781186529" calcext:value-type="float">
            <text:p>-0.707106781186529</text:p>
          </table:table-cell>
          <table:table-cell table:formula="of:=SIN(2*PI()*[.A29]*[.$AE$1]/[.$AI$2])" office:value-type="float" office:value="0.195090322016137" calcext:value-type="float">
            <text:p>0.195090322016137</text:p>
          </table:table-cell>
          <table:table-cell table:formula="of:=SIN(2*PI()*[.A29]*[.$AF$1]/[.$AI$2])" office:value-type="float" office:value="0.923879532511294" calcext:value-type="float">
            <text:p>0.923879532511294</text:p>
          </table:table-cell>
          <table:table-cell table:formula="of:=SIN(2*PI()*[.A29]*[.$AG$1]/[.$AI$2])" office:value-type="float" office:value="0.831469612302544" calcext:value-type="float">
            <text:p>0.83146961230254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2*PI()*[.A30]*[.$B$1]/[.AI30])" office:value-type="float" office:value="0" calcext:value-type="float">
            <text:p>0</text:p>
          </table:table-cell>
          <table:table-cell table:formula="of:=SIN(2*PI()*[.A30]*[.$C$1]/[.$AI$2])" office:value-type="float" office:value="-0.707106781186548" calcext:value-type="float">
            <text:p>-0.707106781186548</text:p>
          </table:table-cell>
          <table:table-cell table:formula="of:=SIN(2*PI()*[.A30]*[.$D$1]/[.$AI$2])" office:value-type="float" office:value="-1" calcext:value-type="float">
            <text:p>-1</text:p>
          </table:table-cell>
          <table:table-cell table:formula="of:=SIN(2*PI()*[.A30]*[.$E$1]/[.$AI$2])" office:value-type="float" office:value="-0.707106781186548" calcext:value-type="float">
            <text:p>-0.707106781186548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30]*[.$G$1]/[.$AI$2])" office:value-type="float" office:value="0.707106781186549" calcext:value-type="float">
            <text:p>0.707106781186549</text:p>
          </table:table-cell>
          <table:table-cell table:formula="of:=SIN(2*PI()*[.A30]*[.$H$1]/[.$AI$2])" office:value-type="float" office:value="1" calcext:value-type="float">
            <text:p>1</text:p>
          </table:table-cell>
          <table:table-cell table:formula="of:=SIN(2*PI()*[.A30]*[.$I$1]/[.$AI$2])" office:value-type="float" office:value="0.707106781186545" calcext:value-type="float">
            <text:p>0.707106781186545</text:p>
          </table:table-cell>
          <table:table-cell table:formula="of:=SIN(2*PI()*[.A30]*[.$J$1]/[.$AI$2])" office:value-type="float" office:value="-1.71450551880629E-015" calcext:value-type="float">
            <text:p>-1.71450551880629E-15</text:p>
          </table:table-cell>
          <table:table-cell table:formula="of:=SIN(2*PI()*[.A30]*[.$K$1]/[.$AI$2])" office:value-type="float" office:value="-0.707106781186547" calcext:value-type="float">
            <text:p>-0.707106781186547</text:p>
          </table:table-cell>
          <table:table-cell table:formula="of:=SIN(2*PI()*[.A30]*[.$L$1]/[.$AI$2])" office:value-type="float" office:value="-1" calcext:value-type="float">
            <text:p>-1</text:p>
          </table:table-cell>
          <table:table-cell table:formula="of:=SIN(2*PI()*[.A30]*[.$M$1]/[.$AI$2])" office:value-type="float" office:value="-0.707106781186546" calcext:value-type="float">
            <text:p>-0.707106781186546</text:p>
          </table:table-cell>
          <table:table-cell table:formula="of:=SIN(2*PI()*[.A30]*[.$N$1]/[.$AI$2])" office:value-type="float" office:value="-9.80955400591059E-016" calcext:value-type="float">
            <text:p>-9.80955400591059E-16</text:p>
          </table:table-cell>
          <table:table-cell table:formula="of:=SIN(2*PI()*[.A30]*[.$O$1]/[.$AI$2])" office:value-type="float" office:value="0.70710678118655" calcext:value-type="float">
            <text:p>0.70710678118655</text:p>
          </table:table-cell>
          <table:table-cell table:formula="of:=SIN(2*PI()*[.A30]*[.$P$1]/[.$AI$2])" office:value-type="float" office:value="1" calcext:value-type="float">
            <text:p>1</text:p>
          </table:table-cell>
          <table:table-cell table:formula="of:=SIN(2*PI()*[.A30]*[.$Q$1]/[.$AI$2])" office:value-type="float" office:value="0.707106781186548" calcext:value-type="float">
            <text:p>0.707106781186548</text:p>
          </table:table-cell>
          <table:table-cell table:formula="of:=SIN(2*PI()*[.A30]*[.$R$1]/[.$AI$2])" office:value-type="float" office:value="-3.42901103761259E-015" calcext:value-type="float">
            <text:p>-3.42901103761259E-15</text:p>
          </table:table-cell>
          <table:table-cell table:formula="of:=SIN(2*PI()*[.A30]*[.$S$1]/[.$AI$2])" office:value-type="float" office:value="-0.707106781186553" calcext:value-type="float">
            <text:p>-0.707106781186553</text:p>
          </table:table-cell>
          <table:table-cell table:formula="of:=SIN(2*PI()*[.A30]*[.$T$1]/[.$AI$2])" office:value-type="float" office:value="-1" calcext:value-type="float">
            <text:p>-1</text:p>
          </table:table-cell>
          <table:table-cell table:formula="of:=SIN(2*PI()*[.A30]*[.$U$1]/[.$AI$2])" office:value-type="float" office:value="-0.707106781186545" calcext:value-type="float">
            <text:p>-0.707106781186545</text:p>
          </table:table-cell>
          <table:table-cell table:formula="of:=SIN(2*PI()*[.A30]*[.$V$1]/[.$AI$2])" office:value-type="float" office:value="7.83897747581624E-015" calcext:value-type="float">
            <text:p>7.83897747581624E-15</text:p>
          </table:table-cell>
          <table:table-cell table:formula="of:=SIN(2*PI()*[.A30]*[.$W$1]/[.$AI$2])" office:value-type="float" office:value="0.707106781186546" calcext:value-type="float">
            <text:p>0.707106781186546</text:p>
          </table:table-cell>
          <table:table-cell table:formula="of:=SIN(2*PI()*[.A30]*[.$X$1]/[.$AI$2])" office:value-type="float" office:value="1" calcext:value-type="float">
            <text:p>1</text:p>
          </table:table-cell>
          <table:table-cell table:formula="of:=SIN(2*PI()*[.A30]*[.$Y$1]/[.$AI$2])" office:value-type="float" office:value="0.707106781186542" calcext:value-type="float">
            <text:p>0.707106781186542</text:p>
          </table:table-cell>
          <table:table-cell table:formula="of:=SIN(2*PI()*[.A30]*[.$Z$1]/[.$AI$2])" office:value-type="float" office:value="1.96191080118212E-015" calcext:value-type="float">
            <text:p>1.96191080118212E-15</text:p>
          </table:table-cell>
          <table:table-cell table:formula="of:=SIN(2*PI()*[.A30]*[.$AA$1]/[.$AI$2])" office:value-type="float" office:value="-0.707106781186559" calcext:value-type="float">
            <text:p>-0.707106781186559</text:p>
          </table:table-cell>
          <table:table-cell table:formula="of:=SIN(2*PI()*[.A30]*[.$AB$1]/[.$AI$2])" office:value-type="float" office:value="-1" calcext:value-type="float">
            <text:p>-1</text:p>
          </table:table-cell>
          <table:table-cell table:formula="of:=SIN(2*PI()*[.A30]*[.$AC$1]/[.$AI$2])" office:value-type="float" office:value="-0.707106781186549" calcext:value-type="float">
            <text:p>-0.707106781186549</text:p>
          </table:table-cell>
          <table:table-cell table:formula="of:=SIN(2*PI()*[.A30]*[.$AD$1]/[.$AI$2])" office:value-type="float" office:value="0.0000000000000166589103522235" calcext:value-type="float">
            <text:p>1.66589103522235E-14</text:p>
          </table:table-cell>
          <table:table-cell table:formula="of:=SIN(2*PI()*[.A30]*[.$AE$1]/[.$AI$2])" office:value-type="float" office:value="0.707106781186553" calcext:value-type="float">
            <text:p>0.707106781186553</text:p>
          </table:table-cell>
          <table:table-cell table:formula="of:=SIN(2*PI()*[.A30]*[.$AF$1]/[.$AI$2])" office:value-type="float" office:value="1" calcext:value-type="float">
            <text:p>1</text:p>
          </table:table-cell>
          <table:table-cell table:formula="of:=SIN(2*PI()*[.A30]*[.$AG$1]/[.$AI$2])" office:value-type="float" office:value="0.707106781186536" calcext:value-type="float">
            <text:p>0.70710678118653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2*PI()*[.A31]*[.$B$1]/[.AI31])" office:value-type="float" office:value="0" calcext:value-type="float">
            <text:p>0</text:p>
          </table:table-cell>
          <table:table-cell table:formula="of:=SIN(2*PI()*[.A31]*[.$C$1]/[.$AI$2])" office:value-type="float" office:value="-0.555570233019602" calcext:value-type="float">
            <text:p>-0.555570233019602</text:p>
          </table:table-cell>
          <table:table-cell table:formula="of:=SIN(2*PI()*[.A31]*[.$D$1]/[.$AI$2])" office:value-type="float" office:value="-0.923879532511287" calcext:value-type="float">
            <text:p>-0.923879532511287</text:p>
          </table:table-cell>
          <table:table-cell table:formula="of:=SIN(2*PI()*[.A31]*[.$E$1]/[.$AI$2])" office:value-type="float" office:value="-0.98078528040323" calcext:value-type="float">
            <text:p>-0.98078528040323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31]*[.$G$1]/[.$AI$2])" office:value-type="float" office:value="-0.19509032201613" calcext:value-type="float">
            <text:p>-0.19509032201613</text:p>
          </table:table-cell>
          <table:table-cell table:formula="of:=SIN(2*PI()*[.A31]*[.$H$1]/[.$AI$2])" office:value-type="float" office:value="0.382683432365093" calcext:value-type="float">
            <text:p>0.382683432365093</text:p>
          </table:table-cell>
          <table:table-cell table:formula="of:=SIN(2*PI()*[.A31]*[.$I$1]/[.$AI$2])" office:value-type="float" office:value="0.831469612302546" calcext:value-type="float">
            <text:p>0.831469612302546</text:p>
          </table:table-cell>
          <table:table-cell table:formula="of:=SIN(2*PI()*[.A31]*[.$J$1]/[.$AI$2])" office:value-type="float" office:value="1" calcext:value-type="float">
            <text:p>1</text:p>
          </table:table-cell>
          <table:table-cell table:formula="of:=SIN(2*PI()*[.A31]*[.$K$1]/[.$AI$2])" office:value-type="float" office:value="0.831469612302546" calcext:value-type="float">
            <text:p>0.831469612302546</text:p>
          </table:table-cell>
          <table:table-cell table:formula="of:=SIN(2*PI()*[.A31]*[.$L$1]/[.$AI$2])" office:value-type="float" office:value="0.382683432365093" calcext:value-type="float">
            <text:p>0.382683432365093</text:p>
          </table:table-cell>
          <table:table-cell table:formula="of:=SIN(2*PI()*[.A31]*[.$M$1]/[.$AI$2])" office:value-type="float" office:value="-0.19509032201613" calcext:value-type="float">
            <text:p>-0.19509032201613</text:p>
          </table:table-cell>
          <table:table-cell table:formula="of:=SIN(2*PI()*[.A31]*[.$N$1]/[.$AI$2])" office:value-type="float" office:value="-0.707106781186553" calcext:value-type="float">
            <text:p>-0.707106781186553</text:p>
          </table:table-cell>
          <table:table-cell table:formula="of:=SIN(2*PI()*[.A31]*[.$O$1]/[.$AI$2])" office:value-type="float" office:value="-0.980785280403232" calcext:value-type="float">
            <text:p>-0.980785280403232</text:p>
          </table:table-cell>
          <table:table-cell table:formula="of:=SIN(2*PI()*[.A31]*[.$P$1]/[.$AI$2])" office:value-type="float" office:value="-0.923879532511285" calcext:value-type="float">
            <text:p>-0.923879532511285</text:p>
          </table:table-cell>
          <table:table-cell table:formula="of:=SIN(2*PI()*[.A31]*[.$Q$1]/[.$AI$2])" office:value-type="float" office:value="-0.555570233019601" calcext:value-type="float">
            <text:p>-0.555570233019601</text:p>
          </table:table-cell>
          <table:table-cell table:formula="of:=SIN(2*PI()*[.A31]*[.$R$1]/[.$AI$2])" office:value-type="float" office:value="-1.23796127317672E-018" calcext:value-type="float">
            <text:p>-1.23796127317672E-18</text:p>
          </table:table-cell>
          <table:table-cell table:formula="of:=SIN(2*PI()*[.A31]*[.$S$1]/[.$AI$2])" office:value-type="float" office:value="0.555570233019601" calcext:value-type="float">
            <text:p>0.555570233019601</text:p>
          </table:table-cell>
          <table:table-cell table:formula="of:=SIN(2*PI()*[.A31]*[.$T$1]/[.$AI$2])" office:value-type="float" office:value="0.923879532511285" calcext:value-type="float">
            <text:p>0.923879532511285</text:p>
          </table:table-cell>
          <table:table-cell table:formula="of:=SIN(2*PI()*[.A31]*[.$U$1]/[.$AI$2])" office:value-type="float" office:value="0.980785280403232" calcext:value-type="float">
            <text:p>0.980785280403232</text:p>
          </table:table-cell>
          <table:table-cell table:formula="of:=SIN(2*PI()*[.A31]*[.$V$1]/[.$AI$2])" office:value-type="float" office:value="0.707106781186553" calcext:value-type="float">
            <text:p>0.707106781186553</text:p>
          </table:table-cell>
          <table:table-cell table:formula="of:=SIN(2*PI()*[.A31]*[.$W$1]/[.$AI$2])" office:value-type="float" office:value="0.195090322016123" calcext:value-type="float">
            <text:p>0.195090322016123</text:p>
          </table:table-cell>
          <table:table-cell table:formula="of:=SIN(2*PI()*[.A31]*[.$X$1]/[.$AI$2])" office:value-type="float" office:value="-0.382683432365093" calcext:value-type="float">
            <text:p>-0.382683432365093</text:p>
          </table:table-cell>
          <table:table-cell table:formula="of:=SIN(2*PI()*[.A31]*[.$Y$1]/[.$AI$2])" office:value-type="float" office:value="-0.831469612302538" calcext:value-type="float">
            <text:p>-0.831469612302538</text:p>
          </table:table-cell>
          <table:table-cell table:formula="of:=SIN(2*PI()*[.A31]*[.$Z$1]/[.$AI$2])" office:value-type="float" office:value="-1" calcext:value-type="float">
            <text:p>-1</text:p>
          </table:table-cell>
          <table:table-cell table:formula="of:=SIN(2*PI()*[.A31]*[.$AA$1]/[.$AI$2])" office:value-type="float" office:value="-0.831469612302538" calcext:value-type="float">
            <text:p>-0.831469612302538</text:p>
          </table:table-cell>
          <table:table-cell table:formula="of:=SIN(2*PI()*[.A31]*[.$AB$1]/[.$AI$2])" office:value-type="float" office:value="-0.38268343236508" calcext:value-type="float">
            <text:p>-0.38268343236508</text:p>
          </table:table-cell>
          <table:table-cell table:formula="of:=SIN(2*PI()*[.A31]*[.$AC$1]/[.$AI$2])" office:value-type="float" office:value="0.195090322016137" calcext:value-type="float">
            <text:p>0.195090322016137</text:p>
          </table:table-cell>
          <table:table-cell table:formula="of:=SIN(2*PI()*[.A31]*[.$AD$1]/[.$AI$2])" office:value-type="float" office:value="0.707106781186553" calcext:value-type="float">
            <text:p>0.707106781186553</text:p>
          </table:table-cell>
          <table:table-cell table:formula="of:=SIN(2*PI()*[.A31]*[.$AE$1]/[.$AI$2])" office:value-type="float" office:value="0.980785280403232" calcext:value-type="float">
            <text:p>0.980785280403232</text:p>
          </table:table-cell>
          <table:table-cell table:formula="of:=SIN(2*PI()*[.A31]*[.$AF$1]/[.$AI$2])" office:value-type="float" office:value="0.923879532511285" calcext:value-type="float">
            <text:p>0.923879532511285</text:p>
          </table:table-cell>
          <table:table-cell table:formula="of:=SIN(2*PI()*[.A31]*[.$AG$1]/[.$AI$2])" office:value-type="float" office:value="0.555570233019601" calcext:value-type="float">
            <text:p>0.55557023301960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2*PI()*[.A32]*[.$B$1]/[.AI32])" office:value-type="float" office:value="0" calcext:value-type="float">
            <text:p>0</text:p>
          </table:table-cell>
          <table:table-cell table:formula="of:=SIN(2*PI()*[.A32]*[.$C$1]/[.$AI$2])" office:value-type="float" office:value="-0.38268343236509" calcext:value-type="float">
            <text:p>-0.38268343236509</text:p>
          </table:table-cell>
          <table:table-cell table:formula="of:=SIN(2*PI()*[.A32]*[.$D$1]/[.$AI$2])" office:value-type="float" office:value="-0.707106781186548" calcext:value-type="float">
            <text:p>-0.707106781186548</text:p>
          </table:table-cell>
          <table:table-cell table:formula="of:=SIN(2*PI()*[.A32]*[.$E$1]/[.$AI$2])" office:value-type="float" office:value="-0.923879532511288" calcext:value-type="float">
            <text:p>-0.923879532511288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32]*[.$G$1]/[.$AI$2])" office:value-type="float" office:value="-0.923879532511286" calcext:value-type="float">
            <text:p>-0.923879532511286</text:p>
          </table:table-cell>
          <table:table-cell table:formula="of:=SIN(2*PI()*[.A32]*[.$H$1]/[.$AI$2])" office:value-type="float" office:value="-0.707106781186542" calcext:value-type="float">
            <text:p>-0.707106781186542</text:p>
          </table:table-cell>
          <table:table-cell table:formula="of:=SIN(2*PI()*[.A32]*[.$I$1]/[.$AI$2])" office:value-type="float" office:value="-0.382683432365084" calcext:value-type="float">
            <text:p>-0.382683432365084</text:p>
          </table:table-cell>
          <table:table-cell table:formula="of:=SIN(2*PI()*[.A32]*[.$J$1]/[.$AI$2])" office:value-type="float" office:value="5.38968387752153E-015" calcext:value-type="float">
            <text:p>5.38968387752153E-15</text:p>
          </table:table-cell>
          <table:table-cell table:formula="of:=SIN(2*PI()*[.A32]*[.$K$1]/[.$AI$2])" office:value-type="float" office:value="0.382683432365094" calcext:value-type="float">
            <text:p>0.382683432365094</text:p>
          </table:table-cell>
          <table:table-cell table:formula="of:=SIN(2*PI()*[.A32]*[.$L$1]/[.$AI$2])" office:value-type="float" office:value="0.70710678118655" calcext:value-type="float">
            <text:p>0.70710678118655</text:p>
          </table:table-cell>
          <table:table-cell table:formula="of:=SIN(2*PI()*[.A32]*[.$M$1]/[.$AI$2])" office:value-type="float" office:value="0.92387953251129" calcext:value-type="float">
            <text:p>0.92387953251129</text:p>
          </table:table-cell>
          <table:table-cell table:formula="of:=SIN(2*PI()*[.A32]*[.$N$1]/[.$AI$2])" office:value-type="float" office:value="1" calcext:value-type="float">
            <text:p>1</text:p>
          </table:table-cell>
          <table:table-cell table:formula="of:=SIN(2*PI()*[.A32]*[.$O$1]/[.$AI$2])" office:value-type="float" office:value="0.923879532511284" calcext:value-type="float">
            <text:p>0.923879532511284</text:p>
          </table:table-cell>
          <table:table-cell table:formula="of:=SIN(2*PI()*[.A32]*[.$P$1]/[.$AI$2])" office:value-type="float" office:value="0.707106781186538" calcext:value-type="float">
            <text:p>0.707106781186538</text:p>
          </table:table-cell>
          <table:table-cell table:formula="of:=SIN(2*PI()*[.A32]*[.$Q$1]/[.$AI$2])" office:value-type="float" office:value="0.382683432365085" calcext:value-type="float">
            <text:p>0.382683432365085</text:p>
          </table:table-cell>
          <table:table-cell table:formula="of:=SIN(2*PI()*[.A32]*[.$R$1]/[.$AI$2])" office:value-type="float" office:value="-0.0000000000000107793677550431" calcext:value-type="float">
            <text:p>-1.07793677550431E-14</text:p>
          </table:table-cell>
          <table:table-cell table:formula="of:=SIN(2*PI()*[.A32]*[.$S$1]/[.$AI$2])" office:value-type="float" office:value="-0.382683432365105" calcext:value-type="float">
            <text:p>-0.382683432365105</text:p>
          </table:table-cell>
          <table:table-cell table:formula="of:=SIN(2*PI()*[.A32]*[.$T$1]/[.$AI$2])" office:value-type="float" office:value="-0.707106781186554" calcext:value-type="float">
            <text:p>-0.707106781186554</text:p>
          </table:table-cell>
          <table:table-cell table:formula="of:=SIN(2*PI()*[.A32]*[.$U$1]/[.$AI$2])" office:value-type="float" office:value="-0.923879532511292" calcext:value-type="float">
            <text:p>-0.923879532511292</text:p>
          </table:table-cell>
          <table:table-cell table:formula="of:=SIN(2*PI()*[.A32]*[.$V$1]/[.$AI$2])" office:value-type="float" office:value="-1" calcext:value-type="float">
            <text:p>-1</text:p>
          </table:table-cell>
          <table:table-cell table:formula="of:=SIN(2*PI()*[.A32]*[.$W$1]/[.$AI$2])" office:value-type="float" office:value="-0.923879532511282" calcext:value-type="float">
            <text:p>-0.923879532511282</text:p>
          </table:table-cell>
          <table:table-cell table:formula="of:=SIN(2*PI()*[.A32]*[.$X$1]/[.$AI$2])" office:value-type="float" office:value="-0.707106781186535" calcext:value-type="float">
            <text:p>-0.707106781186535</text:p>
          </table:table-cell>
          <table:table-cell table:formula="of:=SIN(2*PI()*[.A32]*[.$Y$1]/[.$AI$2])" office:value-type="float" office:value="-0.382683432365067" calcext:value-type="float">
            <text:p>-0.382683432365067</text:p>
          </table:table-cell>
          <table:table-cell table:formula="of:=SIN(2*PI()*[.A32]*[.$Z$1]/[.$AI$2])" office:value-type="float" office:value="0.0000000000000303799063477666" calcext:value-type="float">
            <text:p>3.03799063477666E-14</text:p>
          </table:table-cell>
          <table:table-cell table:formula="of:=SIN(2*PI()*[.A32]*[.$AA$1]/[.$AI$2])" office:value-type="float" office:value="0.382683432365097" calcext:value-type="float">
            <text:p>0.382683432365097</text:p>
          </table:table-cell>
          <table:table-cell table:formula="of:=SIN(2*PI()*[.A32]*[.$AB$1]/[.$AI$2])" office:value-type="float" office:value="0.707106781186557" calcext:value-type="float">
            <text:p>0.707106781186557</text:p>
          </table:table-cell>
          <table:table-cell table:formula="of:=SIN(2*PI()*[.A32]*[.$AC$1]/[.$AI$2])" office:value-type="float" office:value="0.923879532511294" calcext:value-type="float">
            <text:p>0.923879532511294</text:p>
          </table:table-cell>
          <table:table-cell table:formula="of:=SIN(2*PI()*[.A32]*[.$AD$1]/[.$AI$2])" office:value-type="float" office:value="1" calcext:value-type="float">
            <text:p>1</text:p>
          </table:table-cell>
          <table:table-cell table:formula="of:=SIN(2*PI()*[.A32]*[.$AE$1]/[.$AI$2])" office:value-type="float" office:value="0.923879532511275" calcext:value-type="float">
            <text:p>0.923879532511275</text:p>
          </table:table-cell>
          <table:table-cell table:formula="of:=SIN(2*PI()*[.A32]*[.$AF$1]/[.$AI$2])" office:value-type="float" office:value="0.707106781186541" calcext:value-type="float">
            <text:p>0.707106781186541</text:p>
          </table:table-cell>
          <table:table-cell table:formula="of:=SIN(2*PI()*[.A32]*[.$AG$1]/[.$AI$2])" office:value-type="float" office:value="0.382683432365075" calcext:value-type="float">
            <text:p>0.38268343236507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2*PI()*[.A33]*[.$B$1]/[.AI33])" office:value-type="float" office:value="0" calcext:value-type="float">
            <text:p>0</text:p>
          </table:table-cell>
          <table:table-cell table:formula="of:=SIN(2*PI()*[.A33]*[.$C$1]/[.$AI$2])" office:value-type="float" office:value="-0.195090322016129" calcext:value-type="float">
            <text:p>-0.195090322016129</text:p>
          </table:table-cell>
          <table:table-cell table:formula="of:=SIN(2*PI()*[.A33]*[.$D$1]/[.$AI$2])" office:value-type="float" office:value="-0.382683432365091" calcext:value-type="float">
            <text:p>-0.382683432365091</text:p>
          </table:table-cell>
          <table:table-cell table:formula="of:=SIN(2*PI()*[.A33]*[.$E$1]/[.$AI$2])" office:value-type="float" office:value="-0.555570233019604" calcext:value-type="float">
            <text:p>-0.555570233019604</text:p>
          </table:table-cell>
          <table:table-cell table:formula="of:=SIN(2*PI()*[.$A$2]*[.$F$1]/[.$AI$2])" office:value-type="float" office:value="0" calcext:value-type="float">
            <text:p>0</text:p>
          </table:table-cell>
          <table:table-cell table:formula="of:=SIN(2*PI()*[.A33]*[.$G$1]/[.$AI$2])" office:value-type="float" office:value="-0.831469612302546" calcext:value-type="float">
            <text:p>-0.831469612302546</text:p>
          </table:table-cell>
          <table:table-cell table:formula="of:=SIN(2*PI()*[.A33]*[.$H$1]/[.$AI$2])" office:value-type="float" office:value="-0.923879532511288" calcext:value-type="float">
            <text:p>-0.923879532511288</text:p>
          </table:table-cell>
          <table:table-cell table:formula="of:=SIN(2*PI()*[.A33]*[.$I$1]/[.$AI$2])" office:value-type="float" office:value="-0.980785280403231" calcext:value-type="float">
            <text:p>-0.980785280403231</text:p>
          </table:table-cell>
          <table:table-cell table:formula="of:=SIN(2*PI()*[.A33]*[.$J$1]/[.$AI$2])" office:value-type="float" office:value="-1" calcext:value-type="float">
            <text:p>-1</text:p>
          </table:table-cell>
          <table:table-cell table:formula="of:=SIN(2*PI()*[.A33]*[.$K$1]/[.$AI$2])" office:value-type="float" office:value="-0.98078528040323" calcext:value-type="float">
            <text:p>-0.98078528040323</text:p>
          </table:table-cell>
          <table:table-cell table:formula="of:=SIN(2*PI()*[.A33]*[.$L$1]/[.$AI$2])" office:value-type="float" office:value="-0.923879532511286" calcext:value-type="float">
            <text:p>-0.923879532511286</text:p>
          </table:table-cell>
          <table:table-cell table:formula="of:=SIN(2*PI()*[.A33]*[.$M$1]/[.$AI$2])" office:value-type="float" office:value="-0.83146961230254" calcext:value-type="float">
            <text:p>-0.83146961230254</text:p>
          </table:table-cell>
          <table:table-cell table:formula="of:=SIN(2*PI()*[.A33]*[.$N$1]/[.$AI$2])" office:value-type="float" office:value="-0.707106781186541" calcext:value-type="float">
            <text:p>-0.707106781186541</text:p>
          </table:table-cell>
          <table:table-cell table:formula="of:=SIN(2*PI()*[.A33]*[.$O$1]/[.$AI$2])" office:value-type="float" office:value="-0.555570233019595" calcext:value-type="float">
            <text:p>-0.555570233019595</text:p>
          </table:table-cell>
          <table:table-cell table:formula="of:=SIN(2*PI()*[.A33]*[.$P$1]/[.$AI$2])" office:value-type="float" office:value="-0.382683432365082" calcext:value-type="float">
            <text:p>-0.382683432365082</text:p>
          </table:table-cell>
          <table:table-cell table:formula="of:=SIN(2*PI()*[.A33]*[.$Q$1]/[.$AI$2])" office:value-type="float" office:value="-0.195090322016121" calcext:value-type="float">
            <text:p>-0.195090322016121</text:p>
          </table:table-cell>
          <table:table-cell table:formula="of:=SIN(2*PI()*[.A33]*[.$R$1]/[.$AI$2])" office:value-type="float" office:value="7.3491187561573E-015" calcext:value-type="float">
            <text:p>7.3491187561573E-15</text:p>
          </table:table-cell>
          <table:table-cell table:formula="of:=SIN(2*PI()*[.A33]*[.$S$1]/[.$AI$2])" office:value-type="float" office:value="0.195090322016135" calcext:value-type="float">
            <text:p>0.195090322016135</text:p>
          </table:table-cell>
          <table:table-cell table:formula="of:=SIN(2*PI()*[.A33]*[.$T$1]/[.$AI$2])" office:value-type="float" office:value="0.382683432365096" calcext:value-type="float">
            <text:p>0.382683432365096</text:p>
          </table:table-cell>
          <table:table-cell table:formula="of:=SIN(2*PI()*[.A33]*[.$U$1]/[.$AI$2])" office:value-type="float" office:value="0.555570233019607" calcext:value-type="float">
            <text:p>0.555570233019607</text:p>
          </table:table-cell>
          <table:table-cell table:formula="of:=SIN(2*PI()*[.A33]*[.$V$1]/[.$AI$2])" office:value-type="float" office:value="0.707106781186551" calcext:value-type="float">
            <text:p>0.707106781186551</text:p>
          </table:table-cell>
          <table:table-cell table:formula="of:=SIN(2*PI()*[.A33]*[.$W$1]/[.$AI$2])" office:value-type="float" office:value="0.831469612302548" calcext:value-type="float">
            <text:p>0.831469612302548</text:p>
          </table:table-cell>
          <table:table-cell table:formula="of:=SIN(2*PI()*[.A33]*[.$X$1]/[.$AI$2])" office:value-type="float" office:value="0.923879532511294" calcext:value-type="float">
            <text:p>0.923879532511294</text:p>
          </table:table-cell>
          <table:table-cell table:formula="of:=SIN(2*PI()*[.A33]*[.$Y$1]/[.$AI$2])" office:value-type="float" office:value="0.980785280403231" calcext:value-type="float">
            <text:p>0.980785280403231</text:p>
          </table:table-cell>
          <table:table-cell table:formula="of:=SIN(2*PI()*[.A33]*[.$Z$1]/[.$AI$2])" office:value-type="float" office:value="1" calcext:value-type="float">
            <text:p>1</text:p>
          </table:table-cell>
          <table:table-cell table:formula="of:=SIN(2*PI()*[.A33]*[.$AA$1]/[.$AI$2])" office:value-type="float" office:value="0.98078528040323" calcext:value-type="float">
            <text:p>0.98078528040323</text:p>
          </table:table-cell>
          <table:table-cell table:formula="of:=SIN(2*PI()*[.A33]*[.$AB$1]/[.$AI$2])" office:value-type="float" office:value="0.92387953251128" calcext:value-type="float">
            <text:p>0.92387953251128</text:p>
          </table:table-cell>
          <table:table-cell table:formula="of:=SIN(2*PI()*[.A33]*[.$AC$1]/[.$AI$2])" office:value-type="float" office:value="0.831469612302544" calcext:value-type="float">
            <text:p>0.831469612302544</text:p>
          </table:table-cell>
          <table:table-cell table:formula="of:=SIN(2*PI()*[.A33]*[.$AD$1]/[.$AI$2])" office:value-type="float" office:value="0.707106781186536" calcext:value-type="float">
            <text:p>0.707106781186536</text:p>
          </table:table-cell>
          <table:table-cell table:formula="of:=SIN(2*PI()*[.A33]*[.$AE$1]/[.$AI$2])" office:value-type="float" office:value="0.555570233019601" calcext:value-type="float">
            <text:p>0.555570233019601</text:p>
          </table:table-cell>
          <table:table-cell table:formula="of:=SIN(2*PI()*[.A33]*[.$AF$1]/[.$AI$2])" office:value-type="float" office:value="0.382683432365075" calcext:value-type="float">
            <text:p>0.382683432365075</text:p>
          </table:table-cell>
          <table:table-cell table:formula="of:=SIN(2*PI()*[.A33]*[.$AG$1]/[.$AI$2])" office:value-type="float" office:value="0.195090322016127" calcext:value-type="float">
            <text:p>0.195090322016127</text:p>
          </table:table-cell>
          <table:table-cell/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7:02:15.325381985</meta:creation-date>
    <dc:date>2020-02-19T11:00:52.040725781</dc:date>
    <meta:editing-duration>PT5M44S</meta:editing-duration>
    <meta:editing-cycles>1</meta:editing-cycles>
    <meta:document-statistic meta:table-count="3" meta:cell-count="2508" meta:object-count="4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title svg:x="2.47cm" svg:y="0.316cm" chart:style-name="ch2">
          <text:p>Grafica parte real de Transformada Discreta de Fourier</text:p>
        </chart:title>
        <chart:legend chart:legend-position="end" svg:x="12.926cm" svg:y="4.204cm" style:legend-expansion="high" chart:style-name="ch3"/>
        <chart:plot-area chart:style-name="ch4" table:cell-range-address="Hoja1.C1:Hoja1.D33" chart:data-source-has-labels="row" svg:x="0.32cm" svg:y="1.275cm" svg:width="12.286cm" svg:height="7.551cm">
          <chartooo:coordinate-region svg:x="0.862cm" svg:y="1.474cm" svg:width="11.478cm" svg:height="7.1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D2:Hoja1.D33" chart:label-cell-address="Hoja1.D1:Hoja1.D1" chart:class="chart:scatter">
            <chart:domain table:cell-range-address="Hoja1.C2:Hoja1.C33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s(2*pi*k*n/N)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C2:Hoja1.C33</svg:desc>
                </draw:g>
              </table:table-cell>
              <table:table-cell office:value-type="float" office:value="-4.55191440096314E-015">
                <text:p>-4.55191440096314E-015</text:p>
                <draw:g>
                  <svg:desc>Hoja1.D2:Hoja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77475828372553E-015">
                <text:p>-3.77475828372553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10862446895044E-015">
                <text:p>-3.10862446895044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000000000000132116539930394">
                <text:p>-0.0000000000000132116539930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83454051500136E-015">
                <text:p>3.83454051500136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9.6034291630076E-015">
                <text:p>-9.6034291630076E-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.88657986402541E-015">
                <text:p>-2.88657986402541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.10622663543836E-015">
                <text:p>6.10622663543836E-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000000000129896093881143">
                <text:p>0.0000000000000129896093881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66373598126302E-015">
                <text:p>-3.66373598126302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00000000000104360964314765">
                <text:p>-0.0000000000000104360964314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00000000000129896093881143">
                <text:p>-0.0000000000000129896093881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00000000000232036612146658">
                <text:p>-0.0000000000000232036612146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8.99280649946377E-015">
                <text:p>-8.99280649946377E-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000000000000122124532708767">
                <text:p>-0.00000000000001221245327087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0000000000417721413015215">
                <text:p>0.0000000000000417721413015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000000000000288486072209855">
                <text:p>-0.0000000000000288486072209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0000000207334149848748">
                <text:p>0.0000000000000207334149848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.21565038222616E-015">
                <text:p>8.21565038222616E-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000000000153210777398272">
                <text:p>0.0000000000000153210777398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000000000314193115968919">
                <text:p>0.0000000000000314193115968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000000000325295346215171">
                <text:p>0.0000000000000325295346215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000000000431876756579186">
                <text:p>0.0000000000000431876756579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1.819cm" svg:y="0.316cm" chart:style-name="ch2">
          <text:p>Grafica parte imaginaria de Transformada Discreta de Fourier</text:p>
        </chart:title>
        <chart:legend chart:legend-position="end" svg:x="13.024cm" svg:y="4.204cm" style:legend-expansion="high" chart:style-name="ch3"/>
        <chart:plot-area chart:style-name="ch4" table:cell-range-address="Hoja1.E1:Hoja1.F33" chart:data-source-has-labels="row" svg:x="0.32cm" svg:y="1.275cm" svg:width="12.384cm" svg:height="7.551cm">
          <chartooo:coordinate-region svg:x="1.576cm" svg:y="1.474cm" svg:width="10.941cm" svg:height="7.1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33" chart:label-cell-address="Hoja1.F1:Hoja1.F1" chart:class="chart:scatter">
            <chart:domain table:cell-range-address="Hoja1.E2:Hoja1.E33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sin(2*pi*k*n/N)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E2:Hoja1.E33</svg:desc>
                </draw:g>
              </table:table-cell>
              <table:table-cell office:value-type="float" office:value="0">
                <text:p>0</text:p>
                <draw:g>
                  <svg:desc>Hoja1.F2:Hoja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8737914186277E-015">
                <text:p>1.88737914186277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10862446895044E-015">
                <text:p>-3.10862446895044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5031584528842E-015">
                <text:p>6.55031584528842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2188474935756E-015">
                <text:p>4.2188474935756E-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21644966006352E-015">
                <text:p>7.21644966006352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6621374255883E-015">
                <text:p>5.6621374255883E-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88578058618805E-015">
                <text:p>-3.88578058618805E-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0000000000116573417585641">
                <text:p>0.0000000000000116573417585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6.16173778666962E-015">
                <text:p>-6.16173778666962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02375918642883E-015">
                <text:p>5.02375918642883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95119230410465E-015">
                <text:p>1.95119230410465E-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00000000000114908083048704">
                <text:p>-0.0000000000000114908083048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72084568816899E-015">
                <text:p>-1.72084568816899E-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0000000000010547118733939">
                <text:p>-0.000000000000010547118733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10702591327572E-015">
                <text:p>5.10702591327572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6.66133814775094E-015">
                <text:p>-6.66133814775094E-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000000000434097202628436">
                <text:p>0.00000000000004340972026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0000000000430766533554561">
                <text:p>0.0000000000000430766533554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000000000263122856836162">
                <text:p>0.0000000000000263122856836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0000000109912079437891">
                <text:p>0.00000000000001099120794378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.77395900588817E-015">
                <text:p>4.77395900588817E-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33066907387547E-015">
                <text:p>3.33066907387547E-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000000000146549439250521">
                <text:p>0.0000000000000146549439250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4.66293670342566E-015">
                <text:p>-4.66293670342566E-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9.43689570931383E-015">
                <text:p>-9.43689570931383E-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000000000000677513600777502">
                <text:p>-0.0000000000000677513600777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